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co2" style:family="table-column">
      <style:table-column-properties fo:break-before="auto" style:column-width="3.914cm"/>
    </style:style>
    <style:style style:name="co3" style:family="table-column">
      <style:table-column-properties fo:break-before="auto" style:column-width="4.389cm"/>
    </style:style>
    <style:style style:name="co4" style:family="table-column">
      <style:table-column-properties fo:break-before="auto" style:column-width="3.747cm"/>
    </style:style>
    <style:style style:name="co5" style:family="table-column">
      <style:table-column-properties fo:break-before="auto" style:column-width="3.36cm"/>
    </style:style>
    <style:style style:name="co6" style:family="table-column">
      <style:table-column-properties fo:break-before="auto" style:column-width="3.487cm"/>
    </style:style>
    <style:style style:name="co7" style:family="table-column">
      <style:table-column-properties fo:break-before="auto" style:column-width="2.69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454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ta1" style:family="table" style:master-page-name="PageStyle_5f_Люди">
      <style:table-properties table:display="true" style:writing-mode="lr-tb"/>
    </style:style>
    <style:style style:name="ta2" style:family="table" style:master-page-name="PageStyle_5f_Родственные_20_связи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юди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1" table:default-cell-style-name="Default"/>
        <table:table-column table:style-name="co3" table:default-cell-style-name="ce6"/>
        <table:table-column table:style-name="co1" table:number-columns-repeated="60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Фамилия ИО</text:p>
          </table:table-cell>
          <table:table-cell table:style-name="ce5" office:value-type="string" calcext:value-type="string">
            <text:p>Пол</text:p>
          </table:table-cell>
          <table:table-cell table:style-name="ce5" office:value-type="string" calcext:value-type="string">
            <text:p>Город рождения</text:p>
          </table:table-cell>
          <table:table-cell table:number-columns-repeated="6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Соколова А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Золотова М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Ефремова А. П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Гусева А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Громова Н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Воронина А. Н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Румянцева М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Воробьев М. Е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Иванова В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Макеева А. Т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Павлов М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Коновалова А. Ф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Евдокимова Е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Фомин А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Сорокина М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Кузьмин Я. Т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Николаев Д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Еремин А. Р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Козлов Е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Андрианова Д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Никонова К. Т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office:value-type="string" calcext:value-type="string">
            <text:p>Поляков Д. Р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Волкова С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office:value-type="string" calcext:value-type="string">
            <text:p>Кондратьев М. Я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office:value-type="string" calcext:value-type="string">
            <text:p>Зуев И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office:value-type="string" calcext:value-type="string">
            <text:p>Зуева В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office:value-type="string" calcext:value-type="string">
            <text:p>Фомичева А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office:value-type="string" calcext:value-type="string">
            <text:p>Петрова А. С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office:value-type="string" calcext:value-type="string">
            <text:p>Алексеев И. Я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office:value-type="string" calcext:value-type="string">
            <text:p>Крючков А. Г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Львова С. Г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office:value-type="string" calcext:value-type="string">
            <text:p>Румянцева А. Н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office:value-type="string" calcext:value-type="string">
            <text:p>Колесова С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Горелов Г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office:value-type="string" calcext:value-type="string">
            <text:p>Головина Т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office:value-type="string" calcext:value-type="string">
            <text:p>Лопатин М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office:value-type="string" calcext:value-type="string">
            <text:p>Лапина Е. С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office:value-type="string" calcext:value-type="string">
            <text:p>Комарова Е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office:value-type="string" calcext:value-type="string">
            <text:p>Федорова А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Румянцева А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office:value-type="string" calcext:value-type="string">
            <text:p>Муратова А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office:value-type="string" calcext:value-type="string">
            <text:p>Кириллова С. С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office:value-type="string" calcext:value-type="string">
            <text:p>Богомолов К. Р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office:value-type="string" calcext:value-type="string">
            <text:p>Беликов Е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office:value-type="string" calcext:value-type="string">
            <text:p>Попов Н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office:value-type="string" calcext:value-type="string">
            <text:p>Касаткин А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office:value-type="string" calcext:value-type="string">
            <text:p>Федотова М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office:value-type="string" calcext:value-type="string">
            <text:p>Крылов А. П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office:value-type="string" calcext:value-type="string">
            <text:p>Виноградов К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office:value-type="string" calcext:value-type="string">
            <text:p>Зайцева Я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office:value-type="string" calcext:value-type="string">
            <text:p>Ершов А. Т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52" calcext:value-type="float">
            <text:p>52</text:p>
          </table:table-cell>
          <table:table-cell office:value-type="string" calcext:value-type="string">
            <text:p>Григорьева Д. Е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office:value-type="string" calcext:value-type="string">
            <text:p>Егорова Д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office:value-type="string" calcext:value-type="string">
            <text:p>Шубина К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office:value-type="string" calcext:value-type="string">
            <text:p>Алексеев Н. Я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office:value-type="string" calcext:value-type="string">
            <text:p>Лаврентьева А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office:value-type="string" calcext:value-type="string">
            <text:p>Лебедева М. Е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office:value-type="string" calcext:value-type="string">
            <text:p>Иванова А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office:value-type="string" calcext:value-type="string">
            <text:p>Яковлева В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office:value-type="string" calcext:value-type="string">
            <text:p>Коротков М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office:value-type="string" calcext:value-type="string">
            <text:p>Смирнов Д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office:value-type="string" calcext:value-type="string">
            <text:p>Климова В. Н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office:value-type="string" calcext:value-type="string">
            <text:p>Иванова В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office:value-type="string" calcext:value-type="string">
            <text:p>Гусева Е. К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office:value-type="string" calcext:value-type="string">
            <text:p>Жданова А. Т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office:value-type="string" calcext:value-type="string">
            <text:p>Соловьев И. Л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table-cell office:value-type="string" calcext:value-type="string">
            <text:p>Козлов М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office:value-type="string" calcext:value-type="string">
            <text:p>Ершова В. К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69" calcext:value-type="float">
            <text:p>69</text:p>
          </table:table-cell>
          <table:table-cell office:value-type="string" calcext:value-type="string">
            <text:p>Абрамова А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office:value-type="string" calcext:value-type="string">
            <text:p>Ежова Э. К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71" calcext:value-type="float">
            <text:p>71</text:p>
          </table:table-cell>
          <table:table-cell office:value-type="string" calcext:value-type="string">
            <text:p>Блинова П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office:value-type="string" calcext:value-type="string">
            <text:p>Сергеев Т. К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73" calcext:value-type="float">
            <text:p>73</text:p>
          </table:table-cell>
          <table:table-cell office:value-type="string" calcext:value-type="string">
            <text:p>Акимова А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74" calcext:value-type="float">
            <text:p>74</text:p>
          </table:table-cell>
          <table:table-cell office:value-type="string" calcext:value-type="string">
            <text:p>Жарова В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office:value-type="string" calcext:value-type="string">
            <text:p>Новикова Н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76" calcext:value-type="float">
            <text:p>76</text:p>
          </table:table-cell>
          <table:table-cell office:value-type="string" calcext:value-type="string">
            <text:p>Михайлова М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office:value-type="string" calcext:value-type="string">
            <text:p>Смирнова Е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office:value-type="string" calcext:value-type="string">
            <text:p>Ильин П. Ф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office:value-type="string" calcext:value-type="string">
            <text:p>Зайцев Е. Г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office:value-type="string" calcext:value-type="string">
            <text:p>Соколов С. П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81" calcext:value-type="float">
            <text:p>81</text:p>
          </table:table-cell>
          <table:table-cell office:value-type="string" calcext:value-type="string">
            <text:p>Кулагина С. Н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82" calcext:value-type="float">
            <text:p>82</text:p>
          </table:table-cell>
          <table:table-cell office:value-type="string" calcext:value-type="string">
            <text:p>Смирнов Л. Т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83" calcext:value-type="float">
            <text:p>83</text:p>
          </table:table-cell>
          <table:table-cell office:value-type="string" calcext:value-type="string">
            <text:p>Андреев Л. Л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84" calcext:value-type="float">
            <text:p>84</text:p>
          </table:table-cell>
          <table:table-cell office:value-type="string" calcext:value-type="string">
            <text:p>Зайцева Е. Р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office:value-type="string" calcext:value-type="string">
            <text:p>Никулина С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86" calcext:value-type="float">
            <text:p>86</text:p>
          </table:table-cell>
          <table:table-cell office:value-type="string" calcext:value-type="string">
            <text:p>Терехов И. Т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87" calcext:value-type="float">
            <text:p>87</text:p>
          </table:table-cell>
          <table:table-cell office:value-type="string" calcext:value-type="string">
            <text:p>Семенова В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88" calcext:value-type="float">
            <text:p>88</text:p>
          </table:table-cell>
          <table:table-cell office:value-type="string" calcext:value-type="string">
            <text:p>Федосеев М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89" calcext:value-type="float">
            <text:p>89</text:p>
          </table:table-cell>
          <table:table-cell office:value-type="string" calcext:value-type="string">
            <text:p>Мартынова А. О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office:value-type="string" calcext:value-type="string">
            <text:p>Соколова С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91" calcext:value-type="float">
            <text:p>91</text:p>
          </table:table-cell>
          <table:table-cell office:value-type="string" calcext:value-type="string">
            <text:p>Борисова В. Т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92" calcext:value-type="float">
            <text:p>92</text:p>
          </table:table-cell>
          <table:table-cell office:value-type="string" calcext:value-type="string">
            <text:p>Нестерова А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93" calcext:value-type="float">
            <text:p>93</text:p>
          </table:table-cell>
          <table:table-cell office:value-type="string" calcext:value-type="string">
            <text:p>Поляков А. П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94" calcext:value-type="float">
            <text:p>94</text:p>
          </table:table-cell>
          <table:table-cell office:value-type="string" calcext:value-type="string">
            <text:p>Иванов Д. Л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95" calcext:value-type="float">
            <text:p>95</text:p>
          </table:table-cell>
          <table:table-cell office:value-type="string" calcext:value-type="string">
            <text:p>Воробьева И. Ф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96" calcext:value-type="float">
            <text:p>96</text:p>
          </table:table-cell>
          <table:table-cell office:value-type="string" calcext:value-type="string">
            <text:p>Акимова М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97" calcext:value-type="float">
            <text:p>97</text:p>
          </table:table-cell>
          <table:table-cell office:value-type="string" calcext:value-type="string">
            <text:p>Коновалова А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98" calcext:value-type="float">
            <text:p>98</text:p>
          </table:table-cell>
          <table:table-cell office:value-type="string" calcext:value-type="string">
            <text:p>Кочетов А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99" calcext:value-type="float">
            <text:p>99</text:p>
          </table:table-cell>
          <table:table-cell office:value-type="string" calcext:value-type="string">
            <text:p>Гущин Я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Макаров М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101" calcext:value-type="float">
            <text:p>101</text:p>
          </table:table-cell>
          <table:table-cell office:value-type="string" calcext:value-type="string">
            <text:p>Костина Е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102" calcext:value-type="float">
            <text:p>102</text:p>
          </table:table-cell>
          <table:table-cell office:value-type="string" calcext:value-type="string">
            <text:p>Сахаров И. З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103" calcext:value-type="float">
            <text:p>103</text:p>
          </table:table-cell>
          <table:table-cell office:value-type="string" calcext:value-type="string">
            <text:p>Сальников Д. Р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104" calcext:value-type="float">
            <text:p>104</text:p>
          </table:table-cell>
          <table:table-cell office:value-type="string" calcext:value-type="string">
            <text:p>Галкин К. Б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105" calcext:value-type="float">
            <text:p>105</text:p>
          </table:table-cell>
          <table:table-cell office:value-type="string" calcext:value-type="string">
            <text:p>Богданов М. Л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106" calcext:value-type="float">
            <text:p>106</text:p>
          </table:table-cell>
          <table:table-cell office:value-type="string" calcext:value-type="string">
            <text:p>Калинин Д. О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107" calcext:value-type="float">
            <text:p>107</text:p>
          </table:table-cell>
          <table:table-cell office:value-type="string" calcext:value-type="string">
            <text:p>Казакова В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 office:value-type="string" calcext:value-type="string">
            <text:p>Платонов Д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109" calcext:value-type="float">
            <text:p>109</text:p>
          </table:table-cell>
          <table:table-cell office:value-type="string" calcext:value-type="string">
            <text:p>Комарова А. З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office:value-type="string" calcext:value-type="string">
            <text:p>Кудрявцева А. П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 office:value-type="string" calcext:value-type="string">
            <text:p>Зиновьева Е. Я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112" calcext:value-type="float">
            <text:p>112</text:p>
          </table:table-cell>
          <table:table-cell office:value-type="string" calcext:value-type="string">
            <text:p>Александрова Е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113" calcext:value-type="float">
            <text:p>113</text:p>
          </table:table-cell>
          <table:table-cell office:value-type="string" calcext:value-type="string">
            <text:p>Крылов С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114" calcext:value-type="float">
            <text:p>114</text:p>
          </table:table-cell>
          <table:table-cell office:value-type="string" calcext:value-type="string">
            <text:p>Жукова М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115" calcext:value-type="float">
            <text:p>115</text:p>
          </table:table-cell>
          <table:table-cell office:value-type="string" calcext:value-type="string">
            <text:p>Васильев Г. С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116" calcext:value-type="float">
            <text:p>116</text:p>
          </table:table-cell>
          <table:table-cell office:value-type="string" calcext:value-type="string">
            <text:p>Ефимов И. Т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117" calcext:value-type="float">
            <text:p>117</text:p>
          </table:table-cell>
          <table:table-cell office:value-type="string" calcext:value-type="string">
            <text:p>Герасимова Д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118" calcext:value-type="float">
            <text:p>118</text:p>
          </table:table-cell>
          <table:table-cell office:value-type="string" calcext:value-type="string">
            <text:p>Захарова Н. Е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119" calcext:value-type="float">
            <text:p>119</text:p>
          </table:table-cell>
          <table:table-cell office:value-type="string" calcext:value-type="string">
            <text:p>Ларионов И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office:value-type="string" calcext:value-type="string">
            <text:p>Филиппова Д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121" calcext:value-type="float">
            <text:p>121</text:p>
          </table:table-cell>
          <table:table-cell office:value-type="string" calcext:value-type="string">
            <text:p>Михайлов Т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122" calcext:value-type="float">
            <text:p>122</text:p>
          </table:table-cell>
          <table:table-cell office:value-type="string" calcext:value-type="string">
            <text:p>Минаев Р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 office:value-type="string" calcext:value-type="string">
            <text:p>Алешин Д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124" calcext:value-type="float">
            <text:p>124</text:p>
          </table:table-cell>
          <table:table-cell office:value-type="string" calcext:value-type="string">
            <text:p>Егоров Э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office:value-type="string" calcext:value-type="string">
            <text:p>Смирнова М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126" calcext:value-type="float">
            <text:p>126</text:p>
          </table:table-cell>
          <table:table-cell office:value-type="string" calcext:value-type="string">
            <text:p>Новиков А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127" calcext:value-type="float">
            <text:p>127</text:p>
          </table:table-cell>
          <table:table-cell office:value-type="string" calcext:value-type="string">
            <text:p>Жаров Д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128" calcext:value-type="float">
            <text:p>128</text:p>
          </table:table-cell>
          <table:table-cell office:value-type="string" calcext:value-type="string">
            <text:p>Сахаров Е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129" calcext:value-type="float">
            <text:p>129</text:p>
          </table:table-cell>
          <table:table-cell office:value-type="string" calcext:value-type="string">
            <text:p>Клюева В. К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office:value-type="string" calcext:value-type="string">
            <text:p>Баранов М. Н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 office:value-type="string" calcext:value-type="string">
            <text:p>Фролова Е. Р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132" calcext:value-type="float">
            <text:p>132</text:p>
          </table:table-cell>
          <table:table-cell office:value-type="string" calcext:value-type="string">
            <text:p>Шаповалова Е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133" calcext:value-type="float">
            <text:p>133</text:p>
          </table:table-cell>
          <table:table-cell office:value-type="string" calcext:value-type="string">
            <text:p>Ушакова А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134" calcext:value-type="float">
            <text:p>134</text:p>
          </table:table-cell>
          <table:table-cell office:value-type="string" calcext:value-type="string">
            <text:p>Юдин К. С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135" calcext:value-type="float">
            <text:p>135</text:p>
          </table:table-cell>
          <table:table-cell office:value-type="string" calcext:value-type="string">
            <text:p>Котова З. Т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 office:value-type="string" calcext:value-type="string">
            <text:p>Гущина Я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137" calcext:value-type="float">
            <text:p>137</text:p>
          </table:table-cell>
          <table:table-cell office:value-type="string" calcext:value-type="string">
            <text:p>Зайцева А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138" calcext:value-type="float">
            <text:p>138</text:p>
          </table:table-cell>
          <table:table-cell office:value-type="string" calcext:value-type="string">
            <text:p>Кондратьева П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139" calcext:value-type="float">
            <text:p>139</text:p>
          </table:table-cell>
          <table:table-cell office:value-type="string" calcext:value-type="string">
            <text:p>Лазарев Р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office:value-type="string" calcext:value-type="string">
            <text:p>Виноградов И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141" calcext:value-type="float">
            <text:p>141</text:p>
          </table:table-cell>
          <table:table-cell office:value-type="string" calcext:value-type="string">
            <text:p>Акимова А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142" calcext:value-type="float">
            <text:p>142</text:p>
          </table:table-cell>
          <table:table-cell office:value-type="string" calcext:value-type="string">
            <text:p>Калинин Ф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 office:value-type="string" calcext:value-type="string">
            <text:p>Молчанова В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 office:value-type="string" calcext:value-type="string">
            <text:p>Иванов А. Н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145" calcext:value-type="float">
            <text:p>145</text:p>
          </table:table-cell>
          <table:table-cell office:value-type="string" calcext:value-type="string">
            <text:p>Игнатьева Н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office:value-type="string" calcext:value-type="string">
            <text:p>Хохлова Е. Р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147" calcext:value-type="float">
            <text:p>147</text:p>
          </table:table-cell>
          <table:table-cell office:value-type="string" calcext:value-type="string">
            <text:p>Борисов Е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148" calcext:value-type="float">
            <text:p>148</text:p>
          </table:table-cell>
          <table:table-cell office:value-type="string" calcext:value-type="string">
            <text:p>Иванова С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149" calcext:value-type="float">
            <text:p>149</text:p>
          </table:table-cell>
          <table:table-cell office:value-type="string" calcext:value-type="string">
            <text:p>Егорова В. П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office:value-type="string" calcext:value-type="string">
            <text:p>Степанов И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151" calcext:value-type="float">
            <text:p>151</text:p>
          </table:table-cell>
          <table:table-cell office:value-type="string" calcext:value-type="string">
            <text:p>Комарова А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152" calcext:value-type="float">
            <text:p>152</text:p>
          </table:table-cell>
          <table:table-cell office:value-type="string" calcext:value-type="string">
            <text:p>Федотова Я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153" calcext:value-type="float">
            <text:p>153</text:p>
          </table:table-cell>
          <table:table-cell office:value-type="string" calcext:value-type="string">
            <text:p>Леонтьев Н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154" calcext:value-type="float">
            <text:p>154</text:p>
          </table:table-cell>
          <table:table-cell office:value-type="string" calcext:value-type="string">
            <text:p>Александров В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155" calcext:value-type="float">
            <text:p>155</text:p>
          </table:table-cell>
          <table:table-cell office:value-type="string" calcext:value-type="string">
            <text:p>Селезнев Д. Р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156" calcext:value-type="float">
            <text:p>156</text:p>
          </table:table-cell>
          <table:table-cell office:value-type="string" calcext:value-type="string">
            <text:p>Гаврилова Л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157" calcext:value-type="float">
            <text:p>157</text:p>
          </table:table-cell>
          <table:table-cell office:value-type="string" calcext:value-type="string">
            <text:p>Жукова А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158" calcext:value-type="float">
            <text:p>158</text:p>
          </table:table-cell>
          <table:table-cell office:value-type="string" calcext:value-type="string">
            <text:p>Аксенова А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159" calcext:value-type="float">
            <text:p>159</text:p>
          </table:table-cell>
          <table:table-cell office:value-type="string" calcext:value-type="string">
            <text:p>Ильин Ф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160" calcext:value-type="float">
            <text:p>160</text:p>
          </table:table-cell>
          <table:table-cell office:value-type="string" calcext:value-type="string">
            <text:p>Анисимов А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 office:value-type="string" calcext:value-type="string">
            <text:p>Суворова С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 office:value-type="string" calcext:value-type="string">
            <text:p>Лапина С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 office:value-type="string" calcext:value-type="string">
            <text:p>Горбачева В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164" calcext:value-type="float">
            <text:p>164</text:p>
          </table:table-cell>
          <table:table-cell office:value-type="string" calcext:value-type="string">
            <text:p>Колесников Н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165" calcext:value-type="float">
            <text:p>165</text:p>
          </table:table-cell>
          <table:table-cell office:value-type="string" calcext:value-type="string">
            <text:p>Дмитриев А. Е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166" calcext:value-type="float">
            <text:p>166</text:p>
          </table:table-cell>
          <table:table-cell office:value-type="string" calcext:value-type="string">
            <text:p>Гусева К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167" calcext:value-type="float">
            <text:p>167</text:p>
          </table:table-cell>
          <table:table-cell office:value-type="string" calcext:value-type="string">
            <text:p>Иванова З. Л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168" calcext:value-type="float">
            <text:p>168</text:p>
          </table:table-cell>
          <table:table-cell office:value-type="string" calcext:value-type="string">
            <text:p>Романов Р. Т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169" calcext:value-type="float">
            <text:p>169</text:p>
          </table:table-cell>
          <table:table-cell office:value-type="string" calcext:value-type="string">
            <text:p>Юдина Е. Ф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170" calcext:value-type="float">
            <text:p>170</text:p>
          </table:table-cell>
          <table:table-cell office:value-type="string" calcext:value-type="string">
            <text:p>Балашов Д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171" calcext:value-type="float">
            <text:p>171</text:p>
          </table:table-cell>
          <table:table-cell office:value-type="string" calcext:value-type="string">
            <text:p>Жданов Г. Б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172" calcext:value-type="float">
            <text:p>172</text:p>
          </table:table-cell>
          <table:table-cell office:value-type="string" calcext:value-type="string">
            <text:p>Исаев А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173" calcext:value-type="float">
            <text:p>173</text:p>
          </table:table-cell>
          <table:table-cell office:value-type="string" calcext:value-type="string">
            <text:p>Семенов Д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174" calcext:value-type="float">
            <text:p>174</text:p>
          </table:table-cell>
          <table:table-cell office:value-type="string" calcext:value-type="string">
            <text:p>Петров М. Н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175" calcext:value-type="float">
            <text:p>175</text:p>
          </table:table-cell>
          <table:table-cell office:value-type="string" calcext:value-type="string">
            <text:p>Дмитриев А. К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176" calcext:value-type="float">
            <text:p>176</text:p>
          </table:table-cell>
          <table:table-cell office:value-type="string" calcext:value-type="string">
            <text:p>Богданова Л. Т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177" calcext:value-type="float">
            <text:p>177</text:p>
          </table:table-cell>
          <table:table-cell office:value-type="string" calcext:value-type="string">
            <text:p>Князев М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178" calcext:value-type="float">
            <text:p>178</text:p>
          </table:table-cell>
          <table:table-cell office:value-type="string" calcext:value-type="string">
            <text:p>Соколов Д. Я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179" calcext:value-type="float">
            <text:p>179</text:p>
          </table:table-cell>
          <table:table-cell office:value-type="string" calcext:value-type="string">
            <text:p>Ермаков А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180" calcext:value-type="float">
            <text:p>180</text:p>
          </table:table-cell>
          <table:table-cell office:value-type="string" calcext:value-type="string">
            <text:p>Никитина С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181" calcext:value-type="float">
            <text:p>181</text:p>
          </table:table-cell>
          <table:table-cell office:value-type="string" calcext:value-type="string">
            <text:p>Мухина В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182" calcext:value-type="float">
            <text:p>182</text:p>
          </table:table-cell>
          <table:table-cell office:value-type="string" calcext:value-type="string">
            <text:p>Данилова В. К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183" calcext:value-type="float">
            <text:p>183</text:p>
          </table:table-cell>
          <table:table-cell office:value-type="string" calcext:value-type="string">
            <text:p>Захаров И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184" calcext:value-type="float">
            <text:p>184</text:p>
          </table:table-cell>
          <table:table-cell office:value-type="string" calcext:value-type="string">
            <text:p>Калинина А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185" calcext:value-type="float">
            <text:p>185</text:p>
          </table:table-cell>
          <table:table-cell office:value-type="string" calcext:value-type="string">
            <text:p>Баранова А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186" calcext:value-type="float">
            <text:p>186</text:p>
          </table:table-cell>
          <table:table-cell office:value-type="string" calcext:value-type="string">
            <text:p>Миронова Т. К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187" calcext:value-type="float">
            <text:p>187</text:p>
          </table:table-cell>
          <table:table-cell office:value-type="string" calcext:value-type="string">
            <text:p>Петрова Я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188" calcext:value-type="float">
            <text:p>188</text:p>
          </table:table-cell>
          <table:table-cell office:value-type="string" calcext:value-type="string">
            <text:p>Сурков М. С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189" calcext:value-type="float">
            <text:p>189</text:p>
          </table:table-cell>
          <table:table-cell office:value-type="string" calcext:value-type="string">
            <text:p>Воробьева А. Н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 office:value-type="string" calcext:value-type="string">
            <text:p>Захаров Г. Л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191" calcext:value-type="float">
            <text:p>191</text:p>
          </table:table-cell>
          <table:table-cell office:value-type="string" calcext:value-type="string">
            <text:p>Майоров И. В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192" calcext:value-type="float">
            <text:p>192</text:p>
          </table:table-cell>
          <table:table-cell office:value-type="string" calcext:value-type="string">
            <text:p>Круглова В. Ф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193" calcext:value-type="float">
            <text:p>193</text:p>
          </table:table-cell>
          <table:table-cell office:value-type="string" calcext:value-type="string">
            <text:p>Трошин А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194" calcext:value-type="float">
            <text:p>194</text:p>
          </table:table-cell>
          <table:table-cell office:value-type="string" calcext:value-type="string">
            <text:p>Волков Р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 office:value-type="string" calcext:value-type="string">
            <text:p>Никитин Л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196" calcext:value-type="float">
            <text:p>196</text:p>
          </table:table-cell>
          <table:table-cell office:value-type="string" calcext:value-type="string">
            <text:p>Белова С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197" calcext:value-type="float">
            <text:p>197</text:p>
          </table:table-cell>
          <table:table-cell office:value-type="string" calcext:value-type="string">
            <text:p>Максимова В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198" calcext:value-type="float">
            <text:p>198</text:p>
          </table:table-cell>
          <table:table-cell office:value-type="string" calcext:value-type="string">
            <text:p>Козлова В. Г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199" calcext:value-type="float">
            <text:p>199</text:p>
          </table:table-cell>
          <table:table-cell office:value-type="string" calcext:value-type="string">
            <text:p>Волкова М. Н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200" calcext:value-type="float">
            <text:p>200</text:p>
          </table:table-cell>
          <table:table-cell office:value-type="string" calcext:value-type="string">
            <text:p>Малышева А. Н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201" calcext:value-type="float">
            <text:p>201</text:p>
          </table:table-cell>
          <table:table-cell office:value-type="string" calcext:value-type="string">
            <text:p>Иванова В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202" calcext:value-type="float">
            <text:p>202</text:p>
          </table:table-cell>
          <table:table-cell office:value-type="string" calcext:value-type="string">
            <text:p>Горюнов Т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203" calcext:value-type="float">
            <text:p>203</text:p>
          </table:table-cell>
          <table:table-cell office:value-type="string" calcext:value-type="string">
            <text:p>Ильина Е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204" calcext:value-type="float">
            <text:p>204</text:p>
          </table:table-cell>
          <table:table-cell office:value-type="string" calcext:value-type="string">
            <text:p>Гусева Е. Я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205" calcext:value-type="float">
            <text:p>205</text:p>
          </table:table-cell>
          <table:table-cell office:value-type="string" calcext:value-type="string">
            <text:p>Еремина Д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206" calcext:value-type="float">
            <text:p>206</text:p>
          </table:table-cell>
          <table:table-cell office:value-type="string" calcext:value-type="string">
            <text:p>Ермолов А. Н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207" calcext:value-type="float">
            <text:p>207</text:p>
          </table:table-cell>
          <table:table-cell office:value-type="string" calcext:value-type="string">
            <text:p>Потапов К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208" calcext:value-type="float">
            <text:p>208</text:p>
          </table:table-cell>
          <table:table-cell office:value-type="string" calcext:value-type="string">
            <text:p>Сергеева А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209" calcext:value-type="float">
            <text:p>209</text:p>
          </table:table-cell>
          <table:table-cell office:value-type="string" calcext:value-type="string">
            <text:p>Никитин И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210" calcext:value-type="float">
            <text:p>210</text:p>
          </table:table-cell>
          <table:table-cell office:value-type="string" calcext:value-type="string">
            <text:p>Андреева К. Г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211" calcext:value-type="float">
            <text:p>211</text:p>
          </table:table-cell>
          <table:table-cell office:value-type="string" calcext:value-type="string">
            <text:p>Чернышев И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212" calcext:value-type="float">
            <text:p>212</text:p>
          </table:table-cell>
          <table:table-cell office:value-type="string" calcext:value-type="string">
            <text:p>Герасимов И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213" calcext:value-type="float">
            <text:p>213</text:p>
          </table:table-cell>
          <table:table-cell office:value-type="string" calcext:value-type="string">
            <text:p>Столяров Ф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214" calcext:value-type="float">
            <text:p>214</text:p>
          </table:table-cell>
          <table:table-cell office:value-type="string" calcext:value-type="string">
            <text:p>Чернова С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215" calcext:value-type="float">
            <text:p>215</text:p>
          </table:table-cell>
          <table:table-cell office:value-type="string" calcext:value-type="string">
            <text:p>Киселева Е. Р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216" calcext:value-type="float">
            <text:p>216</text:p>
          </table:table-cell>
          <table:table-cell office:value-type="string" calcext:value-type="string">
            <text:p>Назаров С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217" calcext:value-type="float">
            <text:p>217</text:p>
          </table:table-cell>
          <table:table-cell office:value-type="string" calcext:value-type="string">
            <text:p>Лаврентьев А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218" calcext:value-type="float">
            <text:p>218</text:p>
          </table:table-cell>
          <table:table-cell office:value-type="string" calcext:value-type="string">
            <text:p>Шестаков Д. С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219" calcext:value-type="float">
            <text:p>219</text:p>
          </table:table-cell>
          <table:table-cell office:value-type="string" calcext:value-type="string">
            <text:p>Васильева Ф. К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220" calcext:value-type="float">
            <text:p>220</text:p>
          </table:table-cell>
          <table:table-cell office:value-type="string" calcext:value-type="string">
            <text:p>Карасев Д. Л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221" calcext:value-type="float">
            <text:p>221</text:p>
          </table:table-cell>
          <table:table-cell office:value-type="string" calcext:value-type="string">
            <text:p>Ершова И. Т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222" calcext:value-type="float">
            <text:p>222</text:p>
          </table:table-cell>
          <table:table-cell office:value-type="string" calcext:value-type="string">
            <text:p>Архипова Е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223" calcext:value-type="float">
            <text:p>223</text:p>
          </table:table-cell>
          <table:table-cell office:value-type="string" calcext:value-type="string">
            <text:p>Ильина Е. Л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224" calcext:value-type="float">
            <text:p>224</text:p>
          </table:table-cell>
          <table:table-cell office:value-type="string" calcext:value-type="string">
            <text:p>Малышев Г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225" calcext:value-type="float">
            <text:p>225</text:p>
          </table:table-cell>
          <table:table-cell office:value-type="string" calcext:value-type="string">
            <text:p>Русакова Д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226" calcext:value-type="float">
            <text:p>226</text:p>
          </table:table-cell>
          <table:table-cell office:value-type="string" calcext:value-type="string">
            <text:p>Горюнов Ф. Е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227" calcext:value-type="float">
            <text:p>227</text:p>
          </table:table-cell>
          <table:table-cell office:value-type="string" calcext:value-type="string">
            <text:p>Зубков Д. З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228" calcext:value-type="float">
            <text:p>228</text:p>
          </table:table-cell>
          <table:table-cell office:value-type="string" calcext:value-type="string">
            <text:p>Осипов М. Г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229" calcext:value-type="float">
            <text:p>229</text:p>
          </table:table-cell>
          <table:table-cell office:value-type="string" calcext:value-type="string">
            <text:p>Власова М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230" calcext:value-type="float">
            <text:p>230</text:p>
          </table:table-cell>
          <table:table-cell office:value-type="string" calcext:value-type="string">
            <text:p>Толкачева Н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231" calcext:value-type="float">
            <text:p>231</text:p>
          </table:table-cell>
          <table:table-cell office:value-type="string" calcext:value-type="string">
            <text:p>Стариков М. Ю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232" calcext:value-type="float">
            <text:p>232</text:p>
          </table:table-cell>
          <table:table-cell office:value-type="string" calcext:value-type="string">
            <text:p>Ларина Е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233" calcext:value-type="float">
            <text:p>233</text:p>
          </table:table-cell>
          <table:table-cell office:value-type="string" calcext:value-type="string">
            <text:p>Мальцев Н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234" calcext:value-type="float">
            <text:p>234</text:p>
          </table:table-cell>
          <table:table-cell office:value-type="string" calcext:value-type="string">
            <text:p>Герасимов А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235" calcext:value-type="float">
            <text:p>235</text:p>
          </table:table-cell>
          <table:table-cell office:value-type="string" calcext:value-type="string">
            <text:p>Захарова М. З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236" calcext:value-type="float">
            <text:p>236</text:p>
          </table:table-cell>
          <table:table-cell office:value-type="string" calcext:value-type="string">
            <text:p>Сухарев М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237" calcext:value-type="float">
            <text:p>237</text:p>
          </table:table-cell>
          <table:table-cell office:value-type="string" calcext:value-type="string">
            <text:p>Иванов Ю. Э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238" calcext:value-type="float">
            <text:p>238</text:p>
          </table:table-cell>
          <table:table-cell office:value-type="string" calcext:value-type="string">
            <text:p>Белова Е. З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239" calcext:value-type="float">
            <text:p>239</text:p>
          </table:table-cell>
          <table:table-cell office:value-type="string" calcext:value-type="string">
            <text:p>Новиков М. Б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240" calcext:value-type="float">
            <text:p>240</text:p>
          </table:table-cell>
          <table:table-cell office:value-type="string" calcext:value-type="string">
            <text:p>Тимофеев Д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241" calcext:value-type="float">
            <text:p>241</text:p>
          </table:table-cell>
          <table:table-cell office:value-type="string" calcext:value-type="string">
            <text:p>Комаров Т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242" calcext:value-type="float">
            <text:p>242</text:p>
          </table:table-cell>
          <table:table-cell office:value-type="string" calcext:value-type="string">
            <text:p>Моисеева С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243" calcext:value-type="float">
            <text:p>243</text:p>
          </table:table-cell>
          <table:table-cell office:value-type="string" calcext:value-type="string">
            <text:p>Поляков А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244" calcext:value-type="float">
            <text:p>244</text:p>
          </table:table-cell>
          <table:table-cell office:value-type="string" calcext:value-type="string">
            <text:p>Лосев М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245" calcext:value-type="float">
            <text:p>245</text:p>
          </table:table-cell>
          <table:table-cell office:value-type="string" calcext:value-type="string">
            <text:p>Осипова А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246" calcext:value-type="float">
            <text:p>246</text:p>
          </table:table-cell>
          <table:table-cell office:value-type="string" calcext:value-type="string">
            <text:p>Егорова Е. К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247" calcext:value-type="float">
            <text:p>247</text:p>
          </table:table-cell>
          <table:table-cell office:value-type="string" calcext:value-type="string">
            <text:p>Петров Л. Е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248" calcext:value-type="float">
            <text:p>248</text:p>
          </table:table-cell>
          <table:table-cell office:value-type="string" calcext:value-type="string">
            <text:p>Матвеев М. Я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249" calcext:value-type="float">
            <text:p>249</text:p>
          </table:table-cell>
          <table:table-cell office:value-type="string" calcext:value-type="string">
            <text:p>Филиппова З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250" calcext:value-type="float">
            <text:p>250</text:p>
          </table:table-cell>
          <table:table-cell office:value-type="string" calcext:value-type="string">
            <text:p>Зуева С. П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251" calcext:value-type="float">
            <text:p>251</text:p>
          </table:table-cell>
          <table:table-cell office:value-type="string" calcext:value-type="string">
            <text:p>Жданов М. К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252" calcext:value-type="float">
            <text:p>252</text:p>
          </table:table-cell>
          <table:table-cell office:value-type="string" calcext:value-type="string">
            <text:p>Соколова М. Е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253" calcext:value-type="float">
            <text:p>253</text:p>
          </table:table-cell>
          <table:table-cell office:value-type="string" calcext:value-type="string">
            <text:p>Кочетова А. Т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254" calcext:value-type="float">
            <text:p>254</text:p>
          </table:table-cell>
          <table:table-cell office:value-type="string" calcext:value-type="string">
            <text:p>Яковлев Я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255" calcext:value-type="float">
            <text:p>255</text:p>
          </table:table-cell>
          <table:table-cell office:value-type="string" calcext:value-type="string">
            <text:p>Корнилова Я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256" calcext:value-type="float">
            <text:p>256</text:p>
          </table:table-cell>
          <table:table-cell office:value-type="string" calcext:value-type="string">
            <text:p>Смирнова У. С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257" calcext:value-type="float">
            <text:p>257</text:p>
          </table:table-cell>
          <table:table-cell office:value-type="string" calcext:value-type="string">
            <text:p>Румянцев И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258" calcext:value-type="float">
            <text:p>258</text:p>
          </table:table-cell>
          <table:table-cell office:value-type="string" calcext:value-type="string">
            <text:p>Семенов Л. Е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259" calcext:value-type="float">
            <text:p>259</text:p>
          </table:table-cell>
          <table:table-cell office:value-type="string" calcext:value-type="string">
            <text:p>Грибова П. Ф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260" calcext:value-type="float">
            <text:p>260</text:p>
          </table:table-cell>
          <table:table-cell office:value-type="string" calcext:value-type="string">
            <text:p>Иванова Е. З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261" calcext:value-type="float">
            <text:p>261</text:p>
          </table:table-cell>
          <table:table-cell office:value-type="string" calcext:value-type="string">
            <text:p>Матвеева К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262" calcext:value-type="float">
            <text:p>262</text:p>
          </table:table-cell>
          <table:table-cell office:value-type="string" calcext:value-type="string">
            <text:p>Тихонов И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263" calcext:value-type="float">
            <text:p>263</text:p>
          </table:table-cell>
          <table:table-cell office:value-type="string" calcext:value-type="string">
            <text:p>Фирсов Ф. С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264" calcext:value-type="float">
            <text:p>264</text:p>
          </table:table-cell>
          <table:table-cell office:value-type="string" calcext:value-type="string">
            <text:p>Матвеева И. С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265" calcext:value-type="float">
            <text:p>265</text:p>
          </table:table-cell>
          <table:table-cell office:value-type="string" calcext:value-type="string">
            <text:p>Орлов А. Р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266" calcext:value-type="float">
            <text:p>266</text:p>
          </table:table-cell>
          <table:table-cell office:value-type="string" calcext:value-type="string">
            <text:p>Павлов Д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267" calcext:value-type="float">
            <text:p>267</text:p>
          </table:table-cell>
          <table:table-cell office:value-type="string" calcext:value-type="string">
            <text:p>Кожевникова Н. П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268" calcext:value-type="float">
            <text:p>268</text:p>
          </table:table-cell>
          <table:table-cell office:value-type="string" calcext:value-type="string">
            <text:p>Иванова М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269" calcext:value-type="float">
            <text:p>269</text:p>
          </table:table-cell>
          <table:table-cell office:value-type="string" calcext:value-type="string">
            <text:p>Панфилов А. Н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270" calcext:value-type="float">
            <text:p>270</text:p>
          </table:table-cell>
          <table:table-cell office:value-type="string" calcext:value-type="string">
            <text:p>Корнеева В. Ф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271" calcext:value-type="float">
            <text:p>271</text:p>
          </table:table-cell>
          <table:table-cell office:value-type="string" calcext:value-type="string">
            <text:p>Софронова П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272" calcext:value-type="float">
            <text:p>272</text:p>
          </table:table-cell>
          <table:table-cell office:value-type="string" calcext:value-type="string">
            <text:p>Константинова К. Т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273" calcext:value-type="float">
            <text:p>273</text:p>
          </table:table-cell>
          <table:table-cell office:value-type="string" calcext:value-type="string">
            <text:p>Сухов Р. С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274" calcext:value-type="float">
            <text:p>274</text:p>
          </table:table-cell>
          <table:table-cell office:value-type="string" calcext:value-type="string">
            <text:p>Жданова Е. Г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275" calcext:value-type="float">
            <text:p>275</text:p>
          </table:table-cell>
          <table:table-cell office:value-type="string" calcext:value-type="string">
            <text:p>Попова Е. С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276" calcext:value-type="float">
            <text:p>276</text:p>
          </table:table-cell>
          <table:table-cell office:value-type="string" calcext:value-type="string">
            <text:p>Медведев М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277" calcext:value-type="float">
            <text:p>277</text:p>
          </table:table-cell>
          <table:table-cell office:value-type="string" calcext:value-type="string">
            <text:p>Казаков И. Р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278" calcext:value-type="float">
            <text:p>278</text:p>
          </table:table-cell>
          <table:table-cell office:value-type="string" calcext:value-type="string">
            <text:p>Суханова В. Б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279" calcext:value-type="float">
            <text:p>279</text:p>
          </table:table-cell>
          <table:table-cell office:value-type="string" calcext:value-type="string">
            <text:p>Орлов А. В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280" calcext:value-type="float">
            <text:p>280</text:p>
          </table:table-cell>
          <table:table-cell office:value-type="string" calcext:value-type="string">
            <text:p>Семенова А. Е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281" calcext:value-type="float">
            <text:p>281</text:p>
          </table:table-cell>
          <table:table-cell office:value-type="string" calcext:value-type="string">
            <text:p>Федотов Д. Л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282" calcext:value-type="float">
            <text:p>282</text:p>
          </table:table-cell>
          <table:table-cell office:value-type="string" calcext:value-type="string">
            <text:p>Зуева С. Т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283" calcext:value-type="float">
            <text:p>283</text:p>
          </table:table-cell>
          <table:table-cell office:value-type="string" calcext:value-type="string">
            <text:p>Корнеев В. Ф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284" calcext:value-type="float">
            <text:p>284</text:p>
          </table:table-cell>
          <table:table-cell office:value-type="string" calcext:value-type="string">
            <text:p>Софронов С. К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285" calcext:value-type="float">
            <text:p>285</text:p>
          </table:table-cell>
          <table:table-cell office:value-type="string" calcext:value-type="string">
            <text:p>Беляков Т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286" calcext:value-type="float">
            <text:p>286</text:p>
          </table:table-cell>
          <table:table-cell office:value-type="string" calcext:value-type="string">
            <text:p>Шувалов К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287" calcext:value-type="float">
            <text:p>287</text:p>
          </table:table-cell>
          <table:table-cell office:value-type="string" calcext:value-type="string">
            <text:p>Кольцов Ф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288" calcext:value-type="float">
            <text:p>288</text:p>
          </table:table-cell>
          <table:table-cell office:value-type="string" calcext:value-type="string">
            <text:p>Уткин М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289" calcext:value-type="float">
            <text:p>289</text:p>
          </table:table-cell>
          <table:table-cell office:value-type="string" calcext:value-type="string">
            <text:p>Потапова А. К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290" calcext:value-type="float">
            <text:p>290</text:p>
          </table:table-cell>
          <table:table-cell office:value-type="string" calcext:value-type="string">
            <text:p>Некрасов И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291" calcext:value-type="float">
            <text:p>291</text:p>
          </table:table-cell>
          <table:table-cell office:value-type="string" calcext:value-type="string">
            <text:p>Симонов В. Б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292" calcext:value-type="float">
            <text:p>292</text:p>
          </table:table-cell>
          <table:table-cell office:value-type="string" calcext:value-type="string">
            <text:p>Беляева Е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293" calcext:value-type="float">
            <text:p>293</text:p>
          </table:table-cell>
          <table:table-cell office:value-type="string" calcext:value-type="string">
            <text:p>Коровина Я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294" calcext:value-type="float">
            <text:p>294</text:p>
          </table:table-cell>
          <table:table-cell office:value-type="string" calcext:value-type="string">
            <text:p>Жданова А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295" calcext:value-type="float">
            <text:p>295</text:p>
          </table:table-cell>
          <table:table-cell office:value-type="string" calcext:value-type="string">
            <text:p>Платонова Д. К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296" calcext:value-type="float">
            <text:p>296</text:p>
          </table:table-cell>
          <table:table-cell office:value-type="string" calcext:value-type="string">
            <text:p>Захарова А. Ф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297" calcext:value-type="float">
            <text:p>297</text:p>
          </table:table-cell>
          <table:table-cell office:value-type="string" calcext:value-type="string">
            <text:p>Соколов Г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298" calcext:value-type="float">
            <text:p>298</text:p>
          </table:table-cell>
          <table:table-cell office:value-type="string" calcext:value-type="string">
            <text:p>Мещерякова М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299" calcext:value-type="float">
            <text:p>299</text:p>
          </table:table-cell>
          <table:table-cell office:value-type="string" calcext:value-type="string">
            <text:p>Степанов К. В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300" calcext:value-type="float">
            <text:p>300</text:p>
          </table:table-cell>
          <table:table-cell office:value-type="string" calcext:value-type="string">
            <text:p>Пантелеев С. В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301" calcext:value-type="float">
            <text:p>301</text:p>
          </table:table-cell>
          <table:table-cell office:value-type="string" calcext:value-type="string">
            <text:p>Виноградова Н. Б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302" calcext:value-type="float">
            <text:p>302</text:p>
          </table:table-cell>
          <table:table-cell office:value-type="string" calcext:value-type="string">
            <text:p>Боброва М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303" calcext:value-type="float">
            <text:p>303</text:p>
          </table:table-cell>
          <table:table-cell office:value-type="string" calcext:value-type="string">
            <text:p>Гусева В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304" calcext:value-type="float">
            <text:p>304</text:p>
          </table:table-cell>
          <table:table-cell office:value-type="string" calcext:value-type="string">
            <text:p>Лебедев П. Г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305" calcext:value-type="float">
            <text:p>305</text:p>
          </table:table-cell>
          <table:table-cell office:value-type="string" calcext:value-type="string">
            <text:p>Орлов М. Г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306" calcext:value-type="float">
            <text:p>306</text:p>
          </table:table-cell>
          <table:table-cell office:value-type="string" calcext:value-type="string">
            <text:p>Козина С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307" calcext:value-type="float">
            <text:p>307</text:p>
          </table:table-cell>
          <table:table-cell office:value-type="string" calcext:value-type="string">
            <text:p>Михайлов М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308" calcext:value-type="float">
            <text:p>308</text:p>
          </table:table-cell>
          <table:table-cell office:value-type="string" calcext:value-type="string">
            <text:p>Крылов П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309" calcext:value-type="float">
            <text:p>309</text:p>
          </table:table-cell>
          <table:table-cell office:value-type="string" calcext:value-type="string">
            <text:p>Давыдова Д. К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310" calcext:value-type="float">
            <text:p>310</text:p>
          </table:table-cell>
          <table:table-cell office:value-type="string" calcext:value-type="string">
            <text:p>Иванова А. С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311" calcext:value-type="float">
            <text:p>311</text:p>
          </table:table-cell>
          <table:table-cell office:value-type="string" calcext:value-type="string">
            <text:p>Архипов М. К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312" calcext:value-type="float">
            <text:p>312</text:p>
          </table:table-cell>
          <table:table-cell office:value-type="string" calcext:value-type="string">
            <text:p>Моисеева Е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313" calcext:value-type="float">
            <text:p>313</text:p>
          </table:table-cell>
          <table:table-cell office:value-type="string" calcext:value-type="string">
            <text:p>Воронова В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314" calcext:value-type="float">
            <text:p>314</text:p>
          </table:table-cell>
          <table:table-cell office:value-type="string" calcext:value-type="string">
            <text:p>Леонтьева Е. Н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315" calcext:value-type="float">
            <text:p>315</text:p>
          </table:table-cell>
          <table:table-cell office:value-type="string" calcext:value-type="string">
            <text:p>Колпаков Ф. Ф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316" calcext:value-type="float">
            <text:p>316</text:p>
          </table:table-cell>
          <table:table-cell office:value-type="string" calcext:value-type="string">
            <text:p>Карпова А. С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317" calcext:value-type="float">
            <text:p>317</text:p>
          </table:table-cell>
          <table:table-cell office:value-type="string" calcext:value-type="string">
            <text:p>Колосова А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318" calcext:value-type="float">
            <text:p>318</text:p>
          </table:table-cell>
          <table:table-cell office:value-type="string" calcext:value-type="string">
            <text:p>Алексеев Т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319" calcext:value-type="float">
            <text:p>319</text:p>
          </table:table-cell>
          <table:table-cell office:value-type="string" calcext:value-type="string">
            <text:p>Кузнецов Б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320" calcext:value-type="float">
            <text:p>320</text:p>
          </table:table-cell>
          <table:table-cell office:value-type="string" calcext:value-type="string">
            <text:p>Березина В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321" calcext:value-type="float">
            <text:p>321</text:p>
          </table:table-cell>
          <table:table-cell office:value-type="string" calcext:value-type="string">
            <text:p>Медведев А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322" calcext:value-type="float">
            <text:p>322</text:p>
          </table:table-cell>
          <table:table-cell office:value-type="string" calcext:value-type="string">
            <text:p>Тихомиров М. Т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323" calcext:value-type="float">
            <text:p>323</text:p>
          </table:table-cell>
          <table:table-cell office:value-type="string" calcext:value-type="string">
            <text:p>Терехов А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324" calcext:value-type="float">
            <text:p>324</text:p>
          </table:table-cell>
          <table:table-cell office:value-type="string" calcext:value-type="string">
            <text:p>Тимофеева К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325" calcext:value-type="float">
            <text:p>325</text:p>
          </table:table-cell>
          <table:table-cell office:value-type="string" calcext:value-type="string">
            <text:p>Пименов Д. П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326" calcext:value-type="float">
            <text:p>326</text:p>
          </table:table-cell>
          <table:table-cell office:value-type="string" calcext:value-type="string">
            <text:p>Захаров С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327" calcext:value-type="float">
            <text:p>327</text:p>
          </table:table-cell>
          <table:table-cell office:value-type="string" calcext:value-type="string">
            <text:p>Никитин М. Т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328" calcext:value-type="float">
            <text:p>328</text:p>
          </table:table-cell>
          <table:table-cell office:value-type="string" calcext:value-type="string">
            <text:p>Алексеева С. С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329" calcext:value-type="float">
            <text:p>329</text:p>
          </table:table-cell>
          <table:table-cell office:value-type="string" calcext:value-type="string">
            <text:p>Кузнецова М. Я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330" calcext:value-type="float">
            <text:p>330</text:p>
          </table:table-cell>
          <table:table-cell office:value-type="string" calcext:value-type="string">
            <text:p>Иванова И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331" calcext:value-type="float">
            <text:p>331</text:p>
          </table:table-cell>
          <table:table-cell office:value-type="string" calcext:value-type="string">
            <text:p>Чернышев М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332" calcext:value-type="float">
            <text:p>332</text:p>
          </table:table-cell>
          <table:table-cell office:value-type="string" calcext:value-type="string">
            <text:p>Сорокин Д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333" calcext:value-type="float">
            <text:p>333</text:p>
          </table:table-cell>
          <table:table-cell office:value-type="string" calcext:value-type="string">
            <text:p>Дмитриев Г. С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334" calcext:value-type="float">
            <text:p>334</text:p>
          </table:table-cell>
          <table:table-cell office:value-type="string" calcext:value-type="string">
            <text:p>Александров Я. Е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335" calcext:value-type="float">
            <text:p>335</text:p>
          </table:table-cell>
          <table:table-cell office:value-type="string" calcext:value-type="string">
            <text:p>Калинин М. Ф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336" calcext:value-type="float">
            <text:p>336</text:p>
          </table:table-cell>
          <table:table-cell office:value-type="string" calcext:value-type="string">
            <text:p>Сергеева А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337" calcext:value-type="float">
            <text:p>337</text:p>
          </table:table-cell>
          <table:table-cell office:value-type="string" calcext:value-type="string">
            <text:p>Давыдова А. Л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338" calcext:value-type="float">
            <text:p>338</text:p>
          </table:table-cell>
          <table:table-cell office:value-type="string" calcext:value-type="string">
            <text:p>Волкова Д. Т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339" calcext:value-type="float">
            <text:p>339</text:p>
          </table:table-cell>
          <table:table-cell office:value-type="string" calcext:value-type="string">
            <text:p>Власова А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340" calcext:value-type="float">
            <text:p>340</text:p>
          </table:table-cell>
          <table:table-cell office:value-type="string" calcext:value-type="string">
            <text:p>Дементьева П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341" calcext:value-type="float">
            <text:p>341</text:p>
          </table:table-cell>
          <table:table-cell office:value-type="string" calcext:value-type="string">
            <text:p>Морозов Б. Р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342" calcext:value-type="float">
            <text:p>342</text:p>
          </table:table-cell>
          <table:table-cell office:value-type="string" calcext:value-type="string">
            <text:p>Лукина Д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343" calcext:value-type="float">
            <text:p>343</text:p>
          </table:table-cell>
          <table:table-cell office:value-type="string" calcext:value-type="string">
            <text:p>Потапова В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344" calcext:value-type="float">
            <text:p>344</text:p>
          </table:table-cell>
          <table:table-cell office:value-type="string" calcext:value-type="string">
            <text:p>Цветков И. С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345" calcext:value-type="float">
            <text:p>345</text:p>
          </table:table-cell>
          <table:table-cell office:value-type="string" calcext:value-type="string">
            <text:p>Климова К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346" calcext:value-type="float">
            <text:p>346</text:p>
          </table:table-cell>
          <table:table-cell office:value-type="string" calcext:value-type="string">
            <text:p>Дроздов Г. В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347" calcext:value-type="float">
            <text:p>347</text:p>
          </table:table-cell>
          <table:table-cell office:value-type="string" calcext:value-type="string">
            <text:p>Филиппов А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348" calcext:value-type="float">
            <text:p>348</text:p>
          </table:table-cell>
          <table:table-cell office:value-type="string" calcext:value-type="string">
            <text:p>Михеев Д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349" calcext:value-type="float">
            <text:p>349</text:p>
          </table:table-cell>
          <table:table-cell office:value-type="string" calcext:value-type="string">
            <text:p>Сорокин Г. В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350" calcext:value-type="float">
            <text:p>350</text:p>
          </table:table-cell>
          <table:table-cell office:value-type="string" calcext:value-type="string">
            <text:p>Селезнев К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351" calcext:value-type="float">
            <text:p>351</text:p>
          </table:table-cell>
          <table:table-cell office:value-type="string" calcext:value-type="string">
            <text:p>Сергеева М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352" calcext:value-type="float">
            <text:p>352</text:p>
          </table:table-cell>
          <table:table-cell office:value-type="string" calcext:value-type="string">
            <text:p>Мельников С. Г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353" calcext:value-type="float">
            <text:p>353</text:p>
          </table:table-cell>
          <table:table-cell office:value-type="string" calcext:value-type="string">
            <text:p>Андреева А. Е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354" calcext:value-type="float">
            <text:p>354</text:p>
          </table:table-cell>
          <table:table-cell office:value-type="string" calcext:value-type="string">
            <text:p>Королева М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355" calcext:value-type="float">
            <text:p>355</text:p>
          </table:table-cell>
          <table:table-cell office:value-type="string" calcext:value-type="string">
            <text:p>Воронцова В. Г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356" calcext:value-type="float">
            <text:p>356</text:p>
          </table:table-cell>
          <table:table-cell office:value-type="string" calcext:value-type="string">
            <text:p>Тихомиров А. Т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357" calcext:value-type="float">
            <text:p>357</text:p>
          </table:table-cell>
          <table:table-cell office:value-type="string" calcext:value-type="string">
            <text:p>Петрова А. К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358" calcext:value-type="float">
            <text:p>358</text:p>
          </table:table-cell>
          <table:table-cell office:value-type="string" calcext:value-type="string">
            <text:p>Некрасов К. В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359" calcext:value-type="float">
            <text:p>359</text:p>
          </table:table-cell>
          <table:table-cell office:value-type="string" calcext:value-type="string">
            <text:p>Иванов П. Л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360" calcext:value-type="float">
            <text:p>360</text:p>
          </table:table-cell>
          <table:table-cell office:value-type="string" calcext:value-type="string">
            <text:p>Козлов Е. Ф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361" calcext:value-type="float">
            <text:p>361</text:p>
          </table:table-cell>
          <table:table-cell office:value-type="string" calcext:value-type="string">
            <text:p>Кочеткова М. К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362" calcext:value-type="float">
            <text:p>362</text:p>
          </table:table-cell>
          <table:table-cell office:value-type="string" calcext:value-type="string">
            <text:p>Титова С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363" calcext:value-type="float">
            <text:p>363</text:p>
          </table:table-cell>
          <table:table-cell office:value-type="string" calcext:value-type="string">
            <text:p>Иванов И. Т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364" calcext:value-type="float">
            <text:p>364</text:p>
          </table:table-cell>
          <table:table-cell office:value-type="string" calcext:value-type="string">
            <text:p>Федорова Д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365" calcext:value-type="float">
            <text:p>365</text:p>
          </table:table-cell>
          <table:table-cell office:value-type="string" calcext:value-type="string">
            <text:p>Лазарев Я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366" calcext:value-type="float">
            <text:p>366</text:p>
          </table:table-cell>
          <table:table-cell office:value-type="string" calcext:value-type="string">
            <text:p>Большакова П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367" calcext:value-type="float">
            <text:p>367</text:p>
          </table:table-cell>
          <table:table-cell office:value-type="string" calcext:value-type="string">
            <text:p>Цветкова М. Л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368" calcext:value-type="float">
            <text:p>368</text:p>
          </table:table-cell>
          <table:table-cell office:value-type="string" calcext:value-type="string">
            <text:p>Кузина К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369" calcext:value-type="float">
            <text:p>369</text:p>
          </table:table-cell>
          <table:table-cell office:value-type="string" calcext:value-type="string">
            <text:p>Назарова В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370" calcext:value-type="float">
            <text:p>370</text:p>
          </table:table-cell>
          <table:table-cell office:value-type="string" calcext:value-type="string">
            <text:p>Харитонова П. С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371" calcext:value-type="float">
            <text:p>371</text:p>
          </table:table-cell>
          <table:table-cell office:value-type="string" calcext:value-type="string">
            <text:p>Русанова Е. Н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372" calcext:value-type="float">
            <text:p>372</text:p>
          </table:table-cell>
          <table:table-cell office:value-type="string" calcext:value-type="string">
            <text:p>Нефедова К. К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373" calcext:value-type="float">
            <text:p>373</text:p>
          </table:table-cell>
          <table:table-cell office:value-type="string" calcext:value-type="string">
            <text:p>Власов А. Н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374" calcext:value-type="float">
            <text:p>374</text:p>
          </table:table-cell>
          <table:table-cell office:value-type="string" calcext:value-type="string">
            <text:p>Поликарпов А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375" calcext:value-type="float">
            <text:p>375</text:p>
          </table:table-cell>
          <table:table-cell office:value-type="string" calcext:value-type="string">
            <text:p>Моргунова А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376" calcext:value-type="float">
            <text:p>376</text:p>
          </table:table-cell>
          <table:table-cell office:value-type="string" calcext:value-type="string">
            <text:p>Павлов И. В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377" calcext:value-type="float">
            <text:p>377</text:p>
          </table:table-cell>
          <table:table-cell office:value-type="string" calcext:value-type="string">
            <text:p>Семенова А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378" calcext:value-type="float">
            <text:p>378</text:p>
          </table:table-cell>
          <table:table-cell office:value-type="string" calcext:value-type="string">
            <text:p>Андреева А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379" calcext:value-type="float">
            <text:p>379</text:p>
          </table:table-cell>
          <table:table-cell office:value-type="string" calcext:value-type="string">
            <text:p>Герасимов Э. Г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380" calcext:value-type="float">
            <text:p>380</text:p>
          </table:table-cell>
          <table:table-cell office:value-type="string" calcext:value-type="string">
            <text:p>Воронин А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381" calcext:value-type="float">
            <text:p>381</text:p>
          </table:table-cell>
          <table:table-cell office:value-type="string" calcext:value-type="string">
            <text:p>Гришин Д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382" calcext:value-type="float">
            <text:p>382</text:p>
          </table:table-cell>
          <table:table-cell office:value-type="string" calcext:value-type="string">
            <text:p>Логинова В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383" calcext:value-type="float">
            <text:p>383</text:p>
          </table:table-cell>
          <table:table-cell office:value-type="string" calcext:value-type="string">
            <text:p>Зуев Р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384" calcext:value-type="float">
            <text:p>384</text:p>
          </table:table-cell>
          <table:table-cell office:value-type="string" calcext:value-type="string">
            <text:p>Кузнецов М. К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385" calcext:value-type="float">
            <text:p>385</text:p>
          </table:table-cell>
          <table:table-cell office:value-type="string" calcext:value-type="string">
            <text:p>Савицкая А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386" calcext:value-type="float">
            <text:p>386</text:p>
          </table:table-cell>
          <table:table-cell office:value-type="string" calcext:value-type="string">
            <text:p>Шаповалова Е. Я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387" calcext:value-type="float">
            <text:p>387</text:p>
          </table:table-cell>
          <table:table-cell office:value-type="string" calcext:value-type="string">
            <text:p>Сальников П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388" calcext:value-type="float">
            <text:p>388</text:p>
          </table:table-cell>
          <table:table-cell office:value-type="string" calcext:value-type="string">
            <text:p>Агеева А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389" calcext:value-type="float">
            <text:p>389</text:p>
          </table:table-cell>
          <table:table-cell office:value-type="string" calcext:value-type="string">
            <text:p>Еремина Ф. К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390" calcext:value-type="float">
            <text:p>390</text:p>
          </table:table-cell>
          <table:table-cell office:value-type="string" calcext:value-type="string">
            <text:p>Карпова А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391" calcext:value-type="float">
            <text:p>391</text:p>
          </table:table-cell>
          <table:table-cell office:value-type="string" calcext:value-type="string">
            <text:p>Кондратьев А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office:value-type="string" calcext:value-type="string">
            <text:p>Крылов С. П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office:value-type="string" calcext:value-type="string">
            <text:p>Лебедева К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394" calcext:value-type="float">
            <text:p>394</text:p>
          </table:table-cell>
          <table:table-cell office:value-type="string" calcext:value-type="string">
            <text:p>Кулакова А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395" calcext:value-type="float">
            <text:p>395</text:p>
          </table:table-cell>
          <table:table-cell office:value-type="string" calcext:value-type="string">
            <text:p>Быкова А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office:value-type="string" calcext:value-type="string">
            <text:p>Ерофеева А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397" calcext:value-type="float">
            <text:p>397</text:p>
          </table:table-cell>
          <table:table-cell office:value-type="string" calcext:value-type="string">
            <text:p>Пантелеева А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398" calcext:value-type="float">
            <text:p>398</text:p>
          </table:table-cell>
          <table:table-cell office:value-type="string" calcext:value-type="string">
            <text:p>Белов А. С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399" calcext:value-type="float">
            <text:p>399</text:p>
          </table:table-cell>
          <table:table-cell office:value-type="string" calcext:value-type="string">
            <text:p>Котов Д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400" calcext:value-type="float">
            <text:p>400</text:p>
          </table:table-cell>
          <table:table-cell office:value-type="string" calcext:value-type="string">
            <text:p>Шилов А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401" calcext:value-type="float">
            <text:p>401</text:p>
          </table:table-cell>
          <table:table-cell office:value-type="string" calcext:value-type="string">
            <text:p>Ежов И. Я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402" calcext:value-type="float">
            <text:p>402</text:p>
          </table:table-cell>
          <table:table-cell office:value-type="string" calcext:value-type="string">
            <text:p>Носова М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403" calcext:value-type="float">
            <text:p>403</text:p>
          </table:table-cell>
          <table:table-cell office:value-type="string" calcext:value-type="string">
            <text:p>Новиков Н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404" calcext:value-type="float">
            <text:p>404</text:p>
          </table:table-cell>
          <table:table-cell office:value-type="string" calcext:value-type="string">
            <text:p>Малышев С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405" calcext:value-type="float">
            <text:p>405</text:p>
          </table:table-cell>
          <table:table-cell office:value-type="string" calcext:value-type="string">
            <text:p>Захарова С. Г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406" calcext:value-type="float">
            <text:p>406</text:p>
          </table:table-cell>
          <table:table-cell office:value-type="string" calcext:value-type="string">
            <text:p>Петрова В. Р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407" calcext:value-type="float">
            <text:p>407</text:p>
          </table:table-cell>
          <table:table-cell office:value-type="string" calcext:value-type="string">
            <text:p>Карпова Д. С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408" calcext:value-type="float">
            <text:p>408</text:p>
          </table:table-cell>
          <table:table-cell office:value-type="string" calcext:value-type="string">
            <text:p>Прохоров К. П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409" calcext:value-type="float">
            <text:p>409</text:p>
          </table:table-cell>
          <table:table-cell office:value-type="string" calcext:value-type="string">
            <text:p>Коновалова А. К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410" calcext:value-type="float">
            <text:p>410</text:p>
          </table:table-cell>
          <table:table-cell office:value-type="string" calcext:value-type="string">
            <text:p>Королева П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411" calcext:value-type="float">
            <text:p>411</text:p>
          </table:table-cell>
          <table:table-cell office:value-type="string" calcext:value-type="string">
            <text:p>Дьяков Е. Т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412" calcext:value-type="float">
            <text:p>412</text:p>
          </table:table-cell>
          <table:table-cell office:value-type="string" calcext:value-type="string">
            <text:p>Смирнов Э. П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413" calcext:value-type="float">
            <text:p>413</text:p>
          </table:table-cell>
          <table:table-cell office:value-type="string" calcext:value-type="string">
            <text:p>Ефимова П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414" calcext:value-type="float">
            <text:p>414</text:p>
          </table:table-cell>
          <table:table-cell office:value-type="string" calcext:value-type="string">
            <text:p>Савина А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415" calcext:value-type="float">
            <text:p>415</text:p>
          </table:table-cell>
          <table:table-cell office:value-type="string" calcext:value-type="string">
            <text:p>Троицкий А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416" calcext:value-type="float">
            <text:p>416</text:p>
          </table:table-cell>
          <table:table-cell office:value-type="string" calcext:value-type="string">
            <text:p>Карпова А. Р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417" calcext:value-type="float">
            <text:p>417</text:p>
          </table:table-cell>
          <table:table-cell office:value-type="string" calcext:value-type="string">
            <text:p>Савельев Я. К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418" calcext:value-type="float">
            <text:p>418</text:p>
          </table:table-cell>
          <table:table-cell office:value-type="string" calcext:value-type="string">
            <text:p>Семенова В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419" calcext:value-type="float">
            <text:p>419</text:p>
          </table:table-cell>
          <table:table-cell office:value-type="string" calcext:value-type="string">
            <text:p>Сорокин В. В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420" calcext:value-type="float">
            <text:p>420</text:p>
          </table:table-cell>
          <table:table-cell office:value-type="string" calcext:value-type="string">
            <text:p>Кузнецов А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421" calcext:value-type="float">
            <text:p>421</text:p>
          </table:table-cell>
          <table:table-cell office:value-type="string" calcext:value-type="string">
            <text:p>Марков М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422" calcext:value-type="float">
            <text:p>422</text:p>
          </table:table-cell>
          <table:table-cell office:value-type="string" calcext:value-type="string">
            <text:p>Сергеев И. Н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423" calcext:value-type="float">
            <text:p>423</text:p>
          </table:table-cell>
          <table:table-cell office:value-type="string" calcext:value-type="string">
            <text:p>Майорова А. Б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424" calcext:value-type="float">
            <text:p>424</text:p>
          </table:table-cell>
          <table:table-cell office:value-type="string" calcext:value-type="string">
            <text:p>Седова М. О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425" calcext:value-type="float">
            <text:p>425</text:p>
          </table:table-cell>
          <table:table-cell office:value-type="string" calcext:value-type="string">
            <text:p>Петров А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426" calcext:value-type="float">
            <text:p>426</text:p>
          </table:table-cell>
          <table:table-cell office:value-type="string" calcext:value-type="string">
            <text:p>Цветков М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427" calcext:value-type="float">
            <text:p>427</text:p>
          </table:table-cell>
          <table:table-cell office:value-type="string" calcext:value-type="string">
            <text:p>Федотова А. Л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428" calcext:value-type="float">
            <text:p>428</text:p>
          </table:table-cell>
          <table:table-cell office:value-type="string" calcext:value-type="string">
            <text:p>Анисимова Э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429" calcext:value-type="float">
            <text:p>429</text:p>
          </table:table-cell>
          <table:table-cell office:value-type="string" calcext:value-type="string">
            <text:p>Вавилова Е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430" calcext:value-type="float">
            <text:p>430</text:p>
          </table:table-cell>
          <table:table-cell office:value-type="string" calcext:value-type="string">
            <text:p>Сорокина Н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431" calcext:value-type="float">
            <text:p>431</text:p>
          </table:table-cell>
          <table:table-cell office:value-type="string" calcext:value-type="string">
            <text:p>Вавилова А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432" calcext:value-type="float">
            <text:p>432</text:p>
          </table:table-cell>
          <table:table-cell office:value-type="string" calcext:value-type="string">
            <text:p>Крылов А. К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433" calcext:value-type="float">
            <text:p>433</text:p>
          </table:table-cell>
          <table:table-cell office:value-type="string" calcext:value-type="string">
            <text:p>Зуева А. Б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434" calcext:value-type="float">
            <text:p>434</text:p>
          </table:table-cell>
          <table:table-cell office:value-type="string" calcext:value-type="string">
            <text:p>Осипова К. Р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435" calcext:value-type="float">
            <text:p>435</text:p>
          </table:table-cell>
          <table:table-cell office:value-type="string" calcext:value-type="string">
            <text:p>Седова С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436" calcext:value-type="float">
            <text:p>436</text:p>
          </table:table-cell>
          <table:table-cell office:value-type="string" calcext:value-type="string">
            <text:p>Белоусова А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437" calcext:value-type="float">
            <text:p>437</text:p>
          </table:table-cell>
          <table:table-cell office:value-type="string" calcext:value-type="string">
            <text:p>Афанасьева А. О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438" calcext:value-type="float">
            <text:p>438</text:p>
          </table:table-cell>
          <table:table-cell office:value-type="string" calcext:value-type="string">
            <text:p>Ананьев Д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439" calcext:value-type="float">
            <text:p>439</text:p>
          </table:table-cell>
          <table:table-cell office:value-type="string" calcext:value-type="string">
            <text:p>Никулин В. Л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440" calcext:value-type="float">
            <text:p>440</text:p>
          </table:table-cell>
          <table:table-cell office:value-type="string" calcext:value-type="string">
            <text:p>Гуляев Д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441" calcext:value-type="float">
            <text:p>441</text:p>
          </table:table-cell>
          <table:table-cell office:value-type="string" calcext:value-type="string">
            <text:p>Герасимова А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442" calcext:value-type="float">
            <text:p>442</text:p>
          </table:table-cell>
          <table:table-cell office:value-type="string" calcext:value-type="string">
            <text:p>Чумакова Е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443" calcext:value-type="float">
            <text:p>443</text:p>
          </table:table-cell>
          <table:table-cell office:value-type="string" calcext:value-type="string">
            <text:p>Трофимов П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444" calcext:value-type="float">
            <text:p>444</text:p>
          </table:table-cell>
          <table:table-cell office:value-type="string" calcext:value-type="string">
            <text:p>Борисов А. В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445" calcext:value-type="float">
            <text:p>445</text:p>
          </table:table-cell>
          <table:table-cell office:value-type="string" calcext:value-type="string">
            <text:p>Семенова А. Т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446" calcext:value-type="float">
            <text:p>446</text:p>
          </table:table-cell>
          <table:table-cell office:value-type="string" calcext:value-type="string">
            <text:p>Кузнецов А. К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447" calcext:value-type="float">
            <text:p>447</text:p>
          </table:table-cell>
          <table:table-cell office:value-type="string" calcext:value-type="string">
            <text:p>Рубцов Е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448" calcext:value-type="float">
            <text:p>448</text:p>
          </table:table-cell>
          <table:table-cell office:value-type="string" calcext:value-type="string">
            <text:p>Попов М. Р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449" calcext:value-type="float">
            <text:p>449</text:p>
          </table:table-cell>
          <table:table-cell office:value-type="string" calcext:value-type="string">
            <text:p>Наумов Т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450" calcext:value-type="float">
            <text:p>450</text:p>
          </table:table-cell>
          <table:table-cell office:value-type="string" calcext:value-type="string">
            <text:p>Баранова М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451" calcext:value-type="float">
            <text:p>451</text:p>
          </table:table-cell>
          <table:table-cell office:value-type="string" calcext:value-type="string">
            <text:p>Лукина Д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452" calcext:value-type="float">
            <text:p>452</text:p>
          </table:table-cell>
          <table:table-cell office:value-type="string" calcext:value-type="string">
            <text:p>Сафонова А. Н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453" calcext:value-type="float">
            <text:p>453</text:p>
          </table:table-cell>
          <table:table-cell office:value-type="string" calcext:value-type="string">
            <text:p>Игнатьева Д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454" calcext:value-type="float">
            <text:p>454</text:p>
          </table:table-cell>
          <table:table-cell office:value-type="string" calcext:value-type="string">
            <text:p>Емельянова А. Т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455" calcext:value-type="float">
            <text:p>455</text:p>
          </table:table-cell>
          <table:table-cell office:value-type="string" calcext:value-type="string">
            <text:p>Зайцев И. К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456" calcext:value-type="float">
            <text:p>456</text:p>
          </table:table-cell>
          <table:table-cell office:value-type="string" calcext:value-type="string">
            <text:p>Александрова Е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457" calcext:value-type="float">
            <text:p>457</text:p>
          </table:table-cell>
          <table:table-cell office:value-type="string" calcext:value-type="string">
            <text:p>Виноградова С. Н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458" calcext:value-type="float">
            <text:p>458</text:p>
          </table:table-cell>
          <table:table-cell office:value-type="string" calcext:value-type="string">
            <text:p>Агапова А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459" calcext:value-type="float">
            <text:p>459</text:p>
          </table:table-cell>
          <table:table-cell office:value-type="string" calcext:value-type="string">
            <text:p>Савельева Д. Я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460" calcext:value-type="float">
            <text:p>460</text:p>
          </table:table-cell>
          <table:table-cell office:value-type="string" calcext:value-type="string">
            <text:p>Соболев Ф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461" calcext:value-type="float">
            <text:p>461</text:p>
          </table:table-cell>
          <table:table-cell office:value-type="string" calcext:value-type="string">
            <text:p>Маркина А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462" calcext:value-type="float">
            <text:p>462</text:p>
          </table:table-cell>
          <table:table-cell office:value-type="string" calcext:value-type="string">
            <text:p>Кудрявцева А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463" calcext:value-type="float">
            <text:p>463</text:p>
          </table:table-cell>
          <table:table-cell office:value-type="string" calcext:value-type="string">
            <text:p>Яковлев Я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464" calcext:value-type="float">
            <text:p>464</text:p>
          </table:table-cell>
          <table:table-cell office:value-type="string" calcext:value-type="string">
            <text:p>Евсеев В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465" calcext:value-type="float">
            <text:p>465</text:p>
          </table:table-cell>
          <table:table-cell office:value-type="string" calcext:value-type="string">
            <text:p>Семенова Е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466" calcext:value-type="float">
            <text:p>466</text:p>
          </table:table-cell>
          <table:table-cell office:value-type="string" calcext:value-type="string">
            <text:p>Захарова А. К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467" calcext:value-type="float">
            <text:p>467</text:p>
          </table:table-cell>
          <table:table-cell office:value-type="string" calcext:value-type="string">
            <text:p>Шмелев М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468" calcext:value-type="float">
            <text:p>468</text:p>
          </table:table-cell>
          <table:table-cell office:value-type="string" calcext:value-type="string">
            <text:p>Семенова М. К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469" calcext:value-type="float">
            <text:p>469</text:p>
          </table:table-cell>
          <table:table-cell office:value-type="string" calcext:value-type="string">
            <text:p>Грачев М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470" calcext:value-type="float">
            <text:p>470</text:p>
          </table:table-cell>
          <table:table-cell office:value-type="string" calcext:value-type="string">
            <text:p>Большаков М. Е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471" calcext:value-type="float">
            <text:p>471</text:p>
          </table:table-cell>
          <table:table-cell office:value-type="string" calcext:value-type="string">
            <text:p>Леонова Е. П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472" calcext:value-type="float">
            <text:p>472</text:p>
          </table:table-cell>
          <table:table-cell office:value-type="string" calcext:value-type="string">
            <text:p>Кузнецова А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473" calcext:value-type="float">
            <text:p>473</text:p>
          </table:table-cell>
          <table:table-cell office:value-type="string" calcext:value-type="string">
            <text:p>Сафонов М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474" calcext:value-type="float">
            <text:p>474</text:p>
          </table:table-cell>
          <table:table-cell office:value-type="string" calcext:value-type="string">
            <text:p>Сергеева Е. Л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475" calcext:value-type="float">
            <text:p>475</text:p>
          </table:table-cell>
          <table:table-cell office:value-type="string" calcext:value-type="string">
            <text:p>Аксенов М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476" calcext:value-type="float">
            <text:p>476</text:p>
          </table:table-cell>
          <table:table-cell office:value-type="string" calcext:value-type="string">
            <text:p>Балашов М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477" calcext:value-type="float">
            <text:p>477</text:p>
          </table:table-cell>
          <table:table-cell office:value-type="string" calcext:value-type="string">
            <text:p>Суханов Я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478" calcext:value-type="float">
            <text:p>478</text:p>
          </table:table-cell>
          <table:table-cell office:value-type="string" calcext:value-type="string">
            <text:p>Рудакова А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479" calcext:value-type="float">
            <text:p>479</text:p>
          </table:table-cell>
          <table:table-cell office:value-type="string" calcext:value-type="string">
            <text:p>Ермаков А. Т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480" calcext:value-type="float">
            <text:p>480</text:p>
          </table:table-cell>
          <table:table-cell office:value-type="string" calcext:value-type="string">
            <text:p>Сахаров М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481" calcext:value-type="float">
            <text:p>481</text:p>
          </table:table-cell>
          <table:table-cell office:value-type="string" calcext:value-type="string">
            <text:p>Тарасов М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482" calcext:value-type="float">
            <text:p>482</text:p>
          </table:table-cell>
          <table:table-cell office:value-type="string" calcext:value-type="string">
            <text:p>Соловьева М. Г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483" calcext:value-type="float">
            <text:p>483</text:p>
          </table:table-cell>
          <table:table-cell office:value-type="string" calcext:value-type="string">
            <text:p>Сидорова А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484" calcext:value-type="float">
            <text:p>484</text:p>
          </table:table-cell>
          <table:table-cell office:value-type="string" calcext:value-type="string">
            <text:p>Данилов А. Р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485" calcext:value-type="float">
            <text:p>485</text:p>
          </table:table-cell>
          <table:table-cell office:value-type="string" calcext:value-type="string">
            <text:p>Попов К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486" calcext:value-type="float">
            <text:p>486</text:p>
          </table:table-cell>
          <table:table-cell office:value-type="string" calcext:value-type="string">
            <text:p>Смирнова С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487" calcext:value-type="float">
            <text:p>487</text:p>
          </table:table-cell>
          <table:table-cell office:value-type="string" calcext:value-type="string">
            <text:p>Скворцова В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488" calcext:value-type="float">
            <text:p>488</text:p>
          </table:table-cell>
          <table:table-cell office:value-type="string" calcext:value-type="string">
            <text:p>Зайцев М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489" calcext:value-type="float">
            <text:p>489</text:p>
          </table:table-cell>
          <table:table-cell office:value-type="string" calcext:value-type="string">
            <text:p>Жуков Т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490" calcext:value-type="float">
            <text:p>490</text:p>
          </table:table-cell>
          <table:table-cell office:value-type="string" calcext:value-type="string">
            <text:p>Степанов Т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491" calcext:value-type="float">
            <text:p>491</text:p>
          </table:table-cell>
          <table:table-cell office:value-type="string" calcext:value-type="string">
            <text:p>Захаров Н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492" calcext:value-type="float">
            <text:p>492</text:p>
          </table:table-cell>
          <table:table-cell office:value-type="string" calcext:value-type="string">
            <text:p>Хохлов В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493" calcext:value-type="float">
            <text:p>493</text:p>
          </table:table-cell>
          <table:table-cell office:value-type="string" calcext:value-type="string">
            <text:p>Карпов Ф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494" calcext:value-type="float">
            <text:p>494</text:p>
          </table:table-cell>
          <table:table-cell office:value-type="string" calcext:value-type="string">
            <text:p>Майоров П. С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495" calcext:value-type="float">
            <text:p>495</text:p>
          </table:table-cell>
          <table:table-cell office:value-type="string" calcext:value-type="string">
            <text:p>Захарова А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496" calcext:value-type="float">
            <text:p>496</text:p>
          </table:table-cell>
          <table:table-cell office:value-type="string" calcext:value-type="string">
            <text:p>Орлова С. П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497" calcext:value-type="float">
            <text:p>497</text:p>
          </table:table-cell>
          <table:table-cell office:value-type="string" calcext:value-type="string">
            <text:p>Степанова А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498" calcext:value-type="float">
            <text:p>498</text:p>
          </table:table-cell>
          <table:table-cell office:value-type="string" calcext:value-type="string">
            <text:p>Постникова С. З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499" calcext:value-type="float">
            <text:p>499</text:p>
          </table:table-cell>
          <table:table-cell office:value-type="string" calcext:value-type="string">
            <text:p>Киселев В. Э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office:value-type="string" calcext:value-type="string">
            <text:p>Лукин Ф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501" calcext:value-type="float">
            <text:p>501</text:p>
          </table:table-cell>
          <table:table-cell office:value-type="string" calcext:value-type="string">
            <text:p>Галкина М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502" calcext:value-type="float">
            <text:p>502</text:p>
          </table:table-cell>
          <table:table-cell office:value-type="string" calcext:value-type="string">
            <text:p>Румянцев Д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503" calcext:value-type="float">
            <text:p>503</text:p>
          </table:table-cell>
          <table:table-cell office:value-type="string" calcext:value-type="string">
            <text:p>Беляева А. С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504" calcext:value-type="float">
            <text:p>504</text:p>
          </table:table-cell>
          <table:table-cell office:value-type="string" calcext:value-type="string">
            <text:p>Колесникова В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505" calcext:value-type="float">
            <text:p>505</text:p>
          </table:table-cell>
          <table:table-cell office:value-type="string" calcext:value-type="string">
            <text:p>Овсянников А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506" calcext:value-type="float">
            <text:p>506</text:p>
          </table:table-cell>
          <table:table-cell office:value-type="string" calcext:value-type="string">
            <text:p>Федоров П. С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507" calcext:value-type="float">
            <text:p>507</text:p>
          </table:table-cell>
          <table:table-cell office:value-type="string" calcext:value-type="string">
            <text:p>Данилова Н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508" calcext:value-type="float">
            <text:p>508</text:p>
          </table:table-cell>
          <table:table-cell office:value-type="string" calcext:value-type="string">
            <text:p>Аксенова А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509" calcext:value-type="float">
            <text:p>509</text:p>
          </table:table-cell>
          <table:table-cell office:value-type="string" calcext:value-type="string">
            <text:p>Родионов Д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510" calcext:value-type="float">
            <text:p>510</text:p>
          </table:table-cell>
          <table:table-cell office:value-type="string" calcext:value-type="string">
            <text:p>Чернышев С. В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511" calcext:value-type="float">
            <text:p>511</text:p>
          </table:table-cell>
          <table:table-cell office:value-type="string" calcext:value-type="string">
            <text:p>Алешина С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512" calcext:value-type="float">
            <text:p>512</text:p>
          </table:table-cell>
          <table:table-cell office:value-type="string" calcext:value-type="string">
            <text:p>Макарова М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513" calcext:value-type="float">
            <text:p>513</text:p>
          </table:table-cell>
          <table:table-cell office:value-type="string" calcext:value-type="string">
            <text:p>Иванов Т. Т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514" calcext:value-type="float">
            <text:p>514</text:p>
          </table:table-cell>
          <table:table-cell office:value-type="string" calcext:value-type="string">
            <text:p>Зайцев П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515" calcext:value-type="float">
            <text:p>515</text:p>
          </table:table-cell>
          <table:table-cell office:value-type="string" calcext:value-type="string">
            <text:p>Филатов П. В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516" calcext:value-type="float">
            <text:p>516</text:p>
          </table:table-cell>
          <table:table-cell office:value-type="string" calcext:value-type="string">
            <text:p>Алексеев М. В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517" calcext:value-type="float">
            <text:p>517</text:p>
          </table:table-cell>
          <table:table-cell office:value-type="string" calcext:value-type="string">
            <text:p>Андрианова А. С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518" calcext:value-type="float">
            <text:p>518</text:p>
          </table:table-cell>
          <table:table-cell office:value-type="string" calcext:value-type="string">
            <text:p>Зорин Я. Л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519" calcext:value-type="float">
            <text:p>519</text:p>
          </table:table-cell>
          <table:table-cell office:value-type="string" calcext:value-type="string">
            <text:p>Лаврова М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520" calcext:value-type="float">
            <text:p>520</text:p>
          </table:table-cell>
          <table:table-cell office:value-type="string" calcext:value-type="string">
            <text:p>Гаврилова Е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521" calcext:value-type="float">
            <text:p>521</text:p>
          </table:table-cell>
          <table:table-cell office:value-type="string" calcext:value-type="string">
            <text:p>Тимофеев А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522" calcext:value-type="float">
            <text:p>522</text:p>
          </table:table-cell>
          <table:table-cell office:value-type="string" calcext:value-type="string">
            <text:p>Свиридова В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523" calcext:value-type="float">
            <text:p>523</text:p>
          </table:table-cell>
          <table:table-cell office:value-type="string" calcext:value-type="string">
            <text:p>Николаева А. Н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524" calcext:value-type="float">
            <text:p>524</text:p>
          </table:table-cell>
          <table:table-cell office:value-type="string" calcext:value-type="string">
            <text:p>Черкасов А. Т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525" calcext:value-type="float">
            <text:p>525</text:p>
          </table:table-cell>
          <table:table-cell office:value-type="string" calcext:value-type="string">
            <text:p>Зорина А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526" calcext:value-type="float">
            <text:p>526</text:p>
          </table:table-cell>
          <table:table-cell office:value-type="string" calcext:value-type="string">
            <text:p>Савина А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527" calcext:value-type="float">
            <text:p>527</text:p>
          </table:table-cell>
          <table:table-cell office:value-type="string" calcext:value-type="string">
            <text:p>Панов Е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528" calcext:value-type="float">
            <text:p>528</text:p>
          </table:table-cell>
          <table:table-cell office:value-type="string" calcext:value-type="string">
            <text:p>Данилов А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529" calcext:value-type="float">
            <text:p>529</text:p>
          </table:table-cell>
          <table:table-cell office:value-type="string" calcext:value-type="string">
            <text:p>Орлова С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530" calcext:value-type="float">
            <text:p>530</text:p>
          </table:table-cell>
          <table:table-cell office:value-type="string" calcext:value-type="string">
            <text:p>Суворов К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531" calcext:value-type="float">
            <text:p>531</text:p>
          </table:table-cell>
          <table:table-cell office:value-type="string" calcext:value-type="string">
            <text:p>Лукин А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532" calcext:value-type="float">
            <text:p>532</text:p>
          </table:table-cell>
          <table:table-cell office:value-type="string" calcext:value-type="string">
            <text:p>Смирнов Т. Г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533" calcext:value-type="float">
            <text:p>533</text:p>
          </table:table-cell>
          <table:table-cell office:value-type="string" calcext:value-type="string">
            <text:p>Симонова В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534" calcext:value-type="float">
            <text:p>534</text:p>
          </table:table-cell>
          <table:table-cell office:value-type="string" calcext:value-type="string">
            <text:p>Артамонова А. П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535" calcext:value-type="float">
            <text:p>535</text:p>
          </table:table-cell>
          <table:table-cell office:value-type="string" calcext:value-type="string">
            <text:p>Чернова Д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536" calcext:value-type="float">
            <text:p>536</text:p>
          </table:table-cell>
          <table:table-cell office:value-type="string" calcext:value-type="string">
            <text:p>Зайцева С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537" calcext:value-type="float">
            <text:p>537</text:p>
          </table:table-cell>
          <table:table-cell office:value-type="string" calcext:value-type="string">
            <text:p>Ковалев К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538" calcext:value-type="float">
            <text:p>538</text:p>
          </table:table-cell>
          <table:table-cell office:value-type="string" calcext:value-type="string">
            <text:p>Быкова У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539" calcext:value-type="float">
            <text:p>539</text:p>
          </table:table-cell>
          <table:table-cell office:value-type="string" calcext:value-type="string">
            <text:p>Савин Д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540" calcext:value-type="float">
            <text:p>540</text:p>
          </table:table-cell>
          <table:table-cell office:value-type="string" calcext:value-type="string">
            <text:p>Гусев Р. Л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541" calcext:value-type="float">
            <text:p>541</text:p>
          </table:table-cell>
          <table:table-cell office:value-type="string" calcext:value-type="string">
            <text:p>Громова А. К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542" calcext:value-type="float">
            <text:p>542</text:p>
          </table:table-cell>
          <table:table-cell office:value-type="string" calcext:value-type="string">
            <text:p>Парфенов М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543" calcext:value-type="float">
            <text:p>543</text:p>
          </table:table-cell>
          <table:table-cell office:value-type="string" calcext:value-type="string">
            <text:p>Смирнов Р. Л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544" calcext:value-type="float">
            <text:p>544</text:p>
          </table:table-cell>
          <table:table-cell office:value-type="string" calcext:value-type="string">
            <text:p>Фомин А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545" calcext:value-type="float">
            <text:p>545</text:p>
          </table:table-cell>
          <table:table-cell office:value-type="string" calcext:value-type="string">
            <text:p>Никифоров Л. Ф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546" calcext:value-type="float">
            <text:p>546</text:p>
          </table:table-cell>
          <table:table-cell office:value-type="string" calcext:value-type="string">
            <text:p>Кузина К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547" calcext:value-type="float">
            <text:p>547</text:p>
          </table:table-cell>
          <table:table-cell office:value-type="string" calcext:value-type="string">
            <text:p>Юдина Е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548" calcext:value-type="float">
            <text:p>548</text:p>
          </table:table-cell>
          <table:table-cell office:value-type="string" calcext:value-type="string">
            <text:p>Новикова М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549" calcext:value-type="float">
            <text:p>549</text:p>
          </table:table-cell>
          <table:table-cell office:value-type="string" calcext:value-type="string">
            <text:p>Успенская К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550" calcext:value-type="float">
            <text:p>550</text:p>
          </table:table-cell>
          <table:table-cell office:value-type="string" calcext:value-type="string">
            <text:p>Соболев Е. Р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551" calcext:value-type="float">
            <text:p>551</text:p>
          </table:table-cell>
          <table:table-cell office:value-type="string" calcext:value-type="string">
            <text:p>Романов М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552" calcext:value-type="float">
            <text:p>552</text:p>
          </table:table-cell>
          <table:table-cell office:value-type="string" calcext:value-type="string">
            <text:p>Харитонов А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553" calcext:value-type="float">
            <text:p>553</text:p>
          </table:table-cell>
          <table:table-cell office:value-type="string" calcext:value-type="string">
            <text:p>Лебедева А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554" calcext:value-type="float">
            <text:p>554</text:p>
          </table:table-cell>
          <table:table-cell office:value-type="string" calcext:value-type="string">
            <text:p>Булгакова М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555" calcext:value-type="float">
            <text:p>555</text:p>
          </table:table-cell>
          <table:table-cell office:value-type="string" calcext:value-type="string">
            <text:p>Григорьев А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office:value-type="string" calcext:value-type="string">
            <text:p>Дорофеев Д. Р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557" calcext:value-type="float">
            <text:p>557</text:p>
          </table:table-cell>
          <table:table-cell office:value-type="string" calcext:value-type="string">
            <text:p>Кудряшов А. С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office:value-type="string" calcext:value-type="string">
            <text:p>Громова У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559" calcext:value-type="float">
            <text:p>559</text:p>
          </table:table-cell>
          <table:table-cell office:value-type="string" calcext:value-type="string">
            <text:p>Русанов С. Н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560" calcext:value-type="float">
            <text:p>560</text:p>
          </table:table-cell>
          <table:table-cell office:value-type="string" calcext:value-type="string">
            <text:p>Островский С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561" calcext:value-type="float">
            <text:p>561</text:p>
          </table:table-cell>
          <table:table-cell office:value-type="string" calcext:value-type="string">
            <text:p>Захарова А. Р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562" calcext:value-type="float">
            <text:p>562</text:p>
          </table:table-cell>
          <table:table-cell office:value-type="string" calcext:value-type="string">
            <text:p>Николаев К. П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563" calcext:value-type="float">
            <text:p>563</text:p>
          </table:table-cell>
          <table:table-cell office:value-type="string" calcext:value-type="string">
            <text:p>Сергеев С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564" calcext:value-type="float">
            <text:p>564</text:p>
          </table:table-cell>
          <table:table-cell office:value-type="string" calcext:value-type="string">
            <text:p>Жукова С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565" calcext:value-type="float">
            <text:p>565</text:p>
          </table:table-cell>
          <table:table-cell office:value-type="string" calcext:value-type="string">
            <text:p>Кулешов М. Г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566" calcext:value-type="float">
            <text:p>566</text:p>
          </table:table-cell>
          <table:table-cell office:value-type="string" calcext:value-type="string">
            <text:p>Дубинин А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567" calcext:value-type="float">
            <text:p>567</text:p>
          </table:table-cell>
          <table:table-cell office:value-type="string" calcext:value-type="string">
            <text:p>Белова В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568" calcext:value-type="float">
            <text:p>568</text:p>
          </table:table-cell>
          <table:table-cell office:value-type="string" calcext:value-type="string">
            <text:p>Виноградова Е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569" calcext:value-type="float">
            <text:p>569</text:p>
          </table:table-cell>
          <table:table-cell office:value-type="string" calcext:value-type="string">
            <text:p>Орехов В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570" calcext:value-type="float">
            <text:p>570</text:p>
          </table:table-cell>
          <table:table-cell office:value-type="string" calcext:value-type="string">
            <text:p>Петров Ф. Л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571" calcext:value-type="float">
            <text:p>571</text:p>
          </table:table-cell>
          <table:table-cell office:value-type="string" calcext:value-type="string">
            <text:p>Петрова В. Е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572" calcext:value-type="float">
            <text:p>572</text:p>
          </table:table-cell>
          <table:table-cell office:value-type="string" calcext:value-type="string">
            <text:p>Маслов Г. Ю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573" calcext:value-type="float">
            <text:p>573</text:p>
          </table:table-cell>
          <table:table-cell office:value-type="string" calcext:value-type="string">
            <text:p>Третьякова Ю. Р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574" calcext:value-type="float">
            <text:p>574</text:p>
          </table:table-cell>
          <table:table-cell office:value-type="string" calcext:value-type="string">
            <text:p>Петровская С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575" calcext:value-type="float">
            <text:p>575</text:p>
          </table:table-cell>
          <table:table-cell office:value-type="string" calcext:value-type="string">
            <text:p>Лебедев Л. Е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576" calcext:value-type="float">
            <text:p>576</text:p>
          </table:table-cell>
          <table:table-cell office:value-type="string" calcext:value-type="string">
            <text:p>Осипов Р. Р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577" calcext:value-type="float">
            <text:p>577</text:p>
          </table:table-cell>
          <table:table-cell office:value-type="string" calcext:value-type="string">
            <text:p>Лебедев А. В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578" calcext:value-type="float">
            <text:p>578</text:p>
          </table:table-cell>
          <table:table-cell office:value-type="string" calcext:value-type="string">
            <text:p>Фадеев С. С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579" calcext:value-type="float">
            <text:p>579</text:p>
          </table:table-cell>
          <table:table-cell office:value-type="string" calcext:value-type="string">
            <text:p>Копылов Г. Р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580" calcext:value-type="float">
            <text:p>580</text:p>
          </table:table-cell>
          <table:table-cell office:value-type="string" calcext:value-type="string">
            <text:p>Лаптев Н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581" calcext:value-type="float">
            <text:p>581</text:p>
          </table:table-cell>
          <table:table-cell office:value-type="string" calcext:value-type="string">
            <text:p>Андрианов С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582" calcext:value-type="float">
            <text:p>582</text:p>
          </table:table-cell>
          <table:table-cell office:value-type="string" calcext:value-type="string">
            <text:p>Горюнов Г. Р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583" calcext:value-type="float">
            <text:p>583</text:p>
          </table:table-cell>
          <table:table-cell office:value-type="string" calcext:value-type="string">
            <text:p>Васильева М. Е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584" calcext:value-type="float">
            <text:p>584</text:p>
          </table:table-cell>
          <table:table-cell office:value-type="string" calcext:value-type="string">
            <text:p>Сидоров Д. Т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585" calcext:value-type="float">
            <text:p>585</text:p>
          </table:table-cell>
          <table:table-cell office:value-type="string" calcext:value-type="string">
            <text:p>Гусев Г. В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586" calcext:value-type="float">
            <text:p>586</text:p>
          </table:table-cell>
          <table:table-cell office:value-type="string" calcext:value-type="string">
            <text:p>Михайлова И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587" calcext:value-type="float">
            <text:p>587</text:p>
          </table:table-cell>
          <table:table-cell office:value-type="string" calcext:value-type="string">
            <text:p>Иванова К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588" calcext:value-type="float">
            <text:p>588</text:p>
          </table:table-cell>
          <table:table-cell office:value-type="string" calcext:value-type="string">
            <text:p>Полякова Е. К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589" calcext:value-type="float">
            <text:p>589</text:p>
          </table:table-cell>
          <table:table-cell office:value-type="string" calcext:value-type="string">
            <text:p>Балашов Р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590" calcext:value-type="float">
            <text:p>590</text:p>
          </table:table-cell>
          <table:table-cell office:value-type="string" calcext:value-type="string">
            <text:p>Сергеев Г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591" calcext:value-type="float">
            <text:p>591</text:p>
          </table:table-cell>
          <table:table-cell office:value-type="string" calcext:value-type="string">
            <text:p>Поляков А. Ю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592" calcext:value-type="float">
            <text:p>592</text:p>
          </table:table-cell>
          <table:table-cell office:value-type="string" calcext:value-type="string">
            <text:p>Егоров Н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593" calcext:value-type="float">
            <text:p>593</text:p>
          </table:table-cell>
          <table:table-cell office:value-type="string" calcext:value-type="string">
            <text:p>Блинов И. Э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594" calcext:value-type="float">
            <text:p>594</text:p>
          </table:table-cell>
          <table:table-cell office:value-type="string" calcext:value-type="string">
            <text:p>Федосеева А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595" calcext:value-type="float">
            <text:p>595</text:p>
          </table:table-cell>
          <table:table-cell office:value-type="string" calcext:value-type="string">
            <text:p>Андреева М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596" calcext:value-type="float">
            <text:p>596</text:p>
          </table:table-cell>
          <table:table-cell office:value-type="string" calcext:value-type="string">
            <text:p>Макарова В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597" calcext:value-type="float">
            <text:p>597</text:p>
          </table:table-cell>
          <table:table-cell office:value-type="string" calcext:value-type="string">
            <text:p>Медведев Д. Р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598" calcext:value-type="float">
            <text:p>598</text:p>
          </table:table-cell>
          <table:table-cell office:value-type="string" calcext:value-type="string">
            <text:p>Фролова В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599" calcext:value-type="float">
            <text:p>599</text:p>
          </table:table-cell>
          <table:table-cell office:value-type="string" calcext:value-type="string">
            <text:p>Васильев Т. Г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600" calcext:value-type="float">
            <text:p>600</text:p>
          </table:table-cell>
          <table:table-cell office:value-type="string" calcext:value-type="string">
            <text:p>Зайцева С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601" calcext:value-type="float">
            <text:p>601</text:p>
          </table:table-cell>
          <table:table-cell office:value-type="string" calcext:value-type="string">
            <text:p>Ушакова Е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602" calcext:value-type="float">
            <text:p>602</text:p>
          </table:table-cell>
          <table:table-cell office:value-type="string" calcext:value-type="string">
            <text:p>Потапова С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603" calcext:value-type="float">
            <text:p>603</text:p>
          </table:table-cell>
          <table:table-cell office:value-type="string" calcext:value-type="string">
            <text:p>Касьянов Е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604" calcext:value-type="float">
            <text:p>604</text:p>
          </table:table-cell>
          <table:table-cell office:value-type="string" calcext:value-type="string">
            <text:p>Панина К. С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605" calcext:value-type="float">
            <text:p>605</text:p>
          </table:table-cell>
          <table:table-cell office:value-type="string" calcext:value-type="string">
            <text:p>Золотарев М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606" calcext:value-type="float">
            <text:p>606</text:p>
          </table:table-cell>
          <table:table-cell office:value-type="string" calcext:value-type="string">
            <text:p>Широков А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607" calcext:value-type="float">
            <text:p>607</text:p>
          </table:table-cell>
          <table:table-cell office:value-type="string" calcext:value-type="string">
            <text:p>Морозова У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608" calcext:value-type="float">
            <text:p>608</text:p>
          </table:table-cell>
          <table:table-cell office:value-type="string" calcext:value-type="string">
            <text:p>Харитонов М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609" calcext:value-type="float">
            <text:p>609</text:p>
          </table:table-cell>
          <table:table-cell office:value-type="string" calcext:value-type="string">
            <text:p>Захаров Б. В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610" calcext:value-type="float">
            <text:p>610</text:p>
          </table:table-cell>
          <table:table-cell office:value-type="string" calcext:value-type="string">
            <text:p>Журавлев Д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611" calcext:value-type="float">
            <text:p>611</text:p>
          </table:table-cell>
          <table:table-cell office:value-type="string" calcext:value-type="string">
            <text:p>Прохоров М. К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612" calcext:value-type="float">
            <text:p>612</text:p>
          </table:table-cell>
          <table:table-cell office:value-type="string" calcext:value-type="string">
            <text:p>Сергеев И. Н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613" calcext:value-type="float">
            <text:p>613</text:p>
          </table:table-cell>
          <table:table-cell office:value-type="string" calcext:value-type="string">
            <text:p>Капустина А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614" calcext:value-type="float">
            <text:p>614</text:p>
          </table:table-cell>
          <table:table-cell office:value-type="string" calcext:value-type="string">
            <text:p>Демин И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615" calcext:value-type="float">
            <text:p>615</text:p>
          </table:table-cell>
          <table:table-cell office:value-type="string" calcext:value-type="string">
            <text:p>Трошина К. Е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616" calcext:value-type="float">
            <text:p>616</text:p>
          </table:table-cell>
          <table:table-cell office:value-type="string" calcext:value-type="string">
            <text:p>Малышева В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617" calcext:value-type="float">
            <text:p>617</text:p>
          </table:table-cell>
          <table:table-cell office:value-type="string" calcext:value-type="string">
            <text:p>Панфилова С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618" calcext:value-type="float">
            <text:p>618</text:p>
          </table:table-cell>
          <table:table-cell office:value-type="string" calcext:value-type="string">
            <text:p>Лебедева М. Н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619" calcext:value-type="float">
            <text:p>619</text:p>
          </table:table-cell>
          <table:table-cell office:value-type="string" calcext:value-type="string">
            <text:p>Попова В. Т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620" calcext:value-type="float">
            <text:p>620</text:p>
          </table:table-cell>
          <table:table-cell office:value-type="string" calcext:value-type="string">
            <text:p>Антонов Е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621" calcext:value-type="float">
            <text:p>621</text:p>
          </table:table-cell>
          <table:table-cell office:value-type="string" calcext:value-type="string">
            <text:p>Филиппов М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622" calcext:value-type="float">
            <text:p>622</text:p>
          </table:table-cell>
          <table:table-cell office:value-type="string" calcext:value-type="string">
            <text:p>Волкова Е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623" calcext:value-type="float">
            <text:p>623</text:p>
          </table:table-cell>
          <table:table-cell office:value-type="string" calcext:value-type="string">
            <text:p>Маркин М. Е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624" calcext:value-type="float">
            <text:p>624</text:p>
          </table:table-cell>
          <table:table-cell office:value-type="string" calcext:value-type="string">
            <text:p>Васильев Н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625" calcext:value-type="float">
            <text:p>625</text:p>
          </table:table-cell>
          <table:table-cell office:value-type="string" calcext:value-type="string">
            <text:p>Свиридова П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626" calcext:value-type="float">
            <text:p>626</text:p>
          </table:table-cell>
          <table:table-cell office:value-type="string" calcext:value-type="string">
            <text:p>Гусева Д. Р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627" calcext:value-type="float">
            <text:p>627</text:p>
          </table:table-cell>
          <table:table-cell office:value-type="string" calcext:value-type="string">
            <text:p>Комарова А. П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628" calcext:value-type="float">
            <text:p>628</text:p>
          </table:table-cell>
          <table:table-cell office:value-type="string" calcext:value-type="string">
            <text:p>Смирнов Д. Л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629" calcext:value-type="float">
            <text:p>629</text:p>
          </table:table-cell>
          <table:table-cell office:value-type="string" calcext:value-type="string">
            <text:p>Булатов М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630" calcext:value-type="float">
            <text:p>630</text:p>
          </table:table-cell>
          <table:table-cell office:value-type="string" calcext:value-type="string">
            <text:p>Толкачев Н. Е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631" calcext:value-type="float">
            <text:p>631</text:p>
          </table:table-cell>
          <table:table-cell office:value-type="string" calcext:value-type="string">
            <text:p>Покровский Е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632" calcext:value-type="float">
            <text:p>632</text:p>
          </table:table-cell>
          <table:table-cell office:value-type="string" calcext:value-type="string">
            <text:p>Морозов Г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633" calcext:value-type="float">
            <text:p>633</text:p>
          </table:table-cell>
          <table:table-cell office:value-type="string" calcext:value-type="string">
            <text:p>Николаева М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634" calcext:value-type="float">
            <text:p>634</text:p>
          </table:table-cell>
          <table:table-cell office:value-type="string" calcext:value-type="string">
            <text:p>Зверев А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635" calcext:value-type="float">
            <text:p>635</text:p>
          </table:table-cell>
          <table:table-cell office:value-type="string" calcext:value-type="string">
            <text:p>Мельников А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636" calcext:value-type="float">
            <text:p>636</text:p>
          </table:table-cell>
          <table:table-cell office:value-type="string" calcext:value-type="string">
            <text:p>Егоров М. П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637" calcext:value-type="float">
            <text:p>637</text:p>
          </table:table-cell>
          <table:table-cell office:value-type="string" calcext:value-type="string">
            <text:p>Карпов Т. Г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638" calcext:value-type="float">
            <text:p>638</text:p>
          </table:table-cell>
          <table:table-cell office:value-type="string" calcext:value-type="string">
            <text:p>Данилова В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639" calcext:value-type="float">
            <text:p>639</text:p>
          </table:table-cell>
          <table:table-cell office:value-type="string" calcext:value-type="string">
            <text:p>Антипова П. С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640" calcext:value-type="float">
            <text:p>640</text:p>
          </table:table-cell>
          <table:table-cell office:value-type="string" calcext:value-type="string">
            <text:p>Денисов Е. В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641" calcext:value-type="float">
            <text:p>641</text:p>
          </table:table-cell>
          <table:table-cell office:value-type="string" calcext:value-type="string">
            <text:p>Ефимов А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642" calcext:value-type="float">
            <text:p>642</text:p>
          </table:table-cell>
          <table:table-cell office:value-type="string" calcext:value-type="string">
            <text:p>Васильева С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643" calcext:value-type="float">
            <text:p>643</text:p>
          </table:table-cell>
          <table:table-cell office:value-type="string" calcext:value-type="string">
            <text:p>Максимова М. К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644" calcext:value-type="float">
            <text:p>644</text:p>
          </table:table-cell>
          <table:table-cell office:value-type="string" calcext:value-type="string">
            <text:p>Андреев К. С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645" calcext:value-type="float">
            <text:p>645</text:p>
          </table:table-cell>
          <table:table-cell office:value-type="string" calcext:value-type="string">
            <text:p>Князев В. Т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646" calcext:value-type="float">
            <text:p>646</text:p>
          </table:table-cell>
          <table:table-cell office:value-type="string" calcext:value-type="string">
            <text:p>Платонова Е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647" calcext:value-type="float">
            <text:p>647</text:p>
          </table:table-cell>
          <table:table-cell office:value-type="string" calcext:value-type="string">
            <text:p>Комиссаров П. Ф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648" calcext:value-type="float">
            <text:p>648</text:p>
          </table:table-cell>
          <table:table-cell office:value-type="string" calcext:value-type="string">
            <text:p>Попова А. Т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649" calcext:value-type="float">
            <text:p>649</text:p>
          </table:table-cell>
          <table:table-cell office:value-type="string" calcext:value-type="string">
            <text:p>Владимирова Д. Е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650" calcext:value-type="float">
            <text:p>650</text:p>
          </table:table-cell>
          <table:table-cell office:value-type="string" calcext:value-type="string">
            <text:p>Рудаков С. Б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651" calcext:value-type="float">
            <text:p>651</text:p>
          </table:table-cell>
          <table:table-cell office:value-type="string" calcext:value-type="string">
            <text:p>Данилов А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652" calcext:value-type="float">
            <text:p>652</text:p>
          </table:table-cell>
          <table:table-cell office:value-type="string" calcext:value-type="string">
            <text:p>Горшков И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653" calcext:value-type="float">
            <text:p>653</text:p>
          </table:table-cell>
          <table:table-cell office:value-type="string" calcext:value-type="string">
            <text:p>Белоусов И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654" calcext:value-type="float">
            <text:p>654</text:p>
          </table:table-cell>
          <table:table-cell office:value-type="string" calcext:value-type="string">
            <text:p>Соловьева А. Р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655" calcext:value-type="float">
            <text:p>655</text:p>
          </table:table-cell>
          <table:table-cell office:value-type="string" calcext:value-type="string">
            <text:p>Александрова А. Э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656" calcext:value-type="float">
            <text:p>656</text:p>
          </table:table-cell>
          <table:table-cell office:value-type="string" calcext:value-type="string">
            <text:p>Родионов И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657" calcext:value-type="float">
            <text:p>657</text:p>
          </table:table-cell>
          <table:table-cell office:value-type="string" calcext:value-type="string">
            <text:p>Романова Е. Н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658" calcext:value-type="float">
            <text:p>658</text:p>
          </table:table-cell>
          <table:table-cell office:value-type="string" calcext:value-type="string">
            <text:p>Смирнов А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659" calcext:value-type="float">
            <text:p>659</text:p>
          </table:table-cell>
          <table:table-cell office:value-type="string" calcext:value-type="string">
            <text:p>Колесникова А. С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660" calcext:value-type="float">
            <text:p>660</text:p>
          </table:table-cell>
          <table:table-cell office:value-type="string" calcext:value-type="string">
            <text:p>Фомин Д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661" calcext:value-type="float">
            <text:p>661</text:p>
          </table:table-cell>
          <table:table-cell office:value-type="string" calcext:value-type="string">
            <text:p>Гришин М. В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662" calcext:value-type="float">
            <text:p>662</text:p>
          </table:table-cell>
          <table:table-cell office:value-type="string" calcext:value-type="string">
            <text:p>Степанов Д. Г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663" calcext:value-type="float">
            <text:p>663</text:p>
          </table:table-cell>
          <table:table-cell office:value-type="string" calcext:value-type="string">
            <text:p>Николаев М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664" calcext:value-type="float">
            <text:p>664</text:p>
          </table:table-cell>
          <table:table-cell office:value-type="string" calcext:value-type="string">
            <text:p>Васильев Д. С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665" calcext:value-type="float">
            <text:p>665</text:p>
          </table:table-cell>
          <table:table-cell office:value-type="string" calcext:value-type="string">
            <text:p>Виноградов Д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666" calcext:value-type="float">
            <text:p>666</text:p>
          </table:table-cell>
          <table:table-cell office:value-type="string" calcext:value-type="string">
            <text:p>Быкова М. Г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667" calcext:value-type="float">
            <text:p>667</text:p>
          </table:table-cell>
          <table:table-cell office:value-type="string" calcext:value-type="string">
            <text:p>Фролов Р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668" calcext:value-type="float">
            <text:p>668</text:p>
          </table:table-cell>
          <table:table-cell office:value-type="string" calcext:value-type="string">
            <text:p>Ларионова А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669" calcext:value-type="float">
            <text:p>669</text:p>
          </table:table-cell>
          <table:table-cell office:value-type="string" calcext:value-type="string">
            <text:p>Самсонова В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670" calcext:value-type="float">
            <text:p>670</text:p>
          </table:table-cell>
          <table:table-cell office:value-type="string" calcext:value-type="string">
            <text:p>Ильин А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671" calcext:value-type="float">
            <text:p>671</text:p>
          </table:table-cell>
          <table:table-cell office:value-type="string" calcext:value-type="string">
            <text:p>Тарасова А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672" calcext:value-type="float">
            <text:p>672</text:p>
          </table:table-cell>
          <table:table-cell office:value-type="string" calcext:value-type="string">
            <text:p>Степанова Е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673" calcext:value-type="float">
            <text:p>673</text:p>
          </table:table-cell>
          <table:table-cell office:value-type="string" calcext:value-type="string">
            <text:p>Кузнецова Д. К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674" calcext:value-type="float">
            <text:p>674</text:p>
          </table:table-cell>
          <table:table-cell office:value-type="string" calcext:value-type="string">
            <text:p>Вавилов А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675" calcext:value-type="float">
            <text:p>675</text:p>
          </table:table-cell>
          <table:table-cell office:value-type="string" calcext:value-type="string">
            <text:p>Дмитриев А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676" calcext:value-type="float">
            <text:p>676</text:p>
          </table:table-cell>
          <table:table-cell office:value-type="string" calcext:value-type="string">
            <text:p>Вешняков А. Т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677" calcext:value-type="float">
            <text:p>677</text:p>
          </table:table-cell>
          <table:table-cell office:value-type="string" calcext:value-type="string">
            <text:p>Морозов Е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678" calcext:value-type="float">
            <text:p>678</text:p>
          </table:table-cell>
          <table:table-cell office:value-type="string" calcext:value-type="string">
            <text:p>Мельников Л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679" calcext:value-type="float">
            <text:p>679</text:p>
          </table:table-cell>
          <table:table-cell office:value-type="string" calcext:value-type="string">
            <text:p>Крылов Л. Е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680" calcext:value-type="float">
            <text:p>680</text:p>
          </table:table-cell>
          <table:table-cell office:value-type="string" calcext:value-type="string">
            <text:p>Долгова А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681" calcext:value-type="float">
            <text:p>681</text:p>
          </table:table-cell>
          <table:table-cell office:value-type="string" calcext:value-type="string">
            <text:p>Харитонов М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682" calcext:value-type="float">
            <text:p>682</text:p>
          </table:table-cell>
          <table:table-cell office:value-type="string" calcext:value-type="string">
            <text:p>Николаев М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683" calcext:value-type="float">
            <text:p>683</text:p>
          </table:table-cell>
          <table:table-cell office:value-type="string" calcext:value-type="string">
            <text:p>Мартынов Л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684" calcext:value-type="float">
            <text:p>684</text:p>
          </table:table-cell>
          <table:table-cell office:value-type="string" calcext:value-type="string">
            <text:p>Капустина С. Я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685" calcext:value-type="float">
            <text:p>685</text:p>
          </table:table-cell>
          <table:table-cell office:value-type="string" calcext:value-type="string">
            <text:p>Лаптева А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686" calcext:value-type="float">
            <text:p>686</text:p>
          </table:table-cell>
          <table:table-cell office:value-type="string" calcext:value-type="string">
            <text:p>Семенов А. Р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687" calcext:value-type="float">
            <text:p>687</text:p>
          </table:table-cell>
          <table:table-cell office:value-type="string" calcext:value-type="string">
            <text:p>Степанова М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688" calcext:value-type="float">
            <text:p>688</text:p>
          </table:table-cell>
          <table:table-cell office:value-type="string" calcext:value-type="string">
            <text:p>Васильева С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689" calcext:value-type="float">
            <text:p>689</text:p>
          </table:table-cell>
          <table:table-cell office:value-type="string" calcext:value-type="string">
            <text:p>Иванова С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690" calcext:value-type="float">
            <text:p>690</text:p>
          </table:table-cell>
          <table:table-cell office:value-type="string" calcext:value-type="string">
            <text:p>Зуева Е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691" calcext:value-type="float">
            <text:p>691</text:p>
          </table:table-cell>
          <table:table-cell office:value-type="string" calcext:value-type="string">
            <text:p>Кузнецова У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692" calcext:value-type="float">
            <text:p>692</text:p>
          </table:table-cell>
          <table:table-cell office:value-type="string" calcext:value-type="string">
            <text:p>Андреева Д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693" calcext:value-type="float">
            <text:p>693</text:p>
          </table:table-cell>
          <table:table-cell office:value-type="string" calcext:value-type="string">
            <text:p>Уткин А. В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694" calcext:value-type="float">
            <text:p>694</text:p>
          </table:table-cell>
          <table:table-cell office:value-type="string" calcext:value-type="string">
            <text:p>Крылов Г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695" calcext:value-type="float">
            <text:p>695</text:p>
          </table:table-cell>
          <table:table-cell office:value-type="string" calcext:value-type="string">
            <text:p>Андрианова В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696" calcext:value-type="float">
            <text:p>696</text:p>
          </table:table-cell>
          <table:table-cell office:value-type="string" calcext:value-type="string">
            <text:p>Петрова А. Р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697" calcext:value-type="float">
            <text:p>697</text:p>
          </table:table-cell>
          <table:table-cell office:value-type="string" calcext:value-type="string">
            <text:p>Макаров А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698" calcext:value-type="float">
            <text:p>698</text:p>
          </table:table-cell>
          <table:table-cell office:value-type="string" calcext:value-type="string">
            <text:p>Широкова М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699" calcext:value-type="float">
            <text:p>699</text:p>
          </table:table-cell>
          <table:table-cell office:value-type="string" calcext:value-type="string">
            <text:p>Селиванов М. Я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700" calcext:value-type="float">
            <text:p>700</text:p>
          </table:table-cell>
          <table:table-cell office:value-type="string" calcext:value-type="string">
            <text:p>Николаева А. П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701" calcext:value-type="float">
            <text:p>701</text:p>
          </table:table-cell>
          <table:table-cell office:value-type="string" calcext:value-type="string">
            <text:p>Костина О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702" calcext:value-type="float">
            <text:p>702</text:p>
          </table:table-cell>
          <table:table-cell office:value-type="string" calcext:value-type="string">
            <text:p>Орлова П. Р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703" calcext:value-type="float">
            <text:p>703</text:p>
          </table:table-cell>
          <table:table-cell office:value-type="string" calcext:value-type="string">
            <text:p>Герасимова В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704" calcext:value-type="float">
            <text:p>704</text:p>
          </table:table-cell>
          <table:table-cell office:value-type="string" calcext:value-type="string">
            <text:p>Вавилов М. Т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705" calcext:value-type="float">
            <text:p>705</text:p>
          </table:table-cell>
          <table:table-cell office:value-type="string" calcext:value-type="string">
            <text:p>Глебов В. С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706" calcext:value-type="float">
            <text:p>706</text:p>
          </table:table-cell>
          <table:table-cell office:value-type="string" calcext:value-type="string">
            <text:p>Ширяева П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707" calcext:value-type="float">
            <text:p>707</text:p>
          </table:table-cell>
          <table:table-cell office:value-type="string" calcext:value-type="string">
            <text:p>Чеснокова А. Я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708" calcext:value-type="float">
            <text:p>708</text:p>
          </table:table-cell>
          <table:table-cell office:value-type="string" calcext:value-type="string">
            <text:p>Трифонов П. Н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709" calcext:value-type="float">
            <text:p>709</text:p>
          </table:table-cell>
          <table:table-cell office:value-type="string" calcext:value-type="string">
            <text:p>Иванова Ю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710" calcext:value-type="float">
            <text:p>710</text:p>
          </table:table-cell>
          <table:table-cell office:value-type="string" calcext:value-type="string">
            <text:p>Сергеева М. Ф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711" calcext:value-type="float">
            <text:p>711</text:p>
          </table:table-cell>
          <table:table-cell office:value-type="string" calcext:value-type="string">
            <text:p>Савельева Е. Л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712" calcext:value-type="float">
            <text:p>712</text:p>
          </table:table-cell>
          <table:table-cell office:value-type="string" calcext:value-type="string">
            <text:p>Пугачева В. Т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713" calcext:value-type="float">
            <text:p>713</text:p>
          </table:table-cell>
          <table:table-cell office:value-type="string" calcext:value-type="string">
            <text:p>Кузнецов К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714" calcext:value-type="float">
            <text:p>714</text:p>
          </table:table-cell>
          <table:table-cell office:value-type="string" calcext:value-type="string">
            <text:p>Демьянов С. Л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715" calcext:value-type="float">
            <text:p>715</text:p>
          </table:table-cell>
          <table:table-cell office:value-type="string" calcext:value-type="string">
            <text:p>Ковалева Д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716" calcext:value-type="float">
            <text:p>716</text:p>
          </table:table-cell>
          <table:table-cell office:value-type="string" calcext:value-type="string">
            <text:p>Шаповалов М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717" calcext:value-type="float">
            <text:p>717</text:p>
          </table:table-cell>
          <table:table-cell office:value-type="string" calcext:value-type="string">
            <text:p>Ермилова А. Т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718" calcext:value-type="float">
            <text:p>718</text:p>
          </table:table-cell>
          <table:table-cell office:value-type="string" calcext:value-type="string">
            <text:p>Лукьянов П. П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719" calcext:value-type="float">
            <text:p>719</text:p>
          </table:table-cell>
          <table:table-cell office:value-type="string" calcext:value-type="string">
            <text:p>Симонов Г. Е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720" calcext:value-type="float">
            <text:p>720</text:p>
          </table:table-cell>
          <table:table-cell office:value-type="string" calcext:value-type="string">
            <text:p>Успенский М. Р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721" calcext:value-type="float">
            <text:p>721</text:p>
          </table:table-cell>
          <table:table-cell office:value-type="string" calcext:value-type="string">
            <text:p>Воронов А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722" calcext:value-type="float">
            <text:p>722</text:p>
          </table:table-cell>
          <table:table-cell office:value-type="string" calcext:value-type="string">
            <text:p>Блохина В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723" calcext:value-type="float">
            <text:p>723</text:p>
          </table:table-cell>
          <table:table-cell office:value-type="string" calcext:value-type="string">
            <text:p>Назаров П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724" calcext:value-type="float">
            <text:p>724</text:p>
          </table:table-cell>
          <table:table-cell office:value-type="string" calcext:value-type="string">
            <text:p>Калинин Н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725" calcext:value-type="float">
            <text:p>725</text:p>
          </table:table-cell>
          <table:table-cell office:value-type="string" calcext:value-type="string">
            <text:p>Андреев П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726" calcext:value-type="float">
            <text:p>726</text:p>
          </table:table-cell>
          <table:table-cell office:value-type="string" calcext:value-type="string">
            <text:p>Владимиров А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727" calcext:value-type="float">
            <text:p>727</text:p>
          </table:table-cell>
          <table:table-cell office:value-type="string" calcext:value-type="string">
            <text:p>Бочаров А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728" calcext:value-type="float">
            <text:p>728</text:p>
          </table:table-cell>
          <table:table-cell office:value-type="string" calcext:value-type="string">
            <text:p>Семенов Д. Р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729" calcext:value-type="float">
            <text:p>729</text:p>
          </table:table-cell>
          <table:table-cell office:value-type="string" calcext:value-type="string">
            <text:p>Козлова С. Г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730" calcext:value-type="float">
            <text:p>730</text:p>
          </table:table-cell>
          <table:table-cell office:value-type="string" calcext:value-type="string">
            <text:p>Мельников М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731" calcext:value-type="float">
            <text:p>731</text:p>
          </table:table-cell>
          <table:table-cell office:value-type="string" calcext:value-type="string">
            <text:p>Семина А. Е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732" calcext:value-type="float">
            <text:p>732</text:p>
          </table:table-cell>
          <table:table-cell office:value-type="string" calcext:value-type="string">
            <text:p>Сорокин Г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733" calcext:value-type="float">
            <text:p>733</text:p>
          </table:table-cell>
          <table:table-cell office:value-type="string" calcext:value-type="string">
            <text:p>Волкова П. К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734" calcext:value-type="float">
            <text:p>734</text:p>
          </table:table-cell>
          <table:table-cell office:value-type="string" calcext:value-type="string">
            <text:p>Харитонова А. С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735" calcext:value-type="float">
            <text:p>735</text:p>
          </table:table-cell>
          <table:table-cell office:value-type="string" calcext:value-type="string">
            <text:p>Старикова С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736" calcext:value-type="float">
            <text:p>736</text:p>
          </table:table-cell>
          <table:table-cell office:value-type="string" calcext:value-type="string">
            <text:p>Андреева Д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737" calcext:value-type="float">
            <text:p>737</text:p>
          </table:table-cell>
          <table:table-cell office:value-type="string" calcext:value-type="string">
            <text:p>Соловьева М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738" calcext:value-type="float">
            <text:p>738</text:p>
          </table:table-cell>
          <table:table-cell office:value-type="string" calcext:value-type="string">
            <text:p>Колесов А. К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739" calcext:value-type="float">
            <text:p>739</text:p>
          </table:table-cell>
          <table:table-cell office:value-type="string" calcext:value-type="string">
            <text:p>Баженова В. Н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740" calcext:value-type="float">
            <text:p>740</text:p>
          </table:table-cell>
          <table:table-cell office:value-type="string" calcext:value-type="string">
            <text:p>Никитин А. С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741" calcext:value-type="float">
            <text:p>741</text:p>
          </table:table-cell>
          <table:table-cell office:value-type="string" calcext:value-type="string">
            <text:p>Баженов Н. К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742" calcext:value-type="float">
            <text:p>742</text:p>
          </table:table-cell>
          <table:table-cell office:value-type="string" calcext:value-type="string">
            <text:p>Петрова Е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743" calcext:value-type="float">
            <text:p>743</text:p>
          </table:table-cell>
          <table:table-cell office:value-type="string" calcext:value-type="string">
            <text:p>Гусев В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744" calcext:value-type="float">
            <text:p>744</text:p>
          </table:table-cell>
          <table:table-cell office:value-type="string" calcext:value-type="string">
            <text:p>Прокофьева Т. Т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745" calcext:value-type="float">
            <text:p>745</text:p>
          </table:table-cell>
          <table:table-cell office:value-type="string" calcext:value-type="string">
            <text:p>Смирнов М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746" calcext:value-type="float">
            <text:p>746</text:p>
          </table:table-cell>
          <table:table-cell office:value-type="string" calcext:value-type="string">
            <text:p>Кузнецова С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747" calcext:value-type="float">
            <text:p>747</text:p>
          </table:table-cell>
          <table:table-cell office:value-type="string" calcext:value-type="string">
            <text:p>Попова Н. Р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748" calcext:value-type="float">
            <text:p>748</text:p>
          </table:table-cell>
          <table:table-cell office:value-type="string" calcext:value-type="string">
            <text:p>Моргунов Д. Г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749" calcext:value-type="float">
            <text:p>749</text:p>
          </table:table-cell>
          <table:table-cell office:value-type="string" calcext:value-type="string">
            <text:p>Иванова М. Е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750" calcext:value-type="float">
            <text:p>750</text:p>
          </table:table-cell>
          <table:table-cell office:value-type="string" calcext:value-type="string">
            <text:p>Медведева В. Г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751" calcext:value-type="float">
            <text:p>751</text:p>
          </table:table-cell>
          <table:table-cell office:value-type="string" calcext:value-type="string">
            <text:p>Добрынина А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752" calcext:value-type="float">
            <text:p>752</text:p>
          </table:table-cell>
          <table:table-cell office:value-type="string" calcext:value-type="string">
            <text:p>Дмитриева В. Е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753" calcext:value-type="float">
            <text:p>753</text:p>
          </table:table-cell>
          <table:table-cell office:value-type="string" calcext:value-type="string">
            <text:p>Артемов Г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754" calcext:value-type="float">
            <text:p>754</text:p>
          </table:table-cell>
          <table:table-cell office:value-type="string" calcext:value-type="string">
            <text:p>Степанов М. П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755" calcext:value-type="float">
            <text:p>755</text:p>
          </table:table-cell>
          <table:table-cell office:value-type="string" calcext:value-type="string">
            <text:p>Рыжова С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756" calcext:value-type="float">
            <text:p>756</text:p>
          </table:table-cell>
          <table:table-cell office:value-type="string" calcext:value-type="string">
            <text:p>Черных В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757" calcext:value-type="float">
            <text:p>757</text:p>
          </table:table-cell>
          <table:table-cell office:value-type="string" calcext:value-type="string">
            <text:p>Постников А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758" calcext:value-type="float">
            <text:p>758</text:p>
          </table:table-cell>
          <table:table-cell office:value-type="string" calcext:value-type="string">
            <text:p>Денисов Д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759" calcext:value-type="float">
            <text:p>759</text:p>
          </table:table-cell>
          <table:table-cell office:value-type="string" calcext:value-type="string">
            <text:p>Ширяев П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760" calcext:value-type="float">
            <text:p>760</text:p>
          </table:table-cell>
          <table:table-cell office:value-type="string" calcext:value-type="string">
            <text:p>Данилова А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761" calcext:value-type="float">
            <text:p>761</text:p>
          </table:table-cell>
          <table:table-cell office:value-type="string" calcext:value-type="string">
            <text:p>Сергеев Я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762" calcext:value-type="float">
            <text:p>762</text:p>
          </table:table-cell>
          <table:table-cell office:value-type="string" calcext:value-type="string">
            <text:p>Макарова А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763" calcext:value-type="float">
            <text:p>763</text:p>
          </table:table-cell>
          <table:table-cell office:value-type="string" calcext:value-type="string">
            <text:p>Любимова В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764" calcext:value-type="float">
            <text:p>764</text:p>
          </table:table-cell>
          <table:table-cell office:value-type="string" calcext:value-type="string">
            <text:p>Зорин П. С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765" calcext:value-type="float">
            <text:p>765</text:p>
          </table:table-cell>
          <table:table-cell office:value-type="string" calcext:value-type="string">
            <text:p>Быкова С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766" calcext:value-type="float">
            <text:p>766</text:p>
          </table:table-cell>
          <table:table-cell office:value-type="string" calcext:value-type="string">
            <text:p>Носков Н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767" calcext:value-type="float">
            <text:p>767</text:p>
          </table:table-cell>
          <table:table-cell office:value-type="string" calcext:value-type="string">
            <text:p>Свешникова М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768" calcext:value-type="float">
            <text:p>768</text:p>
          </table:table-cell>
          <table:table-cell office:value-type="string" calcext:value-type="string">
            <text:p>Кузнецова Ю. З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769" calcext:value-type="float">
            <text:p>769</text:p>
          </table:table-cell>
          <table:table-cell office:value-type="string" calcext:value-type="string">
            <text:p>Кондратьева М. Ю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770" calcext:value-type="float">
            <text:p>770</text:p>
          </table:table-cell>
          <table:table-cell office:value-type="string" calcext:value-type="string">
            <text:p>Кузьмина П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771" calcext:value-type="float">
            <text:p>771</text:p>
          </table:table-cell>
          <table:table-cell office:value-type="string" calcext:value-type="string">
            <text:p>Федотова А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772" calcext:value-type="float">
            <text:p>772</text:p>
          </table:table-cell>
          <table:table-cell office:value-type="string" calcext:value-type="string">
            <text:p>Никитин И. К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773" calcext:value-type="float">
            <text:p>773</text:p>
          </table:table-cell>
          <table:table-cell office:value-type="string" calcext:value-type="string">
            <text:p>Куприянов К. Н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774" calcext:value-type="float">
            <text:p>774</text:p>
          </table:table-cell>
          <table:table-cell office:value-type="string" calcext:value-type="string">
            <text:p>Кузнецов Л. Е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775" calcext:value-type="float">
            <text:p>775</text:p>
          </table:table-cell>
          <table:table-cell office:value-type="string" calcext:value-type="string">
            <text:p>Суркова М. Г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776" calcext:value-type="float">
            <text:p>776</text:p>
          </table:table-cell>
          <table:table-cell office:value-type="string" calcext:value-type="string">
            <text:p>Корнеева К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777" calcext:value-type="float">
            <text:p>777</text:p>
          </table:table-cell>
          <table:table-cell office:value-type="string" calcext:value-type="string">
            <text:p>Казанцев Я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778" calcext:value-type="float">
            <text:p>778</text:p>
          </table:table-cell>
          <table:table-cell office:value-type="string" calcext:value-type="string">
            <text:p>Котов В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779" calcext:value-type="float">
            <text:p>779</text:p>
          </table:table-cell>
          <table:table-cell office:value-type="string" calcext:value-type="string">
            <text:p>Нестерова С. Б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780" calcext:value-type="float">
            <text:p>780</text:p>
          </table:table-cell>
          <table:table-cell office:value-type="string" calcext:value-type="string">
            <text:p>Майоров Д. Т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781" calcext:value-type="float">
            <text:p>781</text:p>
          </table:table-cell>
          <table:table-cell office:value-type="string" calcext:value-type="string">
            <text:p>Князева А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782" calcext:value-type="float">
            <text:p>782</text:p>
          </table:table-cell>
          <table:table-cell office:value-type="string" calcext:value-type="string">
            <text:p>Яковлев А. Л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783" calcext:value-type="float">
            <text:p>783</text:p>
          </table:table-cell>
          <table:table-cell office:value-type="string" calcext:value-type="string">
            <text:p>Петров А. С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784" calcext:value-type="float">
            <text:p>784</text:p>
          </table:table-cell>
          <table:table-cell office:value-type="string" calcext:value-type="string">
            <text:p>Шевелев Р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785" calcext:value-type="float">
            <text:p>785</text:p>
          </table:table-cell>
          <table:table-cell office:value-type="string" calcext:value-type="string">
            <text:p>Андрианов Е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786" calcext:value-type="float">
            <text:p>786</text:p>
          </table:table-cell>
          <table:table-cell office:value-type="string" calcext:value-type="string">
            <text:p>Ларионова А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787" calcext:value-type="float">
            <text:p>787</text:p>
          </table:table-cell>
          <table:table-cell office:value-type="string" calcext:value-type="string">
            <text:p>Макаров Е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788" calcext:value-type="float">
            <text:p>788</text:p>
          </table:table-cell>
          <table:table-cell office:value-type="string" calcext:value-type="string">
            <text:p>Калмыкова М. Н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789" calcext:value-type="float">
            <text:p>789</text:p>
          </table:table-cell>
          <table:table-cell office:value-type="string" calcext:value-type="string">
            <text:p>Калугин М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790" calcext:value-type="float">
            <text:p>790</text:p>
          </table:table-cell>
          <table:table-cell office:value-type="string" calcext:value-type="string">
            <text:p>Носкова М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791" calcext:value-type="float">
            <text:p>791</text:p>
          </table:table-cell>
          <table:table-cell office:value-type="string" calcext:value-type="string">
            <text:p>Савин А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792" calcext:value-type="float">
            <text:p>792</text:p>
          </table:table-cell>
          <table:table-cell office:value-type="string" calcext:value-type="string">
            <text:p>Агафонов А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793" calcext:value-type="float">
            <text:p>793</text:p>
          </table:table-cell>
          <table:table-cell office:value-type="string" calcext:value-type="string">
            <text:p>Соколов Д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794" calcext:value-type="float">
            <text:p>794</text:p>
          </table:table-cell>
          <table:table-cell office:value-type="string" calcext:value-type="string">
            <text:p>Гончаров Д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795" calcext:value-type="float">
            <text:p>795</text:p>
          </table:table-cell>
          <table:table-cell office:value-type="string" calcext:value-type="string">
            <text:p>Дегтярев Т. П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796" calcext:value-type="float">
            <text:p>796</text:p>
          </table:table-cell>
          <table:table-cell office:value-type="string" calcext:value-type="string">
            <text:p>Беляев К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797" calcext:value-type="float">
            <text:p>797</text:p>
          </table:table-cell>
          <table:table-cell office:value-type="string" calcext:value-type="string">
            <text:p>Калинин Я. Н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798" calcext:value-type="float">
            <text:p>798</text:p>
          </table:table-cell>
          <table:table-cell office:value-type="string" calcext:value-type="string">
            <text:p>Дорофеев Д. Ф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799" calcext:value-type="float">
            <text:p>799</text:p>
          </table:table-cell>
          <table:table-cell office:value-type="string" calcext:value-type="string">
            <text:p>Гордеев С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800" calcext:value-type="float">
            <text:p>800</text:p>
          </table:table-cell>
          <table:table-cell office:value-type="string" calcext:value-type="string">
            <text:p>Ильинская С. П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801" calcext:value-type="float">
            <text:p>801</text:p>
          </table:table-cell>
          <table:table-cell office:value-type="string" calcext:value-type="string">
            <text:p>Куликова А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802" calcext:value-type="float">
            <text:p>802</text:p>
          </table:table-cell>
          <table:table-cell office:value-type="string" calcext:value-type="string">
            <text:p>Полякова А. П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803" calcext:value-type="float">
            <text:p>803</text:p>
          </table:table-cell>
          <table:table-cell office:value-type="string" calcext:value-type="string">
            <text:p>Алексеев Р. П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804" calcext:value-type="float">
            <text:p>804</text:p>
          </table:table-cell>
          <table:table-cell office:value-type="string" calcext:value-type="string">
            <text:p>Фадеев Д. Т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805" calcext:value-type="float">
            <text:p>805</text:p>
          </table:table-cell>
          <table:table-cell office:value-type="string" calcext:value-type="string">
            <text:p>Гончарова А. К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806" calcext:value-type="float">
            <text:p>806</text:p>
          </table:table-cell>
          <table:table-cell office:value-type="string" calcext:value-type="string">
            <text:p>Тарасова Е. Т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807" calcext:value-type="float">
            <text:p>807</text:p>
          </table:table-cell>
          <table:table-cell office:value-type="string" calcext:value-type="string">
            <text:p>Никулина Д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808" calcext:value-type="float">
            <text:p>808</text:p>
          </table:table-cell>
          <table:table-cell office:value-type="string" calcext:value-type="string">
            <text:p>Румянцев М. Г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809" calcext:value-type="float">
            <text:p>809</text:p>
          </table:table-cell>
          <table:table-cell office:value-type="string" calcext:value-type="string">
            <text:p>Белова А. К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810" calcext:value-type="float">
            <text:p>810</text:p>
          </table:table-cell>
          <table:table-cell office:value-type="string" calcext:value-type="string">
            <text:p>Колесников Р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811" calcext:value-type="float">
            <text:p>811</text:p>
          </table:table-cell>
          <table:table-cell office:value-type="string" calcext:value-type="string">
            <text:p>Кузьмина А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812" calcext:value-type="float">
            <text:p>812</text:p>
          </table:table-cell>
          <table:table-cell office:value-type="string" calcext:value-type="string">
            <text:p>Зиновьев А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813" calcext:value-type="float">
            <text:p>813</text:p>
          </table:table-cell>
          <table:table-cell office:value-type="string" calcext:value-type="string">
            <text:p>Швецов Д. Г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814" calcext:value-type="float">
            <text:p>814</text:p>
          </table:table-cell>
          <table:table-cell office:value-type="string" calcext:value-type="string">
            <text:p>Сафонова П. Г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815" calcext:value-type="float">
            <text:p>815</text:p>
          </table:table-cell>
          <table:table-cell office:value-type="string" calcext:value-type="string">
            <text:p>Еремин Д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816" calcext:value-type="float">
            <text:p>816</text:p>
          </table:table-cell>
          <table:table-cell office:value-type="string" calcext:value-type="string">
            <text:p>Власов Г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817" calcext:value-type="float">
            <text:p>817</text:p>
          </table:table-cell>
          <table:table-cell office:value-type="string" calcext:value-type="string">
            <text:p>Комаров М. В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818" calcext:value-type="float">
            <text:p>818</text:p>
          </table:table-cell>
          <table:table-cell office:value-type="string" calcext:value-type="string">
            <text:p>Орлов М. Т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819" calcext:value-type="float">
            <text:p>819</text:p>
          </table:table-cell>
          <table:table-cell office:value-type="string" calcext:value-type="string">
            <text:p>Ситников С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820" calcext:value-type="float">
            <text:p>820</text:p>
          </table:table-cell>
          <table:table-cell office:value-type="string" calcext:value-type="string">
            <text:p>Кузнецова С. Г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821" calcext:value-type="float">
            <text:p>821</text:p>
          </table:table-cell>
          <table:table-cell office:value-type="string" calcext:value-type="string">
            <text:p>Борисова Д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822" calcext:value-type="float">
            <text:p>822</text:p>
          </table:table-cell>
          <table:table-cell office:value-type="string" calcext:value-type="string">
            <text:p>Богданов В. Е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823" calcext:value-type="float">
            <text:p>823</text:p>
          </table:table-cell>
          <table:table-cell office:value-type="string" calcext:value-type="string">
            <text:p>Николаев Р. С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824" calcext:value-type="float">
            <text:p>824</text:p>
          </table:table-cell>
          <table:table-cell office:value-type="string" calcext:value-type="string">
            <text:p>Иванов В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825" calcext:value-type="float">
            <text:p>825</text:p>
          </table:table-cell>
          <table:table-cell office:value-type="string" calcext:value-type="string">
            <text:p>Федорова А. Р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826" calcext:value-type="float">
            <text:p>826</text:p>
          </table:table-cell>
          <table:table-cell office:value-type="string" calcext:value-type="string">
            <text:p>Кулешова А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827" calcext:value-type="float">
            <text:p>827</text:p>
          </table:table-cell>
          <table:table-cell office:value-type="string" calcext:value-type="string">
            <text:p>Шаров Л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828" calcext:value-type="float">
            <text:p>828</text:p>
          </table:table-cell>
          <table:table-cell office:value-type="string" calcext:value-type="string">
            <text:p>Комарова В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829" calcext:value-type="float">
            <text:p>829</text:p>
          </table:table-cell>
          <table:table-cell office:value-type="string" calcext:value-type="string">
            <text:p>Гуляева С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830" calcext:value-type="float">
            <text:p>830</text:p>
          </table:table-cell>
          <table:table-cell office:value-type="string" calcext:value-type="string">
            <text:p>Иванова А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831" calcext:value-type="float">
            <text:p>831</text:p>
          </table:table-cell>
          <table:table-cell office:value-type="string" calcext:value-type="string">
            <text:p>Максимов Т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832" calcext:value-type="float">
            <text:p>832</text:p>
          </table:table-cell>
          <table:table-cell office:value-type="string" calcext:value-type="string">
            <text:p>Артамонова В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833" calcext:value-type="float">
            <text:p>833</text:p>
          </table:table-cell>
          <table:table-cell office:value-type="string" calcext:value-type="string">
            <text:p>Морозов Г. Н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834" calcext:value-type="float">
            <text:p>834</text:p>
          </table:table-cell>
          <table:table-cell office:value-type="string" calcext:value-type="string">
            <text:p>Снегирева Ю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835" calcext:value-type="float">
            <text:p>835</text:p>
          </table:table-cell>
          <table:table-cell office:value-type="string" calcext:value-type="string">
            <text:p>Васильева А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836" calcext:value-type="float">
            <text:p>836</text:p>
          </table:table-cell>
          <table:table-cell office:value-type="string" calcext:value-type="string">
            <text:p>Малышева М. Е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837" calcext:value-type="float">
            <text:p>837</text:p>
          </table:table-cell>
          <table:table-cell office:value-type="string" calcext:value-type="string">
            <text:p>Фокина Д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838" calcext:value-type="float">
            <text:p>838</text:p>
          </table:table-cell>
          <table:table-cell office:value-type="string" calcext:value-type="string">
            <text:p>Котова Д. Л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839" calcext:value-type="float">
            <text:p>839</text:p>
          </table:table-cell>
          <table:table-cell office:value-type="string" calcext:value-type="string">
            <text:p>Чернов В. В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840" calcext:value-type="float">
            <text:p>840</text:p>
          </table:table-cell>
          <table:table-cell office:value-type="string" calcext:value-type="string">
            <text:p>Уваров В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841" calcext:value-type="float">
            <text:p>841</text:p>
          </table:table-cell>
          <table:table-cell office:value-type="string" calcext:value-type="string">
            <text:p>Щукина А. Т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842" calcext:value-type="float">
            <text:p>842</text:p>
          </table:table-cell>
          <table:table-cell office:value-type="string" calcext:value-type="string">
            <text:p>Плотников С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843" calcext:value-type="float">
            <text:p>843</text:p>
          </table:table-cell>
          <table:table-cell office:value-type="string" calcext:value-type="string">
            <text:p>Ильин К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844" calcext:value-type="float">
            <text:p>844</text:p>
          </table:table-cell>
          <table:table-cell office:value-type="string" calcext:value-type="string">
            <text:p>Кожевников А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845" calcext:value-type="float">
            <text:p>845</text:p>
          </table:table-cell>
          <table:table-cell office:value-type="string" calcext:value-type="string">
            <text:p>Васильев Д. Л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846" calcext:value-type="float">
            <text:p>846</text:p>
          </table:table-cell>
          <table:table-cell office:value-type="string" calcext:value-type="string">
            <text:p>Рябов Е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847" calcext:value-type="float">
            <text:p>847</text:p>
          </table:table-cell>
          <table:table-cell office:value-type="string" calcext:value-type="string">
            <text:p>Аникина М. Н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848" calcext:value-type="float">
            <text:p>848</text:p>
          </table:table-cell>
          <table:table-cell office:value-type="string" calcext:value-type="string">
            <text:p>Парамонов А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849" calcext:value-type="float">
            <text:p>849</text:p>
          </table:table-cell>
          <table:table-cell office:value-type="string" calcext:value-type="string">
            <text:p>Миронов А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850" calcext:value-type="float">
            <text:p>850</text:p>
          </table:table-cell>
          <table:table-cell office:value-type="string" calcext:value-type="string">
            <text:p>Игнатова М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851" calcext:value-type="float">
            <text:p>851</text:p>
          </table:table-cell>
          <table:table-cell office:value-type="string" calcext:value-type="string">
            <text:p>Кузнецова В. Н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852" calcext:value-type="float">
            <text:p>852</text:p>
          </table:table-cell>
          <table:table-cell office:value-type="string" calcext:value-type="string">
            <text:p>Воробьева В. Е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853" calcext:value-type="float">
            <text:p>853</text:p>
          </table:table-cell>
          <table:table-cell office:value-type="string" calcext:value-type="string">
            <text:p>Захаров А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854" calcext:value-type="float">
            <text:p>854</text:p>
          </table:table-cell>
          <table:table-cell office:value-type="string" calcext:value-type="string">
            <text:p>Белова В. Г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855" calcext:value-type="float">
            <text:p>855</text:p>
          </table:table-cell>
          <table:table-cell office:value-type="string" calcext:value-type="string">
            <text:p>Еремина А. Г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856" calcext:value-type="float">
            <text:p>856</text:p>
          </table:table-cell>
          <table:table-cell office:value-type="string" calcext:value-type="string">
            <text:p>Малахова М. К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857" calcext:value-type="float">
            <text:p>857</text:p>
          </table:table-cell>
          <table:table-cell office:value-type="string" calcext:value-type="string">
            <text:p>Иванова Е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858" calcext:value-type="float">
            <text:p>858</text:p>
          </table:table-cell>
          <table:table-cell office:value-type="string" calcext:value-type="string">
            <text:p>Чернов В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859" calcext:value-type="float">
            <text:p>859</text:p>
          </table:table-cell>
          <table:table-cell office:value-type="string" calcext:value-type="string">
            <text:p>Соловьева А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860" calcext:value-type="float">
            <text:p>860</text:p>
          </table:table-cell>
          <table:table-cell office:value-type="string" calcext:value-type="string">
            <text:p>Федотов А. В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861" calcext:value-type="float">
            <text:p>861</text:p>
          </table:table-cell>
          <table:table-cell office:value-type="string" calcext:value-type="string">
            <text:p>Денисов Е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862" calcext:value-type="float">
            <text:p>862</text:p>
          </table:table-cell>
          <table:table-cell office:value-type="string" calcext:value-type="string">
            <text:p>Широков Е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863" calcext:value-type="float">
            <text:p>863</text:p>
          </table:table-cell>
          <table:table-cell office:value-type="string" calcext:value-type="string">
            <text:p>Кузьмин А. В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864" calcext:value-type="float">
            <text:p>864</text:p>
          </table:table-cell>
          <table:table-cell office:value-type="string" calcext:value-type="string">
            <text:p>Алексеев А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865" calcext:value-type="float">
            <text:p>865</text:p>
          </table:table-cell>
          <table:table-cell office:value-type="string" calcext:value-type="string">
            <text:p>Ильина М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866" calcext:value-type="float">
            <text:p>866</text:p>
          </table:table-cell>
          <table:table-cell office:value-type="string" calcext:value-type="string">
            <text:p>Романова А. Ф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867" calcext:value-type="float">
            <text:p>867</text:p>
          </table:table-cell>
          <table:table-cell office:value-type="string" calcext:value-type="string">
            <text:p>Маслова В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868" calcext:value-type="float">
            <text:p>868</text:p>
          </table:table-cell>
          <table:table-cell office:value-type="string" calcext:value-type="string">
            <text:p>Куликов И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869" calcext:value-type="float">
            <text:p>869</text:p>
          </table:table-cell>
          <table:table-cell office:value-type="string" calcext:value-type="string">
            <text:p>Мальцев К. В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870" calcext:value-type="float">
            <text:p>870</text:p>
          </table:table-cell>
          <table:table-cell office:value-type="string" calcext:value-type="string">
            <text:p>Прокофьева А. С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871" calcext:value-type="float">
            <text:p>871</text:p>
          </table:table-cell>
          <table:table-cell office:value-type="string" calcext:value-type="string">
            <text:p>Маслов М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872" calcext:value-type="float">
            <text:p>872</text:p>
          </table:table-cell>
          <table:table-cell office:value-type="string" calcext:value-type="string">
            <text:p>Макаров М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873" calcext:value-type="float">
            <text:p>873</text:p>
          </table:table-cell>
          <table:table-cell office:value-type="string" calcext:value-type="string">
            <text:p>Панина М. Н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874" calcext:value-type="float">
            <text:p>874</text:p>
          </table:table-cell>
          <table:table-cell office:value-type="string" calcext:value-type="string">
            <text:p>Миронов П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875" calcext:value-type="float">
            <text:p>875</text:p>
          </table:table-cell>
          <table:table-cell office:value-type="string" calcext:value-type="string">
            <text:p>Майорова В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876" calcext:value-type="float">
            <text:p>876</text:p>
          </table:table-cell>
          <table:table-cell office:value-type="string" calcext:value-type="string">
            <text:p>Борисов А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877" calcext:value-type="float">
            <text:p>877</text:p>
          </table:table-cell>
          <table:table-cell office:value-type="string" calcext:value-type="string">
            <text:p>Филатов М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878" calcext:value-type="float">
            <text:p>878</text:p>
          </table:table-cell>
          <table:table-cell office:value-type="string" calcext:value-type="string">
            <text:p>Чистякова А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879" calcext:value-type="float">
            <text:p>879</text:p>
          </table:table-cell>
          <table:table-cell office:value-type="string" calcext:value-type="string">
            <text:p>Виноградова Д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880" calcext:value-type="float">
            <text:p>880</text:p>
          </table:table-cell>
          <table:table-cell office:value-type="string" calcext:value-type="string">
            <text:p>Щербакова В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881" calcext:value-type="float">
            <text:p>881</text:p>
          </table:table-cell>
          <table:table-cell office:value-type="string" calcext:value-type="string">
            <text:p>Корнеева В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882" calcext:value-type="float">
            <text:p>882</text:p>
          </table:table-cell>
          <table:table-cell office:value-type="string" calcext:value-type="string">
            <text:p>Лобанов М. Т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883" calcext:value-type="float">
            <text:p>883</text:p>
          </table:table-cell>
          <table:table-cell office:value-type="string" calcext:value-type="string">
            <text:p>Корнилов К. Г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884" calcext:value-type="float">
            <text:p>884</text:p>
          </table:table-cell>
          <table:table-cell office:value-type="string" calcext:value-type="string">
            <text:p>Соколова А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885" calcext:value-type="float">
            <text:p>885</text:p>
          </table:table-cell>
          <table:table-cell office:value-type="string" calcext:value-type="string">
            <text:p>Николаева Д. Н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886" calcext:value-type="float">
            <text:p>886</text:p>
          </table:table-cell>
          <table:table-cell office:value-type="string" calcext:value-type="string">
            <text:p>Егоров Е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887" calcext:value-type="float">
            <text:p>887</text:p>
          </table:table-cell>
          <table:table-cell office:value-type="string" calcext:value-type="string">
            <text:p>Софронова Д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888" calcext:value-type="float">
            <text:p>888</text:p>
          </table:table-cell>
          <table:table-cell office:value-type="string" calcext:value-type="string">
            <text:p>Фетисова С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889" calcext:value-type="float">
            <text:p>889</text:p>
          </table:table-cell>
          <table:table-cell office:value-type="string" calcext:value-type="string">
            <text:p>Корнилова Е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890" calcext:value-type="float">
            <text:p>890</text:p>
          </table:table-cell>
          <table:table-cell office:value-type="string" calcext:value-type="string">
            <text:p>Макеев И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891" calcext:value-type="float">
            <text:p>891</text:p>
          </table:table-cell>
          <table:table-cell office:value-type="string" calcext:value-type="string">
            <text:p>Бочарова А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892" calcext:value-type="float">
            <text:p>892</text:p>
          </table:table-cell>
          <table:table-cell office:value-type="string" calcext:value-type="string">
            <text:p>Васильева Ф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893" calcext:value-type="float">
            <text:p>893</text:p>
          </table:table-cell>
          <table:table-cell office:value-type="string" calcext:value-type="string">
            <text:p>Алексеева Д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894" calcext:value-type="float">
            <text:p>894</text:p>
          </table:table-cell>
          <table:table-cell office:value-type="string" calcext:value-type="string">
            <text:p>Куликов М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895" calcext:value-type="float">
            <text:p>895</text:p>
          </table:table-cell>
          <table:table-cell office:value-type="string" calcext:value-type="string">
            <text:p>Гуляев С. Е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896" calcext:value-type="float">
            <text:p>896</text:p>
          </table:table-cell>
          <table:table-cell office:value-type="string" calcext:value-type="string">
            <text:p>Матвеев Н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897" calcext:value-type="float">
            <text:p>897</text:p>
          </table:table-cell>
          <table:table-cell office:value-type="string" calcext:value-type="string">
            <text:p>Голиков В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898" calcext:value-type="float">
            <text:p>898</text:p>
          </table:table-cell>
          <table:table-cell office:value-type="string" calcext:value-type="string">
            <text:p>Иванов Д. Я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899" calcext:value-type="float">
            <text:p>899</text:p>
          </table:table-cell>
          <table:table-cell office:value-type="string" calcext:value-type="string">
            <text:p>Мартынова О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900" calcext:value-type="float">
            <text:p>900</text:p>
          </table:table-cell>
          <table:table-cell office:value-type="string" calcext:value-type="string">
            <text:p>Зиновьева Д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901" calcext:value-type="float">
            <text:p>901</text:p>
          </table:table-cell>
          <table:table-cell office:value-type="string" calcext:value-type="string">
            <text:p>Воронов Д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902" calcext:value-type="float">
            <text:p>902</text:p>
          </table:table-cell>
          <table:table-cell office:value-type="string" calcext:value-type="string">
            <text:p>Королев И. Г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903" calcext:value-type="float">
            <text:p>903</text:p>
          </table:table-cell>
          <table:table-cell office:value-type="string" calcext:value-type="string">
            <text:p>Мальцев Б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904" calcext:value-type="float">
            <text:p>904</text:p>
          </table:table-cell>
          <table:table-cell office:value-type="string" calcext:value-type="string">
            <text:p>Алексеева А. Г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905" calcext:value-type="float">
            <text:p>905</text:p>
          </table:table-cell>
          <table:table-cell office:value-type="string" calcext:value-type="string">
            <text:p>Ефимов Д. Л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906" calcext:value-type="float">
            <text:p>906</text:p>
          </table:table-cell>
          <table:table-cell office:value-type="string" calcext:value-type="string">
            <text:p>Плотников С. С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907" calcext:value-type="float">
            <text:p>907</text:p>
          </table:table-cell>
          <table:table-cell office:value-type="string" calcext:value-type="string">
            <text:p>Соболев М. Н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908" calcext:value-type="float">
            <text:p>908</text:p>
          </table:table-cell>
          <table:table-cell office:value-type="string" calcext:value-type="string">
            <text:p>Гришин А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909" calcext:value-type="float">
            <text:p>909</text:p>
          </table:table-cell>
          <table:table-cell office:value-type="string" calcext:value-type="string">
            <text:p>Зубов А. П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910" calcext:value-type="float">
            <text:p>910</text:p>
          </table:table-cell>
          <table:table-cell office:value-type="string" calcext:value-type="string">
            <text:p>Козловский И. Б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911" calcext:value-type="float">
            <text:p>911</text:p>
          </table:table-cell>
          <table:table-cell office:value-type="string" calcext:value-type="string">
            <text:p>Крылов Т. Т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912" calcext:value-type="float">
            <text:p>912</text:p>
          </table:table-cell>
          <table:table-cell office:value-type="string" calcext:value-type="string">
            <text:p>Жукова Е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913" calcext:value-type="float">
            <text:p>913</text:p>
          </table:table-cell>
          <table:table-cell office:value-type="string" calcext:value-type="string">
            <text:p>Сорокина А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914" calcext:value-type="float">
            <text:p>914</text:p>
          </table:table-cell>
          <table:table-cell office:value-type="string" calcext:value-type="string">
            <text:p>Колесова П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915" calcext:value-type="float">
            <text:p>915</text:p>
          </table:table-cell>
          <table:table-cell office:value-type="string" calcext:value-type="string">
            <text:p>Павлова А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916" calcext:value-type="float">
            <text:p>916</text:p>
          </table:table-cell>
          <table:table-cell office:value-type="string" calcext:value-type="string">
            <text:p>Галкин Д. Б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917" calcext:value-type="float">
            <text:p>917</text:p>
          </table:table-cell>
          <table:table-cell office:value-type="string" calcext:value-type="string">
            <text:p>Тихонова У. К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918" calcext:value-type="float">
            <text:p>918</text:p>
          </table:table-cell>
          <table:table-cell office:value-type="string" calcext:value-type="string">
            <text:p>Одинцов В. В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919" calcext:value-type="float">
            <text:p>919</text:p>
          </table:table-cell>
          <table:table-cell office:value-type="string" calcext:value-type="string">
            <text:p>Михайлова С. Г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920" calcext:value-type="float">
            <text:p>920</text:p>
          </table:table-cell>
          <table:table-cell office:value-type="string" calcext:value-type="string">
            <text:p>Бабушкина А. Е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921" calcext:value-type="float">
            <text:p>921</text:p>
          </table:table-cell>
          <table:table-cell office:value-type="string" calcext:value-type="string">
            <text:p>Ильин А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922" calcext:value-type="float">
            <text:p>922</text:p>
          </table:table-cell>
          <table:table-cell office:value-type="string" calcext:value-type="string">
            <text:p>Севастьянов Е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923" calcext:value-type="float">
            <text:p>923</text:p>
          </table:table-cell>
          <table:table-cell office:value-type="string" calcext:value-type="string">
            <text:p>Леонтьева Е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924" calcext:value-type="float">
            <text:p>924</text:p>
          </table:table-cell>
          <table:table-cell office:value-type="string" calcext:value-type="string">
            <text:p>Воробьев М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925" calcext:value-type="float">
            <text:p>925</text:p>
          </table:table-cell>
          <table:table-cell office:value-type="string" calcext:value-type="string">
            <text:p>Кузнецов М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926" calcext:value-type="float">
            <text:p>926</text:p>
          </table:table-cell>
          <table:table-cell office:value-type="string" calcext:value-type="string">
            <text:p>Коновалова Д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927" calcext:value-type="float">
            <text:p>927</text:p>
          </table:table-cell>
          <table:table-cell office:value-type="string" calcext:value-type="string">
            <text:p>Ковалев А. С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928" calcext:value-type="float">
            <text:p>928</text:p>
          </table:table-cell>
          <table:table-cell office:value-type="string" calcext:value-type="string">
            <text:p>Киселев С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929" calcext:value-type="float">
            <text:p>929</text:p>
          </table:table-cell>
          <table:table-cell office:value-type="string" calcext:value-type="string">
            <text:p>Демидова Д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930" calcext:value-type="float">
            <text:p>930</text:p>
          </table:table-cell>
          <table:table-cell office:value-type="string" calcext:value-type="string">
            <text:p>Комаров А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931" calcext:value-type="float">
            <text:p>931</text:p>
          </table:table-cell>
          <table:table-cell office:value-type="string" calcext:value-type="string">
            <text:p>Гуляев И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932" calcext:value-type="float">
            <text:p>932</text:p>
          </table:table-cell>
          <table:table-cell office:value-type="string" calcext:value-type="string">
            <text:p>Гладков М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933" calcext:value-type="float">
            <text:p>933</text:p>
          </table:table-cell>
          <table:table-cell office:value-type="string" calcext:value-type="string">
            <text:p>Васильева Е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934" calcext:value-type="float">
            <text:p>934</text:p>
          </table:table-cell>
          <table:table-cell office:value-type="string" calcext:value-type="string">
            <text:p>Третьяков Д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935" calcext:value-type="float">
            <text:p>935</text:p>
          </table:table-cell>
          <table:table-cell office:value-type="string" calcext:value-type="string">
            <text:p>Шишкина Д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936" calcext:value-type="float">
            <text:p>936</text:p>
          </table:table-cell>
          <table:table-cell office:value-type="string" calcext:value-type="string">
            <text:p>Миронов Г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937" calcext:value-type="float">
            <text:p>937</text:p>
          </table:table-cell>
          <table:table-cell office:value-type="string" calcext:value-type="string">
            <text:p>Лапин М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938" calcext:value-type="float">
            <text:p>938</text:p>
          </table:table-cell>
          <table:table-cell office:value-type="string" calcext:value-type="string">
            <text:p>Малышева С. С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939" calcext:value-type="float">
            <text:p>939</text:p>
          </table:table-cell>
          <table:table-cell office:value-type="string" calcext:value-type="string">
            <text:p>Ильина К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940" calcext:value-type="float">
            <text:p>940</text:p>
          </table:table-cell>
          <table:table-cell office:value-type="string" calcext:value-type="string">
            <text:p>Ковалева В. С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941" calcext:value-type="float">
            <text:p>941</text:p>
          </table:table-cell>
          <table:table-cell office:value-type="string" calcext:value-type="string">
            <text:p>Николаев Т. Л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942" calcext:value-type="float">
            <text:p>942</text:p>
          </table:table-cell>
          <table:table-cell office:value-type="string" calcext:value-type="string">
            <text:p>Гусева Е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943" calcext:value-type="float">
            <text:p>943</text:p>
          </table:table-cell>
          <table:table-cell office:value-type="string" calcext:value-type="string">
            <text:p>Софронова Е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944" calcext:value-type="float">
            <text:p>944</text:p>
          </table:table-cell>
          <table:table-cell office:value-type="string" calcext:value-type="string">
            <text:p>Панкова Е. Г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945" calcext:value-type="float">
            <text:p>945</text:p>
          </table:table-cell>
          <table:table-cell office:value-type="string" calcext:value-type="string">
            <text:p>Кузнецов Ф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946" calcext:value-type="float">
            <text:p>946</text:p>
          </table:table-cell>
          <table:table-cell office:value-type="string" calcext:value-type="string">
            <text:p>Степанов Р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947" calcext:value-type="float">
            <text:p>947</text:p>
          </table:table-cell>
          <table:table-cell office:value-type="string" calcext:value-type="string">
            <text:p>Семенов Е. Г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948" calcext:value-type="float">
            <text:p>948</text:p>
          </table:table-cell>
          <table:table-cell office:value-type="string" calcext:value-type="string">
            <text:p>Афанасьев М. Л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949" calcext:value-type="float">
            <text:p>949</text:p>
          </table:table-cell>
          <table:table-cell office:value-type="string" calcext:value-type="string">
            <text:p>Мартынова К. Т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950" calcext:value-type="float">
            <text:p>950</text:p>
          </table:table-cell>
          <table:table-cell office:value-type="string" calcext:value-type="string">
            <text:p>Беляков Л. Я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951" calcext:value-type="float">
            <text:p>951</text:p>
          </table:table-cell>
          <table:table-cell office:value-type="string" calcext:value-type="string">
            <text:p>Фролов Т. И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952" calcext:value-type="float">
            <text:p>952</text:p>
          </table:table-cell>
          <table:table-cell office:value-type="string" calcext:value-type="string">
            <text:p>Калачев Е. В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953" calcext:value-type="float">
            <text:p>953</text:p>
          </table:table-cell>
          <table:table-cell office:value-type="string" calcext:value-type="string">
            <text:p>Зайцев Д. Э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954" calcext:value-type="float">
            <text:p>954</text:p>
          </table:table-cell>
          <table:table-cell office:value-type="string" calcext:value-type="string">
            <text:p>Малинина В. Н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955" calcext:value-type="float">
            <text:p>955</text:p>
          </table:table-cell>
          <table:table-cell office:value-type="string" calcext:value-type="string">
            <text:p>Зайцев Р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956" calcext:value-type="float">
            <text:p>956</text:p>
          </table:table-cell>
          <table:table-cell office:value-type="string" calcext:value-type="string">
            <text:p>Герасимова Д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number-columns-repeated="60"/>
        </table:table-row>
        <table:table-row table:style-name="ro1">
          <table:table-cell table:style-name="ce6" office:value-type="float" office:value="957" calcext:value-type="float">
            <text:p>957</text:p>
          </table:table-cell>
          <table:table-cell office:value-type="string" calcext:value-type="string">
            <text:p>Данилова М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958" calcext:value-type="float">
            <text:p>958</text:p>
          </table:table-cell>
          <table:table-cell office:value-type="string" calcext:value-type="string">
            <text:p>Андреева А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959" calcext:value-type="float">
            <text:p>959</text:p>
          </table:table-cell>
          <table:table-cell office:value-type="string" calcext:value-type="string">
            <text:p>Мельникова А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960" calcext:value-type="float">
            <text:p>960</text:p>
          </table:table-cell>
          <table:table-cell office:value-type="string" calcext:value-type="string">
            <text:p>Федорова М. Л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number-columns-repeated="60"/>
        </table:table-row>
        <table:table-row table:style-name="ro1">
          <table:table-cell table:style-name="ce6" office:value-type="float" office:value="961" calcext:value-type="float">
            <text:p>961</text:p>
          </table:table-cell>
          <table:table-cell office:value-type="string" calcext:value-type="string">
            <text:p>Волкова В. А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962" calcext:value-type="float">
            <text:p>962</text:p>
          </table:table-cell>
          <table:table-cell office:value-type="string" calcext:value-type="string">
            <text:p>Быков С. С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963" calcext:value-type="float">
            <text:p>963</text:p>
          </table:table-cell>
          <table:table-cell office:value-type="string" calcext:value-type="string">
            <text:p>Родионов А. Т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964" calcext:value-type="float">
            <text:p>964</text:p>
          </table:table-cell>
          <table:table-cell office:value-type="string" calcext:value-type="string">
            <text:p>Ушакова М. С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965" calcext:value-type="float">
            <text:p>965</text:p>
          </table:table-cell>
          <table:table-cell office:value-type="string" calcext:value-type="string">
            <text:p>Исаева С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966" calcext:value-type="float">
            <text:p>966</text:p>
          </table:table-cell>
          <table:table-cell office:value-type="string" calcext:value-type="string">
            <text:p>Гусева Д. Л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967" calcext:value-type="float">
            <text:p>967</text:p>
          </table:table-cell>
          <table:table-cell office:value-type="string" calcext:value-type="string">
            <text:p>Шувалов Ф. Л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number-columns-repeated="60"/>
        </table:table-row>
        <table:table-row table:style-name="ro1">
          <table:table-cell table:style-name="ce6" office:value-type="float" office:value="968" calcext:value-type="float">
            <text:p>968</text:p>
          </table:table-cell>
          <table:table-cell office:value-type="string" calcext:value-type="string">
            <text:p>Волков А. Г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969" calcext:value-type="float">
            <text:p>969</text:p>
          </table:table-cell>
          <table:table-cell office:value-type="string" calcext:value-type="string">
            <text:p>Куприянов И. К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970" calcext:value-type="float">
            <text:p>970</text:p>
          </table:table-cell>
          <table:table-cell office:value-type="string" calcext:value-type="string">
            <text:p>Басова Е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971" calcext:value-type="float">
            <text:p>971</text:p>
          </table:table-cell>
          <table:table-cell office:value-type="string" calcext:value-type="string">
            <text:p>Царев С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972" calcext:value-type="float">
            <text:p>972</text:p>
          </table:table-cell>
          <table:table-cell office:value-type="string" calcext:value-type="string">
            <text:p>Герасимов А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973" calcext:value-type="float">
            <text:p>973</text:p>
          </table:table-cell>
          <table:table-cell office:value-type="string" calcext:value-type="string">
            <text:p>Лобанов Е. М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974" calcext:value-type="float">
            <text:p>974</text:p>
          </table:table-cell>
          <table:table-cell office:value-type="string" calcext:value-type="string">
            <text:p>Казакова А. К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975" calcext:value-type="float">
            <text:p>975</text:p>
          </table:table-cell>
          <table:table-cell office:value-type="string" calcext:value-type="string">
            <text:p>Макаров Г. К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number-columns-repeated="60"/>
        </table:table-row>
        <table:table-row table:style-name="ro1">
          <table:table-cell table:style-name="ce6" office:value-type="float" office:value="976" calcext:value-type="float">
            <text:p>976</text:p>
          </table:table-cell>
          <table:table-cell office:value-type="string" calcext:value-type="string">
            <text:p>Лебедева Е. Г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977" calcext:value-type="float">
            <text:p>977</text:p>
          </table:table-cell>
          <table:table-cell office:value-type="string" calcext:value-type="string">
            <text:p>Зиновьева А. Л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number-columns-repeated="60"/>
        </table:table-row>
        <table:table-row table:style-name="ro1">
          <table:table-cell table:style-name="ce6" office:value-type="float" office:value="978" calcext:value-type="float">
            <text:p>978</text:p>
          </table:table-cell>
          <table:table-cell office:value-type="string" calcext:value-type="string">
            <text:p>Литвинов М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979" calcext:value-type="float">
            <text:p>979</text:p>
          </table:table-cell>
          <table:table-cell office:value-type="string" calcext:value-type="string">
            <text:p>Завьялова А. К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980" calcext:value-type="float">
            <text:p>980</text:p>
          </table:table-cell>
          <table:table-cell office:value-type="string" calcext:value-type="string">
            <text:p>Калашникова Д. Н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981" calcext:value-type="float">
            <text:p>981</text:p>
          </table:table-cell>
          <table:table-cell office:value-type="string" calcext:value-type="string">
            <text:p>Шилова Е. И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number-columns-repeated="60"/>
        </table:table-row>
        <table:table-row table:style-name="ro1">
          <table:table-cell table:style-name="ce6" office:value-type="float" office:value="982" calcext:value-type="float">
            <text:p>982</text:p>
          </table:table-cell>
          <table:table-cell office:value-type="string" calcext:value-type="string">
            <text:p>Гурова Н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number-columns-repeated="60"/>
        </table:table-row>
        <table:table-row table:style-name="ro1">
          <table:table-cell table:style-name="ce6" office:value-type="float" office:value="983" calcext:value-type="float">
            <text:p>983</text:p>
          </table:table-cell>
          <table:table-cell office:value-type="string" calcext:value-type="string">
            <text:p>Борисова А. Р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984" calcext:value-type="float">
            <text:p>984</text:p>
          </table:table-cell>
          <table:table-cell office:value-type="string" calcext:value-type="string">
            <text:p>Бирюкова А. М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985" calcext:value-type="float">
            <text:p>985</text:p>
          </table:table-cell>
          <table:table-cell office:value-type="string" calcext:value-type="string">
            <text:p>Морозов Д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986" calcext:value-type="float">
            <text:p>986</text:p>
          </table:table-cell>
          <table:table-cell office:value-type="string" calcext:value-type="string">
            <text:p>Михайлова Я. Г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987" calcext:value-type="float">
            <text:p>987</text:p>
          </table:table-cell>
          <table:table-cell office:value-type="string" calcext:value-type="string">
            <text:p>Фролов В. Я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988" calcext:value-type="float">
            <text:p>988</text:p>
          </table:table-cell>
          <table:table-cell office:value-type="string" calcext:value-type="string">
            <text:p>Коновалов А. А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number-columns-repeated="60"/>
        </table:table-row>
        <table:table-row table:style-name="ro1">
          <table:table-cell table:style-name="ce6" office:value-type="float" office:value="989" calcext:value-type="float">
            <text:p>989</text:p>
          </table:table-cell>
          <table:table-cell office:value-type="string" calcext:value-type="string">
            <text:p>Ильин С. Т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number-columns-repeated="60"/>
        </table:table-row>
        <table:table-row table:style-name="ro1">
          <table:table-cell table:style-name="ce6" office:value-type="float" office:value="990" calcext:value-type="float">
            <text:p>990</text:p>
          </table:table-cell>
          <table:table-cell office:value-type="string" calcext:value-type="string">
            <text:p>Зеленина В. Т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991" calcext:value-type="float">
            <text:p>991</text:p>
          </table:table-cell>
          <table:table-cell office:value-type="string" calcext:value-type="string">
            <text:p>Беляева М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992" calcext:value-type="float">
            <text:p>992</text:p>
          </table:table-cell>
          <table:table-cell office:value-type="string" calcext:value-type="string">
            <text:p>Тарасов Д. З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number-columns-repeated="60"/>
        </table:table-row>
        <table:table-row table:style-name="ro1">
          <table:table-cell table:style-name="ce6" office:value-type="float" office:value="993" calcext:value-type="float">
            <text:p>993</text:p>
          </table:table-cell>
          <table:table-cell office:value-type="string" calcext:value-type="string">
            <text:p>Комиссарова П. Т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994" calcext:value-type="float">
            <text:p>994</text:p>
          </table:table-cell>
          <table:table-cell office:value-type="string" calcext:value-type="string">
            <text:p>Кузнецов А. Д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number-columns-repeated="60"/>
        </table:table-row>
        <table:table-row table:style-name="ro1">
          <table:table-cell table:style-name="ce6" office:value-type="float" office:value="995" calcext:value-type="float">
            <text:p>995</text:p>
          </table:table-cell>
          <table:table-cell office:value-type="string" calcext:value-type="string">
            <text:p>Шевцова А. Е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number-columns-repeated="60"/>
        </table:table-row>
        <table:table-row table:style-name="ro1">
          <table:table-cell table:style-name="ce6" office:value-type="float" office:value="996" calcext:value-type="float">
            <text:p>996</text:p>
          </table:table-cell>
          <table:table-cell office:value-type="string" calcext:value-type="string">
            <text:p>Устинов И. С.</text:p>
          </table:table-cell>
          <table:table-cell table:style-name="ce6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number-columns-repeated="60"/>
        </table:table-row>
        <table:table-row table:style-name="ro1">
          <table:table-cell table:style-name="ce6" office:value-type="float" office:value="997" calcext:value-type="float">
            <text:p>997</text:p>
          </table:table-cell>
          <table:table-cell office:value-type="string" calcext:value-type="string">
            <text:p>Симонова В. Е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>
          <table:table-cell table:style-name="ce6" office:value-type="float" office:value="998" calcext:value-type="float">
            <text:p>998</text:p>
          </table:table-cell>
          <table:table-cell office:value-type="string" calcext:value-type="string">
            <text:p>Пономарева А. Д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number-columns-repeated="60"/>
        </table:table-row>
        <table:table-row table:style-name="ro1">
          <table:table-cell table:style-name="ce6" office:value-type="float" office:value="999" calcext:value-type="float">
            <text:p>999</text:p>
          </table:table-cell>
          <table:table-cell office:value-type="string" calcext:value-type="string">
            <text:p>Кулешова Л. В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number-columns-repeated="60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office:value-type="string" calcext:value-type="string">
            <text:p>Островская А. Н.</text:p>
          </table:table-cell>
          <table:table-cell table:style-name="ce6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number-columns-repeated="60"/>
        </table:table-row>
        <table:table-row table:style-name="ro1" table:number-rows-repeated="10475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Родственные связи" table:style-name="ta2">
        <office:forms form:automatic-focus="false" form:apply-design-mode="false"/>
        <table:table-column table:style-name="co4" table:number-columns-repeated="2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9" table:default-cell-style-name="Default"/>
        <table:table-row table:style-name="ro1">
          <table:table-cell table:style-name="ce5" office:value-type="string" calcext:value-type="string">
            <text:p>ID_родителя</text:p>
          </table:table-cell>
          <table:table-cell table:style-name="ce5" office:value-type="string" calcext:value-type="string">
            <text:p>ID_ребенка</text:p>
          </table:table-cell>
          <table:table-cell office:value-type="string" calcext:value-type="string">
            <text:p>Город Родителя</text:p>
          </table:table-cell>
          <table:table-cell office:value-type="string" calcext:value-type="string">
            <text:p>город ребёнка</text:p>
          </table:table-cell>
          <table:table-cell office:value-type="string" calcext:value-type="string">
            <text:p>Совпадение</text:p>
          </table:table-cell>
          <table:table-cell table:number-columns-repeated="5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68" calcext:value-type="float">
            <text:p>468</text:p>
          </table:table-cell>
          <table:table-cell table:formula="of:=VLOOKUP([.A2];[$Люди.$A$1:.$D$1048576];4;0)" office:value-type="string" office:string-value="Краснодар" calcext:value-type="string">
            <text:p>Краснодар</text:p>
          </table:table-cell>
          <table:table-cell table:formula="of:=VLOOKUP([.B2];[$Люди.$A$1:.$D$1048576];4;0)" office:value-type="string" office:string-value="Уфа" calcext:value-type="string">
            <text:p>Уфа</text:p>
          </table:table-cell>
          <table:table-cell table:formula="of:=IF([.C2]=[.D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68" calcext:value-type="float">
            <text:p>468</text:p>
          </table:table-cell>
          <table:table-cell table:formula="of:=VLOOKUP([.A3];[$Люди.$A$1:.$D$1048576];4;0)" office:value-type="string" office:string-value="Краснодар" calcext:value-type="string">
            <text:p>Краснодар</text:p>
          </table:table-cell>
          <table:table-cell table:formula="of:=VLOOKUP([.B3];[$Люди.$A$1:.$D$1048576];4;0)" office:value-type="string" office:string-value="Уфа" calcext:value-type="string">
            <text:p>Уфа</text:p>
          </table:table-cell>
          <table:table-cell table:formula="of:=IF([.C3]=[.D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982" calcext:value-type="float">
            <text:p>982</text:p>
          </table:table-cell>
          <table:table-cell table:formula="of:=VLOOKUP([.A4];[$Люди.$A$1:.$D$1048576];4;0)" office:value-type="string" office:string-value="Краснодар" calcext:value-type="string">
            <text:p>Краснодар</text:p>
          </table:table-cell>
          <table:table-cell table:formula="of:=VLOOKUP([.B4];[$Люди.$A$1:.$D$1048576];4;0)" office:value-type="string" office:string-value="Новосибирск" calcext:value-type="string">
            <text:p>Новосибирск</text:p>
          </table:table-cell>
          <table:table-cell table:formula="of:=IF([.C4]=[.D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82" calcext:value-type="float">
            <text:p>982</text:p>
          </table:table-cell>
          <table:table-cell table:formula="of:=VLOOKUP([.A5];[$Люди.$A$1:.$D$1048576];4;0)" office:value-type="string" office:string-value="Омск" calcext:value-type="string">
            <text:p>Омск</text:p>
          </table:table-cell>
          <table:table-cell table:formula="of:=VLOOKUP([.B5];[$Люди.$A$1:.$D$1048576];4;0)" office:value-type="string" office:string-value="Новосибирск" calcext:value-type="string">
            <text:p>Новосибирск</text:p>
          </table:table-cell>
          <table:table-cell table:formula="of:=IF([.C5]=[.D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54" calcext:value-type="float">
            <text:p>454</text:p>
          </table:table-cell>
          <table:table-cell table:formula="of:=VLOOKUP([.A6];[$Люди.$A$1:.$D$1048576];4;0)" office:value-type="string" office:string-value="Рязань" calcext:value-type="string">
            <text:p>Рязань</text:p>
          </table:table-cell>
          <table:table-cell table:formula="of:=VLOOKUP([.B6];[$Люди.$A$1:.$D$1048576];4;0)" office:value-type="string" office:string-value="Рязань" calcext:value-type="string">
            <text:p>Рязань</text:p>
          </table:table-cell>
          <table:table-cell table:formula="of:=IF([.C6]=[.D6];1;0)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6" calcext:value-type="float">
            <text:p>336</text:p>
          </table:table-cell>
          <table:table-cell table:formula="of:=VLOOKUP([.A7];[$Люди.$A$1:.$D$1048576];4;0)" office:value-type="string" office:string-value="Екатеринбург" calcext:value-type="string">
            <text:p>Екатеринбург</text:p>
          </table:table-cell>
          <table:table-cell table:formula="of:=VLOOKUP([.B7];[$Люди.$A$1:.$D$1048576];4;0)" office:value-type="string" office:string-value="Красноярск" calcext:value-type="string">
            <text:p>Красноярск</text:p>
          </table:table-cell>
          <table:table-cell table:formula="of:=IF([.C7]=[.D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5" calcext:value-type="float">
            <text:p>75</text:p>
          </table:table-cell>
          <table:table-cell table:formula="of:=VLOOKUP([.A8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8];[$Люди.$A$1:.$D$1048576];4;0)" office:value-type="string" office:string-value="Краснодар" calcext:value-type="string">
            <text:p>Краснодар</text:p>
          </table:table-cell>
          <table:table-cell table:formula="of:=IF([.C8]=[.D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09" calcext:value-type="float">
            <text:p>209</text:p>
          </table:table-cell>
          <table:table-cell table:formula="of:=VLOOKUP([.A9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9];[$Люди.$A$1:.$D$1048576];4;0)" office:value-type="string" office:string-value="Омск" calcext:value-type="string">
            <text:p>Омск</text:p>
          </table:table-cell>
          <table:table-cell table:formula="of:=IF([.C9]=[.D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5" calcext:value-type="float">
            <text:p>225</text:p>
          </table:table-cell>
          <table:table-cell table:formula="of:=VLOOKUP([.A10];[$Люди.$A$1:.$D$1048576];4;0)" office:value-type="string" office:string-value="Уфа" calcext:value-type="string">
            <text:p>Уфа</text:p>
          </table:table-cell>
          <table:table-cell table:formula="of:=VLOOKUP([.B10];[$Люди.$A$1:.$D$1048576];4;0)" office:value-type="string" office:string-value="Казань" calcext:value-type="string">
            <text:p>Казань</text:p>
          </table:table-cell>
          <table:table-cell table:formula="of:=IF([.C10]=[.D1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25" calcext:value-type="float">
            <text:p>225</text:p>
          </table:table-cell>
          <table:table-cell table:formula="of:=VLOOKUP([.A11];[$Люди.$A$1:.$D$1048576];4;0)" office:value-type="string" office:string-value="Саратов" calcext:value-type="string">
            <text:p>Саратов</text:p>
          </table:table-cell>
          <table:table-cell table:formula="of:=VLOOKUP([.B11];[$Люди.$A$1:.$D$1048576];4;0)" office:value-type="string" office:string-value="Казань" calcext:value-type="string">
            <text:p>Казань</text:p>
          </table:table-cell>
          <table:table-cell table:formula="of:=IF([.C11]=[.D1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89" calcext:value-type="float">
            <text:p>389</text:p>
          </table:table-cell>
          <table:table-cell table:formula="of:=VLOOKUP([.A12];[$Люди.$A$1:.$D$1048576];4;0)" office:value-type="string" office:string-value="Челябинск" calcext:value-type="string">
            <text:p>Челябинск</text:p>
          </table:table-cell>
          <table:table-cell table:formula="of:=VLOOKUP([.B12];[$Люди.$A$1:.$D$1048576];4;0)" office:value-type="string" office:string-value="Хабаровск" calcext:value-type="string">
            <text:p>Хабаровск</text:p>
          </table:table-cell>
          <table:table-cell table:formula="of:=IF([.C12]=[.D1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89" calcext:value-type="float">
            <text:p>389</text:p>
          </table:table-cell>
          <table:table-cell table:formula="of:=VLOOKUP([.A13];[$Люди.$A$1:.$D$1048576];4;0)" office:value-type="string" office:string-value="Краснодар" calcext:value-type="string">
            <text:p>Краснодар</text:p>
          </table:table-cell>
          <table:table-cell table:formula="of:=VLOOKUP([.B13];[$Люди.$A$1:.$D$1048576];4;0)" office:value-type="string" office:string-value="Хабаровск" calcext:value-type="string">
            <text:p>Хабаровск</text:p>
          </table:table-cell>
          <table:table-cell table:formula="of:=IF([.C13]=[.D1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table:formula="of:=VLOOKUP([.A14];[$Люди.$A$1:.$D$1048576];4;0)" office:value-type="string" office:string-value="Хабаровск" calcext:value-type="string">
            <text:p>Хабаровск</text:p>
          </table:table-cell>
          <table:table-cell table:formula="of:=VLOOKUP([.B14];[$Люди.$A$1:.$D$1048576];4;0)" office:value-type="string" office:string-value="Рязань" calcext:value-type="string">
            <text:p>Рязань</text:p>
          </table:table-cell>
          <table:table-cell table:formula="of:=IF([.C14]=[.D1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87" calcext:value-type="float">
            <text:p>187</text:p>
          </table:table-cell>
          <table:table-cell table:formula="of:=VLOOKUP([.A15];[$Люди.$A$1:.$D$1048576];4;0)" office:value-type="string" office:string-value="Омск" calcext:value-type="string">
            <text:p>Омск</text:p>
          </table:table-cell>
          <table:table-cell table:formula="of:=VLOOKUP([.B15];[$Люди.$A$1:.$D$1048576];4;0)" office:value-type="string" office:string-value="Пермь" calcext:value-type="string">
            <text:p>Пермь</text:p>
          </table:table-cell>
          <table:table-cell table:formula="of:=IF([.C15]=[.D1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87" calcext:value-type="float">
            <text:p>187</text:p>
          </table:table-cell>
          <table:table-cell table:formula="of:=VLOOKUP([.A16];[$Люди.$A$1:.$D$1048576];4;0)" office:value-type="string" office:string-value="Омск" calcext:value-type="string">
            <text:p>Омск</text:p>
          </table:table-cell>
          <table:table-cell table:formula="of:=VLOOKUP([.B16];[$Люди.$A$1:.$D$1048576];4;0)" office:value-type="string" office:string-value="Пермь" calcext:value-type="string">
            <text:p>Пермь</text:p>
          </table:table-cell>
          <table:table-cell table:formula="of:=IF([.C16]=[.D1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7" calcext:value-type="float">
            <text:p>147</text:p>
          </table:table-cell>
          <table:table-cell table:formula="of:=VLOOKUP([.A17];[$Люди.$A$1:.$D$1048576];4;0)" office:value-type="string" office:string-value="Казань" calcext:value-type="string">
            <text:p>Казань</text:p>
          </table:table-cell>
          <table:table-cell table:formula="of:=VLOOKUP([.B17];[$Люди.$A$1:.$D$1048576];4;0)" office:value-type="string" office:string-value="Екатеринбург" calcext:value-type="string">
            <text:p>Екатеринбург</text:p>
          </table:table-cell>
          <table:table-cell table:formula="of:=IF([.C17]=[.D1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4" calcext:value-type="float">
            <text:p>514</text:p>
          </table:table-cell>
          <table:table-cell table:formula="of:=VLOOKUP([.A18];[$Люди.$A$1:.$D$1048576];4;0)" office:value-type="string" office:string-value="Уфа" calcext:value-type="string">
            <text:p>Уфа</text:p>
          </table:table-cell>
          <table:table-cell table:formula="of:=VLOOKUP([.B18];[$Люди.$A$1:.$D$1048576];4;0)" office:value-type="string" office:string-value="Новосибирск" calcext:value-type="string">
            <text:p>Новосибирск</text:p>
          </table:table-cell>
          <table:table-cell table:formula="of:=IF([.C18]=[.D1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46" calcext:value-type="float">
            <text:p>546</text:p>
          </table:table-cell>
          <table:table-cell table:formula="of:=VLOOKUP([.A19];[$Люди.$A$1:.$D$1048576];4;0)" office:value-type="string" office:string-value="Хабаровск" calcext:value-type="string">
            <text:p>Хабаровск</text:p>
          </table:table-cell>
          <table:table-cell table:formula="of:=VLOOKUP([.B19];[$Люди.$A$1:.$D$1048576];4;0)" office:value-type="string" office:string-value="Иркутск" calcext:value-type="string">
            <text:p>Иркутск</text:p>
          </table:table-cell>
          <table:table-cell table:formula="of:=IF([.C19]=[.D1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6" calcext:value-type="float">
            <text:p>546</text:p>
          </table:table-cell>
          <table:table-cell table:formula="of:=VLOOKUP([.A20];[$Люди.$A$1:.$D$1048576];4;0)" office:value-type="string" office:string-value="Уфа" calcext:value-type="string">
            <text:p>Уфа</text:p>
          </table:table-cell>
          <table:table-cell table:formula="of:=VLOOKUP([.B20];[$Люди.$A$1:.$D$1048576];4;0)" office:value-type="string" office:string-value="Иркутск" calcext:value-type="string">
            <text:p>Иркутск</text:p>
          </table:table-cell>
          <table:table-cell table:formula="of:=IF([.C20]=[.D2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50" calcext:value-type="float">
            <text:p>650</text:p>
          </table:table-cell>
          <table:table-cell table:formula="of:=VLOOKUP([.A21];[$Люди.$A$1:.$D$1048576];4;0)" office:value-type="string" office:string-value="Краснодар" calcext:value-type="string">
            <text:p>Краснодар</text:p>
          </table:table-cell>
          <table:table-cell table:formula="of:=VLOOKUP([.B21];[$Люди.$A$1:.$D$1048576];4;0)" office:value-type="string" office:string-value="Хабаровск" calcext:value-type="string">
            <text:p>Хабаровск</text:p>
          </table:table-cell>
          <table:table-cell table:formula="of:=IF([.C21]=[.D2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62" calcext:value-type="float">
            <text:p>962</text:p>
          </table:table-cell>
          <table:table-cell table:formula="of:=VLOOKUP([.A22];[$Люди.$A$1:.$D$1048576];4;0)" office:value-type="string" office:string-value="Казань" calcext:value-type="string">
            <text:p>Казань</text:p>
          </table:table-cell>
          <table:table-cell table:formula="of:=VLOOKUP([.B22];[$Люди.$A$1:.$D$1048576];4;0)" office:value-type="string" office:string-value="Челябинск" calcext:value-type="string">
            <text:p>Челябинск</text:p>
          </table:table-cell>
          <table:table-cell table:formula="of:=IF([.C22]=[.D2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62" calcext:value-type="float">
            <text:p>962</text:p>
          </table:table-cell>
          <table:table-cell table:formula="of:=VLOOKUP([.A23];[$Люди.$A$1:.$D$1048576];4;0)" office:value-type="string" office:string-value="Челябинск" calcext:value-type="string">
            <text:p>Челябинск</text:p>
          </table:table-cell>
          <table:table-cell table:formula="of:=VLOOKUP([.B23];[$Люди.$A$1:.$D$1048576];4;0)" office:value-type="string" office:string-value="Челябинск" calcext:value-type="string">
            <text:p>Челябинск</text:p>
          </table:table-cell>
          <table:table-cell table:formula="of:=IF([.C23]=[.D23];1;0)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76" calcext:value-type="float">
            <text:p>476</text:p>
          </table:table-cell>
          <table:table-cell table:formula="of:=VLOOKUP([.A24];[$Люди.$A$1:.$D$1048576];4;0)" office:value-type="string" office:string-value="Уфа" calcext:value-type="string">
            <text:p>Уфа</text:p>
          </table:table-cell>
          <table:table-cell table:formula="of:=VLOOKUP([.B24];[$Люди.$A$1:.$D$1048576];4;0)" office:value-type="string" office:string-value="Грозный" calcext:value-type="string">
            <text:p>Грозный</text:p>
          </table:table-cell>
          <table:table-cell table:formula="of:=IF([.C24]=[.D2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76" calcext:value-type="float">
            <text:p>476</text:p>
          </table:table-cell>
          <table:table-cell table:formula="of:=VLOOKUP([.A25];[$Люди.$A$1:.$D$1048576];4;0)" office:value-type="string" office:string-value="Пермь" calcext:value-type="string">
            <text:p>Пермь</text:p>
          </table:table-cell>
          <table:table-cell table:formula="of:=VLOOKUP([.B25];[$Люди.$A$1:.$D$1048576];4;0)" office:value-type="string" office:string-value="Грозный" calcext:value-type="string">
            <text:p>Грозный</text:p>
          </table:table-cell>
          <table:table-cell table:formula="of:=IF([.C25]=[.D2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70" calcext:value-type="float">
            <text:p>670</text:p>
          </table:table-cell>
          <table:table-cell table:formula="of:=VLOOKUP([.A26];[$Люди.$A$1:.$D$1048576];4;0)" office:value-type="string" office:string-value="Краснодар" calcext:value-type="string">
            <text:p>Краснодар</text:p>
          </table:table-cell>
          <table:table-cell table:formula="of:=VLOOKUP([.B26];[$Люди.$A$1:.$D$1048576];4;0)" office:value-type="string" office:string-value="Челябинск" calcext:value-type="string">
            <text:p>Челябинск</text:p>
          </table:table-cell>
          <table:table-cell table:formula="of:=IF([.C26]=[.D2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42" calcext:value-type="float">
            <text:p>642</text:p>
          </table:table-cell>
          <table:table-cell table:formula="of:=VLOOKUP([.A27];[$Люди.$A$1:.$D$1048576];4;0)" office:value-type="string" office:string-value="Челябинск" calcext:value-type="string">
            <text:p>Челябинск</text:p>
          </table:table-cell>
          <table:table-cell table:formula="of:=VLOOKUP([.B27];[$Люди.$A$1:.$D$1048576];4;0)" office:value-type="string" office:string-value="Иркутск" calcext:value-type="string">
            <text:p>Иркутск</text:p>
          </table:table-cell>
          <table:table-cell table:formula="of:=IF([.C27]=[.D2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41" calcext:value-type="float">
            <text:p>141</text:p>
          </table:table-cell>
          <table:table-cell table:formula="of:=VLOOKUP([.A28];[$Люди.$A$1:.$D$1048576];4;0)" office:value-type="string" office:string-value="Красноярск" calcext:value-type="string">
            <text:p>Красноярск</text:p>
          </table:table-cell>
          <table:table-cell table:formula="of:=VLOOKUP([.B28];[$Люди.$A$1:.$D$1048576];4;0)" office:value-type="string" office:string-value="Иркутск" calcext:value-type="string">
            <text:p>Иркутск</text:p>
          </table:table-cell>
          <table:table-cell table:formula="of:=IF([.C28]=[.D2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1" calcext:value-type="float">
            <text:p>141</text:p>
          </table:table-cell>
          <table:table-cell table:formula="of:=VLOOKUP([.A29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29];[$Люди.$A$1:.$D$1048576];4;0)" office:value-type="string" office:string-value="Иркутск" calcext:value-type="string">
            <text:p>Иркутск</text:p>
          </table:table-cell>
          <table:table-cell table:formula="of:=IF([.C29]=[.D2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25" calcext:value-type="float">
            <text:p>525</text:p>
          </table:table-cell>
          <table:table-cell table:formula="of:=VLOOKUP([.A30];[$Люди.$A$1:.$D$1048576];4;0)" office:value-type="string" office:string-value="Геленджик" calcext:value-type="string">
            <text:p>Геленджик</text:p>
          </table:table-cell>
          <table:table-cell table:formula="of:=VLOOKUP([.B30];[$Люди.$A$1:.$D$1048576];4;0)" office:value-type="string" office:string-value="Геленджик" calcext:value-type="string">
            <text:p>Геленджик</text:p>
          </table:table-cell>
          <table:table-cell table:formula="of:=IF([.C30]=[.D30];1;0)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25" calcext:value-type="float">
            <text:p>525</text:p>
          </table:table-cell>
          <table:table-cell table:formula="of:=VLOOKUP([.A31];[$Люди.$A$1:.$D$1048576];4;0)" office:value-type="string" office:string-value="Грозный" calcext:value-type="string">
            <text:p>Грозный</text:p>
          </table:table-cell>
          <table:table-cell table:formula="of:=VLOOKUP([.B31];[$Люди.$A$1:.$D$1048576];4;0)" office:value-type="string" office:string-value="Геленджик" calcext:value-type="string">
            <text:p>Геленджик</text:p>
          </table:table-cell>
          <table:table-cell table:formula="of:=IF([.C31]=[.D3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976" calcext:value-type="float">
            <text:p>976</text:p>
          </table:table-cell>
          <table:table-cell table:formula="of:=VLOOKUP([.A32];[$Люди.$A$1:.$D$1048576];4;0)" office:value-type="string" office:string-value="Рязань" calcext:value-type="string">
            <text:p>Рязань</text:p>
          </table:table-cell>
          <table:table-cell table:formula="of:=VLOOKUP([.B32];[$Люди.$A$1:.$D$1048576];4;0)" office:value-type="string" office:string-value="Челябинск" calcext:value-type="string">
            <text:p>Челябинск</text:p>
          </table:table-cell>
          <table:table-cell table:formula="of:=IF([.C32]=[.D3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76" calcext:value-type="float">
            <text:p>976</text:p>
          </table:table-cell>
          <table:table-cell table:formula="of:=VLOOKUP([.A33];[$Люди.$A$1:.$D$1048576];4;0)" office:value-type="string" office:string-value="Челябинск" calcext:value-type="string">
            <text:p>Челябинск</text:p>
          </table:table-cell>
          <table:table-cell table:formula="of:=VLOOKUP([.B33];[$Люди.$A$1:.$D$1048576];4;0)" office:value-type="string" office:string-value="Челябинск" calcext:value-type="string">
            <text:p>Челябинск</text:p>
          </table:table-cell>
          <table:table-cell table:formula="of:=IF([.C33]=[.D33];1;0)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58" calcext:value-type="float">
            <text:p>258</text:p>
          </table:table-cell>
          <table:table-cell table:formula="of:=VLOOKUP([.A34];[$Люди.$A$1:.$D$1048576];4;0)" office:value-type="string" office:string-value="Казань" calcext:value-type="string">
            <text:p>Казань</text:p>
          </table:table-cell>
          <table:table-cell table:formula="of:=VLOOKUP([.B34];[$Люди.$A$1:.$D$1048576];4;0)" office:value-type="string" office:string-value="Саратов" calcext:value-type="string">
            <text:p>Саратов</text:p>
          </table:table-cell>
          <table:table-cell table:formula="of:=IF([.C34]=[.D3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8" calcext:value-type="float">
            <text:p>258</text:p>
          </table:table-cell>
          <table:table-cell table:formula="of:=VLOOKUP([.A35];[$Люди.$A$1:.$D$1048576];4;0)" office:value-type="string" office:string-value="Челябинск" calcext:value-type="string">
            <text:p>Челябинск</text:p>
          </table:table-cell>
          <table:table-cell table:formula="of:=VLOOKUP([.B35];[$Люди.$A$1:.$D$1048576];4;0)" office:value-type="string" office:string-value="Саратов" calcext:value-type="string">
            <text:p>Саратов</text:p>
          </table:table-cell>
          <table:table-cell table:formula="of:=IF([.C35]=[.D3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04" calcext:value-type="float">
            <text:p>704</text:p>
          </table:table-cell>
          <table:table-cell table:formula="of:=VLOOKUP([.A36];[$Люди.$A$1:.$D$1048576];4;0)" office:value-type="string" office:string-value="Челябинск" calcext:value-type="string">
            <text:p>Челябинск</text:p>
          </table:table-cell>
          <table:table-cell table:formula="of:=VLOOKUP([.B36];[$Люди.$A$1:.$D$1048576];4;0)" office:value-type="string" office:string-value="Казань" calcext:value-type="string">
            <text:p>Казань</text:p>
          </table:table-cell>
          <table:table-cell table:formula="of:=IF([.C36]=[.D3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81" calcext:value-type="float">
            <text:p>381</text:p>
          </table:table-cell>
          <table:table-cell table:formula="of:=VLOOKUP([.A37];[$Люди.$A$1:.$D$1048576];4;0)" office:value-type="string" office:string-value="Хабаровск" calcext:value-type="string">
            <text:p>Хабаровск</text:p>
          </table:table-cell>
          <table:table-cell table:formula="of:=VLOOKUP([.B37];[$Люди.$A$1:.$D$1048576];4;0)" office:value-type="string" office:string-value="Хабаровск" calcext:value-type="string">
            <text:p>Хабаровск</text:p>
          </table:table-cell>
          <table:table-cell table:formula="of:=IF([.C37]=[.D37];1;0)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1" calcext:value-type="float">
            <text:p>381</text:p>
          </table:table-cell>
          <table:table-cell table:formula="of:=VLOOKUP([.A38];[$Люди.$A$1:.$D$1048576];4;0)" office:value-type="string" office:string-value="Красноярск" calcext:value-type="string">
            <text:p>Красноярск</text:p>
          </table:table-cell>
          <table:table-cell table:formula="of:=VLOOKUP([.B38];[$Люди.$A$1:.$D$1048576];4;0)" office:value-type="string" office:string-value="Хабаровск" calcext:value-type="string">
            <text:p>Хабаровск</text:p>
          </table:table-cell>
          <table:table-cell table:formula="of:=IF([.C38]=[.D3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839" calcext:value-type="float">
            <text:p>839</text:p>
          </table:table-cell>
          <table:table-cell table:formula="of:=VLOOKUP([.A39];[$Люди.$A$1:.$D$1048576];4;0)" office:value-type="string" office:string-value="Омск" calcext:value-type="string">
            <text:p>Омск</text:p>
          </table:table-cell>
          <table:table-cell table:formula="of:=VLOOKUP([.B39];[$Люди.$A$1:.$D$1048576];4;0)" office:value-type="string" office:string-value="Краснодар" calcext:value-type="string">
            <text:p>Краснодар</text:p>
          </table:table-cell>
          <table:table-cell table:formula="of:=IF([.C39]=[.D3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839" calcext:value-type="float">
            <text:p>839</text:p>
          </table:table-cell>
          <table:table-cell table:formula="of:=VLOOKUP([.A40];[$Люди.$A$1:.$D$1048576];4;0)" office:value-type="string" office:string-value="Омск" calcext:value-type="string">
            <text:p>Омск</text:p>
          </table:table-cell>
          <table:table-cell table:formula="of:=VLOOKUP([.B40];[$Люди.$A$1:.$D$1048576];4;0)" office:value-type="string" office:string-value="Краснодар" calcext:value-type="string">
            <text:p>Краснодар</text:p>
          </table:table-cell>
          <table:table-cell table:formula="of:=IF([.C40]=[.D4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5" calcext:value-type="float">
            <text:p>45</text:p>
          </table:table-cell>
          <table:table-cell table:formula="of:=VLOOKUP([.A41];[$Люди.$A$1:.$D$1048576];4;0)" office:value-type="string" office:string-value="Красноярск" calcext:value-type="string">
            <text:p>Красноярск</text:p>
          </table:table-cell>
          <table:table-cell table:formula="of:=VLOOKUP([.B41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IF([.C41]=[.D4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88" calcext:value-type="float">
            <text:p>788</text:p>
          </table:table-cell>
          <table:table-cell table:formula="of:=VLOOKUP([.A42];[$Люди.$A$1:.$D$1048576];4;0)" office:value-type="string" office:string-value="Воронеж" calcext:value-type="string">
            <text:p>Воронеж</text:p>
          </table:table-cell>
          <table:table-cell table:formula="of:=VLOOKUP([.B42];[$Люди.$A$1:.$D$1048576];4;0)" office:value-type="string" office:string-value="Геленджик" calcext:value-type="string">
            <text:p>Геленджик</text:p>
          </table:table-cell>
          <table:table-cell table:formula="of:=IF([.C42]=[.D4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88" calcext:value-type="float">
            <text:p>788</text:p>
          </table:table-cell>
          <table:table-cell table:formula="of:=VLOOKUP([.A43];[$Люди.$A$1:.$D$1048576];4;0)" office:value-type="string" office:string-value="Краснодар" calcext:value-type="string">
            <text:p>Краснодар</text:p>
          </table:table-cell>
          <table:table-cell table:formula="of:=VLOOKUP([.B43];[$Люди.$A$1:.$D$1048576];4;0)" office:value-type="string" office:string-value="Геленджик" calcext:value-type="string">
            <text:p>Геленджик</text:p>
          </table:table-cell>
          <table:table-cell table:formula="of:=IF([.C43]=[.D4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03" calcext:value-type="float">
            <text:p>703</text:p>
          </table:table-cell>
          <table:table-cell table:formula="of:=VLOOKUP([.A44];[$Люди.$A$1:.$D$1048576];4;0)" office:value-type="string" office:string-value="Челябинск" calcext:value-type="string">
            <text:p>Челябинск</text:p>
          </table:table-cell>
          <table:table-cell table:formula="of:=VLOOKUP([.B44];[$Люди.$A$1:.$D$1048576];4;0)" office:value-type="string" office:string-value="Уфа" calcext:value-type="string">
            <text:p>Уфа</text:p>
          </table:table-cell>
          <table:table-cell table:formula="of:=IF([.C44]=[.D4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18" calcext:value-type="float">
            <text:p>618</text:p>
          </table:table-cell>
          <table:table-cell table:formula="of:=VLOOKUP([.A45];[$Люди.$A$1:.$D$1048576];4;0)" office:value-type="string" office:string-value="Иркутск" calcext:value-type="string">
            <text:p>Иркутск</text:p>
          </table:table-cell>
          <table:table-cell table:formula="of:=VLOOKUP([.B45];[$Люди.$A$1:.$D$1048576];4;0)" office:value-type="string" office:string-value="Пермь" calcext:value-type="string">
            <text:p>Пермь</text:p>
          </table:table-cell>
          <table:table-cell table:formula="of:=IF([.C45]=[.D4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18" calcext:value-type="float">
            <text:p>618</text:p>
          </table:table-cell>
          <table:table-cell table:formula="of:=VLOOKUP([.A46];[$Люди.$A$1:.$D$1048576];4;0)" office:value-type="string" office:string-value="Краснодар" calcext:value-type="string">
            <text:p>Краснодар</text:p>
          </table:table-cell>
          <table:table-cell table:formula="of:=VLOOKUP([.B46];[$Люди.$A$1:.$D$1048576];4;0)" office:value-type="string" office:string-value="Пермь" calcext:value-type="string">
            <text:p>Пермь</text:p>
          </table:table-cell>
          <table:table-cell table:formula="of:=IF([.C46]=[.D4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6" calcext:value-type="float">
            <text:p>176</text:p>
          </table:table-cell>
          <table:table-cell table:formula="of:=VLOOKUP([.A47];[$Люди.$A$1:.$D$1048576];4;0)" office:value-type="string" office:string-value="Омск" calcext:value-type="string">
            <text:p>Омск</text:p>
          </table:table-cell>
          <table:table-cell table:formula="of:=VLOOKUP([.B47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IF([.C47]=[.D4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76" calcext:value-type="float">
            <text:p>176</text:p>
          </table:table-cell>
          <table:table-cell table:formula="of:=VLOOKUP([.A48];[$Люди.$A$1:.$D$1048576];4;0)" office:value-type="string" office:string-value="Грозный" calcext:value-type="string">
            <text:p>Грозный</text:p>
          </table:table-cell>
          <table:table-cell table:formula="of:=VLOOKUP([.B48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IF([.C48]=[.D4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94" calcext:value-type="float">
            <text:p>94</text:p>
          </table:table-cell>
          <table:table-cell table:formula="of:=VLOOKUP([.A49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49];[$Люди.$A$1:.$D$1048576];4;0)" office:value-type="string" office:string-value="Казань" calcext:value-type="string">
            <text:p>Казань</text:p>
          </table:table-cell>
          <table:table-cell table:formula="of:=IF([.C49]=[.D4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94" calcext:value-type="float">
            <text:p>94</text:p>
          </table:table-cell>
          <table:table-cell table:formula="of:=VLOOKUP([.A50];[$Люди.$A$1:.$D$1048576];4;0)" office:value-type="string" office:string-value="Саратов" calcext:value-type="string">
            <text:p>Саратов</text:p>
          </table:table-cell>
          <table:table-cell table:formula="of:=VLOOKUP([.B50];[$Люди.$A$1:.$D$1048576];4;0)" office:value-type="string" office:string-value="Казань" calcext:value-type="string">
            <text:p>Казань</text:p>
          </table:table-cell>
          <table:table-cell table:formula="of:=IF([.C50]=[.D5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86" calcext:value-type="float">
            <text:p>86</text:p>
          </table:table-cell>
          <table:table-cell table:formula="of:=VLOOKUP([.A51];[$Люди.$A$1:.$D$1048576];4;0)" office:value-type="string" office:string-value="Омск" calcext:value-type="string">
            <text:p>Омск</text:p>
          </table:table-cell>
          <table:table-cell table:formula="of:=VLOOKUP([.B51];[$Люди.$A$1:.$D$1048576];4;0)" office:value-type="string" office:string-value="Красноярск" calcext:value-type="string">
            <text:p>Красноярск</text:p>
          </table:table-cell>
          <table:table-cell table:formula="of:=IF([.C51]=[.D5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6" calcext:value-type="float">
            <text:p>86</text:p>
          </table:table-cell>
          <table:table-cell table:formula="of:=VLOOKUP([.A52];[$Люди.$A$1:.$D$1048576];4;0)" office:value-type="string" office:string-value="Красноярск" calcext:value-type="string">
            <text:p>Красноярск</text:p>
          </table:table-cell>
          <table:table-cell table:formula="of:=VLOOKUP([.B52];[$Люди.$A$1:.$D$1048576];4;0)" office:value-type="string" office:string-value="Красноярск" calcext:value-type="string">
            <text:p>Красноярск</text:p>
          </table:table-cell>
          <table:table-cell table:formula="of:=IF([.C52]=[.D52];1;0)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1" calcext:value-type="float">
            <text:p>61</text:p>
          </table:table-cell>
          <table:table-cell table:formula="of:=VLOOKUP([.A53];[$Люди.$A$1:.$D$1048576];4;0)" office:value-type="string" office:string-value="Екатеринбург" calcext:value-type="string">
            <text:p>Екатеринбург</text:p>
          </table:table-cell>
          <table:table-cell table:formula="of:=VLOOKUP([.B53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IF([.C53]=[.D5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2" calcext:value-type="float">
            <text:p>12</text:p>
          </table:table-cell>
          <table:table-cell table:formula="of:=VLOOKUP([.A54];[$Люди.$A$1:.$D$1048576];4;0)" office:value-type="string" office:string-value="Омск" calcext:value-type="string">
            <text:p>Омск</text:p>
          </table:table-cell>
          <table:table-cell table:formula="of:=VLOOKUP([.B54];[$Люди.$A$1:.$D$1048576];4;0)" office:value-type="string" office:string-value="Пермь" calcext:value-type="string">
            <text:p>Пермь</text:p>
          </table:table-cell>
          <table:table-cell table:formula="of:=IF([.C54]=[.D5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2" calcext:value-type="float">
            <text:p>12</text:p>
          </table:table-cell>
          <table:table-cell table:formula="of:=VLOOKUP([.A55];[$Люди.$A$1:.$D$1048576];4;0)" office:value-type="string" office:string-value="Омск" calcext:value-type="string">
            <text:p>Омск</text:p>
          </table:table-cell>
          <table:table-cell table:formula="of:=VLOOKUP([.B55];[$Люди.$A$1:.$D$1048576];4;0)" office:value-type="string" office:string-value="Пермь" calcext:value-type="string">
            <text:p>Пермь</text:p>
          </table:table-cell>
          <table:table-cell table:formula="of:=IF([.C55]=[.D5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33" calcext:value-type="float">
            <text:p>733</text:p>
          </table:table-cell>
          <table:table-cell table:formula="of:=VLOOKUP([.A56];[$Люди.$A$1:.$D$1048576];4;0)" office:value-type="string" office:string-value="Омск" calcext:value-type="string">
            <text:p>Омск</text:p>
          </table:table-cell>
          <table:table-cell table:formula="of:=VLOOKUP([.B56];[$Люди.$A$1:.$D$1048576];4;0)" office:value-type="string" office:string-value="Уфа" calcext:value-type="string">
            <text:p>Уфа</text:p>
          </table:table-cell>
          <table:table-cell table:formula="of:=IF([.C56]=[.D5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37" calcext:value-type="float">
            <text:p>937</text:p>
          </table:table-cell>
          <table:table-cell table:formula="of:=VLOOKUP([.A57];[$Люди.$A$1:.$D$1048576];4;0)" office:value-type="string" office:string-value="Саратов" calcext:value-type="string">
            <text:p>Саратов</text:p>
          </table:table-cell>
          <table:table-cell table:formula="of:=VLOOKUP([.B57];[$Люди.$A$1:.$D$1048576];4;0)" office:value-type="string" office:string-value="Хабаровск" calcext:value-type="string">
            <text:p>Хабаровск</text:p>
          </table:table-cell>
          <table:table-cell table:formula="of:=IF([.C57]=[.D5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937" calcext:value-type="float">
            <text:p>937</text:p>
          </table:table-cell>
          <table:table-cell table:formula="of:=VLOOKUP([.A58];[$Люди.$A$1:.$D$1048576];4;0)" office:value-type="string" office:string-value="Челябинск" calcext:value-type="string">
            <text:p>Челябинск</text:p>
          </table:table-cell>
          <table:table-cell table:formula="of:=VLOOKUP([.B58];[$Люди.$A$1:.$D$1048576];4;0)" office:value-type="string" office:string-value="Хабаровск" calcext:value-type="string">
            <text:p>Хабаровск</text:p>
          </table:table-cell>
          <table:table-cell table:formula="of:=IF([.C58]=[.D5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6" calcext:value-type="float">
            <text:p>276</text:p>
          </table:table-cell>
          <table:table-cell table:formula="of:=VLOOKUP([.A59];[$Люди.$A$1:.$D$1048576];4;0)" office:value-type="string" office:string-value="Челябинск" calcext:value-type="string">
            <text:p>Челябинск</text:p>
          </table:table-cell>
          <table:table-cell table:formula="of:=VLOOKUP([.B59];[$Люди.$A$1:.$D$1048576];4;0)" office:value-type="string" office:string-value="Новосибирск" calcext:value-type="string">
            <text:p>Новосибирск</text:p>
          </table:table-cell>
          <table:table-cell table:formula="of:=IF([.C59]=[.D5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76" calcext:value-type="float">
            <text:p>276</text:p>
          </table:table-cell>
          <table:table-cell table:formula="of:=VLOOKUP([.A60];[$Люди.$A$1:.$D$1048576];4;0)" office:value-type="string" office:string-value="Красноярск" calcext:value-type="string">
            <text:p>Красноярск</text:p>
          </table:table-cell>
          <table:table-cell table:formula="of:=VLOOKUP([.B60];[$Люди.$A$1:.$D$1048576];4;0)" office:value-type="string" office:string-value="Новосибирск" calcext:value-type="string">
            <text:p>Новосибирск</text:p>
          </table:table-cell>
          <table:table-cell table:formula="of:=IF([.C60]=[.D6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534" calcext:value-type="float">
            <text:p>534</text:p>
          </table:table-cell>
          <table:table-cell table:formula="of:=VLOOKUP([.A61];[$Люди.$A$1:.$D$1048576];4;0)" office:value-type="string" office:string-value="Омск" calcext:value-type="string">
            <text:p>Омск</text:p>
          </table:table-cell>
          <table:table-cell table:formula="of:=VLOOKUP([.B61];[$Люди.$A$1:.$D$1048576];4;0)" office:value-type="string" office:string-value="Омск" calcext:value-type="string">
            <text:p>Омск</text:p>
          </table:table-cell>
          <table:table-cell table:formula="of:=IF([.C61]=[.D61];1;0)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34" calcext:value-type="float">
            <text:p>534</text:p>
          </table:table-cell>
          <table:table-cell table:formula="of:=VLOOKUP([.A62];[$Люди.$A$1:.$D$1048576];4;0)" office:value-type="string" office:string-value="Саратов" calcext:value-type="string">
            <text:p>Саратов</text:p>
          </table:table-cell>
          <table:table-cell table:formula="of:=VLOOKUP([.B62];[$Люди.$A$1:.$D$1048576];4;0)" office:value-type="string" office:string-value="Омск" calcext:value-type="string">
            <text:p>Омск</text:p>
          </table:table-cell>
          <table:table-cell table:formula="of:=IF([.C62]=[.D6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592" calcext:value-type="float">
            <text:p>592</text:p>
          </table:table-cell>
          <table:table-cell table:formula="of:=VLOOKUP([.A63];[$Люди.$A$1:.$D$1048576];4;0)" office:value-type="string" office:string-value="Иркутск" calcext:value-type="string">
            <text:p>Иркутск</text:p>
          </table:table-cell>
          <table:table-cell table:formula="of:=VLOOKUP([.B63];[$Люди.$A$1:.$D$1048576];4;0)" office:value-type="string" office:string-value="Иркутск" calcext:value-type="string">
            <text:p>Иркутск</text:p>
          </table:table-cell>
          <table:table-cell table:formula="of:=IF([.C63]=[.D63];1;0)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72" calcext:value-type="float">
            <text:p>872</text:p>
          </table:table-cell>
          <table:table-cell table:formula="of:=VLOOKUP([.A64];[$Люди.$A$1:.$D$1048576];4;0)" office:value-type="string" office:string-value="Рязань" calcext:value-type="string">
            <text:p>Рязань</text:p>
          </table:table-cell>
          <table:table-cell table:formula="of:=VLOOKUP([.B64];[$Люди.$A$1:.$D$1048576];4;0)" office:value-type="string" office:string-value="Рязань" calcext:value-type="string">
            <text:p>Рязань</text:p>
          </table:table-cell>
          <table:table-cell table:formula="of:=IF([.C64]=[.D64];1;0)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872" calcext:value-type="float">
            <text:p>872</text:p>
          </table:table-cell>
          <table:table-cell table:formula="of:=VLOOKUP([.A65];[$Люди.$A$1:.$D$1048576];4;0)" office:value-type="string" office:string-value="Уфа" calcext:value-type="string">
            <text:p>Уфа</text:p>
          </table:table-cell>
          <table:table-cell table:formula="of:=VLOOKUP([.B65];[$Люди.$A$1:.$D$1048576];4;0)" office:value-type="string" office:string-value="Рязань" calcext:value-type="string">
            <text:p>Рязань</text:p>
          </table:table-cell>
          <table:table-cell table:formula="of:=IF([.C65]=[.D6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59" calcext:value-type="float">
            <text:p>759</text:p>
          </table:table-cell>
          <table:table-cell table:formula="of:=VLOOKUP([.A66];[$Люди.$A$1:.$D$1048576];4;0)" office:value-type="string" office:string-value="Уфа" calcext:value-type="string">
            <text:p>Уфа</text:p>
          </table:table-cell>
          <table:table-cell table:formula="of:=VLOOKUP([.B66];[$Люди.$A$1:.$D$1048576];4;0)" office:value-type="string" office:string-value="Грозный" calcext:value-type="string">
            <text:p>Грозный</text:p>
          </table:table-cell>
          <table:table-cell table:formula="of:=IF([.C66]=[.D6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36" calcext:value-type="float">
            <text:p>836</text:p>
          </table:table-cell>
          <table:table-cell table:formula="of:=VLOOKUP([.A67];[$Люди.$A$1:.$D$1048576];4;0)" office:value-type="string" office:string-value="Уфа" calcext:value-type="string">
            <text:p>Уфа</text:p>
          </table:table-cell>
          <table:table-cell table:formula="of:=VLOOKUP([.B67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IF([.C67]=[.D6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79" calcext:value-type="float">
            <text:p>679</text:p>
          </table:table-cell>
          <table:table-cell table:formula="of:=VLOOKUP([.A68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68];[$Люди.$A$1:.$D$1048576];4;0)" office:value-type="string" office:string-value="Екатеринбург" calcext:value-type="string">
            <text:p>Екатеринбург</text:p>
          </table:table-cell>
          <table:table-cell table:formula="of:=IF([.C68]=[.D6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43" calcext:value-type="float">
            <text:p>343</text:p>
          </table:table-cell>
          <table:table-cell table:formula="of:=VLOOKUP([.A69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69];[$Люди.$A$1:.$D$1048576];4;0)" office:value-type="string" office:string-value="Рязань" calcext:value-type="string">
            <text:p>Рязань</text:p>
          </table:table-cell>
          <table:table-cell table:formula="of:=IF([.C69]=[.D6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92" calcext:value-type="float">
            <text:p>392</text:p>
          </table:table-cell>
          <table:table-cell table:formula="of:=VLOOKUP([.A70];[$Люди.$A$1:.$D$1048576];4;0)" office:value-type="string" office:string-value="Саратов" calcext:value-type="string">
            <text:p>Саратов</text:p>
          </table:table-cell>
          <table:table-cell table:formula="of:=VLOOKUP([.B70];[$Люди.$A$1:.$D$1048576];4;0)" office:value-type="string" office:string-value="Рязань" calcext:value-type="string">
            <text:p>Рязань</text:p>
          </table:table-cell>
          <table:table-cell table:formula="of:=IF([.C70]=[.D7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07" calcext:value-type="float">
            <text:p>107</text:p>
          </table:table-cell>
          <table:table-cell table:formula="of:=VLOOKUP([.A71];[$Люди.$A$1:.$D$1048576];4;0)" office:value-type="string" office:string-value="Саратов" calcext:value-type="string">
            <text:p>Саратов</text:p>
          </table:table-cell>
          <table:table-cell table:formula="of:=VLOOKUP([.B71];[$Люди.$A$1:.$D$1048576];4;0)" office:value-type="string" office:string-value="Омск" calcext:value-type="string">
            <text:p>Омск</text:p>
          </table:table-cell>
          <table:table-cell table:formula="of:=IF([.C71]=[.D7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509" calcext:value-type="float">
            <text:p>509</text:p>
          </table:table-cell>
          <table:table-cell table:formula="of:=VLOOKUP([.A72];[$Люди.$A$1:.$D$1048576];4;0)" office:value-type="string" office:string-value="Рязань" calcext:value-type="string">
            <text:p>Рязань</text:p>
          </table:table-cell>
          <table:table-cell table:formula="of:=VLOOKUP([.B72];[$Люди.$A$1:.$D$1048576];4;0)" office:value-type="string" office:string-value="Челябинск" calcext:value-type="string">
            <text:p>Челябинск</text:p>
          </table:table-cell>
          <table:table-cell table:formula="of:=IF([.C72]=[.D7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09" calcext:value-type="float">
            <text:p>509</text:p>
          </table:table-cell>
          <table:table-cell table:formula="of:=VLOOKUP([.A73];[$Люди.$A$1:.$D$1048576];4;0)" office:value-type="string" office:string-value="Екатеринбург" calcext:value-type="string">
            <text:p>Екатеринбург</text:p>
          </table:table-cell>
          <table:table-cell table:formula="of:=VLOOKUP([.B73];[$Люди.$A$1:.$D$1048576];4;0)" office:value-type="string" office:string-value="Челябинск" calcext:value-type="string">
            <text:p>Челябинск</text:p>
          </table:table-cell>
          <table:table-cell table:formula="of:=IF([.C73]=[.D7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56" calcext:value-type="float">
            <text:p>456</text:p>
          </table:table-cell>
          <table:table-cell table:formula="of:=VLOOKUP([.A74];[$Люди.$A$1:.$D$1048576];4;0)" office:value-type="string" office:string-value="Рязань" calcext:value-type="string">
            <text:p>Рязань</text:p>
          </table:table-cell>
          <table:table-cell table:formula="of:=VLOOKUP([.B74];[$Люди.$A$1:.$D$1048576];4;0)" office:value-type="string" office:string-value="Москва" calcext:value-type="string">
            <text:p>Москва</text:p>
          </table:table-cell>
          <table:table-cell table:formula="of:=IF([.C74]=[.D7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56" calcext:value-type="float">
            <text:p>456</text:p>
          </table:table-cell>
          <table:table-cell table:formula="of:=VLOOKUP([.A75];[$Люди.$A$1:.$D$1048576];4;0)" office:value-type="string" office:string-value="Екатеринбург" calcext:value-type="string">
            <text:p>Екатеринбург</text:p>
          </table:table-cell>
          <table:table-cell table:formula="of:=VLOOKUP([.B75];[$Люди.$A$1:.$D$1048576];4;0)" office:value-type="string" office:string-value="Москва" calcext:value-type="string">
            <text:p>Москва</text:p>
          </table:table-cell>
          <table:table-cell table:formula="of:=IF([.C75]=[.D7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60" calcext:value-type="float">
            <text:p>360</text:p>
          </table:table-cell>
          <table:table-cell table:formula="of:=VLOOKUP([.A76];[$Люди.$A$1:.$D$1048576];4;0)" office:value-type="string" office:string-value="Саратов" calcext:value-type="string">
            <text:p>Саратов</text:p>
          </table:table-cell>
          <table:table-cell table:formula="of:=VLOOKUP([.B76];[$Люди.$A$1:.$D$1048576];4;0)" office:value-type="string" office:string-value="Челябинск" calcext:value-type="string">
            <text:p>Челябинск</text:p>
          </table:table-cell>
          <table:table-cell table:formula="of:=IF([.C76]=[.D7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78" calcext:value-type="float">
            <text:p>378</text:p>
          </table:table-cell>
          <table:table-cell table:formula="of:=VLOOKUP([.A77];[$Люди.$A$1:.$D$1048576];4;0)" office:value-type="string" office:string-value="Саратов" calcext:value-type="string">
            <text:p>Саратов</text:p>
          </table:table-cell>
          <table:table-cell table:formula="of:=VLOOKUP([.B77];[$Люди.$A$1:.$D$1048576];4;0)" office:value-type="string" office:string-value="Красноярск" calcext:value-type="string">
            <text:p>Красноярск</text:p>
          </table:table-cell>
          <table:table-cell table:formula="of:=IF([.C77]=[.D7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84" calcext:value-type="float">
            <text:p>384</text:p>
          </table:table-cell>
          <table:table-cell table:formula="of:=VLOOKUP([.A78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78];[$Люди.$A$1:.$D$1048576];4;0)" office:value-type="string" office:string-value="Иркутск" calcext:value-type="string">
            <text:p>Иркутск</text:p>
          </table:table-cell>
          <table:table-cell table:formula="of:=IF([.C78]=[.D7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84" calcext:value-type="float">
            <text:p>984</text:p>
          </table:table-cell>
          <table:table-cell table:formula="of:=VLOOKUP([.A79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79];[$Люди.$A$1:.$D$1048576];4;0)" office:value-type="string" office:string-value="Уфа" calcext:value-type="string">
            <text:p>Уфа</text:p>
          </table:table-cell>
          <table:table-cell table:formula="of:=IF([.C79]=[.D7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3" calcext:value-type="float">
            <text:p>193</text:p>
          </table:table-cell>
          <table:table-cell table:formula="of:=VLOOKUP([.A80];[$Люди.$A$1:.$D$1048576];4;0)" office:value-type="string" office:string-value="Москва" calcext:value-type="string">
            <text:p>Москва</text:p>
          </table:table-cell>
          <table:table-cell table:formula="of:=VLOOKUP([.B80];[$Люди.$A$1:.$D$1048576];4;0)" office:value-type="string" office:string-value="Саратов" calcext:value-type="string">
            <text:p>Саратов</text:p>
          </table:table-cell>
          <table:table-cell table:formula="of:=IF([.C80]=[.D8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formula="of:=VLOOKUP([.A81];[$Люди.$A$1:.$D$1048576];4;0)" office:value-type="string" office:string-value="Москва" calcext:value-type="string">
            <text:p>Москва</text:p>
          </table:table-cell>
          <table:table-cell table:formula="of:=VLOOKUP([.B81];[$Люди.$A$1:.$D$1048576];4;0)" office:value-type="string" office:string-value="Иркутск" calcext:value-type="string">
            <text:p>Иркутск</text:p>
          </table:table-cell>
          <table:table-cell table:formula="of:=IF([.C81]=[.D8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896" calcext:value-type="float">
            <text:p>896</text:p>
          </table:table-cell>
          <table:table-cell table:formula="of:=VLOOKUP([.A82];[$Люди.$A$1:.$D$1048576];4;0)" office:value-type="string" office:string-value="Иркутск" calcext:value-type="string">
            <text:p>Иркутск</text:p>
          </table:table-cell>
          <table:table-cell table:formula="of:=VLOOKUP([.B82];[$Люди.$A$1:.$D$1048576];4;0)" office:value-type="string" office:string-value="Новосибирск" calcext:value-type="string">
            <text:p>Новосибирск</text:p>
          </table:table-cell>
          <table:table-cell table:formula="of:=IF([.C82]=[.D8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896" calcext:value-type="float">
            <text:p>896</text:p>
          </table:table-cell>
          <table:table-cell table:formula="of:=VLOOKUP([.A83];[$Люди.$A$1:.$D$1048576];4;0)" office:value-type="string" office:string-value="Грозный" calcext:value-type="string">
            <text:p>Грозный</text:p>
          </table:table-cell>
          <table:table-cell table:formula="of:=VLOOKUP([.B83];[$Люди.$A$1:.$D$1048576];4;0)" office:value-type="string" office:string-value="Новосибирск" calcext:value-type="string">
            <text:p>Новосибирск</text:p>
          </table:table-cell>
          <table:table-cell table:formula="of:=IF([.C83]=[.D8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67" calcext:value-type="float">
            <text:p>567</text:p>
          </table:table-cell>
          <table:table-cell table:formula="of:=VLOOKUP([.A84];[$Люди.$A$1:.$D$1048576];4;0)" office:value-type="string" office:string-value="Иркутск" calcext:value-type="string">
            <text:p>Иркутск</text:p>
          </table:table-cell>
          <table:table-cell table:formula="of:=VLOOKUP([.B84];[$Люди.$A$1:.$D$1048576];4;0)" office:value-type="string" office:string-value="Омск" calcext:value-type="string">
            <text:p>Омск</text:p>
          </table:table-cell>
          <table:table-cell table:formula="of:=IF([.C84]=[.D8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67" calcext:value-type="float">
            <text:p>567</text:p>
          </table:table-cell>
          <table:table-cell table:formula="of:=VLOOKUP([.A85];[$Люди.$A$1:.$D$1048576];4;0)" office:value-type="string" office:string-value="Грозный" calcext:value-type="string">
            <text:p>Грозный</text:p>
          </table:table-cell>
          <table:table-cell table:formula="of:=VLOOKUP([.B85];[$Люди.$A$1:.$D$1048576];4;0)" office:value-type="string" office:string-value="Омск" calcext:value-type="string">
            <text:p>Омск</text:p>
          </table:table-cell>
          <table:table-cell table:formula="of:=IF([.C85]=[.D8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89" calcext:value-type="float">
            <text:p>489</text:p>
          </table:table-cell>
          <table:table-cell table:formula="of:=VLOOKUP([.A86];[$Люди.$A$1:.$D$1048576];4;0)" office:value-type="string" office:string-value="Челябинск" calcext:value-type="string">
            <text:p>Челябинск</text:p>
          </table:table-cell>
          <table:table-cell table:formula="of:=VLOOKUP([.B86];[$Люди.$A$1:.$D$1048576];4;0)" office:value-type="string" office:string-value="Саратов" calcext:value-type="string">
            <text:p>Саратов</text:p>
          </table:table-cell>
          <table:table-cell table:formula="of:=IF([.C86]=[.D8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89" calcext:value-type="float">
            <text:p>489</text:p>
          </table:table-cell>
          <table:table-cell table:formula="of:=VLOOKUP([.A87];[$Люди.$A$1:.$D$1048576];4;0)" office:value-type="string" office:string-value="Уфа" calcext:value-type="string">
            <text:p>Уфа</text:p>
          </table:table-cell>
          <table:table-cell table:formula="of:=VLOOKUP([.B87];[$Люди.$A$1:.$D$1048576];4;0)" office:value-type="string" office:string-value="Саратов" calcext:value-type="string">
            <text:p>Саратов</text:p>
          </table:table-cell>
          <table:table-cell table:formula="of:=IF([.C87]=[.D8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91" calcext:value-type="float">
            <text:p>691</text:p>
          </table:table-cell>
          <table:table-cell table:formula="of:=VLOOKUP([.A88];[$Люди.$A$1:.$D$1048576];4;0)" office:value-type="string" office:string-value="Челябинск" calcext:value-type="string">
            <text:p>Челябинск</text:p>
          </table:table-cell>
          <table:table-cell table:formula="of:=VLOOKUP([.B88];[$Люди.$A$1:.$D$1048576];4;0)" office:value-type="string" office:string-value="Казань" calcext:value-type="string">
            <text:p>Казань</text:p>
          </table:table-cell>
          <table:table-cell table:formula="of:=IF([.C88]=[.D8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1" calcext:value-type="float">
            <text:p>691</text:p>
          </table:table-cell>
          <table:table-cell table:formula="of:=VLOOKUP([.A89];[$Люди.$A$1:.$D$1048576];4;0)" office:value-type="string" office:string-value="Уфа" calcext:value-type="string">
            <text:p>Уфа</text:p>
          </table:table-cell>
          <table:table-cell table:formula="of:=VLOOKUP([.B89];[$Люди.$A$1:.$D$1048576];4;0)" office:value-type="string" office:string-value="Казань" calcext:value-type="string">
            <text:p>Казань</text:p>
          </table:table-cell>
          <table:table-cell table:formula="of:=IF([.C89]=[.D8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21" calcext:value-type="float">
            <text:p>421</text:p>
          </table:table-cell>
          <table:table-cell table:formula="of:=VLOOKUP([.A90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90];[$Люди.$A$1:.$D$1048576];4;0)" office:value-type="string" office:string-value="Уфа" calcext:value-type="string">
            <text:p>Уфа</text:p>
          </table:table-cell>
          <table:table-cell table:formula="of:=IF([.C90]=[.D9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21" calcext:value-type="float">
            <text:p>421</text:p>
          </table:table-cell>
          <table:table-cell table:formula="of:=VLOOKUP([.A91];[$Люди.$A$1:.$D$1048576];4;0)" office:value-type="string" office:string-value="Грозный" calcext:value-type="string">
            <text:p>Грозный</text:p>
          </table:table-cell>
          <table:table-cell table:formula="of:=VLOOKUP([.B91];[$Люди.$A$1:.$D$1048576];4;0)" office:value-type="string" office:string-value="Уфа" calcext:value-type="string">
            <text:p>Уфа</text:p>
          </table:table-cell>
          <table:table-cell table:formula="of:=IF([.C91]=[.D9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13" calcext:value-type="float">
            <text:p>913</text:p>
          </table:table-cell>
          <table:table-cell table:formula="of:=VLOOKUP([.A92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92];[$Люди.$A$1:.$D$1048576];4;0)" office:value-type="string" office:string-value="Саратов" calcext:value-type="string">
            <text:p>Саратов</text:p>
          </table:table-cell>
          <table:table-cell table:formula="of:=IF([.C92]=[.D9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913" calcext:value-type="float">
            <text:p>913</text:p>
          </table:table-cell>
          <table:table-cell table:formula="of:=VLOOKUP([.A93];[$Люди.$A$1:.$D$1048576];4;0)" office:value-type="string" office:string-value="Грозный" calcext:value-type="string">
            <text:p>Грозный</text:p>
          </table:table-cell>
          <table:table-cell table:formula="of:=VLOOKUP([.B93];[$Люди.$A$1:.$D$1048576];4;0)" office:value-type="string" office:string-value="Саратов" calcext:value-type="string">
            <text:p>Саратов</text:p>
          </table:table-cell>
          <table:table-cell table:formula="of:=IF([.C93]=[.D9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34" calcext:value-type="float">
            <text:p>234</text:p>
          </table:table-cell>
          <table:table-cell table:formula="of:=VLOOKUP([.A94];[$Люди.$A$1:.$D$1048576];4;0)" office:value-type="string" office:string-value="Воронеж" calcext:value-type="string">
            <text:p>Воронеж</text:p>
          </table:table-cell>
          <table:table-cell table:formula="of:=VLOOKUP([.B94];[$Люди.$A$1:.$D$1048576];4;0)" office:value-type="string" office:string-value="Челябинск" calcext:value-type="string">
            <text:p>Челябинск</text:p>
          </table:table-cell>
          <table:table-cell table:formula="of:=IF([.C94]=[.D9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34" calcext:value-type="float">
            <text:p>234</text:p>
          </table:table-cell>
          <table:table-cell table:formula="of:=VLOOKUP([.A95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95];[$Люди.$A$1:.$D$1048576];4;0)" office:value-type="string" office:string-value="Челябинск" calcext:value-type="string">
            <text:p>Челябинск</text:p>
          </table:table-cell>
          <table:table-cell table:formula="of:=IF([.C95]=[.D9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20" calcext:value-type="float">
            <text:p>520</text:p>
          </table:table-cell>
          <table:table-cell table:formula="of:=VLOOKUP([.A96];[$Люди.$A$1:.$D$1048576];4;0)" office:value-type="string" office:string-value="Воронеж" calcext:value-type="string">
            <text:p>Воронеж</text:p>
          </table:table-cell>
          <table:table-cell table:formula="of:=VLOOKUP([.B96];[$Люди.$A$1:.$D$1048576];4;0)" office:value-type="string" office:string-value="Краснодар" calcext:value-type="string">
            <text:p>Краснодар</text:p>
          </table:table-cell>
          <table:table-cell table:formula="of:=IF([.C96]=[.D9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520" calcext:value-type="float">
            <text:p>520</text:p>
          </table:table-cell>
          <table:table-cell table:formula="of:=VLOOKUP([.A97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97];[$Люди.$A$1:.$D$1048576];4;0)" office:value-type="string" office:string-value="Краснодар" calcext:value-type="string">
            <text:p>Краснодар</text:p>
          </table:table-cell>
          <table:table-cell table:formula="of:=IF([.C97]=[.D9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905" calcext:value-type="float">
            <text:p>905</text:p>
          </table:table-cell>
          <table:table-cell table:formula="of:=VLOOKUP([.A98];[$Люди.$A$1:.$D$1048576];4;0)" office:value-type="string" office:string-value="Омск" calcext:value-type="string">
            <text:p>Омск</text:p>
          </table:table-cell>
          <table:table-cell table:formula="of:=VLOOKUP([.B98];[$Люди.$A$1:.$D$1048576];4;0)" office:value-type="string" office:string-value="Краснодар" calcext:value-type="string">
            <text:p>Краснодар</text:p>
          </table:table-cell>
          <table:table-cell table:formula="of:=IF([.C98]=[.D9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905" calcext:value-type="float">
            <text:p>905</text:p>
          </table:table-cell>
          <table:table-cell table:formula="of:=VLOOKUP([.A99];[$Люди.$A$1:.$D$1048576];4;0)" office:value-type="string" office:string-value="Москва" calcext:value-type="string">
            <text:p>Москва</text:p>
          </table:table-cell>
          <table:table-cell table:formula="of:=VLOOKUP([.B99];[$Люди.$A$1:.$D$1048576];4;0)" office:value-type="string" office:string-value="Краснодар" calcext:value-type="string">
            <text:p>Краснодар</text:p>
          </table:table-cell>
          <table:table-cell table:formula="of:=IF([.C99]=[.D9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29" calcext:value-type="float">
            <text:p>529</text:p>
          </table:table-cell>
          <table:table-cell table:formula="of:=VLOOKUP([.A100];[$Люди.$A$1:.$D$1048576];4;0)" office:value-type="string" office:string-value="Омск" calcext:value-type="string">
            <text:p>Омск</text:p>
          </table:table-cell>
          <table:table-cell table:formula="of:=VLOOKUP([.B100];[$Люди.$A$1:.$D$1048576];4;0)" office:value-type="string" office:string-value="Воронеж" calcext:value-type="string">
            <text:p>Воронеж</text:p>
          </table:table-cell>
          <table:table-cell table:formula="of:=IF([.C100]=[.D10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29" calcext:value-type="float">
            <text:p>529</text:p>
          </table:table-cell>
          <table:table-cell table:formula="of:=VLOOKUP([.A101];[$Люди.$A$1:.$D$1048576];4;0)" office:value-type="string" office:string-value="Москва" calcext:value-type="string">
            <text:p>Москва</text:p>
          </table:table-cell>
          <table:table-cell table:formula="of:=VLOOKUP([.B101];[$Люди.$A$1:.$D$1048576];4;0)" office:value-type="string" office:string-value="Воронеж" calcext:value-type="string">
            <text:p>Воронеж</text:p>
          </table:table-cell>
          <table:table-cell table:formula="of:=IF([.C101]=[.D10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72" calcext:value-type="float">
            <text:p>772</text:p>
          </table:table-cell>
          <table:table-cell table:formula="of:=VLOOKUP([.A102];[$Люди.$A$1:.$D$1048576];4;0)" office:value-type="string" office:string-value="Челябинск" calcext:value-type="string">
            <text:p>Челябинск</text:p>
          </table:table-cell>
          <table:table-cell table:formula="of:=VLOOKUP([.B102];[$Люди.$A$1:.$D$1048576];4;0)" office:value-type="string" office:string-value="Грозный" calcext:value-type="string">
            <text:p>Грозный</text:p>
          </table:table-cell>
          <table:table-cell table:formula="of:=IF([.C102]=[.D10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72" calcext:value-type="float">
            <text:p>772</text:p>
          </table:table-cell>
          <table:table-cell table:formula="of:=VLOOKUP([.A103];[$Люди.$A$1:.$D$1048576];4;0)" office:value-type="string" office:string-value="Хабаровск" calcext:value-type="string">
            <text:p>Хабаровск</text:p>
          </table:table-cell>
          <table:table-cell table:formula="of:=VLOOKUP([.B103];[$Люди.$A$1:.$D$1048576];4;0)" office:value-type="string" office:string-value="Грозный" calcext:value-type="string">
            <text:p>Грозный</text:p>
          </table:table-cell>
          <table:table-cell table:formula="of:=IF([.C103]=[.D10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14" calcext:value-type="float">
            <text:p>314</text:p>
          </table:table-cell>
          <table:table-cell table:formula="of:=VLOOKUP([.A104];[$Люди.$A$1:.$D$1048576];4;0)" office:value-type="string" office:string-value="Челябинск" calcext:value-type="string">
            <text:p>Челябинск</text:p>
          </table:table-cell>
          <table:table-cell table:formula="of:=VLOOKUP([.B104];[$Люди.$A$1:.$D$1048576];4;0)" office:value-type="string" office:string-value="Хабаровск" calcext:value-type="string">
            <text:p>Хабаровск</text:p>
          </table:table-cell>
          <table:table-cell table:formula="of:=IF([.C104]=[.D10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14" calcext:value-type="float">
            <text:p>314</text:p>
          </table:table-cell>
          <table:table-cell table:formula="of:=VLOOKUP([.A105];[$Люди.$A$1:.$D$1048576];4;0)" office:value-type="string" office:string-value="Хабаровск" calcext:value-type="string">
            <text:p>Хабаровск</text:p>
          </table:table-cell>
          <table:table-cell table:formula="of:=VLOOKUP([.B105];[$Люди.$A$1:.$D$1048576];4;0)" office:value-type="string" office:string-value="Хабаровск" calcext:value-type="string">
            <text:p>Хабаровск</text:p>
          </table:table-cell>
          <table:table-cell table:formula="of:=IF([.C105]=[.D105];1;0)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72" calcext:value-type="float">
            <text:p>172</text:p>
          </table:table-cell>
          <table:table-cell table:formula="of:=VLOOKUP([.A106];[$Люди.$A$1:.$D$1048576];4;0)" office:value-type="string" office:string-value="Геленджик" calcext:value-type="string">
            <text:p>Геленджик</text:p>
          </table:table-cell>
          <table:table-cell table:formula="of:=VLOOKUP([.B106];[$Люди.$A$1:.$D$1048576];4;0)" office:value-type="string" office:string-value="Воронеж" calcext:value-type="string">
            <text:p>Воронеж</text:p>
          </table:table-cell>
          <table:table-cell table:formula="of:=IF([.C106]=[.D10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66" calcext:value-type="float">
            <text:p>866</text:p>
          </table:table-cell>
          <table:table-cell table:formula="of:=VLOOKUP([.A107];[$Люди.$A$1:.$D$1048576];4;0)" office:value-type="string" office:string-value="Геленджик" calcext:value-type="string">
            <text:p>Геленджик</text:p>
          </table:table-cell>
          <table:table-cell table:formula="of:=VLOOKUP([.B107];[$Люди.$A$1:.$D$1048576];4;0)" office:value-type="string" office:string-value="Рязань" calcext:value-type="string">
            <text:p>Рязань</text:p>
          </table:table-cell>
          <table:table-cell table:formula="of:=IF([.C107]=[.D10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67" calcext:value-type="float">
            <text:p>467</text:p>
          </table:table-cell>
          <table:table-cell table:formula="of:=VLOOKUP([.A108];[$Люди.$A$1:.$D$1048576];4;0)" office:value-type="string" office:string-value="Воронеж" calcext:value-type="string">
            <text:p>Воронеж</text:p>
          </table:table-cell>
          <table:table-cell table:formula="of:=VLOOKUP([.B108];[$Люди.$A$1:.$D$1048576];4;0)" office:value-type="string" office:string-value="Уфа" calcext:value-type="string">
            <text:p>Уфа</text:p>
          </table:table-cell>
          <table:table-cell table:formula="of:=IF([.C108]=[.D10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67" calcext:value-type="float">
            <text:p>467</text:p>
          </table:table-cell>
          <table:table-cell table:formula="of:=VLOOKUP([.A109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109];[$Люди.$A$1:.$D$1048576];4;0)" office:value-type="string" office:string-value="Уфа" calcext:value-type="string">
            <text:p>Уфа</text:p>
          </table:table-cell>
          <table:table-cell table:formula="of:=IF([.C109]=[.D10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80" calcext:value-type="float">
            <text:p>680</text:p>
          </table:table-cell>
          <table:table-cell table:formula="of:=VLOOKUP([.A110];[$Люди.$A$1:.$D$1048576];4;0)" office:value-type="string" office:string-value="Воронеж" calcext:value-type="string">
            <text:p>Воронеж</text:p>
          </table:table-cell>
          <table:table-cell table:formula="of:=VLOOKUP([.B110];[$Люди.$A$1:.$D$1048576];4;0)" office:value-type="string" office:string-value="Москва" calcext:value-type="string">
            <text:p>Москва</text:p>
          </table:table-cell>
          <table:table-cell table:formula="of:=IF([.C110]=[.D11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80" calcext:value-type="float">
            <text:p>680</text:p>
          </table:table-cell>
          <table:table-cell table:formula="of:=VLOOKUP([.A111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111];[$Люди.$A$1:.$D$1048576];4;0)" office:value-type="string" office:string-value="Москва" calcext:value-type="string">
            <text:p>Москва</text:p>
          </table:table-cell>
          <table:table-cell table:formula="of:=IF([.C111]=[.D11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48" calcext:value-type="float">
            <text:p>748</text:p>
          </table:table-cell>
          <table:table-cell table:formula="of:=VLOOKUP([.A112];[$Люди.$A$1:.$D$1048576];4;0)" office:value-type="string" office:string-value="Геленджик" calcext:value-type="string">
            <text:p>Геленджик</text:p>
          </table:table-cell>
          <table:table-cell table:formula="of:=VLOOKUP([.B112];[$Люди.$A$1:.$D$1048576];4;0)" office:value-type="string" office:string-value="Омск" calcext:value-type="string">
            <text:p>Омск</text:p>
          </table:table-cell>
          <table:table-cell table:formula="of:=IF([.C112]=[.D11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48" calcext:value-type="float">
            <text:p>748</text:p>
          </table:table-cell>
          <table:table-cell table:formula="of:=VLOOKUP([.A113];[$Люди.$A$1:.$D$1048576];4;0)" office:value-type="string" office:string-value="Краснодар" calcext:value-type="string">
            <text:p>Краснодар</text:p>
          </table:table-cell>
          <table:table-cell table:formula="of:=VLOOKUP([.B113];[$Люди.$A$1:.$D$1048576];4;0)" office:value-type="string" office:string-value="Омск" calcext:value-type="string">
            <text:p>Омск</text:p>
          </table:table-cell>
          <table:table-cell table:formula="of:=IF([.C113]=[.D11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69" calcext:value-type="float">
            <text:p>169</text:p>
          </table:table-cell>
          <table:table-cell table:formula="of:=VLOOKUP([.A114];[$Люди.$A$1:.$D$1048576];4;0)" office:value-type="string" office:string-value="Геленджик" calcext:value-type="string">
            <text:p>Геленджик</text:p>
          </table:table-cell>
          <table:table-cell table:formula="of:=VLOOKUP([.B114];[$Люди.$A$1:.$D$1048576];4;0)" office:value-type="string" office:string-value="Красноярск" calcext:value-type="string">
            <text:p>Красноярск</text:p>
          </table:table-cell>
          <table:table-cell table:formula="of:=IF([.C114]=[.D11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9" calcext:value-type="float">
            <text:p>169</text:p>
          </table:table-cell>
          <table:table-cell table:formula="of:=VLOOKUP([.A115];[$Люди.$A$1:.$D$1048576];4;0)" office:value-type="string" office:string-value="Краснодар" calcext:value-type="string">
            <text:p>Краснодар</text:p>
          </table:table-cell>
          <table:table-cell table:formula="of:=VLOOKUP([.B115];[$Люди.$A$1:.$D$1048576];4;0)" office:value-type="string" office:string-value="Красноярск" calcext:value-type="string">
            <text:p>Красноярск</text:p>
          </table:table-cell>
          <table:table-cell table:formula="of:=IF([.C115]=[.D11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94" calcext:value-type="float">
            <text:p>494</text:p>
          </table:table-cell>
          <table:table-cell table:formula="of:=VLOOKUP([.A116];[$Люди.$A$1:.$D$1048576];4;0)" office:value-type="string" office:string-value="Краснодар" calcext:value-type="string">
            <text:p>Краснодар</text:p>
          </table:table-cell>
          <table:table-cell table:formula="of:=VLOOKUP([.B116];[$Люди.$A$1:.$D$1048576];4;0)" office:value-type="string" office:string-value="Уфа" calcext:value-type="string">
            <text:p>Уфа</text:p>
          </table:table-cell>
          <table:table-cell table:formula="of:=IF([.C116]=[.D11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94" calcext:value-type="float">
            <text:p>494</text:p>
          </table:table-cell>
          <table:table-cell table:formula="of:=VLOOKUP([.A117];[$Люди.$A$1:.$D$1048576];4;0)" office:value-type="string" office:string-value="Омск" calcext:value-type="string">
            <text:p>Омск</text:p>
          </table:table-cell>
          <table:table-cell table:formula="of:=VLOOKUP([.B117];[$Люди.$A$1:.$D$1048576];4;0)" office:value-type="string" office:string-value="Уфа" calcext:value-type="string">
            <text:p>Уфа</text:p>
          </table:table-cell>
          <table:table-cell table:formula="of:=IF([.C117]=[.D11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19" calcext:value-type="float">
            <text:p>219</text:p>
          </table:table-cell>
          <table:table-cell table:formula="of:=VLOOKUP([.A118];[$Люди.$A$1:.$D$1048576];4;0)" office:value-type="string" office:string-value="Краснодар" calcext:value-type="string">
            <text:p>Краснодар</text:p>
          </table:table-cell>
          <table:table-cell table:formula="of:=VLOOKUP([.B118];[$Люди.$A$1:.$D$1048576];4;0)" office:value-type="string" office:string-value="Омск" calcext:value-type="string">
            <text:p>Омск</text:p>
          </table:table-cell>
          <table:table-cell table:formula="of:=IF([.C118]=[.D11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19" calcext:value-type="float">
            <text:p>219</text:p>
          </table:table-cell>
          <table:table-cell table:formula="of:=VLOOKUP([.A119];[$Люди.$A$1:.$D$1048576];4;0)" office:value-type="string" office:string-value="Омск" calcext:value-type="string">
            <text:p>Омск</text:p>
          </table:table-cell>
          <table:table-cell table:formula="of:=VLOOKUP([.B119];[$Люди.$A$1:.$D$1048576];4;0)" office:value-type="string" office:string-value="Омск" calcext:value-type="string">
            <text:p>Омск</text:p>
          </table:table-cell>
          <table:table-cell table:formula="of:=IF([.C119]=[.D119];1;0)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8" calcext:value-type="float">
            <text:p>808</text:p>
          </table:table-cell>
          <table:table-cell table:formula="of:=VLOOKUP([.A120];[$Люди.$A$1:.$D$1048576];4;0)" office:value-type="string" office:string-value="Москва" calcext:value-type="string">
            <text:p>Москва</text:p>
          </table:table-cell>
          <table:table-cell table:formula="of:=VLOOKUP([.B120];[$Люди.$A$1:.$D$1048576];4;0)" office:value-type="string" office:string-value="Краснодар" calcext:value-type="string">
            <text:p>Краснодар</text:p>
          </table:table-cell>
          <table:table-cell table:formula="of:=IF([.C120]=[.D12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3" calcext:value-type="float">
            <text:p>423</text:p>
          </table:table-cell>
          <table:table-cell table:formula="of:=VLOOKUP([.A121];[$Люди.$A$1:.$D$1048576];4;0)" office:value-type="string" office:string-value="Москва" calcext:value-type="string">
            <text:p>Москва</text:p>
          </table:table-cell>
          <table:table-cell table:formula="of:=VLOOKUP([.B121];[$Люди.$A$1:.$D$1048576];4;0)" office:value-type="string" office:string-value="Казань" calcext:value-type="string">
            <text:p>Казань</text:p>
          </table:table-cell>
          <table:table-cell table:formula="of:=IF([.C121]=[.D12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9" calcext:value-type="float">
            <text:p>319</text:p>
          </table:table-cell>
          <table:table-cell table:formula="of:=VLOOKUP([.A122];[$Люди.$A$1:.$D$1048576];4;0)" office:value-type="string" office:string-value="Омск" calcext:value-type="string">
            <text:p>Омск</text:p>
          </table:table-cell>
          <table:table-cell table:formula="of:=VLOOKUP([.B122];[$Люди.$A$1:.$D$1048576];4;0)" office:value-type="string" office:string-value="Саратов" calcext:value-type="string">
            <text:p>Саратов</text:p>
          </table:table-cell>
          <table:table-cell table:formula="of:=IF([.C122]=[.D12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19" calcext:value-type="float">
            <text:p>319</text:p>
          </table:table-cell>
          <table:table-cell table:formula="of:=VLOOKUP([.A123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123];[$Люди.$A$1:.$D$1048576];4;0)" office:value-type="string" office:string-value="Саратов" calcext:value-type="string">
            <text:p>Саратов</text:p>
          </table:table-cell>
          <table:table-cell table:formula="of:=IF([.C123]=[.D12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 table:formula="of:=VLOOKUP([.A124];[$Люди.$A$1:.$D$1048576];4;0)" office:value-type="string" office:string-value="Омск" calcext:value-type="string">
            <text:p>Омск</text:p>
          </table:table-cell>
          <table:table-cell table:formula="of:=VLOOKUP([.B124];[$Люди.$A$1:.$D$1048576];4;0)" office:value-type="string" office:string-value="Екатеринбург" calcext:value-type="string">
            <text:p>Екатеринбург</text:p>
          </table:table-cell>
          <table:table-cell table:formula="of:=IF([.C124]=[.D12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89" calcext:value-type="float">
            <text:p>89</text:p>
          </table:table-cell>
          <table:table-cell table:formula="of:=VLOOKUP([.A125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125];[$Люди.$A$1:.$D$1048576];4;0)" office:value-type="string" office:string-value="Екатеринбург" calcext:value-type="string">
            <text:p>Екатеринбург</text:p>
          </table:table-cell>
          <table:table-cell table:formula="of:=IF([.C125]=[.D12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36" calcext:value-type="float">
            <text:p>236</text:p>
          </table:table-cell>
          <table:table-cell table:formula="of:=VLOOKUP([.A126];[$Люди.$A$1:.$D$1048576];4;0)" office:value-type="string" office:string-value="Рязань" calcext:value-type="string">
            <text:p>Рязань</text:p>
          </table:table-cell>
          <table:table-cell table:formula="of:=VLOOKUP([.B126];[$Люди.$A$1:.$D$1048576];4;0)" office:value-type="string" office:string-value="Грозный" calcext:value-type="string">
            <text:p>Грозный</text:p>
          </table:table-cell>
          <table:table-cell table:formula="of:=IF([.C126]=[.D12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39" calcext:value-type="float">
            <text:p>639</text:p>
          </table:table-cell>
          <table:table-cell table:formula="of:=VLOOKUP([.A127];[$Люди.$A$1:.$D$1048576];4;0)" office:value-type="string" office:string-value="Рязань" calcext:value-type="string">
            <text:p>Рязань</text:p>
          </table:table-cell>
          <table:table-cell table:formula="of:=VLOOKUP([.B127];[$Люди.$A$1:.$D$1048576];4;0)" office:value-type="string" office:string-value="Воронеж" calcext:value-type="string">
            <text:p>Воронеж</text:p>
          </table:table-cell>
          <table:table-cell table:formula="of:=IF([.C127]=[.D12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69" calcext:value-type="float">
            <text:p>269</text:p>
          </table:table-cell>
          <table:table-cell table:formula="of:=VLOOKUP([.A128];[$Люди.$A$1:.$D$1048576];4;0)" office:value-type="string" office:string-value="Саратов" calcext:value-type="string">
            <text:p>Саратов</text:p>
          </table:table-cell>
          <table:table-cell table:formula="of:=VLOOKUP([.B128];[$Люди.$A$1:.$D$1048576];4;0)" office:value-type="string" office:string-value="Хабаровск" calcext:value-type="string">
            <text:p>Хабаровск</text:p>
          </table:table-cell>
          <table:table-cell table:formula="of:=IF([.C128]=[.D12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table:formula="of:=VLOOKUP([.A129];[$Люди.$A$1:.$D$1048576];4;0)" office:value-type="string" office:string-value="Москва" calcext:value-type="string">
            <text:p>Москва</text:p>
          </table:table-cell>
          <table:table-cell table:formula="of:=VLOOKUP([.B129];[$Люди.$A$1:.$D$1048576];4;0)" office:value-type="string" office:string-value="Хабаровск" calcext:value-type="string">
            <text:p>Хабаровск</text:p>
          </table:table-cell>
          <table:table-cell table:formula="of:=IF([.C129]=[.D12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table:formula="of:=VLOOKUP([.A130];[$Люди.$A$1:.$D$1048576];4;0)" office:value-type="string" office:string-value="Саратов" calcext:value-type="string">
            <text:p>Саратов</text:p>
          </table:table-cell>
          <table:table-cell table:formula="of:=VLOOKUP([.B130];[$Люди.$A$1:.$D$1048576];4;0)" office:value-type="string" office:string-value="Уфа" calcext:value-type="string">
            <text:p>Уфа</text:p>
          </table:table-cell>
          <table:table-cell table:formula="of:=IF([.C130]=[.D13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VLOOKUP([.A131];[$Люди.$A$1:.$D$1048576];4;0)" office:value-type="string" office:string-value="Москва" calcext:value-type="string">
            <text:p>Москва</text:p>
          </table:table-cell>
          <table:table-cell table:formula="of:=VLOOKUP([.B131];[$Люди.$A$1:.$D$1048576];4;0)" office:value-type="string" office:string-value="Уфа" calcext:value-type="string">
            <text:p>Уфа</text:p>
          </table:table-cell>
          <table:table-cell table:formula="of:=IF([.C131]=[.D13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44" calcext:value-type="float">
            <text:p>444</text:p>
          </table:table-cell>
          <table:table-cell table:formula="of:=VLOOKUP([.A132];[$Люди.$A$1:.$D$1048576];4;0)" office:value-type="string" office:string-value="Уфа" calcext:value-type="string">
            <text:p>Уфа</text:p>
          </table:table-cell>
          <table:table-cell table:formula="of:=VLOOKUP([.B132];[$Люди.$A$1:.$D$1048576];4;0)" office:value-type="string" office:string-value="Уфа" calcext:value-type="string">
            <text:p>Уфа</text:p>
          </table:table-cell>
          <table:table-cell table:formula="of:=IF([.C132]=[.D132];1;0)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44" calcext:value-type="float">
            <text:p>444</text:p>
          </table:table-cell>
          <table:table-cell table:formula="of:=VLOOKUP([.A133];[$Люди.$A$1:.$D$1048576];4;0)" office:value-type="string" office:string-value="Рязань" calcext:value-type="string">
            <text:p>Рязань</text:p>
          </table:table-cell>
          <table:table-cell table:formula="of:=VLOOKUP([.B133];[$Люди.$A$1:.$D$1048576];4;0)" office:value-type="string" office:string-value="Уфа" calcext:value-type="string">
            <text:p>Уфа</text:p>
          </table:table-cell>
          <table:table-cell table:formula="of:=IF([.C133]=[.D13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37" calcext:value-type="float">
            <text:p>437</text:p>
          </table:table-cell>
          <table:table-cell table:formula="of:=VLOOKUP([.A134];[$Люди.$A$1:.$D$1048576];4;0)" office:value-type="string" office:string-value="Уфа" calcext:value-type="string">
            <text:p>Уфа</text:p>
          </table:table-cell>
          <table:table-cell table:formula="of:=VLOOKUP([.B134];[$Люди.$A$1:.$D$1048576];4;0)" office:value-type="string" office:string-value="Рязань" calcext:value-type="string">
            <text:p>Рязань</text:p>
          </table:table-cell>
          <table:table-cell table:formula="of:=IF([.C134]=[.D13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37" calcext:value-type="float">
            <text:p>437</text:p>
          </table:table-cell>
          <table:table-cell table:formula="of:=VLOOKUP([.A135];[$Люди.$A$1:.$D$1048576];4;0)" office:value-type="string" office:string-value="Рязань" calcext:value-type="string">
            <text:p>Рязань</text:p>
          </table:table-cell>
          <table:table-cell table:formula="of:=VLOOKUP([.B135];[$Люди.$A$1:.$D$1048576];4;0)" office:value-type="string" office:string-value="Рязань" calcext:value-type="string">
            <text:p>Рязань</text:p>
          </table:table-cell>
          <table:table-cell table:formula="of:=IF([.C135]=[.D135];1;0)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42" calcext:value-type="float">
            <text:p>842</text:p>
          </table:table-cell>
          <table:table-cell table:formula="of:=VLOOKUP([.A136];[$Люди.$A$1:.$D$1048576];4;0)" office:value-type="string" office:string-value="Челябинск" calcext:value-type="string">
            <text:p>Челябинск</text:p>
          </table:table-cell>
          <table:table-cell table:formula="of:=VLOOKUP([.B136];[$Люди.$A$1:.$D$1048576];4;0)" office:value-type="string" office:string-value="Рязань" calcext:value-type="string">
            <text:p>Рязань</text:p>
          </table:table-cell>
          <table:table-cell table:formula="of:=IF([.C136]=[.D13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42" calcext:value-type="float">
            <text:p>842</text:p>
          </table:table-cell>
          <table:table-cell table:formula="of:=VLOOKUP([.A137];[$Люди.$A$1:.$D$1048576];4;0)" office:value-type="string" office:string-value="Челябинск" calcext:value-type="string">
            <text:p>Челябинск</text:p>
          </table:table-cell>
          <table:table-cell table:formula="of:=VLOOKUP([.B137];[$Люди.$A$1:.$D$1048576];4;0)" office:value-type="string" office:string-value="Рязань" calcext:value-type="string">
            <text:p>Рязань</text:p>
          </table:table-cell>
          <table:table-cell table:formula="of:=IF([.C137]=[.D13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8" calcext:value-type="float">
            <text:p>68</text:p>
          </table:table-cell>
          <table:table-cell table:formula="of:=VLOOKUP([.A138];[$Люди.$A$1:.$D$1048576];4;0)" office:value-type="string" office:string-value="Челябинск" calcext:value-type="string">
            <text:p>Челябинск</text:p>
          </table:table-cell>
          <table:table-cell table:formula="of:=VLOOKUP([.B138];[$Люди.$A$1:.$D$1048576];4;0)" office:value-type="string" office:string-value="Новосибирск" calcext:value-type="string">
            <text:p>Новосибирск</text:p>
          </table:table-cell>
          <table:table-cell table:formula="of:=IF([.C138]=[.D13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8" calcext:value-type="float">
            <text:p>68</text:p>
          </table:table-cell>
          <table:table-cell table:formula="of:=VLOOKUP([.A139];[$Люди.$A$1:.$D$1048576];4;0)" office:value-type="string" office:string-value="Челябинск" calcext:value-type="string">
            <text:p>Челябинск</text:p>
          </table:table-cell>
          <table:table-cell table:formula="of:=VLOOKUP([.B139];[$Люди.$A$1:.$D$1048576];4;0)" office:value-type="string" office:string-value="Новосибирск" calcext:value-type="string">
            <text:p>Новосибирск</text:p>
          </table:table-cell>
          <table:table-cell table:formula="of:=IF([.C139]=[.D13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25" calcext:value-type="float">
            <text:p>725</text:p>
          </table:table-cell>
          <table:table-cell table:formula="of:=VLOOKUP([.A140];[$Люди.$A$1:.$D$1048576];4;0)" office:value-type="string" office:string-value="Омск" calcext:value-type="string">
            <text:p>Омск</text:p>
          </table:table-cell>
          <table:table-cell table:formula="of:=VLOOKUP([.B140];[$Люди.$A$1:.$D$1048576];4;0)" office:value-type="string" office:string-value="Саратов" calcext:value-type="string">
            <text:p>Саратов</text:p>
          </table:table-cell>
          <table:table-cell table:formula="of:=IF([.C140]=[.D14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25" calcext:value-type="float">
            <text:p>725</text:p>
          </table:table-cell>
          <table:table-cell table:formula="of:=VLOOKUP([.A141];[$Люди.$A$1:.$D$1048576];4;0)" office:value-type="string" office:string-value="Иркутск" calcext:value-type="string">
            <text:p>Иркутск</text:p>
          </table:table-cell>
          <table:table-cell table:formula="of:=VLOOKUP([.B141];[$Люди.$A$1:.$D$1048576];4;0)" office:value-type="string" office:string-value="Саратов" calcext:value-type="string">
            <text:p>Саратов</text:p>
          </table:table-cell>
          <table:table-cell table:formula="of:=IF([.C141]=[.D14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35" calcext:value-type="float">
            <text:p>235</text:p>
          </table:table-cell>
          <table:table-cell table:formula="of:=VLOOKUP([.A142];[$Люди.$A$1:.$D$1048576];4;0)" office:value-type="string" office:string-value="Омск" calcext:value-type="string">
            <text:p>Омск</text:p>
          </table:table-cell>
          <table:table-cell table:formula="of:=VLOOKUP([.B142];[$Люди.$A$1:.$D$1048576];4;0)" office:value-type="string" office:string-value="Казань" calcext:value-type="string">
            <text:p>Казань</text:p>
          </table:table-cell>
          <table:table-cell table:formula="of:=IF([.C142]=[.D14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35" calcext:value-type="float">
            <text:p>235</text:p>
          </table:table-cell>
          <table:table-cell table:formula="of:=VLOOKUP([.A143];[$Люди.$A$1:.$D$1048576];4;0)" office:value-type="string" office:string-value="Иркутск" calcext:value-type="string">
            <text:p>Иркутск</text:p>
          </table:table-cell>
          <table:table-cell table:formula="of:=VLOOKUP([.B143];[$Люди.$A$1:.$D$1048576];4;0)" office:value-type="string" office:string-value="Казань" calcext:value-type="string">
            <text:p>Казань</text:p>
          </table:table-cell>
          <table:table-cell table:formula="of:=IF([.C143]=[.D14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76" calcext:value-type="float">
            <text:p>876</text:p>
          </table:table-cell>
          <table:table-cell table:formula="of:=VLOOKUP([.A144];[$Люди.$A$1:.$D$1048576];4;0)" office:value-type="string" office:string-value="Саратов" calcext:value-type="string">
            <text:p>Саратов</text:p>
          </table:table-cell>
          <table:table-cell table:formula="of:=VLOOKUP([.B144];[$Люди.$A$1:.$D$1048576];4;0)" office:value-type="string" office:string-value="Пермь" calcext:value-type="string">
            <text:p>Пермь</text:p>
          </table:table-cell>
          <table:table-cell table:formula="of:=IF([.C144]=[.D14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31" calcext:value-type="float">
            <text:p>431</text:p>
          </table:table-cell>
          <table:table-cell table:formula="of:=VLOOKUP([.A145];[$Люди.$A$1:.$D$1048576];4;0)" office:value-type="string" office:string-value="Саратов" calcext:value-type="string">
            <text:p>Саратов</text:p>
          </table:table-cell>
          <table:table-cell table:formula="of:=VLOOKUP([.B145];[$Люди.$A$1:.$D$1048576];4;0)" office:value-type="string" office:string-value="Геленджик" calcext:value-type="string">
            <text:p>Геленджик</text:p>
          </table:table-cell>
          <table:table-cell table:formula="of:=IF([.C145]=[.D14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48" calcext:value-type="float">
            <text:p>448</text:p>
          </table:table-cell>
          <table:table-cell table:formula="of:=VLOOKUP([.A146];[$Люди.$A$1:.$D$1048576];4;0)" office:value-type="string" office:string-value="Омск" calcext:value-type="string">
            <text:p>Омск</text:p>
          </table:table-cell>
          <table:table-cell table:formula="of:=VLOOKUP([.B146];[$Люди.$A$1:.$D$1048576];4;0)" office:value-type="string" office:string-value="Рязань" calcext:value-type="string">
            <text:p>Рязань</text:p>
          </table:table-cell>
          <table:table-cell table:formula="of:=IF([.C146]=[.D14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48" calcext:value-type="float">
            <text:p>448</text:p>
          </table:table-cell>
          <table:table-cell table:formula="of:=VLOOKUP([.A147];[$Люди.$A$1:.$D$1048576];4;0)" office:value-type="string" office:string-value="Красноярск" calcext:value-type="string">
            <text:p>Красноярск</text:p>
          </table:table-cell>
          <table:table-cell table:formula="of:=VLOOKUP([.B147];[$Люди.$A$1:.$D$1048576];4;0)" office:value-type="string" office:string-value="Рязань" calcext:value-type="string">
            <text:p>Рязань</text:p>
          </table:table-cell>
          <table:table-cell table:formula="of:=IF([.C147]=[.D14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15" calcext:value-type="float">
            <text:p>215</text:p>
          </table:table-cell>
          <table:table-cell table:formula="of:=VLOOKUP([.A148];[$Люди.$A$1:.$D$1048576];4;0)" office:value-type="string" office:string-value="Омск" calcext:value-type="string">
            <text:p>Омск</text:p>
          </table:table-cell>
          <table:table-cell table:formula="of:=VLOOKUP([.B148];[$Люди.$A$1:.$D$1048576];4;0)" office:value-type="string" office:string-value="Краснодар" calcext:value-type="string">
            <text:p>Краснодар</text:p>
          </table:table-cell>
          <table:table-cell table:formula="of:=IF([.C148]=[.D14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15" calcext:value-type="float">
            <text:p>215</text:p>
          </table:table-cell>
          <table:table-cell table:formula="of:=VLOOKUP([.A149];[$Люди.$A$1:.$D$1048576];4;0)" office:value-type="string" office:string-value="Красноярск" calcext:value-type="string">
            <text:p>Красноярск</text:p>
          </table:table-cell>
          <table:table-cell table:formula="of:=VLOOKUP([.B149];[$Люди.$A$1:.$D$1048576];4;0)" office:value-type="string" office:string-value="Краснодар" calcext:value-type="string">
            <text:p>Краснодар</text:p>
          </table:table-cell>
          <table:table-cell table:formula="of:=IF([.C149]=[.D14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22" calcext:value-type="float">
            <text:p>922</text:p>
          </table:table-cell>
          <table:table-cell table:formula="of:=VLOOKUP([.A150];[$Люди.$A$1:.$D$1048576];4;0)" office:value-type="string" office:string-value="Саратов" calcext:value-type="string">
            <text:p>Саратов</text:p>
          </table:table-cell>
          <table:table-cell table:formula="of:=VLOOKUP([.B150];[$Люди.$A$1:.$D$1048576];4;0)" office:value-type="string" office:string-value="Грозный" calcext:value-type="string">
            <text:p>Грозный</text:p>
          </table:table-cell>
          <table:table-cell table:formula="of:=IF([.C150]=[.D15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2" calcext:value-type="float">
            <text:p>922</text:p>
          </table:table-cell>
          <table:table-cell table:formula="of:=VLOOKUP([.A151];[$Люди.$A$1:.$D$1048576];4;0)" office:value-type="string" office:string-value="Москва" calcext:value-type="string">
            <text:p>Москва</text:p>
          </table:table-cell>
          <table:table-cell table:formula="of:=VLOOKUP([.B151];[$Люди.$A$1:.$D$1048576];4;0)" office:value-type="string" office:string-value="Грозный" calcext:value-type="string">
            <text:p>Грозный</text:p>
          </table:table-cell>
          <table:table-cell table:formula="of:=IF([.C151]=[.D15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1" calcext:value-type="float">
            <text:p>221</text:p>
          </table:table-cell>
          <table:table-cell table:formula="of:=VLOOKUP([.A152];[$Люди.$A$1:.$D$1048576];4;0)" office:value-type="string" office:string-value="Саратов" calcext:value-type="string">
            <text:p>Саратов</text:p>
          </table:table-cell>
          <table:table-cell table:formula="of:=VLOOKUP([.B152];[$Люди.$A$1:.$D$1048576];4;0)" office:value-type="string" office:string-value="Рязань" calcext:value-type="string">
            <text:p>Рязань</text:p>
          </table:table-cell>
          <table:table-cell table:formula="of:=IF([.C152]=[.D15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table:formula="of:=VLOOKUP([.A153];[$Люди.$A$1:.$D$1048576];4;0)" office:value-type="string" office:string-value="Москва" calcext:value-type="string">
            <text:p>Москва</text:p>
          </table:table-cell>
          <table:table-cell table:formula="of:=VLOOKUP([.B153];[$Люди.$A$1:.$D$1048576];4;0)" office:value-type="string" office:string-value="Рязань" calcext:value-type="string">
            <text:p>Рязань</text:p>
          </table:table-cell>
          <table:table-cell table:formula="of:=IF([.C153]=[.D15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46" calcext:value-type="float">
            <text:p>446</text:p>
          </table:table-cell>
          <table:table-cell table:formula="of:=VLOOKUP([.A154];[$Люди.$A$1:.$D$1048576];4;0)" office:value-type="string" office:string-value="Челябинск" calcext:value-type="string">
            <text:p>Челябинск</text:p>
          </table:table-cell>
          <table:table-cell table:formula="of:=VLOOKUP([.B154];[$Люди.$A$1:.$D$1048576];4;0)" office:value-type="string" office:string-value="Саратов" calcext:value-type="string">
            <text:p>Саратов</text:p>
          </table:table-cell>
          <table:table-cell table:formula="of:=IF([.C154]=[.D15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46" calcext:value-type="float">
            <text:p>446</text:p>
          </table:table-cell>
          <table:table-cell table:formula="of:=VLOOKUP([.A155];[$Люди.$A$1:.$D$1048576];4;0)" office:value-type="string" office:string-value="Челябинск" calcext:value-type="string">
            <text:p>Челябинск</text:p>
          </table:table-cell>
          <table:table-cell table:formula="of:=VLOOKUP([.B155];[$Люди.$A$1:.$D$1048576];4;0)" office:value-type="string" office:string-value="Саратов" calcext:value-type="string">
            <text:p>Саратов</text:p>
          </table:table-cell>
          <table:table-cell table:formula="of:=IF([.C155]=[.D15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56" calcext:value-type="float">
            <text:p>856</text:p>
          </table:table-cell>
          <table:table-cell table:formula="of:=VLOOKUP([.A156];[$Люди.$A$1:.$D$1048576];4;0)" office:value-type="string" office:string-value="Челябинск" calcext:value-type="string">
            <text:p>Челябинск</text:p>
          </table:table-cell>
          <table:table-cell table:formula="of:=VLOOKUP([.B156];[$Люди.$A$1:.$D$1048576];4;0)" office:value-type="string" office:string-value="Челябинск" calcext:value-type="string">
            <text:p>Челябинск</text:p>
          </table:table-cell>
          <table:table-cell table:formula="of:=IF([.C156]=[.D156];1;0)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56" calcext:value-type="float">
            <text:p>856</text:p>
          </table:table-cell>
          <table:table-cell table:formula="of:=VLOOKUP([.A157];[$Люди.$A$1:.$D$1048576];4;0)" office:value-type="string" office:string-value="Челябинск" calcext:value-type="string">
            <text:p>Челябинск</text:p>
          </table:table-cell>
          <table:table-cell table:formula="of:=VLOOKUP([.B157];[$Люди.$A$1:.$D$1048576];4;0)" office:value-type="string" office:string-value="Челябинск" calcext:value-type="string">
            <text:p>Челябинск</text:p>
          </table:table-cell>
          <table:table-cell table:formula="of:=IF([.C157]=[.D157];1;0)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55" calcext:value-type="float">
            <text:p>155</text:p>
          </table:table-cell>
          <table:table-cell table:formula="of:=VLOOKUP([.A158];[$Люди.$A$1:.$D$1048576];4;0)" office:value-type="string" office:string-value="Москва" calcext:value-type="string">
            <text:p>Москва</text:p>
          </table:table-cell>
          <table:table-cell table:formula="of:=VLOOKUP([.B158];[$Люди.$A$1:.$D$1048576];4;0)" office:value-type="string" office:string-value="Рязань" calcext:value-type="string">
            <text:p>Рязань</text:p>
          </table:table-cell>
          <table:table-cell table:formula="of:=IF([.C158]=[.D15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55" calcext:value-type="float">
            <text:p>155</text:p>
          </table:table-cell>
          <table:table-cell table:formula="of:=VLOOKUP([.A159];[$Люди.$A$1:.$D$1048576];4;0)" office:value-type="string" office:string-value="Пермь" calcext:value-type="string">
            <text:p>Пермь</text:p>
          </table:table-cell>
          <table:table-cell table:formula="of:=VLOOKUP([.B159];[$Люди.$A$1:.$D$1048576];4;0)" office:value-type="string" office:string-value="Рязань" calcext:value-type="string">
            <text:p>Рязань</text:p>
          </table:table-cell>
          <table:table-cell table:formula="of:=IF([.C159]=[.D15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50" calcext:value-type="float">
            <text:p>450</text:p>
          </table:table-cell>
          <table:table-cell table:formula="of:=VLOOKUP([.A160];[$Люди.$A$1:.$D$1048576];4;0)" office:value-type="string" office:string-value="Москва" calcext:value-type="string">
            <text:p>Москва</text:p>
          </table:table-cell>
          <table:table-cell table:formula="of:=VLOOKUP([.B160];[$Люди.$A$1:.$D$1048576];4;0)" office:value-type="string" office:string-value="Казань" calcext:value-type="string">
            <text:p>Казань</text:p>
          </table:table-cell>
          <table:table-cell table:formula="of:=IF([.C160]=[.D16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50" calcext:value-type="float">
            <text:p>450</text:p>
          </table:table-cell>
          <table:table-cell table:formula="of:=VLOOKUP([.A161];[$Люди.$A$1:.$D$1048576];4;0)" office:value-type="string" office:string-value="Пермь" calcext:value-type="string">
            <text:p>Пермь</text:p>
          </table:table-cell>
          <table:table-cell table:formula="of:=VLOOKUP([.B161];[$Люди.$A$1:.$D$1048576];4;0)" office:value-type="string" office:string-value="Казань" calcext:value-type="string">
            <text:p>Казань</text:p>
          </table:table-cell>
          <table:table-cell table:formula="of:=IF([.C161]=[.D16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532" calcext:value-type="float">
            <text:p>532</text:p>
          </table:table-cell>
          <table:table-cell table:formula="of:=VLOOKUP([.A162];[$Люди.$A$1:.$D$1048576];4;0)" office:value-type="string" office:string-value="Хабаровск" calcext:value-type="string">
            <text:p>Хабаровск</text:p>
          </table:table-cell>
          <table:table-cell table:formula="of:=VLOOKUP([.B162];[$Люди.$A$1:.$D$1048576];4;0)" office:value-type="string" office:string-value="Краснодар" calcext:value-type="string">
            <text:p>Краснодар</text:p>
          </table:table-cell>
          <table:table-cell table:formula="of:=IF([.C162]=[.D16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32" calcext:value-type="float">
            <text:p>532</text:p>
          </table:table-cell>
          <table:table-cell table:formula="of:=VLOOKUP([.A163];[$Люди.$A$1:.$D$1048576];4;0)" office:value-type="string" office:string-value="Красноярск" calcext:value-type="string">
            <text:p>Красноярск</text:p>
          </table:table-cell>
          <table:table-cell table:formula="of:=VLOOKUP([.B163];[$Люди.$A$1:.$D$1048576];4;0)" office:value-type="string" office:string-value="Краснодар" calcext:value-type="string">
            <text:p>Краснодар</text:p>
          </table:table-cell>
          <table:table-cell table:formula="of:=IF([.C163]=[.D16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72" calcext:value-type="float">
            <text:p>672</text:p>
          </table:table-cell>
          <table:table-cell table:formula="of:=VLOOKUP([.A164];[$Люди.$A$1:.$D$1048576];4;0)" office:value-type="string" office:string-value="Хабаровск" calcext:value-type="string">
            <text:p>Хабаровск</text:p>
          </table:table-cell>
          <table:table-cell table:formula="of:=VLOOKUP([.B164];[$Люди.$A$1:.$D$1048576];4;0)" office:value-type="string" office:string-value="Краснодар" calcext:value-type="string">
            <text:p>Краснодар</text:p>
          </table:table-cell>
          <table:table-cell table:formula="of:=IF([.C164]=[.D16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72" calcext:value-type="float">
            <text:p>672</text:p>
          </table:table-cell>
          <table:table-cell table:formula="of:=VLOOKUP([.A165];[$Люди.$A$1:.$D$1048576];4;0)" office:value-type="string" office:string-value="Красноярск" calcext:value-type="string">
            <text:p>Красноярск</text:p>
          </table:table-cell>
          <table:table-cell table:formula="of:=VLOOKUP([.B165];[$Люди.$A$1:.$D$1048576];4;0)" office:value-type="string" office:string-value="Краснодар" calcext:value-type="string">
            <text:p>Краснодар</text:p>
          </table:table-cell>
          <table:table-cell table:formula="of:=IF([.C165]=[.D16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18" calcext:value-type="float">
            <text:p>818</text:p>
          </table:table-cell>
          <table:table-cell table:formula="of:=VLOOKUP([.A166];[$Люди.$A$1:.$D$1048576];4;0)" office:value-type="string" office:string-value="Грозный" calcext:value-type="string">
            <text:p>Грозный</text:p>
          </table:table-cell>
          <table:table-cell table:formula="of:=VLOOKUP([.B166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IF([.C166]=[.D16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88" calcext:value-type="float">
            <text:p>388</text:p>
          </table:table-cell>
          <table:table-cell table:formula="of:=VLOOKUP([.A167];[$Люди.$A$1:.$D$1048576];4;0)" office:value-type="string" office:string-value="Грозный" calcext:value-type="string">
            <text:p>Грозный</text:p>
          </table:table-cell>
          <table:table-cell table:formula="of:=VLOOKUP([.B167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IF([.C167]=[.D16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11" calcext:value-type="float">
            <text:p>611</text:p>
          </table:table-cell>
          <table:table-cell table:formula="of:=VLOOKUP([.A168];[$Люди.$A$1:.$D$1048576];4;0)" office:value-type="string" office:string-value="Екатеринбург" calcext:value-type="string">
            <text:p>Екатеринбург</text:p>
          </table:table-cell>
          <table:table-cell table:formula="of:=VLOOKUP([.B168];[$Люди.$A$1:.$D$1048576];4;0)" office:value-type="string" office:string-value="Новосибирск" calcext:value-type="string">
            <text:p>Новосибирск</text:p>
          </table:table-cell>
          <table:table-cell table:formula="of:=IF([.C168]=[.D16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800" calcext:value-type="float">
            <text:p>800</text:p>
          </table:table-cell>
          <table:table-cell table:formula="of:=VLOOKUP([.A169];[$Люди.$A$1:.$D$1048576];4;0)" office:value-type="string" office:string-value="Екатеринбург" calcext:value-type="string">
            <text:p>Екатеринбург</text:p>
          </table:table-cell>
          <table:table-cell table:formula="of:=VLOOKUP([.B169];[$Люди.$A$1:.$D$1048576];4;0)" office:value-type="string" office:string-value="Хабаровск" calcext:value-type="string">
            <text:p>Хабаровск</text:p>
          </table:table-cell>
          <table:table-cell table:formula="of:=IF([.C169]=[.D16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51" calcext:value-type="float">
            <text:p>651</text:p>
          </table:table-cell>
          <table:table-cell table:formula="of:=VLOOKUP([.A170];[$Люди.$A$1:.$D$1048576];4;0)" office:value-type="string" office:string-value="Омск" calcext:value-type="string">
            <text:p>Омск</text:p>
          </table:table-cell>
          <table:table-cell table:formula="of:=VLOOKUP([.B170];[$Люди.$A$1:.$D$1048576];4;0)" office:value-type="string" office:string-value="Уфа" calcext:value-type="string">
            <text:p>Уфа</text:p>
          </table:table-cell>
          <table:table-cell table:formula="of:=IF([.C170]=[.D17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51" calcext:value-type="float">
            <text:p>651</text:p>
          </table:table-cell>
          <table:table-cell table:formula="of:=VLOOKUP([.A171];[$Люди.$A$1:.$D$1048576];4;0)" office:value-type="string" office:string-value="Пермь" calcext:value-type="string">
            <text:p>Пермь</text:p>
          </table:table-cell>
          <table:table-cell table:formula="of:=VLOOKUP([.B171];[$Люди.$A$1:.$D$1048576];4;0)" office:value-type="string" office:string-value="Уфа" calcext:value-type="string">
            <text:p>Уфа</text:p>
          </table:table-cell>
          <table:table-cell table:formula="of:=IF([.C171]=[.D17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60" calcext:value-type="float">
            <text:p>760</text:p>
          </table:table-cell>
          <table:table-cell table:formula="of:=VLOOKUP([.A172];[$Люди.$A$1:.$D$1048576];4;0)" office:value-type="string" office:string-value="Омск" calcext:value-type="string">
            <text:p>Омск</text:p>
          </table:table-cell>
          <table:table-cell table:formula="of:=VLOOKUP([.B172];[$Люди.$A$1:.$D$1048576];4;0)" office:value-type="string" office:string-value="Челябинск" calcext:value-type="string">
            <text:p>Челябинск</text:p>
          </table:table-cell>
          <table:table-cell table:formula="of:=IF([.C172]=[.D17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60" calcext:value-type="float">
            <text:p>760</text:p>
          </table:table-cell>
          <table:table-cell table:formula="of:=VLOOKUP([.A173];[$Люди.$A$1:.$D$1048576];4;0)" office:value-type="string" office:string-value="Пермь" calcext:value-type="string">
            <text:p>Пермь</text:p>
          </table:table-cell>
          <table:table-cell table:formula="of:=VLOOKUP([.B173];[$Люди.$A$1:.$D$1048576];4;0)" office:value-type="string" office:string-value="Челябинск" calcext:value-type="string">
            <text:p>Челябинск</text:p>
          </table:table-cell>
          <table:table-cell table:formula="of:=IF([.C173]=[.D17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21" calcext:value-type="float">
            <text:p>521</text:p>
          </table:table-cell>
          <table:table-cell table:formula="of:=VLOOKUP([.A174];[$Люди.$A$1:.$D$1048576];4;0)" office:value-type="string" office:string-value="Красноярск" calcext:value-type="string">
            <text:p>Красноярск</text:p>
          </table:table-cell>
          <table:table-cell table:formula="of:=VLOOKUP([.B174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IF([.C174]=[.D17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1" calcext:value-type="float">
            <text:p>521</text:p>
          </table:table-cell>
          <table:table-cell table:formula="of:=VLOOKUP([.A175];[$Люди.$A$1:.$D$1048576];4;0)" office:value-type="string" office:string-value="Грозный" calcext:value-type="string">
            <text:p>Грозный</text:p>
          </table:table-cell>
          <table:table-cell table:formula="of:=VLOOKUP([.B175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IF([.C175]=[.D17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95" calcext:value-type="float">
            <text:p>595</text:p>
          </table:table-cell>
          <table:table-cell table:formula="of:=VLOOKUP([.A176];[$Люди.$A$1:.$D$1048576];4;0)" office:value-type="string" office:string-value="Красноярск" calcext:value-type="string">
            <text:p>Красноярск</text:p>
          </table:table-cell>
          <table:table-cell table:formula="of:=VLOOKUP([.B176];[$Люди.$A$1:.$D$1048576];4;0)" office:value-type="string" office:string-value="Саратов" calcext:value-type="string">
            <text:p>Саратов</text:p>
          </table:table-cell>
          <table:table-cell table:formula="of:=IF([.C176]=[.D17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95" calcext:value-type="float">
            <text:p>595</text:p>
          </table:table-cell>
          <table:table-cell table:formula="of:=VLOOKUP([.A177];[$Люди.$A$1:.$D$1048576];4;0)" office:value-type="string" office:string-value="Грозный" calcext:value-type="string">
            <text:p>Грозный</text:p>
          </table:table-cell>
          <table:table-cell table:formula="of:=VLOOKUP([.B177];[$Люди.$A$1:.$D$1048576];4;0)" office:value-type="string" office:string-value="Саратов" calcext:value-type="string">
            <text:p>Саратов</text:p>
          </table:table-cell>
          <table:table-cell table:formula="of:=IF([.C177]=[.D17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51" calcext:value-type="float">
            <text:p>551</text:p>
          </table:table-cell>
          <table:table-cell table:formula="of:=VLOOKUP([.A178];[$Люди.$A$1:.$D$1048576];4;0)" office:value-type="string" office:string-value="Челябинск" calcext:value-type="string">
            <text:p>Челябинск</text:p>
          </table:table-cell>
          <table:table-cell table:formula="of:=VLOOKUP([.B178];[$Люди.$A$1:.$D$1048576];4;0)" office:value-type="string" office:string-value="Краснодар" calcext:value-type="string">
            <text:p>Краснодар</text:p>
          </table:table-cell>
          <table:table-cell table:formula="of:=IF([.C178]=[.D17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35" calcext:value-type="float">
            <text:p>435</text:p>
          </table:table-cell>
          <table:table-cell table:formula="of:=VLOOKUP([.A179];[$Люди.$A$1:.$D$1048576];4;0)" office:value-type="string" office:string-value="Челябинск" calcext:value-type="string">
            <text:p>Челябинск</text:p>
          </table:table-cell>
          <table:table-cell table:formula="of:=VLOOKUP([.B179];[$Люди.$A$1:.$D$1048576];4;0)" office:value-type="string" office:string-value="Омск" calcext:value-type="string">
            <text:p>Омск</text:p>
          </table:table-cell>
          <table:table-cell table:formula="of:=IF([.C179]=[.D17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47" calcext:value-type="float">
            <text:p>647</text:p>
          </table:table-cell>
          <table:table-cell table:formula="of:=VLOOKUP([.A180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180];[$Люди.$A$1:.$D$1048576];4;0)" office:value-type="string" office:string-value="Саратов" calcext:value-type="string">
            <text:p>Саратов</text:p>
          </table:table-cell>
          <table:table-cell table:formula="of:=IF([.C180]=[.D18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7" calcext:value-type="float">
            <text:p>47</text:p>
          </table:table-cell>
          <table:table-cell table:formula="of:=VLOOKUP([.A181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181];[$Люди.$A$1:.$D$1048576];4;0)" office:value-type="string" office:string-value="Геленджик" calcext:value-type="string">
            <text:p>Геленджик</text:p>
          </table:table-cell>
          <table:table-cell table:formula="of:=IF([.C181]=[.D18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77" calcext:value-type="float">
            <text:p>277</text:p>
          </table:table-cell>
          <table:table-cell table:formula="of:=VLOOKUP([.A182];[$Люди.$A$1:.$D$1048576];4;0)" office:value-type="string" office:string-value="Иркутск" calcext:value-type="string">
            <text:p>Иркутск</text:p>
          </table:table-cell>
          <table:table-cell table:formula="of:=VLOOKUP([.B182];[$Люди.$A$1:.$D$1048576];4;0)" office:value-type="string" office:string-value="Воронеж" calcext:value-type="string">
            <text:p>Воронеж</text:p>
          </table:table-cell>
          <table:table-cell table:formula="of:=IF([.C182]=[.D18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77" calcext:value-type="float">
            <text:p>277</text:p>
          </table:table-cell>
          <table:table-cell table:formula="of:=VLOOKUP([.A183];[$Люди.$A$1:.$D$1048576];4;0)" office:value-type="string" office:string-value="Новосибирск" calcext:value-type="string">
            <text:p>Новосибирск</text:p>
          </table:table-cell>
          <table:table-cell table:formula="of:=VLOOKUP([.B183];[$Люди.$A$1:.$D$1048576];4;0)" office:value-type="string" office:string-value="Воронеж" calcext:value-type="string">
            <text:p>Воронеж</text:p>
          </table:table-cell>
          <table:table-cell table:formula="of:=IF([.C183]=[.D18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68" calcext:value-type="float">
            <text:p>568</text:p>
          </table:table-cell>
          <table:table-cell table:formula="of:=VLOOKUP([.A184];[$Люди.$A$1:.$D$1048576];4;0)" office:value-type="string" office:string-value="Иркутск" calcext:value-type="string">
            <text:p>Иркутск</text:p>
          </table:table-cell>
          <table:table-cell table:formula="of:=VLOOKUP([.B184];[$Люди.$A$1:.$D$1048576];4;0)" office:value-type="string" office:string-value="Челябинск" calcext:value-type="string">
            <text:p>Челябинск</text:p>
          </table:table-cell>
          <table:table-cell table:formula="of:=IF([.C184]=[.D18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68" calcext:value-type="float">
            <text:p>568</text:p>
          </table:table-cell>
          <table:table-cell table:formula="of:=VLOOKUP([.A185];[$Люди.$A$1:.$D$1048576];4;0)" office:value-type="string" office:string-value="Новосибирск" calcext:value-type="string">
            <text:p>Новосибирск</text:p>
          </table:table-cell>
          <table:table-cell table:formula="of:=VLOOKUP([.B185];[$Люди.$A$1:.$D$1048576];4;0)" office:value-type="string" office:string-value="Челябинск" calcext:value-type="string">
            <text:p>Челябинск</text:p>
          </table:table-cell>
          <table:table-cell table:formula="of:=IF([.C185]=[.D18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75" calcext:value-type="float">
            <text:p>675</text:p>
          </table:table-cell>
          <table:table-cell table:formula="of:=VLOOKUP([.A186];[$Люди.$A$1:.$D$1048576];4;0)" office:value-type="string" office:string-value="Челябинск" calcext:value-type="string">
            <text:p>Челябинск</text:p>
          </table:table-cell>
          <table:table-cell table:formula="of:=VLOOKUP([.B186];[$Люди.$A$1:.$D$1048576];4;0)" office:value-type="string" office:string-value="Геленджик" calcext:value-type="string">
            <text:p>Геленджик</text:p>
          </table:table-cell>
          <table:table-cell table:formula="of:=IF([.C186]=[.D18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61" calcext:value-type="float">
            <text:p>161</text:p>
          </table:table-cell>
          <table:table-cell table:formula="of:=VLOOKUP([.A187];[$Люди.$A$1:.$D$1048576];4;0)" office:value-type="string" office:string-value="Челябинск" calcext:value-type="string">
            <text:p>Челябинск</text:p>
          </table:table-cell>
          <table:table-cell table:formula="of:=VLOOKUP([.B187];[$Люди.$A$1:.$D$1048576];4;0)" office:value-type="string" office:string-value="Краснодар" calcext:value-type="string">
            <text:p>Краснодар</text:p>
          </table:table-cell>
          <table:table-cell table:formula="of:=IF([.C187]=[.D18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18" calcext:value-type="float">
            <text:p>318</text:p>
          </table:table-cell>
          <table:table-cell table:formula="of:=VLOOKUP([.A188];[$Люди.$A$1:.$D$1048576];4;0)" office:value-type="string" office:string-value="Пермь" calcext:value-type="string">
            <text:p>Пермь</text:p>
          </table:table-cell>
          <table:table-cell table:formula="of:=VLOOKUP([.B188];[$Люди.$A$1:.$D$1048576];4;0)" office:value-type="string" office:string-value="Рязань" calcext:value-type="string">
            <text:p>Рязань</text:p>
          </table:table-cell>
          <table:table-cell table:formula="of:=IF([.C188]=[.D18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18" calcext:value-type="float">
            <text:p>318</text:p>
          </table:table-cell>
          <table:table-cell table:formula="of:=VLOOKUP([.A189];[$Люди.$A$1:.$D$1048576];4;0)" office:value-type="string" office:string-value="Москва" calcext:value-type="string">
            <text:p>Москва</text:p>
          </table:table-cell>
          <table:table-cell table:formula="of:=VLOOKUP([.B189];[$Люди.$A$1:.$D$1048576];4;0)" office:value-type="string" office:string-value="Рязань" calcext:value-type="string">
            <text:p>Рязань</text:p>
          </table:table-cell>
          <table:table-cell table:formula="of:=IF([.C189]=[.D18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75" calcext:value-type="float">
            <text:p>875</text:p>
          </table:table-cell>
          <table:table-cell table:formula="of:=VLOOKUP([.A190];[$Люди.$A$1:.$D$1048576];4;0)" office:value-type="string" office:string-value="Пермь" calcext:value-type="string">
            <text:p>Пермь</text:p>
          </table:table-cell>
          <table:table-cell table:formula="of:=VLOOKUP([.B190];[$Люди.$A$1:.$D$1048576];4;0)" office:value-type="string" office:string-value="Уфа" calcext:value-type="string">
            <text:p>Уфа</text:p>
          </table:table-cell>
          <table:table-cell table:formula="of:=IF([.C190]=[.D19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75" calcext:value-type="float">
            <text:p>875</text:p>
          </table:table-cell>
          <table:table-cell table:formula="of:=VLOOKUP([.A191];[$Люди.$A$1:.$D$1048576];4;0)" office:value-type="string" office:string-value="Москва" calcext:value-type="string">
            <text:p>Москва</text:p>
          </table:table-cell>
          <table:table-cell table:formula="of:=VLOOKUP([.B191];[$Люди.$A$1:.$D$1048576];4;0)" office:value-type="string" office:string-value="Уфа" calcext:value-type="string">
            <text:p>Уфа</text:p>
          </table:table-cell>
          <table:table-cell table:formula="of:=IF([.C191]=[.D19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4" calcext:value-type="float">
            <text:p>304</text:p>
          </table:table-cell>
          <table:table-cell table:formula="of:=VLOOKUP([.A192];[$Люди.$A$1:.$D$1048576];4;0)" office:value-type="string" office:string-value="Омск" calcext:value-type="string">
            <text:p>Омск</text:p>
          </table:table-cell>
          <table:table-cell table:formula="of:=VLOOKUP([.B192];[$Люди.$A$1:.$D$1048576];4;0)" office:value-type="string" office:string-value="Красноярск" calcext:value-type="string">
            <text:p>Красноярск</text:p>
          </table:table-cell>
          <table:table-cell table:formula="of:=IF([.C192]=[.D19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04" calcext:value-type="float">
            <text:p>304</text:p>
          </table:table-cell>
          <table:table-cell table:formula="of:=VLOOKUP([.A193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193];[$Люди.$A$1:.$D$1048576];4;0)" office:value-type="string" office:string-value="Красноярск" calcext:value-type="string">
            <text:p>Красноярск</text:p>
          </table:table-cell>
          <table:table-cell table:formula="of:=IF([.C193]=[.D19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9" calcext:value-type="float">
            <text:p>999</text:p>
          </table:table-cell>
          <table:table-cell table:formula="of:=VLOOKUP([.A194];[$Люди.$A$1:.$D$1048576];4;0)" office:value-type="string" office:string-value="Омск" calcext:value-type="string">
            <text:p>Омск</text:p>
          </table:table-cell>
          <table:table-cell table:formula="of:=VLOOKUP([.B194];[$Люди.$A$1:.$D$1048576];4;0)" office:value-type="string" office:string-value="Уфа" calcext:value-type="string">
            <text:p>Уфа</text:p>
          </table:table-cell>
          <table:table-cell table:formula="of:=IF([.C194]=[.D19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999" calcext:value-type="float">
            <text:p>999</text:p>
          </table:table-cell>
          <table:table-cell table:formula="of:=VLOOKUP([.A195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195];[$Люди.$A$1:.$D$1048576];4;0)" office:value-type="string" office:string-value="Уфа" calcext:value-type="string">
            <text:p>Уфа</text:p>
          </table:table-cell>
          <table:table-cell table:formula="of:=IF([.C195]=[.D19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28" calcext:value-type="float">
            <text:p>728</text:p>
          </table:table-cell>
          <table:table-cell table:formula="of:=VLOOKUP([.A196];[$Люди.$A$1:.$D$1048576];4;0)" office:value-type="string" office:string-value="Новосибирск" calcext:value-type="string">
            <text:p>Новосибирск</text:p>
          </table:table-cell>
          <table:table-cell table:formula="of:=VLOOKUP([.B196];[$Люди.$A$1:.$D$1048576];4;0)" office:value-type="string" office:string-value="Пермь" calcext:value-type="string">
            <text:p>Пермь</text:p>
          </table:table-cell>
          <table:table-cell table:formula="of:=IF([.C196]=[.D19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28" calcext:value-type="float">
            <text:p>728</text:p>
          </table:table-cell>
          <table:table-cell table:formula="of:=VLOOKUP([.A197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197];[$Люди.$A$1:.$D$1048576];4;0)" office:value-type="string" office:string-value="Пермь" calcext:value-type="string">
            <text:p>Пермь</text:p>
          </table:table-cell>
          <table:table-cell table:formula="of:=IF([.C197]=[.D19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970" calcext:value-type="float">
            <text:p>970</text:p>
          </table:table-cell>
          <table:table-cell table:formula="of:=VLOOKUP([.A198];[$Люди.$A$1:.$D$1048576];4;0)" office:value-type="string" office:string-value="Новосибирск" calcext:value-type="string">
            <text:p>Новосибирск</text:p>
          </table:table-cell>
          <table:table-cell table:formula="of:=VLOOKUP([.B198];[$Люди.$A$1:.$D$1048576];4;0)" office:value-type="string" office:string-value="Рязань" calcext:value-type="string">
            <text:p>Рязань</text:p>
          </table:table-cell>
          <table:table-cell table:formula="of:=IF([.C198]=[.D19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970" calcext:value-type="float">
            <text:p>970</text:p>
          </table:table-cell>
          <table:table-cell table:formula="of:=VLOOKUP([.A199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199];[$Люди.$A$1:.$D$1048576];4;0)" office:value-type="string" office:string-value="Рязань" calcext:value-type="string">
            <text:p>Рязань</text:p>
          </table:table-cell>
          <table:table-cell table:formula="of:=IF([.C199]=[.D19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83" calcext:value-type="float">
            <text:p>283</text:p>
          </table:table-cell>
          <table:table-cell table:formula="of:=VLOOKUP([.A200];[$Люди.$A$1:.$D$1048576];4;0)" office:value-type="string" office:string-value="Москва" calcext:value-type="string">
            <text:p>Москва</text:p>
          </table:table-cell>
          <table:table-cell table:formula="of:=VLOOKUP([.B200];[$Люди.$A$1:.$D$1048576];4;0)" office:value-type="string" office:string-value="Рязань" calcext:value-type="string">
            <text:p>Рязань</text:p>
          </table:table-cell>
          <table:table-cell table:formula="of:=IF([.C200]=[.D20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83" calcext:value-type="float">
            <text:p>283</text:p>
          </table:table-cell>
          <table:table-cell table:formula="of:=VLOOKUP([.A201];[$Люди.$A$1:.$D$1048576];4;0)" office:value-type="string" office:string-value="Пермь" calcext:value-type="string">
            <text:p>Пермь</text:p>
          </table:table-cell>
          <table:table-cell table:formula="of:=VLOOKUP([.B201];[$Люди.$A$1:.$D$1048576];4;0)" office:value-type="string" office:string-value="Рязань" calcext:value-type="string">
            <text:p>Рязань</text:p>
          </table:table-cell>
          <table:table-cell table:formula="of:=IF([.C201]=[.D20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14" calcext:value-type="float">
            <text:p>814</text:p>
          </table:table-cell>
          <table:table-cell table:formula="of:=VLOOKUP([.A202];[$Люди.$A$1:.$D$1048576];4;0)" office:value-type="string" office:string-value="Москва" calcext:value-type="string">
            <text:p>Москва</text:p>
          </table:table-cell>
          <table:table-cell table:formula="of:=VLOOKUP([.B202];[$Люди.$A$1:.$D$1048576];4;0)" office:value-type="string" office:string-value="Рязань" calcext:value-type="string">
            <text:p>Рязань</text:p>
          </table:table-cell>
          <table:table-cell table:formula="of:=IF([.C202]=[.D20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14" calcext:value-type="float">
            <text:p>814</text:p>
          </table:table-cell>
          <table:table-cell table:formula="of:=VLOOKUP([.A203];[$Люди.$A$1:.$D$1048576];4;0)" office:value-type="string" office:string-value="Пермь" calcext:value-type="string">
            <text:p>Пермь</text:p>
          </table:table-cell>
          <table:table-cell table:formula="of:=VLOOKUP([.B203];[$Люди.$A$1:.$D$1048576];4;0)" office:value-type="string" office:string-value="Рязань" calcext:value-type="string">
            <text:p>Рязань</text:p>
          </table:table-cell>
          <table:table-cell table:formula="of:=IF([.C203]=[.D20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6" calcext:value-type="float">
            <text:p>36</text:p>
          </table:table-cell>
          <table:table-cell table:formula="of:=VLOOKUP([.A204];[$Люди.$A$1:.$D$1048576];4;0)" office:value-type="string" office:string-value="Москва" calcext:value-type="string">
            <text:p>Москва</text:p>
          </table:table-cell>
          <table:table-cell table:formula="of:=VLOOKUP([.B204];[$Люди.$A$1:.$D$1048576];4;0)" office:value-type="string" office:string-value="Челябинск" calcext:value-type="string">
            <text:p>Челябинск</text:p>
          </table:table-cell>
          <table:table-cell table:formula="of:=IF([.C204]=[.D20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6" calcext:value-type="float">
            <text:p>36</text:p>
          </table:table-cell>
          <table:table-cell table:formula="of:=VLOOKUP([.A205];[$Люди.$A$1:.$D$1048576];4;0)" office:value-type="string" office:string-value="Краснодар" calcext:value-type="string">
            <text:p>Краснодар</text:p>
          </table:table-cell>
          <table:table-cell table:formula="of:=VLOOKUP([.B205];[$Люди.$A$1:.$D$1048576];4;0)" office:value-type="string" office:string-value="Челябинск" calcext:value-type="string">
            <text:p>Челябинск</text:p>
          </table:table-cell>
          <table:table-cell table:formula="of:=IF([.C205]=[.D20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85" calcext:value-type="float">
            <text:p>685</text:p>
          </table:table-cell>
          <table:table-cell table:formula="of:=VLOOKUP([.A206];[$Люди.$A$1:.$D$1048576];4;0)" office:value-type="string" office:string-value="Москва" calcext:value-type="string">
            <text:p>Москва</text:p>
          </table:table-cell>
          <table:table-cell table:formula="of:=VLOOKUP([.B206];[$Люди.$A$1:.$D$1048576];4;0)" office:value-type="string" office:string-value="Челябинск" calcext:value-type="string">
            <text:p>Челябинск</text:p>
          </table:table-cell>
          <table:table-cell table:formula="of:=IF([.C206]=[.D20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85" calcext:value-type="float">
            <text:p>685</text:p>
          </table:table-cell>
          <table:table-cell table:formula="of:=VLOOKUP([.A207];[$Люди.$A$1:.$D$1048576];4;0)" office:value-type="string" office:string-value="Краснодар" calcext:value-type="string">
            <text:p>Краснодар</text:p>
          </table:table-cell>
          <table:table-cell table:formula="of:=VLOOKUP([.B207];[$Люди.$A$1:.$D$1048576];4;0)" office:value-type="string" office:string-value="Челябинск" calcext:value-type="string">
            <text:p>Челябинск</text:p>
          </table:table-cell>
          <table:table-cell table:formula="of:=IF([.C207]=[.D20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83" calcext:value-type="float">
            <text:p>383</text:p>
          </table:table-cell>
          <table:table-cell table:formula="of:=VLOOKUP([.A208];[$Люди.$A$1:.$D$1048576];4;0)" office:value-type="string" office:string-value="Красноярск" calcext:value-type="string">
            <text:p>Красноярск</text:p>
          </table:table-cell>
          <table:table-cell table:formula="of:=VLOOKUP([.B208];[$Люди.$A$1:.$D$1048576];4;0)" office:value-type="string" office:string-value="Иркутск" calcext:value-type="string">
            <text:p>Иркутск</text:p>
          </table:table-cell>
          <table:table-cell table:formula="of:=IF([.C208]=[.D20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32" calcext:value-type="float">
            <text:p>832</text:p>
          </table:table-cell>
          <table:table-cell table:formula="of:=VLOOKUP([.A209];[$Люди.$A$1:.$D$1048576];4;0)" office:value-type="string" office:string-value="Красноярск" calcext:value-type="string">
            <text:p>Красноярск</text:p>
          </table:table-cell>
          <table:table-cell table:formula="of:=VLOOKUP([.B209];[$Люди.$A$1:.$D$1048576];4;0)" office:value-type="string" office:string-value="Красноярск" calcext:value-type="string">
            <text:p>Красноярск</text:p>
          </table:table-cell>
          <table:table-cell table:formula="of:=IF([.C209]=[.D209];1;0)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849" calcext:value-type="float">
            <text:p>849</text:p>
          </table:table-cell>
          <table:table-cell table:formula="of:=VLOOKUP([.A210];[$Люди.$A$1:.$D$1048576];4;0)" office:value-type="string" office:string-value="Москва" calcext:value-type="string">
            <text:p>Москва</text:p>
          </table:table-cell>
          <table:table-cell table:formula="of:=VLOOKUP([.B210];[$Люди.$A$1:.$D$1048576];4;0)" office:value-type="string" office:string-value="Геленджик" calcext:value-type="string">
            <text:p>Геленджик</text:p>
          </table:table-cell>
          <table:table-cell table:formula="of:=IF([.C210]=[.D21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49" calcext:value-type="float">
            <text:p>849</text:p>
          </table:table-cell>
          <table:table-cell table:formula="of:=VLOOKUP([.A211];[$Люди.$A$1:.$D$1048576];4;0)" office:value-type="string" office:string-value="Геленджик" calcext:value-type="string">
            <text:p>Геленджик</text:p>
          </table:table-cell>
          <table:table-cell table:formula="of:=VLOOKUP([.B211];[$Люди.$A$1:.$D$1048576];4;0)" office:value-type="string" office:string-value="Геленджик" calcext:value-type="string">
            <text:p>Геленджик</text:p>
          </table:table-cell>
          <table:table-cell table:formula="of:=IF([.C211]=[.D211];1;0)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00" calcext:value-type="float">
            <text:p>600</text:p>
          </table:table-cell>
          <table:table-cell table:formula="of:=VLOOKUP([.A212];[$Люди.$A$1:.$D$1048576];4;0)" office:value-type="string" office:string-value="Москва" calcext:value-type="string">
            <text:p>Москва</text:p>
          </table:table-cell>
          <table:table-cell table:formula="of:=VLOOKUP([.B212];[$Люди.$A$1:.$D$1048576];4;0)" office:value-type="string" office:string-value="Хабаровск" calcext:value-type="string">
            <text:p>Хабаровск</text:p>
          </table:table-cell>
          <table:table-cell table:formula="of:=IF([.C212]=[.D21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00" calcext:value-type="float">
            <text:p>600</text:p>
          </table:table-cell>
          <table:table-cell table:formula="of:=VLOOKUP([.A213];[$Люди.$A$1:.$D$1048576];4;0)" office:value-type="string" office:string-value="Геленджик" calcext:value-type="string">
            <text:p>Геленджик</text:p>
          </table:table-cell>
          <table:table-cell table:formula="of:=VLOOKUP([.B213];[$Люди.$A$1:.$D$1048576];4;0)" office:value-type="string" office:string-value="Хабаровск" calcext:value-type="string">
            <text:p>Хабаровск</text:p>
          </table:table-cell>
          <table:table-cell table:formula="of:=IF([.C213]=[.D21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584" calcext:value-type="float">
            <text:p>584</text:p>
          </table:table-cell>
          <table:table-cell table:formula="of:=VLOOKUP([.A214];[$Люди.$A$1:.$D$1048576];4;0)" office:value-type="string" office:string-value="Пермь" calcext:value-type="string">
            <text:p>Пермь</text:p>
          </table:table-cell>
          <table:table-cell table:formula="of:=VLOOKUP([.B214];[$Люди.$A$1:.$D$1048576];4;0)" office:value-type="string" office:string-value="Воронеж" calcext:value-type="string">
            <text:p>Воронеж</text:p>
          </table:table-cell>
          <table:table-cell table:formula="of:=IF([.C214]=[.D21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66" calcext:value-type="float">
            <text:p>166</text:p>
          </table:table-cell>
          <table:table-cell table:formula="of:=VLOOKUP([.A215];[$Люди.$A$1:.$D$1048576];4;0)" office:value-type="string" office:string-value="Пермь" calcext:value-type="string">
            <text:p>Пермь</text:p>
          </table:table-cell>
          <table:table-cell table:formula="of:=VLOOKUP([.B215];[$Люди.$A$1:.$D$1048576];4;0)" office:value-type="string" office:string-value="Рязань" calcext:value-type="string">
            <text:p>Рязань</text:p>
          </table:table-cell>
          <table:table-cell table:formula="of:=IF([.C215]=[.D21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83" calcext:value-type="float">
            <text:p>783</text:p>
          </table:table-cell>
          <table:table-cell table:formula="of:=VLOOKUP([.A216];[$Люди.$A$1:.$D$1048576];4;0)" office:value-type="string" office:string-value="Омск" calcext:value-type="string">
            <text:p>Омск</text:p>
          </table:table-cell>
          <table:table-cell table:formula="of:=VLOOKUP([.B216];[$Люди.$A$1:.$D$1048576];4;0)" office:value-type="string" office:string-value="Екатеринбург" calcext:value-type="string">
            <text:p>Екатеринбург</text:p>
          </table:table-cell>
          <table:table-cell table:formula="of:=IF([.C216]=[.D21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31" calcext:value-type="float">
            <text:p>731</text:p>
          </table:table-cell>
          <table:table-cell table:formula="of:=VLOOKUP([.A217];[$Люди.$A$1:.$D$1048576];4;0)" office:value-type="string" office:string-value="Омск" calcext:value-type="string">
            <text:p>Омск</text:p>
          </table:table-cell>
          <table:table-cell table:formula="of:=VLOOKUP([.B217];[$Люди.$A$1:.$D$1048576];4;0)" office:value-type="string" office:string-value="Краснодар" calcext:value-type="string">
            <text:p>Краснодар</text:p>
          </table:table-cell>
          <table:table-cell table:formula="of:=IF([.C217]=[.D21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35" calcext:value-type="float">
            <text:p>335</text:p>
          </table:table-cell>
          <table:table-cell table:formula="of:=VLOOKUP([.A218];[$Люди.$A$1:.$D$1048576];4;0)" office:value-type="string" office:string-value="Рязань" calcext:value-type="string">
            <text:p>Рязань</text:p>
          </table:table-cell>
          <table:table-cell table:formula="of:=VLOOKUP([.B218];[$Люди.$A$1:.$D$1048576];4;0)" office:value-type="string" office:string-value="Москва" calcext:value-type="string">
            <text:p>Москва</text:p>
          </table:table-cell>
          <table:table-cell table:formula="of:=IF([.C218]=[.D21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35" calcext:value-type="float">
            <text:p>335</text:p>
          </table:table-cell>
          <table:table-cell table:formula="of:=VLOOKUP([.A219];[$Люди.$A$1:.$D$1048576];4;0)" office:value-type="string" office:string-value="Уфа" calcext:value-type="string">
            <text:p>Уфа</text:p>
          </table:table-cell>
          <table:table-cell table:formula="of:=VLOOKUP([.B219];[$Люди.$A$1:.$D$1048576];4;0)" office:value-type="string" office:string-value="Москва" calcext:value-type="string">
            <text:p>Москва</text:p>
          </table:table-cell>
          <table:table-cell table:formula="of:=IF([.C219]=[.D21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01" calcext:value-type="float">
            <text:p>101</text:p>
          </table:table-cell>
          <table:table-cell table:formula="of:=VLOOKUP([.A220];[$Люди.$A$1:.$D$1048576];4;0)" office:value-type="string" office:string-value="Рязань" calcext:value-type="string">
            <text:p>Рязань</text:p>
          </table:table-cell>
          <table:table-cell table:formula="of:=VLOOKUP([.B220];[$Люди.$A$1:.$D$1048576];4;0)" office:value-type="string" office:string-value="Иркутск" calcext:value-type="string">
            <text:p>Иркутск</text:p>
          </table:table-cell>
          <table:table-cell table:formula="of:=IF([.C220]=[.D22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1" calcext:value-type="float">
            <text:p>101</text:p>
          </table:table-cell>
          <table:table-cell table:formula="of:=VLOOKUP([.A221];[$Люди.$A$1:.$D$1048576];4;0)" office:value-type="string" office:string-value="Уфа" calcext:value-type="string">
            <text:p>Уфа</text:p>
          </table:table-cell>
          <table:table-cell table:formula="of:=VLOOKUP([.B221];[$Люди.$A$1:.$D$1048576];4;0)" office:value-type="string" office:string-value="Иркутск" calcext:value-type="string">
            <text:p>Иркутск</text:p>
          </table:table-cell>
          <table:table-cell table:formula="of:=IF([.C221]=[.D22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66" calcext:value-type="float">
            <text:p>566</text:p>
          </table:table-cell>
          <table:table-cell table:formula="of:=VLOOKUP([.A222];[$Люди.$A$1:.$D$1048576];4;0)" office:value-type="string" office:string-value="Казань" calcext:value-type="string">
            <text:p>Казань</text:p>
          </table:table-cell>
          <table:table-cell table:formula="of:=VLOOKUP([.B222];[$Люди.$A$1:.$D$1048576];4;0)" office:value-type="string" office:string-value="Новосибирск" calcext:value-type="string">
            <text:p>Новосибирск</text:p>
          </table:table-cell>
          <table:table-cell table:formula="of:=IF([.C222]=[.D22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566" calcext:value-type="float">
            <text:p>566</text:p>
          </table:table-cell>
          <table:table-cell table:formula="of:=VLOOKUP([.A223];[$Люди.$A$1:.$D$1048576];4;0)" office:value-type="string" office:string-value="Москва" calcext:value-type="string">
            <text:p>Москва</text:p>
          </table:table-cell>
          <table:table-cell table:formula="of:=VLOOKUP([.B223];[$Люди.$A$1:.$D$1048576];4;0)" office:value-type="string" office:string-value="Новосибирск" calcext:value-type="string">
            <text:p>Новосибирск</text:p>
          </table:table-cell>
          <table:table-cell table:formula="of:=IF([.C223]=[.D22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93" calcext:value-type="float">
            <text:p>293</text:p>
          </table:table-cell>
          <table:table-cell table:formula="of:=VLOOKUP([.A224];[$Люди.$A$1:.$D$1048576];4;0)" office:value-type="string" office:string-value="Казань" calcext:value-type="string">
            <text:p>Казань</text:p>
          </table:table-cell>
          <table:table-cell table:formula="of:=VLOOKUP([.B224];[$Люди.$A$1:.$D$1048576];4;0)" office:value-type="string" office:string-value="Иркутск" calcext:value-type="string">
            <text:p>Иркутск</text:p>
          </table:table-cell>
          <table:table-cell table:formula="of:=IF([.C224]=[.D22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93" calcext:value-type="float">
            <text:p>293</text:p>
          </table:table-cell>
          <table:table-cell table:formula="of:=VLOOKUP([.A225];[$Люди.$A$1:.$D$1048576];4;0)" office:value-type="string" office:string-value="Москва" calcext:value-type="string">
            <text:p>Москва</text:p>
          </table:table-cell>
          <table:table-cell table:formula="of:=VLOOKUP([.B225];[$Люди.$A$1:.$D$1048576];4;0)" office:value-type="string" office:string-value="Иркутск" calcext:value-type="string">
            <text:p>Иркутск</text:p>
          </table:table-cell>
          <table:table-cell table:formula="of:=IF([.C225]=[.D22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73" calcext:value-type="float">
            <text:p>273</text:p>
          </table:table-cell>
          <table:table-cell table:formula="of:=VLOOKUP([.A226];[$Люди.$A$1:.$D$1048576];4;0)" office:value-type="string" office:string-value="Екатеринбург" calcext:value-type="string">
            <text:p>Екатеринбург</text:p>
          </table:table-cell>
          <table:table-cell table:formula="of:=VLOOKUP([.B226];[$Люди.$A$1:.$D$1048576];4;0)" office:value-type="string" office:string-value="Хабаровск" calcext:value-type="string">
            <text:p>Хабаровск</text:p>
          </table:table-cell>
          <table:table-cell table:formula="of:=IF([.C226]=[.D22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10" calcext:value-type="float">
            <text:p>410</text:p>
          </table:table-cell>
          <table:table-cell table:formula="of:=VLOOKUP([.A227];[$Люди.$A$1:.$D$1048576];4;0)" office:value-type="string" office:string-value="Екатеринбург" calcext:value-type="string">
            <text:p>Екатеринбург</text:p>
          </table:table-cell>
          <table:table-cell table:formula="of:=VLOOKUP([.B227];[$Люди.$A$1:.$D$1048576];4;0)" office:value-type="string" office:string-value="Рязань" calcext:value-type="string">
            <text:p>Рязань</text:p>
          </table:table-cell>
          <table:table-cell table:formula="of:=IF([.C227]=[.D22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15" calcext:value-type="float">
            <text:p>415</text:p>
          </table:table-cell>
          <table:table-cell table:formula="of:=VLOOKUP([.A228];[$Люди.$A$1:.$D$1048576];4;0)" office:value-type="string" office:string-value="Казань" calcext:value-type="string">
            <text:p>Казань</text:p>
          </table:table-cell>
          <table:table-cell table:formula="of:=VLOOKUP([.B228];[$Люди.$A$1:.$D$1048576];4;0)" office:value-type="string" office:string-value="Иркутск" calcext:value-type="string">
            <text:p>Иркутск</text:p>
          </table:table-cell>
          <table:table-cell table:formula="of:=IF([.C228]=[.D22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0" calcext:value-type="float">
            <text:p>10</text:p>
          </table:table-cell>
          <table:table-cell table:formula="of:=VLOOKUP([.A229];[$Люди.$A$1:.$D$1048576];4;0)" office:value-type="string" office:string-value="Казань" calcext:value-type="string">
            <text:p>Казань</text:p>
          </table:table-cell>
          <table:table-cell table:formula="of:=VLOOKUP([.B229];[$Люди.$A$1:.$D$1048576];4;0)" office:value-type="string" office:string-value="Воронеж" calcext:value-type="string">
            <text:p>Воронеж</text:p>
          </table:table-cell>
          <table:table-cell table:formula="of:=IF([.C229]=[.D22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17" calcext:value-type="float">
            <text:p>417</text:p>
          </table:table-cell>
          <table:table-cell table:formula="of:=VLOOKUP([.A230];[$Люди.$A$1:.$D$1048576];4;0)" office:value-type="string" office:string-value="Геленджик" calcext:value-type="string">
            <text:p>Геленджик</text:p>
          </table:table-cell>
          <table:table-cell table:formula="of:=VLOOKUP([.B230];[$Люди.$A$1:.$D$1048576];4;0)" office:value-type="string" office:string-value="Саратов" calcext:value-type="string">
            <text:p>Саратов</text:p>
          </table:table-cell>
          <table:table-cell table:formula="of:=IF([.C230]=[.D23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09" calcext:value-type="float">
            <text:p>409</text:p>
          </table:table-cell>
          <table:table-cell table:formula="of:=VLOOKUP([.A231];[$Люди.$A$1:.$D$1048576];4;0)" office:value-type="string" office:string-value="Геленджик" calcext:value-type="string">
            <text:p>Геленджик</text:p>
          </table:table-cell>
          <table:table-cell table:formula="of:=VLOOKUP([.B231];[$Люди.$A$1:.$D$1048576];4;0)" office:value-type="string" office:string-value="Челябинск" calcext:value-type="string">
            <text:p>Челябинск</text:p>
          </table:table-cell>
          <table:table-cell table:formula="of:=IF([.C231]=[.D23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11" calcext:value-type="float">
            <text:p>311</text:p>
          </table:table-cell>
          <table:table-cell table:formula="of:=VLOOKUP([.A232];[$Люди.$A$1:.$D$1048576];4;0)" office:value-type="string" office:string-value="Грозный" calcext:value-type="string">
            <text:p>Грозный</text:p>
          </table:table-cell>
          <table:table-cell table:formula="of:=VLOOKUP([.B232];[$Люди.$A$1:.$D$1048576];4;0)" office:value-type="string" office:string-value="Екатеринбург" calcext:value-type="string">
            <text:p>Екатеринбург</text:p>
          </table:table-cell>
          <table:table-cell table:formula="of:=IF([.C232]=[.D23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11" calcext:value-type="float">
            <text:p>311</text:p>
          </table:table-cell>
          <table:table-cell table:formula="of:=VLOOKUP([.A233];[$Люди.$A$1:.$D$1048576];4;0)" office:value-type="string" office:string-value="Иркутск" calcext:value-type="string">
            <text:p>Иркутск</text:p>
          </table:table-cell>
          <table:table-cell table:formula="of:=VLOOKUP([.B233];[$Люди.$A$1:.$D$1048576];4;0)" office:value-type="string" office:string-value="Екатеринбург" calcext:value-type="string">
            <text:p>Екатеринбург</text:p>
          </table:table-cell>
          <table:table-cell table:formula="of:=IF([.C233]=[.D23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51" calcext:value-type="float">
            <text:p>451</text:p>
          </table:table-cell>
          <table:table-cell table:formula="of:=VLOOKUP([.A234];[$Люди.$A$1:.$D$1048576];4;0)" office:value-type="string" office:string-value="Грозный" calcext:value-type="string">
            <text:p>Грозный</text:p>
          </table:table-cell>
          <table:table-cell table:formula="of:=VLOOKUP([.B234];[$Люди.$A$1:.$D$1048576];4;0)" office:value-type="string" office:string-value="Омск" calcext:value-type="string">
            <text:p>Омск</text:p>
          </table:table-cell>
          <table:table-cell table:formula="of:=IF([.C234]=[.D23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51" calcext:value-type="float">
            <text:p>451</text:p>
          </table:table-cell>
          <table:table-cell table:formula="of:=VLOOKUP([.A235];[$Люди.$A$1:.$D$1048576];4;0)" office:value-type="string" office:string-value="Иркутск" calcext:value-type="string">
            <text:p>Иркутск</text:p>
          </table:table-cell>
          <table:table-cell table:formula="of:=VLOOKUP([.B235];[$Люди.$A$1:.$D$1048576];4;0)" office:value-type="string" office:string-value="Омск" calcext:value-type="string">
            <text:p>Омск</text:p>
          </table:table-cell>
          <table:table-cell table:formula="of:=IF([.C235]=[.D23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39" calcext:value-type="float">
            <text:p>539</text:p>
          </table:table-cell>
          <table:table-cell table:formula="of:=VLOOKUP([.A236];[$Люди.$A$1:.$D$1048576];4;0)" office:value-type="string" office:string-value="Рязань" calcext:value-type="string">
            <text:p>Рязань</text:p>
          </table:table-cell>
          <table:table-cell table:formula="of:=VLOOKUP([.B236];[$Люди.$A$1:.$D$1048576];4;0)" office:value-type="string" office:string-value="Иркутск" calcext:value-type="string">
            <text:p>Иркутск</text:p>
          </table:table-cell>
          <table:table-cell table:formula="of:=IF([.C236]=[.D23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96" calcext:value-type="float">
            <text:p>596</text:p>
          </table:table-cell>
          <table:table-cell table:formula="of:=VLOOKUP([.A237];[$Люди.$A$1:.$D$1048576];4;0)" office:value-type="string" office:string-value="Рязань" calcext:value-type="string">
            <text:p>Рязань</text:p>
          </table:table-cell>
          <table:table-cell table:formula="of:=VLOOKUP([.B237];[$Люди.$A$1:.$D$1048576];4;0)" office:value-type="string" office:string-value="Омск" calcext:value-type="string">
            <text:p>Омск</text:p>
          </table:table-cell>
          <table:table-cell table:formula="of:=IF([.C237]=[.D23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84" calcext:value-type="float">
            <text:p>784</text:p>
          </table:table-cell>
          <table:table-cell table:formula="of:=VLOOKUP([.A238];[$Люди.$A$1:.$D$1048576];4;0)" office:value-type="string" office:string-value="Казань" calcext:value-type="string">
            <text:p>Казань</text:p>
          </table:table-cell>
          <table:table-cell table:formula="of:=VLOOKUP([.B238];[$Люди.$A$1:.$D$1048576];4;0)" office:value-type="string" office:string-value="Москва" calcext:value-type="string">
            <text:p>Москва</text:p>
          </table:table-cell>
          <table:table-cell table:formula="of:=IF([.C238]=[.D23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84" calcext:value-type="float">
            <text:p>784</text:p>
          </table:table-cell>
          <table:table-cell table:formula="of:=VLOOKUP([.A239];[$Люди.$A$1:.$D$1048576];4;0)" office:value-type="string" office:string-value="Хабаровск" calcext:value-type="string">
            <text:p>Хабаровск</text:p>
          </table:table-cell>
          <table:table-cell table:formula="of:=VLOOKUP([.B239];[$Люди.$A$1:.$D$1048576];4;0)" office:value-type="string" office:string-value="Москва" calcext:value-type="string">
            <text:p>Москва</text:p>
          </table:table-cell>
          <table:table-cell table:formula="of:=IF([.C239]=[.D23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37" calcext:value-type="float">
            <text:p>337</text:p>
          </table:table-cell>
          <table:table-cell table:formula="of:=VLOOKUP([.A240];[$Люди.$A$1:.$D$1048576];4;0)" office:value-type="string" office:string-value="Казань" calcext:value-type="string">
            <text:p>Казань</text:p>
          </table:table-cell>
          <table:table-cell table:formula="of:=VLOOKUP([.B240];[$Люди.$A$1:.$D$1048576];4;0)" office:value-type="string" office:string-value="Пермь" calcext:value-type="string">
            <text:p>Пермь</text:p>
          </table:table-cell>
          <table:table-cell table:formula="of:=IF([.C240]=[.D24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7" calcext:value-type="float">
            <text:p>337</text:p>
          </table:table-cell>
          <table:table-cell table:formula="of:=VLOOKUP([.A241];[$Люди.$A$1:.$D$1048576];4;0)" office:value-type="string" office:string-value="Хабаровск" calcext:value-type="string">
            <text:p>Хабаровск</text:p>
          </table:table-cell>
          <table:table-cell table:formula="of:=VLOOKUP([.B241];[$Люди.$A$1:.$D$1048576];4;0)" office:value-type="string" office:string-value="Пермь" calcext:value-type="string">
            <text:p>Пермь</text:p>
          </table:table-cell>
          <table:table-cell table:formula="of:=IF([.C241]=[.D24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90" calcext:value-type="float">
            <text:p>290</text:p>
          </table:table-cell>
          <table:table-cell table:formula="of:=VLOOKUP([.A242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242];[$Люди.$A$1:.$D$1048576];4;0)" office:value-type="string" office:string-value="Уфа" calcext:value-type="string">
            <text:p>Уфа</text:p>
          </table:table-cell>
          <table:table-cell table:formula="of:=IF([.C242]=[.D24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90" calcext:value-type="float">
            <text:p>290</text:p>
          </table:table-cell>
          <table:table-cell table:formula="of:=VLOOKUP([.A243];[$Люди.$A$1:.$D$1048576];4;0)" office:value-type="string" office:string-value="Геленджик" calcext:value-type="string">
            <text:p>Геленджик</text:p>
          </table:table-cell>
          <table:table-cell table:formula="of:=VLOOKUP([.B243];[$Люди.$A$1:.$D$1048576];4;0)" office:value-type="string" office:string-value="Уфа" calcext:value-type="string">
            <text:p>Уфа</text:p>
          </table:table-cell>
          <table:table-cell table:formula="of:=IF([.C243]=[.D24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742" calcext:value-type="float">
            <text:p>742</text:p>
          </table:table-cell>
          <table:table-cell table:formula="of:=VLOOKUP([.A244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244];[$Люди.$A$1:.$D$1048576];4;0)" office:value-type="string" office:string-value="Хабаровск" calcext:value-type="string">
            <text:p>Хабаровск</text:p>
          </table:table-cell>
          <table:table-cell table:formula="of:=IF([.C244]=[.D24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42" calcext:value-type="float">
            <text:p>742</text:p>
          </table:table-cell>
          <table:table-cell table:formula="of:=VLOOKUP([.A245];[$Люди.$A$1:.$D$1048576];4;0)" office:value-type="string" office:string-value="Геленджик" calcext:value-type="string">
            <text:p>Геленджик</text:p>
          </table:table-cell>
          <table:table-cell table:formula="of:=VLOOKUP([.B245];[$Люди.$A$1:.$D$1048576];4;0)" office:value-type="string" office:string-value="Хабаровск" calcext:value-type="string">
            <text:p>Хабаровск</text:p>
          </table:table-cell>
          <table:table-cell table:formula="of:=IF([.C245]=[.D24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0" calcext:value-type="float">
            <text:p>60</text:p>
          </table:table-cell>
          <table:table-cell table:formula="of:=VLOOKUP([.A246];[$Люди.$A$1:.$D$1048576];4;0)" office:value-type="string" office:string-value="Красноярск" calcext:value-type="string">
            <text:p>Красноярск</text:p>
          </table:table-cell>
          <table:table-cell table:formula="of:=VLOOKUP([.B246];[$Люди.$A$1:.$D$1048576];4;0)" office:value-type="string" office:string-value="Грозный" calcext:value-type="string">
            <text:p>Грозный</text:p>
          </table:table-cell>
          <table:table-cell table:formula="of:=IF([.C246]=[.D24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0" calcext:value-type="float">
            <text:p>60</text:p>
          </table:table-cell>
          <table:table-cell table:formula="of:=VLOOKUP([.A247];[$Люди.$A$1:.$D$1048576];4;0)" office:value-type="string" office:string-value="Краснодар" calcext:value-type="string">
            <text:p>Краснодар</text:p>
          </table:table-cell>
          <table:table-cell table:formula="of:=VLOOKUP([.B247];[$Люди.$A$1:.$D$1048576];4;0)" office:value-type="string" office:string-value="Грозный" calcext:value-type="string">
            <text:p>Грозный</text:p>
          </table:table-cell>
          <table:table-cell table:formula="of:=IF([.C247]=[.D24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46" calcext:value-type="float">
            <text:p>246</text:p>
          </table:table-cell>
          <table:table-cell table:formula="of:=VLOOKUP([.A248];[$Люди.$A$1:.$D$1048576];4;0)" office:value-type="string" office:string-value="Красноярск" calcext:value-type="string">
            <text:p>Красноярск</text:p>
          </table:table-cell>
          <table:table-cell table:formula="of:=VLOOKUP([.B248];[$Люди.$A$1:.$D$1048576];4;0)" office:value-type="string" office:string-value="Саратов" calcext:value-type="string">
            <text:p>Саратов</text:p>
          </table:table-cell>
          <table:table-cell table:formula="of:=IF([.C248]=[.D24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46" calcext:value-type="float">
            <text:p>246</text:p>
          </table:table-cell>
          <table:table-cell table:formula="of:=VLOOKUP([.A249];[$Люди.$A$1:.$D$1048576];4;0)" office:value-type="string" office:string-value="Краснодар" calcext:value-type="string">
            <text:p>Краснодар</text:p>
          </table:table-cell>
          <table:table-cell table:formula="of:=VLOOKUP([.B249];[$Люди.$A$1:.$D$1048576];4;0)" office:value-type="string" office:string-value="Саратов" calcext:value-type="string">
            <text:p>Саратов</text:p>
          </table:table-cell>
          <table:table-cell table:formula="of:=IF([.C249]=[.D24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08" calcext:value-type="float">
            <text:p>708</text:p>
          </table:table-cell>
          <table:table-cell table:formula="of:=VLOOKUP([.A250];[$Люди.$A$1:.$D$1048576];4;0)" office:value-type="string" office:string-value="Казань" calcext:value-type="string">
            <text:p>Казань</text:p>
          </table:table-cell>
          <table:table-cell table:formula="of:=VLOOKUP([.B250];[$Люди.$A$1:.$D$1048576];4;0)" office:value-type="string" office:string-value="Челябинск" calcext:value-type="string">
            <text:p>Челябинск</text:p>
          </table:table-cell>
          <table:table-cell table:formula="of:=IF([.C250]=[.D25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8" calcext:value-type="float">
            <text:p>708</text:p>
          </table:table-cell>
          <table:table-cell table:formula="of:=VLOOKUP([.A251];[$Люди.$A$1:.$D$1048576];4;0)" office:value-type="string" office:string-value="Хабаровск" calcext:value-type="string">
            <text:p>Хабаровск</text:p>
          </table:table-cell>
          <table:table-cell table:formula="of:=VLOOKUP([.B251];[$Люди.$A$1:.$D$1048576];4;0)" office:value-type="string" office:string-value="Челябинск" calcext:value-type="string">
            <text:p>Челябинск</text:p>
          </table:table-cell>
          <table:table-cell table:formula="of:=IF([.C251]=[.D25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02" calcext:value-type="float">
            <text:p>702</text:p>
          </table:table-cell>
          <table:table-cell table:formula="of:=VLOOKUP([.A252];[$Люди.$A$1:.$D$1048576];4;0)" office:value-type="string" office:string-value="Казань" calcext:value-type="string">
            <text:p>Казань</text:p>
          </table:table-cell>
          <table:table-cell table:formula="of:=VLOOKUP([.B252];[$Люди.$A$1:.$D$1048576];4;0)" office:value-type="string" office:string-value="Уфа" calcext:value-type="string">
            <text:p>Уфа</text:p>
          </table:table-cell>
          <table:table-cell table:formula="of:=IF([.C252]=[.D25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2" calcext:value-type="float">
            <text:p>702</text:p>
          </table:table-cell>
          <table:table-cell table:formula="of:=VLOOKUP([.A253];[$Люди.$A$1:.$D$1048576];4;0)" office:value-type="string" office:string-value="Хабаровск" calcext:value-type="string">
            <text:p>Хабаровск</text:p>
          </table:table-cell>
          <table:table-cell table:formula="of:=VLOOKUP([.B253];[$Люди.$A$1:.$D$1048576];4;0)" office:value-type="string" office:string-value="Уфа" calcext:value-type="string">
            <text:p>Уфа</text:p>
          </table:table-cell>
          <table:table-cell table:formula="of:=IF([.C253]=[.D25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table:formula="of:=VLOOKUP([.A254];[$Люди.$A$1:.$D$1048576];4;0)" office:value-type="string" office:string-value="Омск" calcext:value-type="string">
            <text:p>Омск</text:p>
          </table:table-cell>
          <table:table-cell table:formula="of:=VLOOKUP([.B254];[$Люди.$A$1:.$D$1048576];4;0)" office:value-type="string" office:string-value="Уфа" calcext:value-type="string">
            <text:p>Уфа</text:p>
          </table:table-cell>
          <table:table-cell table:formula="of:=IF([.C254]=[.D25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32" calcext:value-type="float">
            <text:p>232</text:p>
          </table:table-cell>
          <table:table-cell table:formula="of:=VLOOKUP([.A255];[$Люди.$A$1:.$D$1048576];4;0)" office:value-type="string" office:string-value="Омск" calcext:value-type="string">
            <text:p>Омск</text:p>
          </table:table-cell>
          <table:table-cell table:formula="of:=VLOOKUP([.B255];[$Люди.$A$1:.$D$1048576];4;0)" office:value-type="string" office:string-value="Воронеж" calcext:value-type="string">
            <text:p>Воронеж</text:p>
          </table:table-cell>
          <table:table-cell table:formula="of:=IF([.C255]=[.D25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77" calcext:value-type="float">
            <text:p>177</text:p>
          </table:table-cell>
          <table:table-cell table:formula="of:=VLOOKUP([.A256];[$Люди.$A$1:.$D$1048576];4;0)" office:value-type="string" office:string-value="Омск" calcext:value-type="string">
            <text:p>Омск</text:p>
          </table:table-cell>
          <table:table-cell table:formula="of:=VLOOKUP([.B256];[$Люди.$A$1:.$D$1048576];4;0)" office:value-type="string" office:string-value="Грозный" calcext:value-type="string">
            <text:p>Грозный</text:p>
          </table:table-cell>
          <table:table-cell table:formula="of:=IF([.C256]=[.D25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table:formula="of:=VLOOKUP([.A257];[$Люди.$A$1:.$D$1048576];4;0)" office:value-type="string" office:string-value="Воронеж" calcext:value-type="string">
            <text:p>Воронеж</text:p>
          </table:table-cell>
          <table:table-cell table:formula="of:=VLOOKUP([.B257];[$Люди.$A$1:.$D$1048576];4;0)" office:value-type="string" office:string-value="Грозный" calcext:value-type="string">
            <text:p>Грозный</text:p>
          </table:table-cell>
          <table:table-cell table:formula="of:=IF([.C257]=[.D25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table:formula="of:=VLOOKUP([.A258];[$Люди.$A$1:.$D$1048576];4;0)" office:value-type="string" office:string-value="Омск" calcext:value-type="string">
            <text:p>Омск</text:p>
          </table:table-cell>
          <table:table-cell table:formula="of:=VLOOKUP([.B258];[$Люди.$A$1:.$D$1048576];4;0)" office:value-type="string" office:string-value="Геленджик" calcext:value-type="string">
            <text:p>Геленджик</text:p>
          </table:table-cell>
          <table:table-cell table:formula="of:=IF([.C258]=[.D25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0" calcext:value-type="float">
            <text:p>90</text:p>
          </table:table-cell>
          <table:table-cell table:formula="of:=VLOOKUP([.A259];[$Люди.$A$1:.$D$1048576];4;0)" office:value-type="string" office:string-value="Воронеж" calcext:value-type="string">
            <text:p>Воронеж</text:p>
          </table:table-cell>
          <table:table-cell table:formula="of:=VLOOKUP([.B259];[$Люди.$A$1:.$D$1048576];4;0)" office:value-type="string" office:string-value="Геленджик" calcext:value-type="string">
            <text:p>Геленджик</text:p>
          </table:table-cell>
          <table:table-cell table:formula="of:=IF([.C259]=[.D25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843" calcext:value-type="float">
            <text:p>843</text:p>
          </table:table-cell>
          <table:table-cell table:formula="of:=VLOOKUP([.A260];[$Люди.$A$1:.$D$1048576];4;0)" office:value-type="string" office:string-value="Краснодар" calcext:value-type="string">
            <text:p>Краснодар</text:p>
          </table:table-cell>
          <table:table-cell table:formula="of:=VLOOKUP([.B260];[$Люди.$A$1:.$D$1048576];4;0)" office:value-type="string" office:string-value="Пермь" calcext:value-type="string">
            <text:p>Пермь</text:p>
          </table:table-cell>
          <table:table-cell table:formula="of:=IF([.C260]=[.D26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00" calcext:value-type="float">
            <text:p>900</text:p>
          </table:table-cell>
          <table:table-cell table:formula="of:=VLOOKUP([.A261];[$Люди.$A$1:.$D$1048576];4;0)" office:value-type="string" office:string-value="Краснодар" calcext:value-type="string">
            <text:p>Краснодар</text:p>
          </table:table-cell>
          <table:table-cell table:formula="of:=VLOOKUP([.B261];[$Люди.$A$1:.$D$1048576];4;0)" office:value-type="string" office:string-value="Омск" calcext:value-type="string">
            <text:p>Омск</text:p>
          </table:table-cell>
          <table:table-cell table:formula="of:=IF([.C261]=[.D26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47" calcext:value-type="float">
            <text:p>347</text:p>
          </table:table-cell>
          <table:table-cell table:formula="of:=VLOOKUP([.A262];[$Люди.$A$1:.$D$1048576];4;0)" office:value-type="string" office:string-value="Саратов" calcext:value-type="string">
            <text:p>Саратов</text:p>
          </table:table-cell>
          <table:table-cell table:formula="of:=VLOOKUP([.B262];[$Люди.$A$1:.$D$1048576];4;0)" office:value-type="string" office:string-value="Москва" calcext:value-type="string">
            <text:p>Москва</text:p>
          </table:table-cell>
          <table:table-cell table:formula="of:=IF([.C262]=[.D26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47" calcext:value-type="float">
            <text:p>347</text:p>
          </table:table-cell>
          <table:table-cell table:formula="of:=VLOOKUP([.A263];[$Люди.$A$1:.$D$1048576];4;0)" office:value-type="string" office:string-value="Саратов" calcext:value-type="string">
            <text:p>Саратов</text:p>
          </table:table-cell>
          <table:table-cell table:formula="of:=VLOOKUP([.B263];[$Люди.$A$1:.$D$1048576];4;0)" office:value-type="string" office:string-value="Москва" calcext:value-type="string">
            <text:p>Москва</text:p>
          </table:table-cell>
          <table:table-cell table:formula="of:=IF([.C263]=[.D26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88" calcext:value-type="float">
            <text:p>688</text:p>
          </table:table-cell>
          <table:table-cell table:formula="of:=VLOOKUP([.A264];[$Люди.$A$1:.$D$1048576];4;0)" office:value-type="string" office:string-value="Саратов" calcext:value-type="string">
            <text:p>Саратов</text:p>
          </table:table-cell>
          <table:table-cell table:formula="of:=VLOOKUP([.B264];[$Люди.$A$1:.$D$1048576];4;0)" office:value-type="string" office:string-value="Пермь" calcext:value-type="string">
            <text:p>Пермь</text:p>
          </table:table-cell>
          <table:table-cell table:formula="of:=IF([.C264]=[.D26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88" calcext:value-type="float">
            <text:p>688</text:p>
          </table:table-cell>
          <table:table-cell table:formula="of:=VLOOKUP([.A265];[$Люди.$A$1:.$D$1048576];4;0)" office:value-type="string" office:string-value="Саратов" calcext:value-type="string">
            <text:p>Саратов</text:p>
          </table:table-cell>
          <table:table-cell table:formula="of:=VLOOKUP([.B265];[$Люди.$A$1:.$D$1048576];4;0)" office:value-type="string" office:string-value="Пермь" calcext:value-type="string">
            <text:p>Пермь</text:p>
          </table:table-cell>
          <table:table-cell table:formula="of:=IF([.C265]=[.D26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27" calcext:value-type="float">
            <text:p>527</text:p>
          </table:table-cell>
          <table:table-cell table:formula="of:=VLOOKUP([.A266];[$Люди.$A$1:.$D$1048576];4;0)" office:value-type="string" office:string-value="Красноярск" calcext:value-type="string">
            <text:p>Красноярск</text:p>
          </table:table-cell>
          <table:table-cell table:formula="of:=VLOOKUP([.B266];[$Люди.$A$1:.$D$1048576];4;0)" office:value-type="string" office:string-value="Геленджик" calcext:value-type="string">
            <text:p>Геленджик</text:p>
          </table:table-cell>
          <table:table-cell table:formula="of:=IF([.C266]=[.D26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27" calcext:value-type="float">
            <text:p>527</text:p>
          </table:table-cell>
          <table:table-cell table:formula="of:=VLOOKUP([.A267];[$Люди.$A$1:.$D$1048576];4;0)" office:value-type="string" office:string-value="Красноярск" calcext:value-type="string">
            <text:p>Красноярск</text:p>
          </table:table-cell>
          <table:table-cell table:formula="of:=VLOOKUP([.B267];[$Люди.$A$1:.$D$1048576];4;0)" office:value-type="string" office:string-value="Геленджик" calcext:value-type="string">
            <text:p>Геленджик</text:p>
          </table:table-cell>
          <table:table-cell table:formula="of:=IF([.C267]=[.D26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50" calcext:value-type="float">
            <text:p>250</text:p>
          </table:table-cell>
          <table:table-cell table:formula="of:=VLOOKUP([.A268];[$Люди.$A$1:.$D$1048576];4;0)" office:value-type="string" office:string-value="Красноярск" calcext:value-type="string">
            <text:p>Красноярск</text:p>
          </table:table-cell>
          <table:table-cell table:formula="of:=VLOOKUP([.B268];[$Люди.$A$1:.$D$1048576];4;0)" office:value-type="string" office:string-value="Краснодар" calcext:value-type="string">
            <text:p>Краснодар</text:p>
          </table:table-cell>
          <table:table-cell table:formula="of:=IF([.C268]=[.D26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table:formula="of:=VLOOKUP([.A269];[$Люди.$A$1:.$D$1048576];4;0)" office:value-type="string" office:string-value="Красноярск" calcext:value-type="string">
            <text:p>Красноярск</text:p>
          </table:table-cell>
          <table:table-cell table:formula="of:=VLOOKUP([.B269];[$Люди.$A$1:.$D$1048576];4;0)" office:value-type="string" office:string-value="Краснодар" calcext:value-type="string">
            <text:p>Краснодар</text:p>
          </table:table-cell>
          <table:table-cell table:formula="of:=IF([.C269]=[.D26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932" calcext:value-type="float">
            <text:p>932</text:p>
          </table:table-cell>
          <table:table-cell table:formula="of:=VLOOKUP([.A270];[$Люди.$A$1:.$D$1048576];4;0)" office:value-type="string" office:string-value="Новосибирск" calcext:value-type="string">
            <text:p>Новосибирск</text:p>
          </table:table-cell>
          <table:table-cell table:formula="of:=VLOOKUP([.B270];[$Люди.$A$1:.$D$1048576];4;0)" office:value-type="string" office:string-value="Хабаровск" calcext:value-type="string">
            <text:p>Хабаровск</text:p>
          </table:table-cell>
          <table:table-cell table:formula="of:=IF([.C270]=[.D27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932" calcext:value-type="float">
            <text:p>932</text:p>
          </table:table-cell>
          <table:table-cell table:formula="of:=VLOOKUP([.A271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271];[$Люди.$A$1:.$D$1048576];4;0)" office:value-type="string" office:string-value="Хабаровск" calcext:value-type="string">
            <text:p>Хабаровск</text:p>
          </table:table-cell>
          <table:table-cell table:formula="of:=IF([.C271]=[.D27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51" calcext:value-type="float">
            <text:p>751</text:p>
          </table:table-cell>
          <table:table-cell table:formula="of:=VLOOKUP([.A272];[$Люди.$A$1:.$D$1048576];4;0)" office:value-type="string" office:string-value="Новосибирск" calcext:value-type="string">
            <text:p>Новосибирск</text:p>
          </table:table-cell>
          <table:table-cell table:formula="of:=VLOOKUP([.B272];[$Люди.$A$1:.$D$1048576];4;0)" office:value-type="string" office:string-value="Иркутск" calcext:value-type="string">
            <text:p>Иркутск</text:p>
          </table:table-cell>
          <table:table-cell table:formula="of:=IF([.C272]=[.D27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51" calcext:value-type="float">
            <text:p>751</text:p>
          </table:table-cell>
          <table:table-cell table:formula="of:=VLOOKUP([.A273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273];[$Люди.$A$1:.$D$1048576];4;0)" office:value-type="string" office:string-value="Иркутск" calcext:value-type="string">
            <text:p>Иркутск</text:p>
          </table:table-cell>
          <table:table-cell table:formula="of:=IF([.C273]=[.D27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20" calcext:value-type="float">
            <text:p>620</text:p>
          </table:table-cell>
          <table:table-cell table:formula="of:=VLOOKUP([.A274];[$Люди.$A$1:.$D$1048576];4;0)" office:value-type="string" office:string-value="Омск" calcext:value-type="string">
            <text:p>Омск</text:p>
          </table:table-cell>
          <table:table-cell table:formula="of:=VLOOKUP([.B274];[$Люди.$A$1:.$D$1048576];4;0)" office:value-type="string" office:string-value="Омск" calcext:value-type="string">
            <text:p>Омск</text:p>
          </table:table-cell>
          <table:table-cell table:formula="of:=IF([.C274]=[.D274];1;0)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67" calcext:value-type="float">
            <text:p>367</text:p>
          </table:table-cell>
          <table:table-cell table:formula="of:=VLOOKUP([.A275];[$Люди.$A$1:.$D$1048576];4;0)" office:value-type="string" office:string-value="Омск" calcext:value-type="string">
            <text:p>Омск</text:p>
          </table:table-cell>
          <table:table-cell table:formula="of:=VLOOKUP([.B275];[$Люди.$A$1:.$D$1048576];4;0)" office:value-type="string" office:string-value="Новосибирск" calcext:value-type="string">
            <text:p>Новосибирск</text:p>
          </table:table-cell>
          <table:table-cell table:formula="of:=IF([.C275]=[.D27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868" calcext:value-type="float">
            <text:p>868</text:p>
          </table:table-cell>
          <table:table-cell table:formula="of:=VLOOKUP([.A276];[$Люди.$A$1:.$D$1048576];4;0)" office:value-type="string" office:string-value="Пермь" calcext:value-type="string">
            <text:p>Пермь</text:p>
          </table:table-cell>
          <table:table-cell table:formula="of:=VLOOKUP([.B276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IF([.C276]=[.D27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18" calcext:value-type="float">
            <text:p>418</text:p>
          </table:table-cell>
          <table:table-cell table:formula="of:=VLOOKUP([.A277];[$Люди.$A$1:.$D$1048576];4;0)" office:value-type="string" office:string-value="Пермь" calcext:value-type="string">
            <text:p>Пермь</text:p>
          </table:table-cell>
          <table:table-cell table:formula="of:=VLOOKUP([.B277];[$Люди.$A$1:.$D$1048576];4;0)" office:value-type="string" office:string-value="Краснодар" calcext:value-type="string">
            <text:p>Краснодар</text:p>
          </table:table-cell>
          <table:table-cell table:formula="of:=IF([.C277]=[.D27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88" calcext:value-type="float">
            <text:p>188</text:p>
          </table:table-cell>
          <table:table-cell table:formula="of:=VLOOKUP([.A278];[$Люди.$A$1:.$D$1048576];4;0)" office:value-type="string" office:string-value="Екатеринбург" calcext:value-type="string">
            <text:p>Екатеринбург</text:p>
          </table:table-cell>
          <table:table-cell table:formula="of:=VLOOKUP([.B278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IF([.C278]=[.D27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52" calcext:value-type="float">
            <text:p>452</text:p>
          </table:table-cell>
          <table:table-cell table:formula="of:=VLOOKUP([.A279];[$Люди.$A$1:.$D$1048576];4;0)" office:value-type="string" office:string-value="Екатеринбург" calcext:value-type="string">
            <text:p>Екатеринбург</text:p>
          </table:table-cell>
          <table:table-cell table:formula="of:=VLOOKUP([.B279];[$Люди.$A$1:.$D$1048576];4;0)" office:value-type="string" office:string-value="Грозный" calcext:value-type="string">
            <text:p>Грозный</text:p>
          </table:table-cell>
          <table:table-cell table:formula="of:=IF([.C279]=[.D27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81" calcext:value-type="float">
            <text:p>281</text:p>
          </table:table-cell>
          <table:table-cell table:formula="of:=VLOOKUP([.A280];[$Люди.$A$1:.$D$1048576];4;0)" office:value-type="string" office:string-value="Омск" calcext:value-type="string">
            <text:p>Омск</text:p>
          </table:table-cell>
          <table:table-cell table:formula="of:=VLOOKUP([.B280];[$Люди.$A$1:.$D$1048576];4;0)" office:value-type="string" office:string-value="Челябинск" calcext:value-type="string">
            <text:p>Челябинск</text:p>
          </table:table-cell>
          <table:table-cell table:formula="of:=IF([.C280]=[.D28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49" calcext:value-type="float">
            <text:p>249</text:p>
          </table:table-cell>
          <table:table-cell table:formula="of:=VLOOKUP([.A281];[$Люди.$A$1:.$D$1048576];4;0)" office:value-type="string" office:string-value="Омск" calcext:value-type="string">
            <text:p>Омск</text:p>
          </table:table-cell>
          <table:table-cell table:formula="of:=VLOOKUP([.B281];[$Люди.$A$1:.$D$1048576];4;0)" office:value-type="string" office:string-value="Челябинск" calcext:value-type="string">
            <text:p>Челябинск</text:p>
          </table:table-cell>
          <table:table-cell table:formula="of:=IF([.C281]=[.D28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06" calcext:value-type="float">
            <text:p>606</text:p>
          </table:table-cell>
          <table:table-cell table:formula="of:=VLOOKUP([.A282];[$Люди.$A$1:.$D$1048576];4;0)" office:value-type="string" office:string-value="Казань" calcext:value-type="string">
            <text:p>Казань</text:p>
          </table:table-cell>
          <table:table-cell table:formula="of:=VLOOKUP([.B282];[$Люди.$A$1:.$D$1048576];4;0)" office:value-type="string" office:string-value="Хабаровск" calcext:value-type="string">
            <text:p>Хабаровск</text:p>
          </table:table-cell>
          <table:table-cell table:formula="of:=IF([.C282]=[.D28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61" calcext:value-type="float">
            <text:p>261</text:p>
          </table:table-cell>
          <table:table-cell table:formula="of:=VLOOKUP([.A283];[$Люди.$A$1:.$D$1048576];4;0)" office:value-type="string" office:string-value="Казань" calcext:value-type="string">
            <text:p>Казань</text:p>
          </table:table-cell>
          <table:table-cell table:formula="of:=VLOOKUP([.B283];[$Люди.$A$1:.$D$1048576];4;0)" office:value-type="string" office:string-value="Воронеж" calcext:value-type="string">
            <text:p>Воронеж</text:p>
          </table:table-cell>
          <table:table-cell table:formula="of:=IF([.C283]=[.D28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80" calcext:value-type="float">
            <text:p>780</text:p>
          </table:table-cell>
          <table:table-cell table:formula="of:=VLOOKUP([.A284];[$Люди.$A$1:.$D$1048576];4;0)" office:value-type="string" office:string-value="Хабаровск" calcext:value-type="string">
            <text:p>Хабаровск</text:p>
          </table:table-cell>
          <table:table-cell table:formula="of:=VLOOKUP([.B284];[$Люди.$A$1:.$D$1048576];4;0)" office:value-type="string" office:string-value="Геленджик" calcext:value-type="string">
            <text:p>Геленджик</text:p>
          </table:table-cell>
          <table:table-cell table:formula="of:=IF([.C284]=[.D28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15" calcext:value-type="float">
            <text:p>715</text:p>
          </table:table-cell>
          <table:table-cell table:formula="of:=VLOOKUP([.A285];[$Люди.$A$1:.$D$1048576];4;0)" office:value-type="string" office:string-value="Хабаровск" calcext:value-type="string">
            <text:p>Хабаровск</text:p>
          </table:table-cell>
          <table:table-cell table:formula="of:=VLOOKUP([.B285];[$Люди.$A$1:.$D$1048576];4;0)" office:value-type="string" office:string-value="Геленджик" calcext:value-type="string">
            <text:p>Геленджик</text:p>
          </table:table-cell>
          <table:table-cell table:formula="of:=IF([.C285]=[.D28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19" calcext:value-type="float">
            <text:p>419</text:p>
          </table:table-cell>
          <table:table-cell table:formula="of:=VLOOKUP([.A286];[$Люди.$A$1:.$D$1048576];4;0)" office:value-type="string" office:string-value="Краснодар" calcext:value-type="string">
            <text:p>Краснодар</text:p>
          </table:table-cell>
          <table:table-cell table:formula="of:=VLOOKUP([.B286];[$Люди.$A$1:.$D$1048576];4;0)" office:value-type="string" office:string-value="Казань" calcext:value-type="string">
            <text:p>Казань</text:p>
          </table:table-cell>
          <table:table-cell table:formula="of:=IF([.C286]=[.D28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85" calcext:value-type="float">
            <text:p>185</text:p>
          </table:table-cell>
          <table:table-cell table:formula="of:=VLOOKUP([.A287];[$Люди.$A$1:.$D$1048576];4;0)" office:value-type="string" office:string-value="Краснодар" calcext:value-type="string">
            <text:p>Краснодар</text:p>
          </table:table-cell>
          <table:table-cell table:formula="of:=VLOOKUP([.B287];[$Люди.$A$1:.$D$1048576];4;0)" office:value-type="string" office:string-value="Хабаровск" calcext:value-type="string">
            <text:p>Хабаровск</text:p>
          </table:table-cell>
          <table:table-cell table:formula="of:=IF([.C287]=[.D28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82" calcext:value-type="float">
            <text:p>782</text:p>
          </table:table-cell>
          <table:table-cell table:formula="of:=VLOOKUP([.A288];[$Люди.$A$1:.$D$1048576];4;0)" office:value-type="string" office:string-value="Казань" calcext:value-type="string">
            <text:p>Казань</text:p>
          </table:table-cell>
          <table:table-cell table:formula="of:=VLOOKUP([.B288];[$Люди.$A$1:.$D$1048576];4;0)" office:value-type="string" office:string-value="Иркутск" calcext:value-type="string">
            <text:p>Иркутск</text:p>
          </table:table-cell>
          <table:table-cell table:formula="of:=IF([.C288]=[.D28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82" calcext:value-type="float">
            <text:p>782</text:p>
          </table:table-cell>
          <table:table-cell table:formula="of:=VLOOKUP([.A289];[$Люди.$A$1:.$D$1048576];4;0)" office:value-type="string" office:string-value="Москва" calcext:value-type="string">
            <text:p>Москва</text:p>
          </table:table-cell>
          <table:table-cell table:formula="of:=VLOOKUP([.B289];[$Люди.$A$1:.$D$1048576];4;0)" office:value-type="string" office:string-value="Иркутск" calcext:value-type="string">
            <text:p>Иркутск</text:p>
          </table:table-cell>
          <table:table-cell table:formula="of:=IF([.C289]=[.D28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52" calcext:value-type="float">
            <text:p>252</text:p>
          </table:table-cell>
          <table:table-cell table:formula="of:=VLOOKUP([.A290];[$Люди.$A$1:.$D$1048576];4;0)" office:value-type="string" office:string-value="Казань" calcext:value-type="string">
            <text:p>Казань</text:p>
          </table:table-cell>
          <table:table-cell table:formula="of:=VLOOKUP([.B290];[$Люди.$A$1:.$D$1048576];4;0)" office:value-type="string" office:string-value="Новосибирск" calcext:value-type="string">
            <text:p>Новосибирск</text:p>
          </table:table-cell>
          <table:table-cell table:formula="of:=IF([.C290]=[.D29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52" calcext:value-type="float">
            <text:p>252</text:p>
          </table:table-cell>
          <table:table-cell table:formula="of:=VLOOKUP([.A291];[$Люди.$A$1:.$D$1048576];4;0)" office:value-type="string" office:string-value="Москва" calcext:value-type="string">
            <text:p>Москва</text:p>
          </table:table-cell>
          <table:table-cell table:formula="of:=VLOOKUP([.B291];[$Люди.$A$1:.$D$1048576];4;0)" office:value-type="string" office:string-value="Новосибирск" calcext:value-type="string">
            <text:p>Новосибирск</text:p>
          </table:table-cell>
          <table:table-cell table:formula="of:=IF([.C291]=[.D29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89" calcext:value-type="float">
            <text:p>789</text:p>
          </table:table-cell>
          <table:table-cell table:formula="of:=VLOOKUP([.A292];[$Люди.$A$1:.$D$1048576];4;0)" office:value-type="string" office:string-value="Пермь" calcext:value-type="string">
            <text:p>Пермь</text:p>
          </table:table-cell>
          <table:table-cell table:formula="of:=VLOOKUP([.B292];[$Люди.$A$1:.$D$1048576];4;0)" office:value-type="string" office:string-value="Краснодар" calcext:value-type="string">
            <text:p>Краснодар</text:p>
          </table:table-cell>
          <table:table-cell table:formula="of:=IF([.C292]=[.D29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0" calcext:value-type="float">
            <text:p>40</text:p>
          </table:table-cell>
          <table:table-cell table:formula="of:=VLOOKUP([.A293];[$Люди.$A$1:.$D$1048576];4;0)" office:value-type="string" office:string-value="Пермь" calcext:value-type="string">
            <text:p>Пермь</text:p>
          </table:table-cell>
          <table:table-cell table:formula="of:=VLOOKUP([.B293];[$Люди.$A$1:.$D$1048576];4;0)" office:value-type="string" office:string-value="Саратов" calcext:value-type="string">
            <text:p>Саратов</text:p>
          </table:table-cell>
          <table:table-cell table:formula="of:=IF([.C293]=[.D29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41" calcext:value-type="float">
            <text:p>741</text:p>
          </table:table-cell>
          <table:table-cell table:formula="of:=VLOOKUP([.A294];[$Люди.$A$1:.$D$1048576];4;0)" office:value-type="string" office:string-value="Иркутск" calcext:value-type="string">
            <text:p>Иркутск</text:p>
          </table:table-cell>
          <table:table-cell table:formula="of:=VLOOKUP([.B294];[$Люди.$A$1:.$D$1048576];4;0)" office:value-type="string" office:string-value="Челябинск" calcext:value-type="string">
            <text:p>Челябинск</text:p>
          </table:table-cell>
          <table:table-cell table:formula="of:=IF([.C294]=[.D29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41" calcext:value-type="float">
            <text:p>741</text:p>
          </table:table-cell>
          <table:table-cell table:formula="of:=VLOOKUP([.A295];[$Люди.$A$1:.$D$1048576];4;0)" office:value-type="string" office:string-value="Рязань" calcext:value-type="string">
            <text:p>Рязань</text:p>
          </table:table-cell>
          <table:table-cell table:formula="of:=VLOOKUP([.B295];[$Люди.$A$1:.$D$1048576];4;0)" office:value-type="string" office:string-value="Челябинск" calcext:value-type="string">
            <text:p>Челябинск</text:p>
          </table:table-cell>
          <table:table-cell table:formula="of:=IF([.C295]=[.D29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" calcext:value-type="float">
            <text:p>145</text:p>
          </table:table-cell>
          <table:table-cell table:formula="of:=VLOOKUP([.A296];[$Люди.$A$1:.$D$1048576];4;0)" office:value-type="string" office:string-value="Иркутск" calcext:value-type="string">
            <text:p>Иркутск</text:p>
          </table:table-cell>
          <table:table-cell table:formula="of:=VLOOKUP([.B296];[$Люди.$A$1:.$D$1048576];4;0)" office:value-type="string" office:string-value="Хабаровск" calcext:value-type="string">
            <text:p>Хабаровск</text:p>
          </table:table-cell>
          <table:table-cell table:formula="of:=IF([.C296]=[.D29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45" calcext:value-type="float">
            <text:p>145</text:p>
          </table:table-cell>
          <table:table-cell table:formula="of:=VLOOKUP([.A297];[$Люди.$A$1:.$D$1048576];4;0)" office:value-type="string" office:string-value="Рязань" calcext:value-type="string">
            <text:p>Рязань</text:p>
          </table:table-cell>
          <table:table-cell table:formula="of:=VLOOKUP([.B297];[$Люди.$A$1:.$D$1048576];4;0)" office:value-type="string" office:string-value="Хабаровск" calcext:value-type="string">
            <text:p>Хабаровск</text:p>
          </table:table-cell>
          <table:table-cell table:formula="of:=IF([.C297]=[.D29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99" calcext:value-type="float">
            <text:p>699</text:p>
          </table:table-cell>
          <table:table-cell table:formula="of:=VLOOKUP([.A298];[$Люди.$A$1:.$D$1048576];4;0)" office:value-type="string" office:string-value="Рязань" calcext:value-type="string">
            <text:p>Рязань</text:p>
          </table:table-cell>
          <table:table-cell table:formula="of:=VLOOKUP([.B298];[$Люди.$A$1:.$D$1048576];4;0)" office:value-type="string" office:string-value="Омск" calcext:value-type="string">
            <text:p>Омск</text:p>
          </table:table-cell>
          <table:table-cell table:formula="of:=IF([.C298]=[.D29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99" calcext:value-type="float">
            <text:p>699</text:p>
          </table:table-cell>
          <table:table-cell table:formula="of:=VLOOKUP([.A299];[$Люди.$A$1:.$D$1048576];4;0)" office:value-type="string" office:string-value="Москва" calcext:value-type="string">
            <text:p>Москва</text:p>
          </table:table-cell>
          <table:table-cell table:formula="of:=VLOOKUP([.B299];[$Люди.$A$1:.$D$1048576];4;0)" office:value-type="string" office:string-value="Омск" calcext:value-type="string">
            <text:p>Омск</text:p>
          </table:table-cell>
          <table:table-cell table:formula="of:=IF([.C299]=[.D29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939" calcext:value-type="float">
            <text:p>939</text:p>
          </table:table-cell>
          <table:table-cell table:formula="of:=VLOOKUP([.A300];[$Люди.$A$1:.$D$1048576];4;0)" office:value-type="string" office:string-value="Рязань" calcext:value-type="string">
            <text:p>Рязань</text:p>
          </table:table-cell>
          <table:table-cell table:formula="of:=VLOOKUP([.B300];[$Люди.$A$1:.$D$1048576];4;0)" office:value-type="string" office:string-value="Пермь" calcext:value-type="string">
            <text:p>Пермь</text:p>
          </table:table-cell>
          <table:table-cell table:formula="of:=IF([.C300]=[.D30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939" calcext:value-type="float">
            <text:p>939</text:p>
          </table:table-cell>
          <table:table-cell table:formula="of:=VLOOKUP([.A301];[$Люди.$A$1:.$D$1048576];4;0)" office:value-type="string" office:string-value="Москва" calcext:value-type="string">
            <text:p>Москва</text:p>
          </table:table-cell>
          <table:table-cell table:formula="of:=VLOOKUP([.B301];[$Люди.$A$1:.$D$1048576];4;0)" office:value-type="string" office:string-value="Пермь" calcext:value-type="string">
            <text:p>Пермь</text:p>
          </table:table-cell>
          <table:table-cell table:formula="of:=IF([.C301]=[.D30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25" calcext:value-type="float">
            <text:p>425</text:p>
          </table:table-cell>
          <table:table-cell table:formula="of:=VLOOKUP([.A302];[$Люди.$A$1:.$D$1048576];4;0)" office:value-type="string" office:string-value="Омск" calcext:value-type="string">
            <text:p>Омск</text:p>
          </table:table-cell>
          <table:table-cell table:formula="of:=VLOOKUP([.B302];[$Люди.$A$1:.$D$1048576];4;0)" office:value-type="string" office:string-value="Пермь" calcext:value-type="string">
            <text:p>Пермь</text:p>
          </table:table-cell>
          <table:table-cell table:formula="of:=IF([.C302]=[.D30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25" calcext:value-type="float">
            <text:p>425</text:p>
          </table:table-cell>
          <table:table-cell table:formula="of:=VLOOKUP([.A303];[$Люди.$A$1:.$D$1048576];4;0)" office:value-type="string" office:string-value="Геленджик" calcext:value-type="string">
            <text:p>Геленджик</text:p>
          </table:table-cell>
          <table:table-cell table:formula="of:=VLOOKUP([.B303];[$Люди.$A$1:.$D$1048576];4;0)" office:value-type="string" office:string-value="Пермь" calcext:value-type="string">
            <text:p>Пермь</text:p>
          </table:table-cell>
          <table:table-cell table:formula="of:=IF([.C303]=[.D30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97" calcext:value-type="float">
            <text:p>997</text:p>
          </table:table-cell>
          <table:table-cell table:formula="of:=VLOOKUP([.A304];[$Люди.$A$1:.$D$1048576];4;0)" office:value-type="string" office:string-value="Омск" calcext:value-type="string">
            <text:p>Омск</text:p>
          </table:table-cell>
          <table:table-cell table:formula="of:=VLOOKUP([.B304];[$Люди.$A$1:.$D$1048576];4;0)" office:value-type="string" office:string-value="Красноярск" calcext:value-type="string">
            <text:p>Красноярск</text:p>
          </table:table-cell>
          <table:table-cell table:formula="of:=IF([.C304]=[.D30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97" calcext:value-type="float">
            <text:p>997</text:p>
          </table:table-cell>
          <table:table-cell table:formula="of:=VLOOKUP([.A305];[$Люди.$A$1:.$D$1048576];4;0)" office:value-type="string" office:string-value="Геленджик" calcext:value-type="string">
            <text:p>Геленджик</text:p>
          </table:table-cell>
          <table:table-cell table:formula="of:=VLOOKUP([.B305];[$Люди.$A$1:.$D$1048576];4;0)" office:value-type="string" office:string-value="Красноярск" calcext:value-type="string">
            <text:p>Красноярск</text:p>
          </table:table-cell>
          <table:table-cell table:formula="of:=IF([.C305]=[.D30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48" calcext:value-type="float">
            <text:p>848</text:p>
          </table:table-cell>
          <table:table-cell table:formula="of:=VLOOKUP([.A306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306];[$Люди.$A$1:.$D$1048576];4;0)" office:value-type="string" office:string-value="Пермь" calcext:value-type="string">
            <text:p>Пермь</text:p>
          </table:table-cell>
          <table:table-cell table:formula="of:=IF([.C306]=[.D30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848" calcext:value-type="float">
            <text:p>848</text:p>
          </table:table-cell>
          <table:table-cell table:formula="of:=VLOOKUP([.A307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307];[$Люди.$A$1:.$D$1048576];4;0)" office:value-type="string" office:string-value="Пермь" calcext:value-type="string">
            <text:p>Пермь</text:p>
          </table:table-cell>
          <table:table-cell table:formula="of:=IF([.C307]=[.D30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58" calcext:value-type="float">
            <text:p>458</text:p>
          </table:table-cell>
          <table:table-cell table:formula="of:=VLOOKUP([.A308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308];[$Люди.$A$1:.$D$1048576];4;0)" office:value-type="string" office:string-value="Геленджик" calcext:value-type="string">
            <text:p>Геленджик</text:p>
          </table:table-cell>
          <table:table-cell table:formula="of:=IF([.C308]=[.D30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58" calcext:value-type="float">
            <text:p>458</text:p>
          </table:table-cell>
          <table:table-cell table:formula="of:=VLOOKUP([.A309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309];[$Люди.$A$1:.$D$1048576];4;0)" office:value-type="string" office:string-value="Геленджик" calcext:value-type="string">
            <text:p>Геленджик</text:p>
          </table:table-cell>
          <table:table-cell table:formula="of:=IF([.C309]=[.D30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64" calcext:value-type="float">
            <text:p>164</text:p>
          </table:table-cell>
          <table:table-cell table:formula="of:=VLOOKUP([.A310];[$Люди.$A$1:.$D$1048576];4;0)" office:value-type="string" office:string-value="Новосибирск" calcext:value-type="string">
            <text:p>Новосибирск</text:p>
          </table:table-cell>
          <table:table-cell table:formula="of:=VLOOKUP([.B310];[$Люди.$A$1:.$D$1048576];4;0)" office:value-type="string" office:string-value="Красноярск" calcext:value-type="string">
            <text:p>Красноярск</text:p>
          </table:table-cell>
          <table:table-cell table:formula="of:=IF([.C310]=[.D31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64" calcext:value-type="float">
            <text:p>164</text:p>
          </table:table-cell>
          <table:table-cell table:formula="of:=VLOOKUP([.A311];[$Люди.$A$1:.$D$1048576];4;0)" office:value-type="string" office:string-value="Краснодар" calcext:value-type="string">
            <text:p>Краснодар</text:p>
          </table:table-cell>
          <table:table-cell table:formula="of:=VLOOKUP([.B311];[$Люди.$A$1:.$D$1048576];4;0)" office:value-type="string" office:string-value="Красноярск" calcext:value-type="string">
            <text:p>Красноярск</text:p>
          </table:table-cell>
          <table:table-cell table:formula="of:=IF([.C311]=[.D31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0" calcext:value-type="float">
            <text:p>110</text:p>
          </table:table-cell>
          <table:table-cell table:formula="of:=VLOOKUP([.A312];[$Люди.$A$1:.$D$1048576];4;0)" office:value-type="string" office:string-value="Новосибирск" calcext:value-type="string">
            <text:p>Новосибирск</text:p>
          </table:table-cell>
          <table:table-cell table:formula="of:=VLOOKUP([.B312];[$Люди.$A$1:.$D$1048576];4;0)" office:value-type="string" office:string-value="Челябинск" calcext:value-type="string">
            <text:p>Челябинск</text:p>
          </table:table-cell>
          <table:table-cell table:formula="of:=IF([.C312]=[.D31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10" calcext:value-type="float">
            <text:p>110</text:p>
          </table:table-cell>
          <table:table-cell table:formula="of:=VLOOKUP([.A313];[$Люди.$A$1:.$D$1048576];4;0)" office:value-type="string" office:string-value="Краснодар" calcext:value-type="string">
            <text:p>Краснодар</text:p>
          </table:table-cell>
          <table:table-cell table:formula="of:=VLOOKUP([.B313];[$Люди.$A$1:.$D$1048576];4;0)" office:value-type="string" office:string-value="Челябинск" calcext:value-type="string">
            <text:p>Челябинск</text:p>
          </table:table-cell>
          <table:table-cell table:formula="of:=IF([.C313]=[.D31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36" calcext:value-type="float">
            <text:p>636</text:p>
          </table:table-cell>
          <table:table-cell table:formula="of:=VLOOKUP([.A314];[$Люди.$A$1:.$D$1048576];4;0)" office:value-type="string" office:string-value="Грозный" calcext:value-type="string">
            <text:p>Грозный</text:p>
          </table:table-cell>
          <table:table-cell table:formula="of:=VLOOKUP([.B314];[$Люди.$A$1:.$D$1048576];4;0)" office:value-type="string" office:string-value="Воронеж" calcext:value-type="string">
            <text:p>Воронеж</text:p>
          </table:table-cell>
          <table:table-cell table:formula="of:=IF([.C314]=[.D31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36" calcext:value-type="float">
            <text:p>636</text:p>
          </table:table-cell>
          <table:table-cell table:formula="of:=VLOOKUP([.A315];[$Люди.$A$1:.$D$1048576];4;0)" office:value-type="string" office:string-value="Казань" calcext:value-type="string">
            <text:p>Казань</text:p>
          </table:table-cell>
          <table:table-cell table:formula="of:=VLOOKUP([.B315];[$Люди.$A$1:.$D$1048576];4;0)" office:value-type="string" office:string-value="Воронеж" calcext:value-type="string">
            <text:p>Воронеж</text:p>
          </table:table-cell>
          <table:table-cell table:formula="of:=IF([.C315]=[.D31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549" calcext:value-type="float">
            <text:p>549</text:p>
          </table:table-cell>
          <table:table-cell table:formula="of:=VLOOKUP([.A316];[$Люди.$A$1:.$D$1048576];4;0)" office:value-type="string" office:string-value="Грозный" calcext:value-type="string">
            <text:p>Грозный</text:p>
          </table:table-cell>
          <table:table-cell table:formula="of:=VLOOKUP([.B316];[$Люди.$A$1:.$D$1048576];4;0)" office:value-type="string" office:string-value="Казань" calcext:value-type="string">
            <text:p>Казань</text:p>
          </table:table-cell>
          <table:table-cell table:formula="of:=IF([.C316]=[.D31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49" calcext:value-type="float">
            <text:p>549</text:p>
          </table:table-cell>
          <table:table-cell table:formula="of:=VLOOKUP([.A317];[$Люди.$A$1:.$D$1048576];4;0)" office:value-type="string" office:string-value="Казань" calcext:value-type="string">
            <text:p>Казань</text:p>
          </table:table-cell>
          <table:table-cell table:formula="of:=VLOOKUP([.B317];[$Люди.$A$1:.$D$1048576];4;0)" office:value-type="string" office:string-value="Казань" calcext:value-type="string">
            <text:p>Казань</text:p>
          </table:table-cell>
          <table:table-cell table:formula="of:=IF([.C317]=[.D317];1;0)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00" calcext:value-type="float">
            <text:p>300</text:p>
          </table:table-cell>
          <table:table-cell table:formula="of:=VLOOKUP([.A318];[$Люди.$A$1:.$D$1048576];4;0)" office:value-type="string" office:string-value="Омск" calcext:value-type="string">
            <text:p>Омск</text:p>
          </table:table-cell>
          <table:table-cell table:formula="of:=VLOOKUP([.B318];[$Люди.$A$1:.$D$1048576];4;0)" office:value-type="string" office:string-value="Грозный" calcext:value-type="string">
            <text:p>Грозный</text:p>
          </table:table-cell>
          <table:table-cell table:formula="of:=IF([.C318]=[.D31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00" calcext:value-type="float">
            <text:p>300</text:p>
          </table:table-cell>
          <table:table-cell table:formula="of:=VLOOKUP([.A319];[$Люди.$A$1:.$D$1048576];4;0)" office:value-type="string" office:string-value="Хабаровск" calcext:value-type="string">
            <text:p>Хабаровск</text:p>
          </table:table-cell>
          <table:table-cell table:formula="of:=VLOOKUP([.B319];[$Люди.$A$1:.$D$1048576];4;0)" office:value-type="string" office:string-value="Грозный" calcext:value-type="string">
            <text:p>Грозный</text:p>
          </table:table-cell>
          <table:table-cell table:formula="of:=IF([.C319]=[.D31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14" calcext:value-type="float">
            <text:p>414</text:p>
          </table:table-cell>
          <table:table-cell table:formula="of:=VLOOKUP([.A320];[$Люди.$A$1:.$D$1048576];4;0)" office:value-type="string" office:string-value="Омск" calcext:value-type="string">
            <text:p>Омск</text:p>
          </table:table-cell>
          <table:table-cell table:formula="of:=VLOOKUP([.B320];[$Люди.$A$1:.$D$1048576];4;0)" office:value-type="string" office:string-value="Новосибирск" calcext:value-type="string">
            <text:p>Новосибирск</text:p>
          </table:table-cell>
          <table:table-cell table:formula="of:=IF([.C320]=[.D32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14" calcext:value-type="float">
            <text:p>414</text:p>
          </table:table-cell>
          <table:table-cell table:formula="of:=VLOOKUP([.A321];[$Люди.$A$1:.$D$1048576];4;0)" office:value-type="string" office:string-value="Хабаровск" calcext:value-type="string">
            <text:p>Хабаровск</text:p>
          </table:table-cell>
          <table:table-cell table:formula="of:=VLOOKUP([.B321];[$Люди.$A$1:.$D$1048576];4;0)" office:value-type="string" office:string-value="Новосибирск" calcext:value-type="string">
            <text:p>Новосибирск</text:p>
          </table:table-cell>
          <table:table-cell table:formula="of:=IF([.C321]=[.D32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06" calcext:value-type="float">
            <text:p>906</text:p>
          </table:table-cell>
          <table:table-cell table:formula="of:=VLOOKUP([.A322];[$Люди.$A$1:.$D$1048576];4;0)" office:value-type="string" office:string-value="Уфа" calcext:value-type="string">
            <text:p>Уфа</text:p>
          </table:table-cell>
          <table:table-cell table:formula="of:=VLOOKUP([.B322];[$Люди.$A$1:.$D$1048576];4;0)" office:value-type="string" office:string-value="Воронеж" calcext:value-type="string">
            <text:p>Воронеж</text:p>
          </table:table-cell>
          <table:table-cell table:formula="of:=IF([.C322]=[.D32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66" calcext:value-type="float">
            <text:p>466</text:p>
          </table:table-cell>
          <table:table-cell table:formula="of:=VLOOKUP([.A323];[$Люди.$A$1:.$D$1048576];4;0)" office:value-type="string" office:string-value="Уфа" calcext:value-type="string">
            <text:p>Уфа</text:p>
          </table:table-cell>
          <table:table-cell table:formula="of:=VLOOKUP([.B323];[$Люди.$A$1:.$D$1048576];4;0)" office:value-type="string" office:string-value="Екатеринбург" calcext:value-type="string">
            <text:p>Екатеринбург</text:p>
          </table:table-cell>
          <table:table-cell table:formula="of:=IF([.C323]=[.D32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24" calcext:value-type="float">
            <text:p>524</text:p>
          </table:table-cell>
          <table:table-cell table:formula="of:=VLOOKUP([.A324];[$Люди.$A$1:.$D$1048576];4;0)" office:value-type="string" office:string-value="Рязань" calcext:value-type="string">
            <text:p>Рязань</text:p>
          </table:table-cell>
          <table:table-cell table:formula="of:=VLOOKUP([.B324];[$Люди.$A$1:.$D$1048576];4;0)" office:value-type="string" office:string-value="Геленджик" calcext:value-type="string">
            <text:p>Геленджик</text:p>
          </table:table-cell>
          <table:table-cell table:formula="of:=IF([.C324]=[.D32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29" calcext:value-type="float">
            <text:p>329</text:p>
          </table:table-cell>
          <table:table-cell table:formula="of:=VLOOKUP([.A325];[$Люди.$A$1:.$D$1048576];4;0)" office:value-type="string" office:string-value="Рязань" calcext:value-type="string">
            <text:p>Рязань</text:p>
          </table:table-cell>
          <table:table-cell table:formula="of:=VLOOKUP([.B325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IF([.C325]=[.D32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formula="of:=VLOOKUP([.A326];[$Люди.$A$1:.$D$1048576];4;0)" office:value-type="string" office:string-value="Саратов" calcext:value-type="string">
            <text:p>Саратов</text:p>
          </table:table-cell>
          <table:table-cell table:formula="of:=VLOOKUP([.B326];[$Люди.$A$1:.$D$1048576];4;0)" office:value-type="string" office:string-value="Новосибирск" calcext:value-type="string">
            <text:p>Новосибирск</text:p>
          </table:table-cell>
          <table:table-cell table:formula="of:=IF([.C326]=[.D32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9" calcext:value-type="float">
            <text:p>259</text:p>
          </table:table-cell>
          <table:table-cell table:formula="of:=VLOOKUP([.A327];[$Люди.$A$1:.$D$1048576];4;0)" office:value-type="string" office:string-value="Саратов" calcext:value-type="string">
            <text:p>Саратов</text:p>
          </table:table-cell>
          <table:table-cell table:formula="of:=VLOOKUP([.B327];[$Люди.$A$1:.$D$1048576];4;0)" office:value-type="string" office:string-value="Грозный" calcext:value-type="string">
            <text:p>Грозный</text:p>
          </table:table-cell>
          <table:table-cell table:formula="of:=IF([.C327]=[.D32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98" calcext:value-type="float">
            <text:p>398</text:p>
          </table:table-cell>
          <table:table-cell table:formula="of:=VLOOKUP([.A328];[$Люди.$A$1:.$D$1048576];4;0)" office:value-type="string" office:string-value="Краснодар" calcext:value-type="string">
            <text:p>Краснодар</text:p>
          </table:table-cell>
          <table:table-cell table:formula="of:=VLOOKUP([.B328];[$Люди.$A$1:.$D$1048576];4;0)" office:value-type="string" office:string-value="Грозный" calcext:value-type="string">
            <text:p>Грозный</text:p>
          </table:table-cell>
          <table:table-cell table:formula="of:=IF([.C328]=[.D32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98" calcext:value-type="float">
            <text:p>398</text:p>
          </table:table-cell>
          <table:table-cell table:formula="of:=VLOOKUP([.A329];[$Люди.$A$1:.$D$1048576];4;0)" office:value-type="string" office:string-value="Москва" calcext:value-type="string">
            <text:p>Москва</text:p>
          </table:table-cell>
          <table:table-cell table:formula="of:=VLOOKUP([.B329];[$Люди.$A$1:.$D$1048576];4;0)" office:value-type="string" office:string-value="Грозный" calcext:value-type="string">
            <text:p>Грозный</text:p>
          </table:table-cell>
          <table:table-cell table:formula="of:=IF([.C329]=[.D32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65" calcext:value-type="float">
            <text:p>765</text:p>
          </table:table-cell>
          <table:table-cell table:formula="of:=VLOOKUP([.A330];[$Люди.$A$1:.$D$1048576];4;0)" office:value-type="string" office:string-value="Краснодар" calcext:value-type="string">
            <text:p>Краснодар</text:p>
          </table:table-cell>
          <table:table-cell table:formula="of:=VLOOKUP([.B330];[$Люди.$A$1:.$D$1048576];4;0)" office:value-type="string" office:string-value="Иркутск" calcext:value-type="string">
            <text:p>Иркутск</text:p>
          </table:table-cell>
          <table:table-cell table:formula="of:=IF([.C330]=[.D33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65" calcext:value-type="float">
            <text:p>765</text:p>
          </table:table-cell>
          <table:table-cell table:formula="of:=VLOOKUP([.A331];[$Люди.$A$1:.$D$1048576];4;0)" office:value-type="string" office:string-value="Москва" calcext:value-type="string">
            <text:p>Москва</text:p>
          </table:table-cell>
          <table:table-cell table:formula="of:=VLOOKUP([.B331];[$Люди.$A$1:.$D$1048576];4;0)" office:value-type="string" office:string-value="Иркутск" calcext:value-type="string">
            <text:p>Иркутск</text:p>
          </table:table-cell>
          <table:table-cell table:formula="of:=IF([.C331]=[.D33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56" calcext:value-type="float">
            <text:p>656</text:p>
          </table:table-cell>
          <table:table-cell table:formula="of:=VLOOKUP([.A332];[$Люди.$A$1:.$D$1048576];4;0)" office:value-type="string" office:string-value="Челябинск" calcext:value-type="string">
            <text:p>Челябинск</text:p>
          </table:table-cell>
          <table:table-cell table:formula="of:=VLOOKUP([.B332];[$Люди.$A$1:.$D$1048576];4;0)" office:value-type="string" office:string-value="Саратов" calcext:value-type="string">
            <text:p>Саратов</text:p>
          </table:table-cell>
          <table:table-cell table:formula="of:=IF([.C332]=[.D33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56" calcext:value-type="float">
            <text:p>656</text:p>
          </table:table-cell>
          <table:table-cell table:formula="of:=VLOOKUP([.A333];[$Люди.$A$1:.$D$1048576];4;0)" office:value-type="string" office:string-value="Грозный" calcext:value-type="string">
            <text:p>Грозный</text:p>
          </table:table-cell>
          <table:table-cell table:formula="of:=VLOOKUP([.B333];[$Люди.$A$1:.$D$1048576];4;0)" office:value-type="string" office:string-value="Саратов" calcext:value-type="string">
            <text:p>Саратов</text:p>
          </table:table-cell>
          <table:table-cell table:formula="of:=IF([.C333]=[.D33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28" calcext:value-type="float">
            <text:p>428</text:p>
          </table:table-cell>
          <table:table-cell table:formula="of:=VLOOKUP([.A334];[$Люди.$A$1:.$D$1048576];4;0)" office:value-type="string" office:string-value="Челябинск" calcext:value-type="string">
            <text:p>Челябинск</text:p>
          </table:table-cell>
          <table:table-cell table:formula="of:=VLOOKUP([.B334];[$Люди.$A$1:.$D$1048576];4;0)" office:value-type="string" office:string-value="Красноярск" calcext:value-type="string">
            <text:p>Красноярск</text:p>
          </table:table-cell>
          <table:table-cell table:formula="of:=IF([.C334]=[.D33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28" calcext:value-type="float">
            <text:p>428</text:p>
          </table:table-cell>
          <table:table-cell table:formula="of:=VLOOKUP([.A335];[$Люди.$A$1:.$D$1048576];4;0)" office:value-type="string" office:string-value="Грозный" calcext:value-type="string">
            <text:p>Грозный</text:p>
          </table:table-cell>
          <table:table-cell table:formula="of:=VLOOKUP([.B335];[$Люди.$A$1:.$D$1048576];4;0)" office:value-type="string" office:string-value="Красноярск" calcext:value-type="string">
            <text:p>Красноярск</text:p>
          </table:table-cell>
          <table:table-cell table:formula="of:=IF([.C335]=[.D33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87" calcext:value-type="float">
            <text:p>287</text:p>
          </table:table-cell>
          <table:table-cell table:formula="of:=VLOOKUP([.A336];[$Люди.$A$1:.$D$1048576];4;0)" office:value-type="string" office:string-value="Челябинск" calcext:value-type="string">
            <text:p>Челябинск</text:p>
          </table:table-cell>
          <table:table-cell table:formula="of:=VLOOKUP([.B336];[$Люди.$A$1:.$D$1048576];4;0)" office:value-type="string" office:string-value="Новосибирск" calcext:value-type="string">
            <text:p>Новосибирск</text:p>
          </table:table-cell>
          <table:table-cell table:formula="of:=IF([.C336]=[.D33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87" calcext:value-type="float">
            <text:p>287</text:p>
          </table:table-cell>
          <table:table-cell table:formula="of:=VLOOKUP([.A337];[$Люди.$A$1:.$D$1048576];4;0)" office:value-type="string" office:string-value="Краснодар" calcext:value-type="string">
            <text:p>Краснодар</text:p>
          </table:table-cell>
          <table:table-cell table:formula="of:=VLOOKUP([.B337];[$Люди.$A$1:.$D$1048576];4;0)" office:value-type="string" office:string-value="Новосибирск" calcext:value-type="string">
            <text:p>Новосибирск</text:p>
          </table:table-cell>
          <table:table-cell table:formula="of:=IF([.C337]=[.D33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83" calcext:value-type="float">
            <text:p>483</text:p>
          </table:table-cell>
          <table:table-cell table:formula="of:=VLOOKUP([.A338];[$Люди.$A$1:.$D$1048576];4;0)" office:value-type="string" office:string-value="Челябинск" calcext:value-type="string">
            <text:p>Челябинск</text:p>
          </table:table-cell>
          <table:table-cell table:formula="of:=VLOOKUP([.B338];[$Люди.$A$1:.$D$1048576];4;0)" office:value-type="string" office:string-value="Екатеринбург" calcext:value-type="string">
            <text:p>Екатеринбург</text:p>
          </table:table-cell>
          <table:table-cell table:formula="of:=IF([.C338]=[.D33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83" calcext:value-type="float">
            <text:p>483</text:p>
          </table:table-cell>
          <table:table-cell table:formula="of:=VLOOKUP([.A339];[$Люди.$A$1:.$D$1048576];4;0)" office:value-type="string" office:string-value="Краснодар" calcext:value-type="string">
            <text:p>Краснодар</text:p>
          </table:table-cell>
          <table:table-cell table:formula="of:=VLOOKUP([.B339];[$Люди.$A$1:.$D$1048576];4;0)" office:value-type="string" office:string-value="Екатеринбург" calcext:value-type="string">
            <text:p>Екатеринбург</text:p>
          </table:table-cell>
          <table:table-cell table:formula="of:=IF([.C339]=[.D33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42" calcext:value-type="float">
            <text:p>142</text:p>
          </table:table-cell>
          <table:table-cell table:formula="of:=VLOOKUP([.A340];[$Люди.$A$1:.$D$1048576];4;0)" office:value-type="string" office:string-value="Саратов" calcext:value-type="string">
            <text:p>Саратов</text:p>
          </table:table-cell>
          <table:table-cell table:formula="of:=VLOOKUP([.B340];[$Люди.$A$1:.$D$1048576];4;0)" office:value-type="string" office:string-value="Омск" calcext:value-type="string">
            <text:p>Омск</text:p>
          </table:table-cell>
          <table:table-cell table:formula="of:=IF([.C340]=[.D34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2" calcext:value-type="float">
            <text:p>142</text:p>
          </table:table-cell>
          <table:table-cell table:formula="of:=VLOOKUP([.A341];[$Люди.$A$1:.$D$1048576];4;0)" office:value-type="string" office:string-value="Рязань" calcext:value-type="string">
            <text:p>Рязань</text:p>
          </table:table-cell>
          <table:table-cell table:formula="of:=VLOOKUP([.B341];[$Люди.$A$1:.$D$1048576];4;0)" office:value-type="string" office:string-value="Омск" calcext:value-type="string">
            <text:p>Омск</text:p>
          </table:table-cell>
          <table:table-cell table:formula="of:=IF([.C341]=[.D34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" calcext:value-type="float">
            <text:p>7</text:p>
          </table:table-cell>
          <table:table-cell table:formula="of:=VLOOKUP([.A342];[$Люди.$A$1:.$D$1048576];4;0)" office:value-type="string" office:string-value="Саратов" calcext:value-type="string">
            <text:p>Саратов</text:p>
          </table:table-cell>
          <table:table-cell table:formula="of:=VLOOKUP([.B342];[$Люди.$A$1:.$D$1048576];4;0)" office:value-type="string" office:string-value="Челябинск" calcext:value-type="string">
            <text:p>Челябинск</text:p>
          </table:table-cell>
          <table:table-cell table:formula="of:=IF([.C342]=[.D34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" calcext:value-type="float">
            <text:p>7</text:p>
          </table:table-cell>
          <table:table-cell table:formula="of:=VLOOKUP([.A343];[$Люди.$A$1:.$D$1048576];4;0)" office:value-type="string" office:string-value="Рязань" calcext:value-type="string">
            <text:p>Рязань</text:p>
          </table:table-cell>
          <table:table-cell table:formula="of:=VLOOKUP([.B343];[$Люди.$A$1:.$D$1048576];4;0)" office:value-type="string" office:string-value="Челябинск" calcext:value-type="string">
            <text:p>Челябинск</text:p>
          </table:table-cell>
          <table:table-cell table:formula="of:=IF([.C343]=[.D34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20" calcext:value-type="float">
            <text:p>720</text:p>
          </table:table-cell>
          <table:table-cell table:formula="of:=VLOOKUP([.A344];[$Люди.$A$1:.$D$1048576];4;0)" office:value-type="string" office:string-value="Рязань" calcext:value-type="string">
            <text:p>Рязань</text:p>
          </table:table-cell>
          <table:table-cell table:formula="of:=VLOOKUP([.B344];[$Люди.$A$1:.$D$1048576];4;0)" office:value-type="string" office:string-value="Краснодар" calcext:value-type="string">
            <text:p>Краснодар</text:p>
          </table:table-cell>
          <table:table-cell table:formula="of:=IF([.C344]=[.D34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10" calcext:value-type="float">
            <text:p>210</text:p>
          </table:table-cell>
          <table:table-cell table:formula="of:=VLOOKUP([.A345];[$Люди.$A$1:.$D$1048576];4;0)" office:value-type="string" office:string-value="Рязань" calcext:value-type="string">
            <text:p>Рязань</text:p>
          </table:table-cell>
          <table:table-cell table:formula="of:=VLOOKUP([.B345];[$Люди.$A$1:.$D$1048576];4;0)" office:value-type="string" office:string-value="Пермь" calcext:value-type="string">
            <text:p>Пермь</text:p>
          </table:table-cell>
          <table:table-cell table:formula="of:=IF([.C345]=[.D34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90" calcext:value-type="float">
            <text:p>890</text:p>
          </table:table-cell>
          <table:table-cell table:formula="of:=VLOOKUP([.A346];[$Люди.$A$1:.$D$1048576];4;0)" office:value-type="string" office:string-value="Омск" calcext:value-type="string">
            <text:p>Омск</text:p>
          </table:table-cell>
          <table:table-cell table:formula="of:=VLOOKUP([.B346];[$Люди.$A$1:.$D$1048576];4;0)" office:value-type="string" office:string-value="Краснодар" calcext:value-type="string">
            <text:p>Краснодар</text:p>
          </table:table-cell>
          <table:table-cell table:formula="of:=IF([.C346]=[.D34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890" calcext:value-type="float">
            <text:p>890</text:p>
          </table:table-cell>
          <table:table-cell table:formula="of:=VLOOKUP([.A347];[$Люди.$A$1:.$D$1048576];4;0)" office:value-type="string" office:string-value="Саратов" calcext:value-type="string">
            <text:p>Саратов</text:p>
          </table:table-cell>
          <table:table-cell table:formula="of:=VLOOKUP([.B347];[$Люди.$A$1:.$D$1048576];4;0)" office:value-type="string" office:string-value="Краснодар" calcext:value-type="string">
            <text:p>Краснодар</text:p>
          </table:table-cell>
          <table:table-cell table:formula="of:=IF([.C347]=[.D34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71" calcext:value-type="float">
            <text:p>671</text:p>
          </table:table-cell>
          <table:table-cell table:formula="of:=VLOOKUP([.A348];[$Люди.$A$1:.$D$1048576];4;0)" office:value-type="string" office:string-value="Омск" calcext:value-type="string">
            <text:p>Омск</text:p>
          </table:table-cell>
          <table:table-cell table:formula="of:=VLOOKUP([.B348];[$Люди.$A$1:.$D$1048576];4;0)" office:value-type="string" office:string-value="Грозный" calcext:value-type="string">
            <text:p>Грозный</text:p>
          </table:table-cell>
          <table:table-cell table:formula="of:=IF([.C348]=[.D34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71" calcext:value-type="float">
            <text:p>671</text:p>
          </table:table-cell>
          <table:table-cell table:formula="of:=VLOOKUP([.A349];[$Люди.$A$1:.$D$1048576];4;0)" office:value-type="string" office:string-value="Саратов" calcext:value-type="string">
            <text:p>Саратов</text:p>
          </table:table-cell>
          <table:table-cell table:formula="of:=VLOOKUP([.B349];[$Люди.$A$1:.$D$1048576];4;0)" office:value-type="string" office:string-value="Грозный" calcext:value-type="string">
            <text:p>Грозный</text:p>
          </table:table-cell>
          <table:table-cell table:formula="of:=IF([.C349]=[.D34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10" calcext:value-type="float">
            <text:p>610</text:p>
          </table:table-cell>
          <table:table-cell table:formula="of:=VLOOKUP([.A350];[$Люди.$A$1:.$D$1048576];4;0)" office:value-type="string" office:string-value="Новосибирск" calcext:value-type="string">
            <text:p>Новосибирск</text:p>
          </table:table-cell>
          <table:table-cell table:formula="of:=VLOOKUP([.B350];[$Люди.$A$1:.$D$1048576];4;0)" office:value-type="string" office:string-value="Хабаровск" calcext:value-type="string">
            <text:p>Хабаровск</text:p>
          </table:table-cell>
          <table:table-cell table:formula="of:=IF([.C350]=[.D35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9" calcext:value-type="float">
            <text:p>69</text:p>
          </table:table-cell>
          <table:table-cell table:formula="of:=VLOOKUP([.A351];[$Люди.$A$1:.$D$1048576];4;0)" office:value-type="string" office:string-value="Новосибирск" calcext:value-type="string">
            <text:p>Новосибирск</text:p>
          </table:table-cell>
          <table:table-cell table:formula="of:=VLOOKUP([.B351];[$Люди.$A$1:.$D$1048576];4;0)" office:value-type="string" office:string-value="Хабаровск" calcext:value-type="string">
            <text:p>Хабаровск</text:p>
          </table:table-cell>
          <table:table-cell table:formula="of:=IF([.C351]=[.D35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572" calcext:value-type="float">
            <text:p>572</text:p>
          </table:table-cell>
          <table:table-cell table:formula="of:=VLOOKUP([.A352];[$Люди.$A$1:.$D$1048576];4;0)" office:value-type="string" office:string-value="Казань" calcext:value-type="string">
            <text:p>Казань</text:p>
          </table:table-cell>
          <table:table-cell table:formula="of:=VLOOKUP([.B352];[$Люди.$A$1:.$D$1048576];4;0)" office:value-type="string" office:string-value="Саратов" calcext:value-type="string">
            <text:p>Саратов</text:p>
          </table:table-cell>
          <table:table-cell table:formula="of:=IF([.C352]=[.D35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72" calcext:value-type="float">
            <text:p>572</text:p>
          </table:table-cell>
          <table:table-cell table:formula="of:=VLOOKUP([.A353];[$Люди.$A$1:.$D$1048576];4;0)" office:value-type="string" office:string-value="Геленджик" calcext:value-type="string">
            <text:p>Геленджик</text:p>
          </table:table-cell>
          <table:table-cell table:formula="of:=VLOOKUP([.B353];[$Люди.$A$1:.$D$1048576];4;0)" office:value-type="string" office:string-value="Саратов" calcext:value-type="string">
            <text:p>Саратов</text:p>
          </table:table-cell>
          <table:table-cell table:formula="of:=IF([.C353]=[.D35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47" calcext:value-type="float">
            <text:p>747</text:p>
          </table:table-cell>
          <table:table-cell table:formula="of:=VLOOKUP([.A354];[$Люди.$A$1:.$D$1048576];4;0)" office:value-type="string" office:string-value="Казань" calcext:value-type="string">
            <text:p>Казань</text:p>
          </table:table-cell>
          <table:table-cell table:formula="of:=VLOOKUP([.B354];[$Люди.$A$1:.$D$1048576];4;0)" office:value-type="string" office:string-value="Пермь" calcext:value-type="string">
            <text:p>Пермь</text:p>
          </table:table-cell>
          <table:table-cell table:formula="of:=IF([.C354]=[.D35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47" calcext:value-type="float">
            <text:p>747</text:p>
          </table:table-cell>
          <table:table-cell table:formula="of:=VLOOKUP([.A355];[$Люди.$A$1:.$D$1048576];4;0)" office:value-type="string" office:string-value="Геленджик" calcext:value-type="string">
            <text:p>Геленджик</text:p>
          </table:table-cell>
          <table:table-cell table:formula="of:=VLOOKUP([.B355];[$Люди.$A$1:.$D$1048576];4;0)" office:value-type="string" office:string-value="Пермь" calcext:value-type="string">
            <text:p>Пермь</text:p>
          </table:table-cell>
          <table:table-cell table:formula="of:=IF([.C355]=[.D35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62" calcext:value-type="float">
            <text:p>262</text:p>
          </table:table-cell>
          <table:table-cell table:formula="of:=VLOOKUP([.A356];[$Люди.$A$1:.$D$1048576];4;0)" office:value-type="string" office:string-value="Геленджик" calcext:value-type="string">
            <text:p>Геленджик</text:p>
          </table:table-cell>
          <table:table-cell table:formula="of:=VLOOKUP([.B356];[$Люди.$A$1:.$D$1048576];4;0)" office:value-type="string" office:string-value="Новосибирск" calcext:value-type="string">
            <text:p>Новосибирск</text:p>
          </table:table-cell>
          <table:table-cell table:formula="of:=IF([.C356]=[.D35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62" calcext:value-type="float">
            <text:p>262</text:p>
          </table:table-cell>
          <table:table-cell table:formula="of:=VLOOKUP([.A357];[$Люди.$A$1:.$D$1048576];4;0)" office:value-type="string" office:string-value="Казань" calcext:value-type="string">
            <text:p>Казань</text:p>
          </table:table-cell>
          <table:table-cell table:formula="of:=VLOOKUP([.B357];[$Люди.$A$1:.$D$1048576];4;0)" office:value-type="string" office:string-value="Новосибирск" calcext:value-type="string">
            <text:p>Новосибирск</text:p>
          </table:table-cell>
          <table:table-cell table:formula="of:=IF([.C357]=[.D35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05" calcext:value-type="float">
            <text:p>805</text:p>
          </table:table-cell>
          <table:table-cell table:formula="of:=VLOOKUP([.A358];[$Люди.$A$1:.$D$1048576];4;0)" office:value-type="string" office:string-value="Геленджик" calcext:value-type="string">
            <text:p>Геленджик</text:p>
          </table:table-cell>
          <table:table-cell table:formula="of:=VLOOKUP([.B358];[$Люди.$A$1:.$D$1048576];4;0)" office:value-type="string" office:string-value="Краснодар" calcext:value-type="string">
            <text:p>Краснодар</text:p>
          </table:table-cell>
          <table:table-cell table:formula="of:=IF([.C358]=[.D35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805" calcext:value-type="float">
            <text:p>805</text:p>
          </table:table-cell>
          <table:table-cell table:formula="of:=VLOOKUP([.A359];[$Люди.$A$1:.$D$1048576];4;0)" office:value-type="string" office:string-value="Казань" calcext:value-type="string">
            <text:p>Казань</text:p>
          </table:table-cell>
          <table:table-cell table:formula="of:=VLOOKUP([.B359];[$Люди.$A$1:.$D$1048576];4;0)" office:value-type="string" office:string-value="Краснодар" calcext:value-type="string">
            <text:p>Краснодар</text:p>
          </table:table-cell>
          <table:table-cell table:formula="of:=IF([.C359]=[.D35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78" calcext:value-type="float">
            <text:p>778</text:p>
          </table:table-cell>
          <table:table-cell table:formula="of:=VLOOKUP([.A360];[$Люди.$A$1:.$D$1048576];4;0)" office:value-type="string" office:string-value="Новосибирск" calcext:value-type="string">
            <text:p>Новосибирск</text:p>
          </table:table-cell>
          <table:table-cell table:formula="of:=VLOOKUP([.B360];[$Люди.$A$1:.$D$1048576];4;0)" office:value-type="string" office:string-value="Омск" calcext:value-type="string">
            <text:p>Омск</text:p>
          </table:table-cell>
          <table:table-cell table:formula="of:=IF([.C360]=[.D36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30" calcext:value-type="float">
            <text:p>430</text:p>
          </table:table-cell>
          <table:table-cell table:formula="of:=VLOOKUP([.A361];[$Люди.$A$1:.$D$1048576];4;0)" office:value-type="string" office:string-value="Новосибирск" calcext:value-type="string">
            <text:p>Новосибирск</text:p>
          </table:table-cell>
          <table:table-cell table:formula="of:=VLOOKUP([.B361];[$Люди.$A$1:.$D$1048576];4;0)" office:value-type="string" office:string-value="Иркутск" calcext:value-type="string">
            <text:p>Иркутск</text:p>
          </table:table-cell>
          <table:table-cell table:formula="of:=IF([.C361]=[.D36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18" calcext:value-type="float">
            <text:p>918</text:p>
          </table:table-cell>
          <table:table-cell table:formula="of:=VLOOKUP([.A362];[$Люди.$A$1:.$D$1048576];4;0)" office:value-type="string" office:string-value="Уфа" calcext:value-type="string">
            <text:p>Уфа</text:p>
          </table:table-cell>
          <table:table-cell table:formula="of:=VLOOKUP([.B362];[$Люди.$A$1:.$D$1048576];4;0)" office:value-type="string" office:string-value="Рязань" calcext:value-type="string">
            <text:p>Рязань</text:p>
          </table:table-cell>
          <table:table-cell table:formula="of:=IF([.C362]=[.D36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918" calcext:value-type="float">
            <text:p>918</text:p>
          </table:table-cell>
          <table:table-cell table:formula="of:=VLOOKUP([.A363];[$Люди.$A$1:.$D$1048576];4;0)" office:value-type="string" office:string-value="Уфа" calcext:value-type="string">
            <text:p>Уфа</text:p>
          </table:table-cell>
          <table:table-cell table:formula="of:=VLOOKUP([.B363];[$Люди.$A$1:.$D$1048576];4;0)" office:value-type="string" office:string-value="Рязань" calcext:value-type="string">
            <text:p>Рязань</text:p>
          </table:table-cell>
          <table:table-cell table:formula="of:=IF([.C363]=[.D36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78" calcext:value-type="float">
            <text:p>278</text:p>
          </table:table-cell>
          <table:table-cell table:formula="of:=VLOOKUP([.A364];[$Люди.$A$1:.$D$1048576];4;0)" office:value-type="string" office:string-value="Уфа" calcext:value-type="string">
            <text:p>Уфа</text:p>
          </table:table-cell>
          <table:table-cell table:formula="of:=VLOOKUP([.B364];[$Люди.$A$1:.$D$1048576];4;0)" office:value-type="string" office:string-value="Уфа" calcext:value-type="string">
            <text:p>Уфа</text:p>
          </table:table-cell>
          <table:table-cell table:formula="of:=IF([.C364]=[.D364];1;0)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78" calcext:value-type="float">
            <text:p>278</text:p>
          </table:table-cell>
          <table:table-cell table:formula="of:=VLOOKUP([.A365];[$Люди.$A$1:.$D$1048576];4;0)" office:value-type="string" office:string-value="Уфа" calcext:value-type="string">
            <text:p>Уфа</text:p>
          </table:table-cell>
          <table:table-cell table:formula="of:=VLOOKUP([.B365];[$Люди.$A$1:.$D$1048576];4;0)" office:value-type="string" office:string-value="Уфа" calcext:value-type="string">
            <text:p>Уфа</text:p>
          </table:table-cell>
          <table:table-cell table:formula="of:=IF([.C365]=[.D365];1;0)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7" calcext:value-type="float">
            <text:p>67</text:p>
          </table:table-cell>
          <table:table-cell table:formula="of:=VLOOKUP([.A366];[$Люди.$A$1:.$D$1048576];4;0)" office:value-type="string" office:string-value="Рязань" calcext:value-type="string">
            <text:p>Рязань</text:p>
          </table:table-cell>
          <table:table-cell table:formula="of:=VLOOKUP([.B366];[$Люди.$A$1:.$D$1048576];4;0)" office:value-type="string" office:string-value="Челябинск" calcext:value-type="string">
            <text:p>Челябинск</text:p>
          </table:table-cell>
          <table:table-cell table:formula="of:=IF([.C366]=[.D36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82" calcext:value-type="float">
            <text:p>182</text:p>
          </table:table-cell>
          <table:table-cell table:formula="of:=VLOOKUP([.A367];[$Люди.$A$1:.$D$1048576];4;0)" office:value-type="string" office:string-value="Рязань" calcext:value-type="string">
            <text:p>Рязань</text:p>
          </table:table-cell>
          <table:table-cell table:formula="of:=VLOOKUP([.B367];[$Люди.$A$1:.$D$1048576];4;0)" office:value-type="string" office:string-value="Геленджик" calcext:value-type="string">
            <text:p>Геленджик</text:p>
          </table:table-cell>
          <table:table-cell table:formula="of:=IF([.C367]=[.D36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63" calcext:value-type="float">
            <text:p>863</text:p>
          </table:table-cell>
          <table:table-cell table:formula="of:=VLOOKUP([.A368];[$Люди.$A$1:.$D$1048576];4;0)" office:value-type="string" office:string-value="Грозный" calcext:value-type="string">
            <text:p>Грозный</text:p>
          </table:table-cell>
          <table:table-cell table:formula="of:=VLOOKUP([.B368];[$Люди.$A$1:.$D$1048576];4;0)" office:value-type="string" office:string-value="Геленджик" calcext:value-type="string">
            <text:p>Геленджик</text:p>
          </table:table-cell>
          <table:table-cell table:formula="of:=IF([.C368]=[.D36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63" calcext:value-type="float">
            <text:p>863</text:p>
          </table:table-cell>
          <table:table-cell table:formula="of:=VLOOKUP([.A369];[$Люди.$A$1:.$D$1048576];4;0)" office:value-type="string" office:string-value="Москва" calcext:value-type="string">
            <text:p>Москва</text:p>
          </table:table-cell>
          <table:table-cell table:formula="of:=VLOOKUP([.B369];[$Люди.$A$1:.$D$1048576];4;0)" office:value-type="string" office:string-value="Геленджик" calcext:value-type="string">
            <text:p>Геленджик</text:p>
          </table:table-cell>
          <table:table-cell table:formula="of:=IF([.C369]=[.D36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504" calcext:value-type="float">
            <text:p>504</text:p>
          </table:table-cell>
          <table:table-cell table:formula="of:=VLOOKUP([.A370];[$Люди.$A$1:.$D$1048576];4;0)" office:value-type="string" office:string-value="Грозный" calcext:value-type="string">
            <text:p>Грозный</text:p>
          </table:table-cell>
          <table:table-cell table:formula="of:=VLOOKUP([.B370];[$Люди.$A$1:.$D$1048576];4;0)" office:value-type="string" office:string-value="Саратов" calcext:value-type="string">
            <text:p>Саратов</text:p>
          </table:table-cell>
          <table:table-cell table:formula="of:=IF([.C370]=[.D37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04" calcext:value-type="float">
            <text:p>504</text:p>
          </table:table-cell>
          <table:table-cell table:formula="of:=VLOOKUP([.A371];[$Люди.$A$1:.$D$1048576];4;0)" office:value-type="string" office:string-value="Москва" calcext:value-type="string">
            <text:p>Москва</text:p>
          </table:table-cell>
          <table:table-cell table:formula="of:=VLOOKUP([.B371];[$Люди.$A$1:.$D$1048576];4;0)" office:value-type="string" office:string-value="Саратов" calcext:value-type="string">
            <text:p>Саратов</text:p>
          </table:table-cell>
          <table:table-cell table:formula="of:=IF([.C371]=[.D37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3" calcext:value-type="float">
            <text:p>93</text:p>
          </table:table-cell>
          <table:table-cell table:formula="of:=VLOOKUP([.A372];[$Люди.$A$1:.$D$1048576];4;0)" office:value-type="string" office:string-value="Омск" calcext:value-type="string">
            <text:p>Омск</text:p>
          </table:table-cell>
          <table:table-cell table:formula="of:=VLOOKUP([.B372];[$Люди.$A$1:.$D$1048576];4;0)" office:value-type="string" office:string-value="Москва" calcext:value-type="string">
            <text:p>Москва</text:p>
          </table:table-cell>
          <table:table-cell table:formula="of:=IF([.C372]=[.D37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71" calcext:value-type="float">
            <text:p>471</text:p>
          </table:table-cell>
          <table:table-cell table:formula="of:=VLOOKUP([.A373];[$Люди.$A$1:.$D$1048576];4;0)" office:value-type="string" office:string-value="Омск" calcext:value-type="string">
            <text:p>Омск</text:p>
          </table:table-cell>
          <table:table-cell table:formula="of:=VLOOKUP([.B373];[$Люди.$A$1:.$D$1048576];4;0)" office:value-type="string" office:string-value="Иркутск" calcext:value-type="string">
            <text:p>Иркутск</text:p>
          </table:table-cell>
          <table:table-cell table:formula="of:=IF([.C373]=[.D37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97" calcext:value-type="float">
            <text:p>897</text:p>
          </table:table-cell>
          <table:table-cell table:formula="of:=VLOOKUP([.A374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374];[$Люди.$A$1:.$D$1048576];4;0)" office:value-type="string" office:string-value="Казань" calcext:value-type="string">
            <text:p>Казань</text:p>
          </table:table-cell>
          <table:table-cell table:formula="of:=IF([.C374]=[.D37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97" calcext:value-type="float">
            <text:p>897</text:p>
          </table:table-cell>
          <table:table-cell table:formula="of:=VLOOKUP([.A375];[$Люди.$A$1:.$D$1048576];4;0)" office:value-type="string" office:string-value="Хабаровск" calcext:value-type="string">
            <text:p>Хабаровск</text:p>
          </table:table-cell>
          <table:table-cell table:formula="of:=VLOOKUP([.B375];[$Люди.$A$1:.$D$1048576];4;0)" office:value-type="string" office:string-value="Казань" calcext:value-type="string">
            <text:p>Казань</text:p>
          </table:table-cell>
          <table:table-cell table:formula="of:=IF([.C375]=[.D37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33" calcext:value-type="float">
            <text:p>933</text:p>
          </table:table-cell>
          <table:table-cell table:formula="of:=VLOOKUP([.A376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376];[$Люди.$A$1:.$D$1048576];4;0)" office:value-type="string" office:string-value="Омск" calcext:value-type="string">
            <text:p>Омск</text:p>
          </table:table-cell>
          <table:table-cell table:formula="of:=IF([.C376]=[.D37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33" calcext:value-type="float">
            <text:p>933</text:p>
          </table:table-cell>
          <table:table-cell table:formula="of:=VLOOKUP([.A377];[$Люди.$A$1:.$D$1048576];4;0)" office:value-type="string" office:string-value="Хабаровск" calcext:value-type="string">
            <text:p>Хабаровск</text:p>
          </table:table-cell>
          <table:table-cell table:formula="of:=VLOOKUP([.B377];[$Люди.$A$1:.$D$1048576];4;0)" office:value-type="string" office:string-value="Омск" calcext:value-type="string">
            <text:p>Омск</text:p>
          </table:table-cell>
          <table:table-cell table:formula="of:=IF([.C377]=[.D37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99" calcext:value-type="float">
            <text:p>799</text:p>
          </table:table-cell>
          <table:table-cell table:formula="of:=VLOOKUP([.A378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378];[$Люди.$A$1:.$D$1048576];4;0)" office:value-type="string" office:string-value="Рязань" calcext:value-type="string">
            <text:p>Рязань</text:p>
          </table:table-cell>
          <table:table-cell table:formula="of:=IF([.C378]=[.D37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929" calcext:value-type="float">
            <text:p>929</text:p>
          </table:table-cell>
          <table:table-cell table:formula="of:=VLOOKUP([.A379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379];[$Люди.$A$1:.$D$1048576];4;0)" office:value-type="string" office:string-value="Рязань" calcext:value-type="string">
            <text:p>Рязань</text:p>
          </table:table-cell>
          <table:table-cell table:formula="of:=IF([.C379]=[.D37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03" calcext:value-type="float">
            <text:p>403</text:p>
          </table:table-cell>
          <table:table-cell table:formula="of:=VLOOKUP([.A380];[$Люди.$A$1:.$D$1048576];4;0)" office:value-type="string" office:string-value="Пермь" calcext:value-type="string">
            <text:p>Пермь</text:p>
          </table:table-cell>
          <table:table-cell table:formula="of:=VLOOKUP([.B380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IF([.C380]=[.D38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86" calcext:value-type="float">
            <text:p>786</text:p>
          </table:table-cell>
          <table:table-cell table:formula="of:=VLOOKUP([.A381];[$Люди.$A$1:.$D$1048576];4;0)" office:value-type="string" office:string-value="Пермь" calcext:value-type="string">
            <text:p>Пермь</text:p>
          </table:table-cell>
          <table:table-cell table:formula="of:=VLOOKUP([.B381];[$Люди.$A$1:.$D$1048576];4;0)" office:value-type="string" office:string-value="Геленджик" calcext:value-type="string">
            <text:p>Геленджик</text:p>
          </table:table-cell>
          <table:table-cell table:formula="of:=IF([.C381]=[.D38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40" calcext:value-type="float">
            <text:p>240</text:p>
          </table:table-cell>
          <table:table-cell table:formula="of:=VLOOKUP([.A382];[$Люди.$A$1:.$D$1048576];4;0)" office:value-type="string" office:string-value="Грозный" calcext:value-type="string">
            <text:p>Грозный</text:p>
          </table:table-cell>
          <table:table-cell table:formula="of:=VLOOKUP([.B382];[$Люди.$A$1:.$D$1048576];4;0)" office:value-type="string" office:string-value="Рязань" calcext:value-type="string">
            <text:p>Рязань</text:p>
          </table:table-cell>
          <table:table-cell table:formula="of:=IF([.C382]=[.D38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40" calcext:value-type="float">
            <text:p>240</text:p>
          </table:table-cell>
          <table:table-cell table:formula="of:=VLOOKUP([.A383];[$Люди.$A$1:.$D$1048576];4;0)" office:value-type="string" office:string-value="Москва" calcext:value-type="string">
            <text:p>Москва</text:p>
          </table:table-cell>
          <table:table-cell table:formula="of:=VLOOKUP([.B383];[$Люди.$A$1:.$D$1048576];4;0)" office:value-type="string" office:string-value="Рязань" calcext:value-type="string">
            <text:p>Рязань</text:p>
          </table:table-cell>
          <table:table-cell table:formula="of:=IF([.C383]=[.D38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000" calcext:value-type="float">
            <text:p>1000</text:p>
          </table:table-cell>
          <table:table-cell table:formula="of:=VLOOKUP([.A384];[$Люди.$A$1:.$D$1048576];4;0)" office:value-type="string" office:string-value="Грозный" calcext:value-type="string">
            <text:p>Грозный</text:p>
          </table:table-cell>
          <table:table-cell table:formula="of:=VLOOKUP([.B384];[$Люди.$A$1:.$D$1048576];4;0)" office:value-type="string" office:string-value="Красноярск" calcext:value-type="string">
            <text:p>Красноярск</text:p>
          </table:table-cell>
          <table:table-cell table:formula="of:=IF([.C384]=[.D38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00" calcext:value-type="float">
            <text:p>1000</text:p>
          </table:table-cell>
          <table:table-cell table:formula="of:=VLOOKUP([.A385];[$Люди.$A$1:.$D$1048576];4;0)" office:value-type="string" office:string-value="Москва" calcext:value-type="string">
            <text:p>Москва</text:p>
          </table:table-cell>
          <table:table-cell table:formula="of:=VLOOKUP([.B385];[$Люди.$A$1:.$D$1048576];4;0)" office:value-type="string" office:string-value="Красноярск" calcext:value-type="string">
            <text:p>Красноярск</text:p>
          </table:table-cell>
          <table:table-cell table:formula="of:=IF([.C385]=[.D38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78" calcext:value-type="float">
            <text:p>678</text:p>
          </table:table-cell>
          <table:table-cell table:formula="of:=VLOOKUP([.A386];[$Люди.$A$1:.$D$1048576];4;0)" office:value-type="string" office:string-value="Саратов" calcext:value-type="string">
            <text:p>Саратов</text:p>
          </table:table-cell>
          <table:table-cell table:formula="of:=VLOOKUP([.B386];[$Люди.$A$1:.$D$1048576];4;0)" office:value-type="string" office:string-value="Хабаровск" calcext:value-type="string">
            <text:p>Хабаровск</text:p>
          </table:table-cell>
          <table:table-cell table:formula="of:=IF([.C386]=[.D38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78" calcext:value-type="float">
            <text:p>678</text:p>
          </table:table-cell>
          <table:table-cell table:formula="of:=VLOOKUP([.A387];[$Люди.$A$1:.$D$1048576];4;0)" office:value-type="string" office:string-value="Казань" calcext:value-type="string">
            <text:p>Казань</text:p>
          </table:table-cell>
          <table:table-cell table:formula="of:=VLOOKUP([.B387];[$Люди.$A$1:.$D$1048576];4;0)" office:value-type="string" office:string-value="Хабаровск" calcext:value-type="string">
            <text:p>Хабаровск</text:p>
          </table:table-cell>
          <table:table-cell table:formula="of:=IF([.C387]=[.D38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76" calcext:value-type="float">
            <text:p>776</text:p>
          </table:table-cell>
          <table:table-cell table:formula="of:=VLOOKUP([.A388];[$Люди.$A$1:.$D$1048576];4;0)" office:value-type="string" office:string-value="Саратов" calcext:value-type="string">
            <text:p>Саратов</text:p>
          </table:table-cell>
          <table:table-cell table:formula="of:=VLOOKUP([.B388];[$Люди.$A$1:.$D$1048576];4;0)" office:value-type="string" office:string-value="Екатеринбург" calcext:value-type="string">
            <text:p>Екатеринбург</text:p>
          </table:table-cell>
          <table:table-cell table:formula="of:=IF([.C388]=[.D38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76" calcext:value-type="float">
            <text:p>776</text:p>
          </table:table-cell>
          <table:table-cell table:formula="of:=VLOOKUP([.A389];[$Люди.$A$1:.$D$1048576];4;0)" office:value-type="string" office:string-value="Казань" calcext:value-type="string">
            <text:p>Казань</text:p>
          </table:table-cell>
          <table:table-cell table:formula="of:=VLOOKUP([.B389];[$Люди.$A$1:.$D$1048576];4;0)" office:value-type="string" office:string-value="Екатеринбург" calcext:value-type="string">
            <text:p>Екатеринбург</text:p>
          </table:table-cell>
          <table:table-cell table:formula="of:=IF([.C389]=[.D38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77" calcext:value-type="float">
            <text:p>677</text:p>
          </table:table-cell>
          <table:table-cell table:formula="of:=VLOOKUP([.A390];[$Люди.$A$1:.$D$1048576];4;0)" office:value-type="string" office:string-value="Челябинск" calcext:value-type="string">
            <text:p>Челябинск</text:p>
          </table:table-cell>
          <table:table-cell table:formula="of:=VLOOKUP([.B390];[$Люди.$A$1:.$D$1048576];4;0)" office:value-type="string" office:string-value="Саратов" calcext:value-type="string">
            <text:p>Саратов</text:p>
          </table:table-cell>
          <table:table-cell table:formula="of:=IF([.C390]=[.D39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77" calcext:value-type="float">
            <text:p>677</text:p>
          </table:table-cell>
          <table:table-cell table:formula="of:=VLOOKUP([.A391];[$Люди.$A$1:.$D$1048576];4;0)" office:value-type="string" office:string-value="Краснодар" calcext:value-type="string">
            <text:p>Краснодар</text:p>
          </table:table-cell>
          <table:table-cell table:formula="of:=VLOOKUP([.B391];[$Люди.$A$1:.$D$1048576];4;0)" office:value-type="string" office:string-value="Саратов" calcext:value-type="string">
            <text:p>Саратов</text:p>
          </table:table-cell>
          <table:table-cell table:formula="of:=IF([.C391]=[.D39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59" calcext:value-type="float">
            <text:p>959</text:p>
          </table:table-cell>
          <table:table-cell table:formula="of:=VLOOKUP([.A392];[$Люди.$A$1:.$D$1048576];4;0)" office:value-type="string" office:string-value="Челябинск" calcext:value-type="string">
            <text:p>Челябинск</text:p>
          </table:table-cell>
          <table:table-cell table:formula="of:=VLOOKUP([.B392];[$Люди.$A$1:.$D$1048576];4;0)" office:value-type="string" office:string-value="Пермь" calcext:value-type="string">
            <text:p>Пермь</text:p>
          </table:table-cell>
          <table:table-cell table:formula="of:=IF([.C392]=[.D39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59" calcext:value-type="float">
            <text:p>959</text:p>
          </table:table-cell>
          <table:table-cell table:formula="of:=VLOOKUP([.A393];[$Люди.$A$1:.$D$1048576];4;0)" office:value-type="string" office:string-value="Краснодар" calcext:value-type="string">
            <text:p>Краснодар</text:p>
          </table:table-cell>
          <table:table-cell table:formula="of:=VLOOKUP([.B393];[$Люди.$A$1:.$D$1048576];4;0)" office:value-type="string" office:string-value="Пермь" calcext:value-type="string">
            <text:p>Пермь</text:p>
          </table:table-cell>
          <table:table-cell table:formula="of:=IF([.C393]=[.D39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53" calcext:value-type="float">
            <text:p>653</text:p>
          </table:table-cell>
          <table:table-cell table:formula="of:=VLOOKUP([.A394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394];[$Люди.$A$1:.$D$1048576];4;0)" office:value-type="string" office:string-value="Рязань" calcext:value-type="string">
            <text:p>Рязань</text:p>
          </table:table-cell>
          <table:table-cell table:formula="of:=IF([.C394]=[.D39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53" calcext:value-type="float">
            <text:p>653</text:p>
          </table:table-cell>
          <table:table-cell table:formula="of:=VLOOKUP([.A395];[$Люди.$A$1:.$D$1048576];4;0)" office:value-type="string" office:string-value="Уфа" calcext:value-type="string">
            <text:p>Уфа</text:p>
          </table:table-cell>
          <table:table-cell table:formula="of:=VLOOKUP([.B395];[$Люди.$A$1:.$D$1048576];4;0)" office:value-type="string" office:string-value="Рязань" calcext:value-type="string">
            <text:p>Рязань</text:p>
          </table:table-cell>
          <table:table-cell table:formula="of:=IF([.C395]=[.D39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72" calcext:value-type="float">
            <text:p>372</text:p>
          </table:table-cell>
          <table:table-cell table:formula="of:=VLOOKUP([.A396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396];[$Люди.$A$1:.$D$1048576];4;0)" office:value-type="string" office:string-value="Геленджик" calcext:value-type="string">
            <text:p>Геленджик</text:p>
          </table:table-cell>
          <table:table-cell table:formula="of:=IF([.C396]=[.D39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72" calcext:value-type="float">
            <text:p>372</text:p>
          </table:table-cell>
          <table:table-cell table:formula="of:=VLOOKUP([.A397];[$Люди.$A$1:.$D$1048576];4;0)" office:value-type="string" office:string-value="Уфа" calcext:value-type="string">
            <text:p>Уфа</text:p>
          </table:table-cell>
          <table:table-cell table:formula="of:=VLOOKUP([.B397];[$Люди.$A$1:.$D$1048576];4;0)" office:value-type="string" office:string-value="Геленджик" calcext:value-type="string">
            <text:p>Геленджик</text:p>
          </table:table-cell>
          <table:table-cell table:formula="of:=IF([.C397]=[.D39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28" calcext:value-type="float">
            <text:p>528</text:p>
          </table:table-cell>
          <table:table-cell table:formula="of:=VLOOKUP([.A398];[$Люди.$A$1:.$D$1048576];4;0)" office:value-type="string" office:string-value="Новосибирск" calcext:value-type="string">
            <text:p>Новосибирск</text:p>
          </table:table-cell>
          <table:table-cell table:formula="of:=VLOOKUP([.B398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IF([.C398]=[.D39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28" calcext:value-type="float">
            <text:p>528</text:p>
          </table:table-cell>
          <table:table-cell table:formula="of:=VLOOKUP([.A399];[$Люди.$A$1:.$D$1048576];4;0)" office:value-type="string" office:string-value="Екатеринбург" calcext:value-type="string">
            <text:p>Екатеринбург</text:p>
          </table:table-cell>
          <table:table-cell table:formula="of:=VLOOKUP([.B399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IF([.C399]=[.D39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46" calcext:value-type="float">
            <text:p>646</text:p>
          </table:table-cell>
          <table:table-cell table:formula="of:=VLOOKUP([.A400];[$Люди.$A$1:.$D$1048576];4;0)" office:value-type="string" office:string-value="Новосибирск" calcext:value-type="string">
            <text:p>Новосибирск</text:p>
          </table:table-cell>
          <table:table-cell table:formula="of:=VLOOKUP([.B400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IF([.C400]=[.D40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46" calcext:value-type="float">
            <text:p>646</text:p>
          </table:table-cell>
          <table:table-cell table:formula="of:=VLOOKUP([.A401];[$Люди.$A$1:.$D$1048576];4;0)" office:value-type="string" office:string-value="Екатеринбург" calcext:value-type="string">
            <text:p>Екатеринбург</text:p>
          </table:table-cell>
          <table:table-cell table:formula="of:=VLOOKUP([.B401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IF([.C401]=[.D40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26" calcext:value-type="float">
            <text:p>426</text:p>
          </table:table-cell>
          <table:table-cell table:formula="of:=VLOOKUP([.A402];[$Люди.$A$1:.$D$1048576];4;0)" office:value-type="string" office:string-value="Краснодар" calcext:value-type="string">
            <text:p>Краснодар</text:p>
          </table:table-cell>
          <table:table-cell table:formula="of:=VLOOKUP([.B402];[$Люди.$A$1:.$D$1048576];4;0)" office:value-type="string" office:string-value="Екатеринбург" calcext:value-type="string">
            <text:p>Екатеринбург</text:p>
          </table:table-cell>
          <table:table-cell table:formula="of:=IF([.C402]=[.D40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26" calcext:value-type="float">
            <text:p>426</text:p>
          </table:table-cell>
          <table:table-cell table:formula="of:=VLOOKUP([.A403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403];[$Люди.$A$1:.$D$1048576];4;0)" office:value-type="string" office:string-value="Екатеринбург" calcext:value-type="string">
            <text:p>Екатеринбург</text:p>
          </table:table-cell>
          <table:table-cell table:formula="of:=IF([.C403]=[.D40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50" calcext:value-type="float">
            <text:p>750</text:p>
          </table:table-cell>
          <table:table-cell table:formula="of:=VLOOKUP([.A404];[$Люди.$A$1:.$D$1048576];4;0)" office:value-type="string" office:string-value="Краснодар" calcext:value-type="string">
            <text:p>Краснодар</text:p>
          </table:table-cell>
          <table:table-cell table:formula="of:=VLOOKUP([.B404];[$Люди.$A$1:.$D$1048576];4;0)" office:value-type="string" office:string-value="Уфа" calcext:value-type="string">
            <text:p>Уфа</text:p>
          </table:table-cell>
          <table:table-cell table:formula="of:=IF([.C404]=[.D40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50" calcext:value-type="float">
            <text:p>750</text:p>
          </table:table-cell>
          <table:table-cell table:formula="of:=VLOOKUP([.A405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VLOOKUP([.B405];[$Люди.$A$1:.$D$1048576];4;0)" office:value-type="string" office:string-value="Уфа" calcext:value-type="string">
            <text:p>Уфа</text:p>
          </table:table-cell>
          <table:table-cell table:formula="of:=IF([.C405]=[.D40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582" calcext:value-type="float">
            <text:p>582</text:p>
          </table:table-cell>
          <table:table-cell table:formula="of:=VLOOKUP([.A406];[$Люди.$A$1:.$D$1048576];4;0)" office:value-type="string" office:string-value="Грозный" calcext:value-type="string">
            <text:p>Грозный</text:p>
          </table:table-cell>
          <table:table-cell table:formula="of:=VLOOKUP([.B406];[$Люди.$A$1:.$D$1048576];4;0)" office:value-type="string" office:string-value="Красноярск" calcext:value-type="string">
            <text:p>Красноярск</text:p>
          </table:table-cell>
          <table:table-cell table:formula="of:=IF([.C406]=[.D40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582" calcext:value-type="float">
            <text:p>582</text:p>
          </table:table-cell>
          <table:table-cell table:formula="of:=VLOOKUP([.A407];[$Люди.$A$1:.$D$1048576];4;0)" office:value-type="string" office:string-value="Геленджик" calcext:value-type="string">
            <text:p>Геленджик</text:p>
          </table:table-cell>
          <table:table-cell table:formula="of:=VLOOKUP([.B407];[$Люди.$A$1:.$D$1048576];4;0)" office:value-type="string" office:string-value="Красноярск" calcext:value-type="string">
            <text:p>Красноярск</text:p>
          </table:table-cell>
          <table:table-cell table:formula="of:=IF([.C407]=[.D40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16" calcext:value-type="float">
            <text:p>616</text:p>
          </table:table-cell>
          <table:table-cell table:formula="of:=VLOOKUP([.A408];[$Люди.$A$1:.$D$1048576];4;0)" office:value-type="string" office:string-value="Грозный" calcext:value-type="string">
            <text:p>Грозный</text:p>
          </table:table-cell>
          <table:table-cell table:formula="of:=VLOOKUP([.B408];[$Люди.$A$1:.$D$1048576];4;0)" office:value-type="string" office:string-value="Краснодар" calcext:value-type="string">
            <text:p>Краснодар</text:p>
          </table:table-cell>
          <table:table-cell table:formula="of:=IF([.C408]=[.D40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16" calcext:value-type="float">
            <text:p>616</text:p>
          </table:table-cell>
          <table:table-cell table:formula="of:=VLOOKUP([.A409];[$Люди.$A$1:.$D$1048576];4;0)" office:value-type="string" office:string-value="Геленджик" calcext:value-type="string">
            <text:p>Геленджик</text:p>
          </table:table-cell>
          <table:table-cell table:formula="of:=VLOOKUP([.B409];[$Люди.$A$1:.$D$1048576];4;0)" office:value-type="string" office:string-value="Краснодар" calcext:value-type="string">
            <text:p>Краснодар</text:p>
          </table:table-cell>
          <table:table-cell table:formula="of:=IF([.C409]=[.D40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2" calcext:value-type="float">
            <text:p>412</text:p>
          </table:table-cell>
          <table:table-cell table:formula="of:=VLOOKUP([.A410];[$Люди.$A$1:.$D$1048576];4;0)" office:value-type="string" office:string-value="Казань" calcext:value-type="string">
            <text:p>Казань</text:p>
          </table:table-cell>
          <table:table-cell table:formula="of:=VLOOKUP([.B410];[$Люди.$A$1:.$D$1048576];4;0)" office:value-type="string" office:string-value="Геленджик" calcext:value-type="string">
            <text:p>Геленджик</text:p>
          </table:table-cell>
          <table:table-cell table:formula="of:=IF([.C410]=[.D41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38" calcext:value-type="float">
            <text:p>838</text:p>
          </table:table-cell>
          <table:table-cell table:formula="of:=VLOOKUP([.A411];[$Люди.$A$1:.$D$1048576];4;0)" office:value-type="string" office:string-value="Казань" calcext:value-type="string">
            <text:p>Казань</text:p>
          </table:table-cell>
          <table:table-cell table:formula="of:=VLOOKUP([.B411];[$Люди.$A$1:.$D$1048576];4;0)" office:value-type="string" office:string-value="Грозный" calcext:value-type="string">
            <text:p>Грозный</text:p>
          </table:table-cell>
          <table:table-cell table:formula="of:=IF([.C411]=[.D41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73" calcext:value-type="float">
            <text:p>773</text:p>
          </table:table-cell>
          <table:table-cell table:formula="of:=VLOOKUP([.A412];[$Люди.$A$1:.$D$1048576];4;0)" office:value-type="string" office:string-value="Грозный" calcext:value-type="string">
            <text:p>Грозный</text:p>
          </table:table-cell>
          <table:table-cell table:formula="of:=VLOOKUP([.B412];[$Люди.$A$1:.$D$1048576];4;0)" office:value-type="string" office:string-value="Казань" calcext:value-type="string">
            <text:p>Казань</text:p>
          </table:table-cell>
          <table:table-cell table:formula="of:=IF([.C412]=[.D41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52" calcext:value-type="float">
            <text:p>852</text:p>
          </table:table-cell>
          <table:table-cell table:formula="of:=VLOOKUP([.A413];[$Люди.$A$1:.$D$1048576];4;0)" office:value-type="string" office:string-value="Грозный" calcext:value-type="string">
            <text:p>Грозный</text:p>
          </table:table-cell>
          <table:table-cell table:formula="of:=VLOOKUP([.B413];[$Люди.$A$1:.$D$1048576];4;0)" office:value-type="string" office:string-value="Москва" calcext:value-type="string">
            <text:p>Москва</text:p>
          </table:table-cell>
          <table:table-cell table:formula="of:=IF([.C413]=[.D41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0" calcext:value-type="float">
            <text:p>140</text:p>
          </table:table-cell>
          <table:table-cell table:formula="of:=VLOOKUP([.A414];[$Люди.$A$1:.$D$1048576];4;0)" office:value-type="string" office:string-value="Челябинск" calcext:value-type="string">
            <text:p>Челябинск</text:p>
          </table:table-cell>
          <table:table-cell table:formula="of:=VLOOKUP([.B414];[$Люди.$A$1:.$D$1048576];4;0)" office:value-type="string" office:string-value="Краснодар" calcext:value-type="string">
            <text:p>Краснодар</text:p>
          </table:table-cell>
          <table:table-cell table:formula="of:=IF([.C414]=[.D41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" calcext:value-type="float">
            <text:p>9</text:p>
          </table:table-cell>
          <table:table-cell table:formula="of:=VLOOKUP([.A415];[$Люди.$A$1:.$D$1048576];4;0)" office:value-type="string" office:string-value="Челябинск" calcext:value-type="string">
            <text:p>Челябинск</text:p>
          </table:table-cell>
          <table:table-cell table:formula="of:=VLOOKUP([.B415];[$Люди.$A$1:.$D$1048576];4;0)" office:value-type="string" office:string-value="Москва" calcext:value-type="string">
            <text:p>Москва</text:p>
          </table:table-cell>
          <table:table-cell table:formula="of:=IF([.C415]=[.D41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94" calcext:value-type="float">
            <text:p>794</text:p>
          </table:table-cell>
          <table:table-cell table:formula="of:=VLOOKUP([.A416];[$Люди.$A$1:.$D$1048576];4;0)" office:value-type="string" office:string-value="Рязань" calcext:value-type="string">
            <text:p>Рязань</text:p>
          </table:table-cell>
          <table:table-cell table:formula="of:=VLOOKUP([.B416];[$Люди.$A$1:.$D$1048576];4;0)" office:value-type="string" office:string-value="Москва" calcext:value-type="string">
            <text:p>Москва</text:p>
          </table:table-cell>
          <table:table-cell table:formula="of:=IF([.C416]=[.D41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01" calcext:value-type="float">
            <text:p>801</text:p>
          </table:table-cell>
          <table:table-cell table:formula="of:=VLOOKUP([.A417];[$Люди.$A$1:.$D$1048576];4;0)" office:value-type="string" office:string-value="Рязань" calcext:value-type="string">
            <text:p>Рязань</text:p>
          </table:table-cell>
          <table:table-cell table:formula="of:=VLOOKUP([.B417];[$Люди.$A$1:.$D$1048576];4;0)" office:value-type="string" office:string-value="Геленджик" calcext:value-type="string">
            <text:p>Геленджик</text:p>
          </table:table-cell>
          <table:table-cell table:formula="of:=IF([.C417]=[.D41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13" calcext:value-type="float">
            <text:p>213</text:p>
          </table:table-cell>
          <table:table-cell table:formula="of:=VLOOKUP([.A418];[$Люди.$A$1:.$D$1048576];4;0)" office:value-type="string" office:string-value="Омск" calcext:value-type="string">
            <text:p>Омск</text:p>
          </table:table-cell>
          <table:table-cell table:formula="of:=VLOOKUP([.B418];[$Люди.$A$1:.$D$1048576];4;0)" office:value-type="string" office:string-value="Омск" calcext:value-type="string">
            <text:p>Омск</text:p>
          </table:table-cell>
          <table:table-cell table:formula="of:=IF([.C418]=[.D418];1;0)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13" calcext:value-type="float">
            <text:p>213</text:p>
          </table:table-cell>
          <table:table-cell table:formula="of:=VLOOKUP([.A419];[$Люди.$A$1:.$D$1048576];4;0)" office:value-type="string" office:string-value="Саратов" calcext:value-type="string">
            <text:p>Саратов</text:p>
          </table:table-cell>
          <table:table-cell table:formula="of:=VLOOKUP([.B419];[$Люди.$A$1:.$D$1048576];4;0)" office:value-type="string" office:string-value="Омск" calcext:value-type="string">
            <text:p>Омск</text:p>
          </table:table-cell>
          <table:table-cell table:formula="of:=IF([.C419]=[.D41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89" calcext:value-type="float">
            <text:p>289</text:p>
          </table:table-cell>
          <table:table-cell table:formula="of:=VLOOKUP([.A420];[$Люди.$A$1:.$D$1048576];4;0)" office:value-type="string" office:string-value="Омск" calcext:value-type="string">
            <text:p>Омск</text:p>
          </table:table-cell>
          <table:table-cell table:formula="of:=VLOOKUP([.B420];[$Люди.$A$1:.$D$1048576];4;0)" office:value-type="string" office:string-value="Хабаровск" calcext:value-type="string">
            <text:p>Хабаровск</text:p>
          </table:table-cell>
          <table:table-cell table:formula="of:=IF([.C420]=[.D42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89" calcext:value-type="float">
            <text:p>289</text:p>
          </table:table-cell>
          <table:table-cell table:formula="of:=VLOOKUP([.A421];[$Люди.$A$1:.$D$1048576];4;0)" office:value-type="string" office:string-value="Саратов" calcext:value-type="string">
            <text:p>Саратов</text:p>
          </table:table-cell>
          <table:table-cell table:formula="of:=VLOOKUP([.B421];[$Люди.$A$1:.$D$1048576];4;0)" office:value-type="string" office:string-value="Хабаровск" calcext:value-type="string">
            <text:p>Хабаровск</text:p>
          </table:table-cell>
          <table:table-cell table:formula="of:=IF([.C421]=[.D42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49" calcext:value-type="float">
            <text:p>449</text:p>
          </table:table-cell>
          <table:table-cell table:formula="of:=VLOOKUP([.A422];[$Люди.$A$1:.$D$1048576];4;0)" office:value-type="string" office:string-value="Омск" calcext:value-type="string">
            <text:p>Омск</text:p>
          </table:table-cell>
          <table:table-cell table:formula="of:=VLOOKUP([.B422];[$Люди.$A$1:.$D$1048576];4;0)" office:value-type="string" office:string-value="Омск" calcext:value-type="string">
            <text:p>Омск</text:p>
          </table:table-cell>
          <table:table-cell table:formula="of:=IF([.C422]=[.D422];1;0)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49" calcext:value-type="float">
            <text:p>449</text:p>
          </table:table-cell>
          <table:table-cell table:formula="of:=VLOOKUP([.A423];[$Люди.$A$1:.$D$1048576];4;0)" office:value-type="string" office:string-value="Грозный" calcext:value-type="string">
            <text:p>Грозный</text:p>
          </table:table-cell>
          <table:table-cell table:formula="of:=VLOOKUP([.B423];[$Люди.$A$1:.$D$1048576];4;0)" office:value-type="string" office:string-value="Омск" calcext:value-type="string">
            <text:p>Омск</text:p>
          </table:table-cell>
          <table:table-cell table:formula="of:=IF([.C423]=[.D42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61" calcext:value-type="float">
            <text:p>361</text:p>
          </table:table-cell>
          <table:table-cell table:formula="of:=VLOOKUP([.A424];[$Люди.$A$1:.$D$1048576];4;0)" office:value-type="string" office:string-value="Омск" calcext:value-type="string">
            <text:p>Омск</text:p>
          </table:table-cell>
          <table:table-cell table:formula="of:=VLOOKUP([.B424];[$Люди.$A$1:.$D$1048576];4;0)" office:value-type="string" office:string-value="Воронеж" calcext:value-type="string">
            <text:p>Воронеж</text:p>
          </table:table-cell>
          <table:table-cell table:formula="of:=IF([.C424]=[.D42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61" calcext:value-type="float">
            <text:p>361</text:p>
          </table:table-cell>
          <table:table-cell table:formula="of:=VLOOKUP([.A425];[$Люди.$A$1:.$D$1048576];4;0)" office:value-type="string" office:string-value="Грозный" calcext:value-type="string">
            <text:p>Грозный</text:p>
          </table:table-cell>
          <table:table-cell table:formula="of:=VLOOKUP([.B425];[$Люди.$A$1:.$D$1048576];4;0)" office:value-type="string" office:string-value="Воронеж" calcext:value-type="string">
            <text:p>Воронеж</text:p>
          </table:table-cell>
          <table:table-cell table:formula="of:=IF([.C425]=[.D42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894" calcext:value-type="float">
            <text:p>894</text:p>
          </table:table-cell>
          <table:table-cell table:formula="of:=VLOOKUP([.A426];[$Люди.$A$1:.$D$1048576];4;0)" office:value-type="string" office:string-value="Грозный" calcext:value-type="string">
            <text:p>Грозный</text:p>
          </table:table-cell>
          <table:table-cell table:formula="of:=VLOOKUP([.B426];[$Люди.$A$1:.$D$1048576];4;0)" office:value-type="string" office:string-value="Пермь" calcext:value-type="string">
            <text:p>Пермь</text:p>
          </table:table-cell>
          <table:table-cell table:formula="of:=IF([.C426]=[.D42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894" calcext:value-type="float">
            <text:p>894</text:p>
          </table:table-cell>
          <table:table-cell table:formula="of:=VLOOKUP([.A427];[$Люди.$A$1:.$D$1048576];4;0)" office:value-type="string" office:string-value="Геленджик" calcext:value-type="string">
            <text:p>Геленджик</text:p>
          </table:table-cell>
          <table:table-cell table:formula="of:=VLOOKUP([.B427];[$Люди.$A$1:.$D$1048576];4;0)" office:value-type="string" office:string-value="Пермь" calcext:value-type="string">
            <text:p>Пермь</text:p>
          </table:table-cell>
          <table:table-cell table:formula="of:=IF([.C427]=[.D42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97" calcext:value-type="float">
            <text:p>197</text:p>
          </table:table-cell>
          <table:table-cell table:formula="of:=VLOOKUP([.A428];[$Люди.$A$1:.$D$1048576];4;0)" office:value-type="string" office:string-value="Грозный" calcext:value-type="string">
            <text:p>Грозный</text:p>
          </table:table-cell>
          <table:table-cell table:formula="of:=VLOOKUP([.B428];[$Люди.$A$1:.$D$1048576];4;0)" office:value-type="string" office:string-value="Саратов" calcext:value-type="string">
            <text:p>Саратов</text:p>
          </table:table-cell>
          <table:table-cell table:formula="of:=IF([.C428]=[.D42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97" calcext:value-type="float">
            <text:p>197</text:p>
          </table:table-cell>
          <table:table-cell table:formula="of:=VLOOKUP([.A429];[$Люди.$A$1:.$D$1048576];4;0)" office:value-type="string" office:string-value="Геленджик" calcext:value-type="string">
            <text:p>Геленджик</text:p>
          </table:table-cell>
          <table:table-cell table:formula="of:=VLOOKUP([.B429];[$Люди.$A$1:.$D$1048576];4;0)" office:value-type="string" office:string-value="Саратов" calcext:value-type="string">
            <text:p>Саратов</text:p>
          </table:table-cell>
          <table:table-cell table:formula="of:=IF([.C429]=[.D42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39" calcext:value-type="float">
            <text:p>239</text:p>
          </table:table-cell>
          <table:table-cell table:formula="of:=VLOOKUP([.A430];[$Люди.$A$1:.$D$1048576];4;0)" office:value-type="string" office:string-value="Геленджик" calcext:value-type="string">
            <text:p>Геленджик</text:p>
          </table:table-cell>
          <table:table-cell table:formula="of:=VLOOKUP([.B430];[$Люди.$A$1:.$D$1048576];4;0)" office:value-type="string" office:string-value="Иркутск" calcext:value-type="string">
            <text:p>Иркутск</text:p>
          </table:table-cell>
          <table:table-cell table:formula="of:=IF([.C430]=[.D43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39" calcext:value-type="float">
            <text:p>239</text:p>
          </table:table-cell>
          <table:table-cell table:formula="of:=VLOOKUP([.A431];[$Люди.$A$1:.$D$1048576];4;0)" office:value-type="string" office:string-value="Воронеж" calcext:value-type="string">
            <text:p>Воронеж</text:p>
          </table:table-cell>
          <table:table-cell table:formula="of:=VLOOKUP([.B431];[$Люди.$A$1:.$D$1048576];4;0)" office:value-type="string" office:string-value="Иркутск" calcext:value-type="string">
            <text:p>Иркутск</text:p>
          </table:table-cell>
          <table:table-cell table:formula="of:=IF([.C431]=[.D431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02" calcext:value-type="float">
            <text:p>802</text:p>
          </table:table-cell>
          <table:table-cell table:formula="of:=VLOOKUP([.A432];[$Люди.$A$1:.$D$1048576];4;0)" office:value-type="string" office:string-value="Геленджик" calcext:value-type="string">
            <text:p>Геленджик</text:p>
          </table:table-cell>
          <table:table-cell table:formula="of:=VLOOKUP([.B432];[$Люди.$A$1:.$D$1048576];4;0)" office:value-type="string" office:string-value="Рязань" calcext:value-type="string">
            <text:p>Рязань</text:p>
          </table:table-cell>
          <table:table-cell table:formula="of:=IF([.C432]=[.D43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802" calcext:value-type="float">
            <text:p>802</text:p>
          </table:table-cell>
          <table:table-cell table:formula="of:=VLOOKUP([.A433];[$Люди.$A$1:.$D$1048576];4;0)" office:value-type="string" office:string-value="Воронеж" calcext:value-type="string">
            <text:p>Воронеж</text:p>
          </table:table-cell>
          <table:table-cell table:formula="of:=VLOOKUP([.B433];[$Люди.$A$1:.$D$1048576];4;0)" office:value-type="string" office:string-value="Рязань" calcext:value-type="string">
            <text:p>Рязань</text:p>
          </table:table-cell>
          <table:table-cell table:formula="of:=IF([.C433]=[.D43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45" calcext:value-type="float">
            <text:p>645</text:p>
          </table:table-cell>
          <table:table-cell table:formula="of:=VLOOKUP([.A434];[$Люди.$A$1:.$D$1048576];4;0)" office:value-type="string" office:string-value="Геленджик" calcext:value-type="string">
            <text:p>Геленджик</text:p>
          </table:table-cell>
          <table:table-cell table:formula="of:=VLOOKUP([.B434];[$Люди.$A$1:.$D$1048576];4;0)" office:value-type="string" office:string-value="Пермь" calcext:value-type="string">
            <text:p>Пермь</text:p>
          </table:table-cell>
          <table:table-cell table:formula="of:=IF([.C434]=[.D43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45" calcext:value-type="float">
            <text:p>645</text:p>
          </table:table-cell>
          <table:table-cell table:formula="of:=VLOOKUP([.A435];[$Люди.$A$1:.$D$1048576];4;0)" office:value-type="string" office:string-value="Краснодар" calcext:value-type="string">
            <text:p>Краснодар</text:p>
          </table:table-cell>
          <table:table-cell table:formula="of:=VLOOKUP([.B435];[$Люди.$A$1:.$D$1048576];4;0)" office:value-type="string" office:string-value="Пермь" calcext:value-type="string">
            <text:p>Пермь</text:p>
          </table:table-cell>
          <table:table-cell table:formula="of:=IF([.C435]=[.D43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17" calcext:value-type="float">
            <text:p>917</text:p>
          </table:table-cell>
          <table:table-cell table:formula="of:=VLOOKUP([.A436];[$Люди.$A$1:.$D$1048576];4;0)" office:value-type="string" office:string-value="Геленджик" calcext:value-type="string">
            <text:p>Геленджик</text:p>
          </table:table-cell>
          <table:table-cell table:formula="of:=VLOOKUP([.B436];[$Люди.$A$1:.$D$1048576];4;0)" office:value-type="string" office:string-value="Москва" calcext:value-type="string">
            <text:p>Москва</text:p>
          </table:table-cell>
          <table:table-cell table:formula="of:=IF([.C436]=[.D43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17" calcext:value-type="float">
            <text:p>917</text:p>
          </table:table-cell>
          <table:table-cell table:formula="of:=VLOOKUP([.A437];[$Люди.$A$1:.$D$1048576];4;0)" office:value-type="string" office:string-value="Краснодар" calcext:value-type="string">
            <text:p>Краснодар</text:p>
          </table:table-cell>
          <table:table-cell table:formula="of:=VLOOKUP([.B437];[$Люди.$A$1:.$D$1048576];4;0)" office:value-type="string" office:string-value="Москва" calcext:value-type="string">
            <text:p>Москва</text:p>
          </table:table-cell>
          <table:table-cell table:formula="of:=IF([.C437]=[.D43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94" calcext:value-type="float">
            <text:p>694</text:p>
          </table:table-cell>
          <table:table-cell table:formula="of:=VLOOKUP([.A438];[$Люди.$A$1:.$D$1048576];4;0)" office:value-type="string" office:string-value="Воронеж" calcext:value-type="string">
            <text:p>Воронеж</text:p>
          </table:table-cell>
          <table:table-cell table:formula="of:=VLOOKUP([.B438];[$Люди.$A$1:.$D$1048576];4;0)" office:value-type="string" office:string-value="Иркутск" calcext:value-type="string">
            <text:p>Иркутск</text:p>
          </table:table-cell>
          <table:table-cell table:formula="of:=IF([.C438]=[.D43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67" calcext:value-type="float">
            <text:p>167</text:p>
          </table:table-cell>
          <table:table-cell table:formula="of:=VLOOKUP([.A439];[$Люди.$A$1:.$D$1048576];4;0)" office:value-type="string" office:string-value="Воронеж" calcext:value-type="string">
            <text:p>Воронеж</text:p>
          </table:table-cell>
          <table:table-cell table:formula="of:=VLOOKUP([.B439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IF([.C439]=[.D43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99" calcext:value-type="float">
            <text:p>499</text:p>
          </table:table-cell>
          <table:table-cell table:formula="of:=VLOOKUP([.A440];[$Люди.$A$1:.$D$1048576];4;0)" office:value-type="string" office:string-value="Саратов" calcext:value-type="string">
            <text:p>Саратов</text:p>
          </table:table-cell>
          <table:table-cell table:formula="of:=VLOOKUP([.B440];[$Люди.$A$1:.$D$1048576];4;0)" office:value-type="string" office:string-value="Новосибирск" calcext:value-type="string">
            <text:p>Новосибирск</text:p>
          </table:table-cell>
          <table:table-cell table:formula="of:=IF([.C440]=[.D440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99" calcext:value-type="float">
            <text:p>499</text:p>
          </table:table-cell>
          <table:table-cell table:formula="of:=VLOOKUP([.A441];[$Люди.$A$1:.$D$1048576];4;0)" office:value-type="string" office:string-value="Новосибирск" calcext:value-type="string">
            <text:p>Новосибирск</text:p>
          </table:table-cell>
          <table:table-cell table:formula="of:=VLOOKUP([.B441];[$Люди.$A$1:.$D$1048576];4;0)" office:value-type="string" office:string-value="Новосибирск" calcext:value-type="string">
            <text:p>Новосибирск</text:p>
          </table:table-cell>
          <table:table-cell table:formula="of:=IF([.C441]=[.D441];1;0)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11" calcext:value-type="float">
            <text:p>711</text:p>
          </table:table-cell>
          <table:table-cell table:formula="of:=VLOOKUP([.A442];[$Люди.$A$1:.$D$1048576];4;0)" office:value-type="string" office:string-value="Саратов" calcext:value-type="string">
            <text:p>Саратов</text:p>
          </table:table-cell>
          <table:table-cell table:formula="of:=VLOOKUP([.B442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IF([.C442]=[.D442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11" calcext:value-type="float">
            <text:p>711</text:p>
          </table:table-cell>
          <table:table-cell table:formula="of:=VLOOKUP([.A443];[$Люди.$A$1:.$D$1048576];4;0)" office:value-type="string" office:string-value="Новосибирск" calcext:value-type="string">
            <text:p>Новосибирск</text:p>
          </table:table-cell>
          <table:table-cell table:formula="of:=VLOOKUP([.B443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IF([.C443]=[.D443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992" calcext:value-type="float">
            <text:p>992</text:p>
          </table:table-cell>
          <table:table-cell table:formula="of:=VLOOKUP([.A444];[$Люди.$A$1:.$D$1048576];4;0)" office:value-type="string" office:string-value="Москва" calcext:value-type="string">
            <text:p>Москва</text:p>
          </table:table-cell>
          <table:table-cell table:formula="of:=VLOOKUP([.B444];[$Люди.$A$1:.$D$1048576];4;0)" office:value-type="string" office:string-value="Саратов" calcext:value-type="string">
            <text:p>Саратов</text:p>
          </table:table-cell>
          <table:table-cell table:formula="of:=IF([.C444]=[.D444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92" calcext:value-type="float">
            <text:p>992</text:p>
          </table:table-cell>
          <table:table-cell table:formula="of:=VLOOKUP([.A445];[$Люди.$A$1:.$D$1048576];4;0)" office:value-type="string" office:string-value="Воронеж" calcext:value-type="string">
            <text:p>Воронеж</text:p>
          </table:table-cell>
          <table:table-cell table:formula="of:=VLOOKUP([.B445];[$Люди.$A$1:.$D$1048576];4;0)" office:value-type="string" office:string-value="Саратов" calcext:value-type="string">
            <text:p>Саратов</text:p>
          </table:table-cell>
          <table:table-cell table:formula="of:=IF([.C445]=[.D445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95" calcext:value-type="float">
            <text:p>295</text:p>
          </table:table-cell>
          <table:table-cell table:formula="of:=VLOOKUP([.A446];[$Люди.$A$1:.$D$1048576];4;0)" office:value-type="string" office:string-value="Москва" calcext:value-type="string">
            <text:p>Москва</text:p>
          </table:table-cell>
          <table:table-cell table:formula="of:=VLOOKUP([.B446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IF([.C446]=[.D446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95" calcext:value-type="float">
            <text:p>295</text:p>
          </table:table-cell>
          <table:table-cell table:formula="of:=VLOOKUP([.A447];[$Люди.$A$1:.$D$1048576];4;0)" office:value-type="string" office:string-value="Воронеж" calcext:value-type="string">
            <text:p>Воронеж</text:p>
          </table:table-cell>
          <table:table-cell table:formula="of:=VLOOKUP([.B447];[$Люди.$A$1:.$D$1048576];4;0)" office:value-type="string" office:string-value="Санкт-Петербург" calcext:value-type="string">
            <text:p>Санкт-Петербург</text:p>
          </table:table-cell>
          <table:table-cell table:formula="of:=IF([.C447]=[.D447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40" calcext:value-type="float">
            <text:p>640</text:p>
          </table:table-cell>
          <table:table-cell table:formula="of:=VLOOKUP([.A448];[$Люди.$A$1:.$D$1048576];4;0)" office:value-type="string" office:string-value="Новосибирск" calcext:value-type="string">
            <text:p>Новосибирск</text:p>
          </table:table-cell>
          <table:table-cell table:formula="of:=VLOOKUP([.B448];[$Люди.$A$1:.$D$1048576];4;0)" office:value-type="string" office:string-value="Иркутск" calcext:value-type="string">
            <text:p>Иркутск</text:p>
          </table:table-cell>
          <table:table-cell table:formula="of:=IF([.C448]=[.D448];1;0)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03" calcext:value-type="float">
            <text:p>303</text:p>
          </table:table-cell>
          <table:table-cell table:formula="of:=VLOOKUP([.A449];[$Люди.$A$1:.$D$1048576];4;0)" office:value-type="string" office:string-value="Новосибирск" calcext:value-type="string">
            <text:p>Новосибирск</text:p>
          </table:table-cell>
          <table:table-cell table:formula="of:=VLOOKUP([.B449];[$Люди.$A$1:.$D$1048576];4;0)" office:value-type="string" office:string-value="Иркутск" calcext:value-type="string">
            <text:p>Иркутск</text:p>
          </table:table-cell>
          <table:table-cell table:formula="of:=IF([.C449]=[.D449];1;0)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10481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Сводная таблица_Родственные связи_1" table:style-name="ta3">
        <office:forms form:automatic-focus="false" form:apply-design-mode="false"/>
        <table:table-column table:style-name="co8" table:default-cell-style-name="ce9"/>
        <table:table-column table:style-name="co9" table:default-cell-style-name="ce13"/>
        <table:table-column table:style-name="co8" table:default-cell-style-name="Default"/>
        <table:table-row table:style-name="ro2">
          <table:table-cell table:style-name="ce7" office:value-type="string" calcext:value-type="string">
            <text:p>ID_ребенка</text:p>
          </table:table-cell>
          <table:table-cell table:style-name="ce11" office:value-type="string" calcext:value-type="string">
            <text:p>Сумма - Совпадение</text:p>
          </table:table-cell>
          <table:table-cell/>
        </table:table-row>
        <table:table-row table:style-name="ro3">
          <table:table-cell table:style-name="ce8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formula="of:=IF([.B2]&gt;0;1;&quot;&quot;)">
            <text:p/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[.B3]&gt;0;1;&quot;&quot;)">
            <text:p/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B4]&gt;0;1;&quot;&quot;)">
            <text:p/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[.B5]&gt;0;1;&quot;&quot;)">
            <text:p/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IF([.B6]&gt;0;1;&quot;&quot;)">
            <text:p/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IF([.B7]&gt;0;1;&quot;&quot;)">
            <text:p/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IF([.B8]&gt;0;1;&quot;&quot;)">
            <text:p/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IF([.B9]&gt;0;1;&quot;&quot;)">
            <text:p/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IF([.B10]&gt;0;1;&quot;&quot;)">
            <text:p/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IF([.B11]&gt;0;1;&quot;&quot;)">
            <text:p/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IF([.B12]&gt;0;1;&quot;&quot;)">
            <text:p/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IF([.B13]&gt;0;1;&quot;&quot;)">
            <text:p/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IF([.B14]&gt;0;1;&quot;&quot;)">
            <text:p/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IF([.B15]&gt;0;1;&quot;&quot;)">
            <text:p/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IF([.B16]&gt;0;1;&quot;&quot;)">
            <text:p/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IF([.B17]&gt;0;1;&quot;&quot;)">
            <text:p/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IF([.B18]&gt;0;1;&quot;&quot;)" office:value-type="float" office:value="1" calcext:value-type="float">
            <text:p>1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IF([.B19]&gt;0;1;&quot;&quot;)">
            <text:p/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IF([.B20]&gt;0;1;&quot;&quot;)">
            <text:p/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IF([.B21]&gt;0;1;&quot;&quot;)">
            <text:p/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IF([.B22]&gt;0;1;&quot;&quot;)">
            <text:p/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IF([.B23]&gt;0;1;&quot;&quot;)">
            <text:p/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IF([.B24]&gt;0;1;&quot;&quot;)">
            <text:p/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IF([.B25]&gt;0;1;&quot;&quot;)">
            <text:p/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IF([.B26]&gt;0;1;&quot;&quot;)">
            <text:p/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IF([.B27]&gt;0;1;&quot;&quot;)">
            <text:p/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IF([.B28]&gt;0;1;&quot;&quot;)">
            <text:p/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IF([.B29]&gt;0;1;&quot;&quot;)">
            <text:p/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IF([.B30]&gt;0;1;&quot;&quot;)">
            <text:p/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IF([.B31]&gt;0;1;&quot;&quot;)">
            <text:p/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IF([.B32]&gt;0;1;&quot;&quot;)">
            <text:p/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IF([.B33]&gt;0;1;&quot;&quot;)">
            <text:p/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IF([.B34]&gt;0;1;&quot;&quot;)">
            <text:p/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IF([.B35]&gt;0;1;&quot;&quot;)">
            <text:p/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IF([.B36]&gt;0;1;&quot;&quot;)">
            <text:p/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IF([.B37]&gt;0;1;&quot;&quot;)">
            <text:p/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IF([.B38]&gt;0;1;&quot;&quot;)">
            <text:p/>
          </table:table-cell>
        </table:table-row>
        <table:table-row table:style-name="ro3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IF([.B39]&gt;0;1;&quot;&quot;)">
            <text:p/>
          </table:table-cell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IF([.B40]&gt;0;1;&quot;&quot;)">
            <text:p/>
          </table:table-cell>
        </table:table-row>
        <table:table-row table:style-name="ro3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IF([.B41]&gt;0;1;&quot;&quot;)">
            <text:p/>
          </table:table-cell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formula="of:=IF([.B42]&gt;0;1;&quot;&quot;)">
            <text:p/>
          </table:table-cell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formula="of:=IF([.B43]&gt;0;1;&quot;&quot;)">
            <text:p/>
          </table:table-cell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formula="of:=IF([.B44]&gt;0;1;&quot;&quot;)">
            <text:p/>
          </table:table-cell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IF([.B45]&gt;0;1;&quot;&quot;)">
            <text:p/>
          </table:table-cell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formula="of:=IF([.B46]&gt;0;1;&quot;&quot;)">
            <text:p/>
          </table:table-cell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IF([.B47]&gt;0;1;&quot;&quot;)">
            <text:p/>
          </table:table-cell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IF([.B48]&gt;0;1;&quot;&quot;)">
            <text:p/>
          </table:table-cell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formula="of:=IF([.B49]&gt;0;1;&quot;&quot;)">
            <text:p/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IF([.B50]&gt;0;1;&quot;&quot;)">
            <text:p/>
          </table:table-cell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formula="of:=IF([.B51]&gt;0;1;&quot;&quot;)" office:value-type="float" office:value="1" calcext:value-type="float">
            <text:p>1</text:p>
          </table:table-cell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formula="of:=IF([.B52]&gt;0;1;&quot;&quot;)">
            <text:p/>
          </table:table-cell>
        </table:table-row>
        <table:table-row table:style-name="ro3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formula="of:=IF([.B53]&gt;0;1;&quot;&quot;)" office:value-type="float" office:value="1" calcext:value-type="float">
            <text:p>1</text:p>
          </table:table-cell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IF([.B54]&gt;0;1;&quot;&quot;)">
            <text:p/>
          </table:table-cell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IF([.B55]&gt;0;1;&quot;&quot;)">
            <text:p/>
          </table:table-cell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IF([.B56]&gt;0;1;&quot;&quot;)">
            <text:p/>
          </table:table-cell>
        </table:table-row>
        <table:table-row table:style-name="ro3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formula="of:=IF([.B57]&gt;0;1;&quot;&quot;)">
            <text:p/>
          </table:table-cell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IF([.B58]&gt;0;1;&quot;&quot;)">
            <text:p/>
          </table:table-cell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formula="of:=IF([.B59]&gt;0;1;&quot;&quot;)">
            <text:p/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IF([.B60]&gt;0;1;&quot;&quot;)">
            <text:p/>
          </table:table-cell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formula="of:=IF([.B61]&gt;0;1;&quot;&quot;)">
            <text:p/>
          </table:table-cell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formula="of:=IF([.B62]&gt;0;1;&quot;&quot;)">
            <text:p/>
          </table:table-cell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formula="of:=IF([.B63]&gt;0;1;&quot;&quot;)">
            <text:p/>
          </table:table-cell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IF([.B64]&gt;0;1;&quot;&quot;)">
            <text:p/>
          </table:table-cell>
        </table:table-row>
        <table:table-row table:style-name="ro3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formula="of:=IF([.B65]&gt;0;1;&quot;&quot;)">
            <text:p/>
          </table:table-cell>
        </table:table-row>
        <table:table-row table:style-name="ro3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formula="of:=IF([.B66]&gt;0;1;&quot;&quot;)">
            <text:p/>
          </table:table-cell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formula="of:=IF([.B67]&gt;0;1;&quot;&quot;)">
            <text:p/>
          </table:table-cell>
        </table:table-row>
        <table:table-row table:style-name="ro3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formula="of:=IF([.B68]&gt;0;1;&quot;&quot;)">
            <text:p/>
          </table:table-cell>
        </table:table-row>
        <table:table-row table:style-name="ro3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IF([.B69]&gt;0;1;&quot;&quot;)">
            <text:p/>
          </table:table-cell>
        </table:table-row>
        <table:table-row table:style-name="ro3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formula="of:=IF([.B70]&gt;0;1;&quot;&quot;)">
            <text:p/>
          </table:table-cell>
        </table:table-row>
        <table:table-row table:style-name="ro3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formula="of:=IF([.B71]&gt;0;1;&quot;&quot;)">
            <text:p/>
          </table:table-cell>
        </table:table-row>
        <table:table-row table:style-name="ro3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IF([.B72]&gt;0;1;&quot;&quot;)">
            <text:p/>
          </table:table-cell>
        </table:table-row>
        <table:table-row table:style-name="ro3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IF([.B73]&gt;0;1;&quot;&quot;)">
            <text:p/>
          </table:table-cell>
        </table:table-row>
        <table:table-row table:style-name="ro3"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table:formula="of:=IF([.B74]&gt;0;1;&quot;&quot;)" office:value-type="float" office:value="1" calcext:value-type="float">
            <text:p>1</text:p>
          </table:table-cell>
        </table:table-row>
        <table:table-row table:style-name="ro3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IF([.B75]&gt;0;1;&quot;&quot;)">
            <text:p/>
          </table:table-cell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formula="of:=IF([.B76]&gt;0;1;&quot;&quot;)">
            <text:p/>
          </table:table-cell>
        </table:table-row>
        <table:table-row table:style-name="ro3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formula="of:=IF([.B77]&gt;0;1;&quot;&quot;)">
            <text:p/>
          </table:table-cell>
        </table:table-row>
        <table:table-row table:style-name="ro3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formula="of:=IF([.B78]&gt;0;1;&quot;&quot;)">
            <text:p/>
          </table:table-cell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IF([.B79]&gt;0;1;&quot;&quot;)">
            <text:p/>
          </table:table-cell>
        </table:table-row>
        <table:table-row table:style-name="ro3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formula="of:=IF([.B80]&gt;0;1;&quot;&quot;)">
            <text:p/>
          </table:table-cell>
        </table:table-row>
        <table:table-row table:style-name="ro3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IF([.B81]&gt;0;1;&quot;&quot;)">
            <text:p/>
          </table:table-cell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IF([.B82]&gt;0;1;&quot;&quot;)">
            <text:p/>
          </table:table-cell>
        </table:table-row>
        <table:table-row table:style-name="ro3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formula="of:=IF([.B83]&gt;0;1;&quot;&quot;)">
            <text:p/>
          </table:table-cell>
        </table:table-row>
        <table:table-row table:style-name="ro3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IF([.B84]&gt;0;1;&quot;&quot;)">
            <text:p/>
          </table:table-cell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formula="of:=IF([.B85]&gt;0;1;&quot;&quot;)">
            <text:p/>
          </table:table-cell>
        </table:table-row>
        <table:table-row table:style-name="ro3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formula="of:=IF([.B86]&gt;0;1;&quot;&quot;)" office:value-type="float" office:value="1" calcext:value-type="float">
            <text:p>1</text:p>
          </table:table-cell>
        </table:table-row>
        <table:table-row table:style-name="ro3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IF([.B87]&gt;0;1;&quot;&quot;)">
            <text:p/>
          </table:table-cell>
        </table:table-row>
        <table:table-row table:style-name="ro3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formula="of:=IF([.B88]&gt;0;1;&quot;&quot;)">
            <text:p/>
          </table:table-cell>
        </table:table-row>
        <table:table-row table:style-name="ro3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IF([.B89]&gt;0;1;&quot;&quot;)">
            <text:p/>
          </table:table-cell>
        </table:table-row>
        <table:table-row table:style-name="ro3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IF([.B90]&gt;0;1;&quot;&quot;)">
            <text:p/>
          </table:table-cell>
        </table:table-row>
        <table:table-row table:style-name="ro3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IF([.B91]&gt;0;1;&quot;&quot;)">
            <text:p/>
          </table:table-cell>
        </table:table-row>
        <table:table-row table:style-name="ro3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formula="of:=IF([.B92]&gt;0;1;&quot;&quot;)">
            <text:p/>
          </table:table-cell>
        </table:table-row>
        <table:table-row table:style-name="ro3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IF([.B93]&gt;0;1;&quot;&quot;)">
            <text:p/>
          </table:table-cell>
        </table:table-row>
        <table:table-row table:style-name="ro3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IF([.B94]&gt;0;1;&quot;&quot;)">
            <text:p/>
          </table:table-cell>
        </table:table-row>
        <table:table-row table:style-name="ro3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IF([.B95]&gt;0;1;&quot;&quot;)">
            <text:p/>
          </table:table-cell>
        </table:table-row>
        <table:table-row table:style-name="ro3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IF([.B96]&gt;0;1;&quot;&quot;)">
            <text:p/>
          </table:table-cell>
        </table:table-row>
        <table:table-row table:style-name="ro3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formula="of:=IF([.B97]&gt;0;1;&quot;&quot;)">
            <text:p/>
          </table:table-cell>
        </table:table-row>
        <table:table-row table:style-name="ro3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formula="of:=IF([.B98]&gt;0;1;&quot;&quot;)">
            <text:p/>
          </table:table-cell>
        </table:table-row>
        <table:table-row table:style-name="ro3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IF([.B99]&gt;0;1;&quot;&quot;)">
            <text:p/>
          </table:table-cell>
        </table:table-row>
        <table:table-row table:style-name="ro3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table:formula="of:=IF([.B100]&gt;0;1;&quot;&quot;)" office:value-type="float" office:value="1" calcext:value-type="float">
            <text:p>1</text:p>
          </table:table-cell>
        </table:table-row>
        <table:table-row table:style-name="ro3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formula="of:=IF([.B101]&gt;0;1;&quot;&quot;)">
            <text:p/>
          </table:table-cell>
        </table:table-row>
        <table:table-row table:style-name="ro3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formula="of:=IF([.B102]&gt;0;1;&quot;&quot;)">
            <text:p/>
          </table:table-cell>
        </table:table-row>
        <table:table-row table:style-name="ro3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formula="of:=IF([.B103]&gt;0;1;&quot;&quot;)">
            <text:p/>
          </table:table-cell>
        </table:table-row>
        <table:table-row table:style-name="ro3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table:formula="of:=IF([.B104]&gt;0;1;&quot;&quot;)">
            <text:p/>
          </table:table-cell>
        </table:table-row>
        <table:table-row table:style-name="ro3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IF([.B105]&gt;0;1;&quot;&quot;)">
            <text:p/>
          </table:table-cell>
        </table:table-row>
        <table:table-row table:style-name="ro3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IF([.B106]&gt;0;1;&quot;&quot;)">
            <text:p/>
          </table:table-cell>
        </table:table-row>
        <table:table-row table:style-name="ro3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IF([.B107]&gt;0;1;&quot;&quot;)">
            <text:p/>
          </table:table-cell>
        </table:table-row>
        <table:table-row table:style-name="ro3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formula="of:=IF([.B108]&gt;0;1;&quot;&quot;)">
            <text:p/>
          </table:table-cell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formula="of:=IF([.B109]&gt;0;1;&quot;&quot;)">
            <text:p/>
          </table:table-cell>
        </table:table-row>
        <table:table-row table:style-name="ro3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IF([.B110]&gt;0;1;&quot;&quot;)">
            <text:p/>
          </table:table-cell>
        </table:table-row>
        <table:table-row table:style-name="ro3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table:formula="of:=IF([.B111]&gt;0;1;&quot;&quot;)">
            <text:p/>
          </table:table-cell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table:formula="of:=IF([.B112]&gt;0;1;&quot;&quot;)">
            <text:p/>
          </table:table-cell>
        </table:table-row>
        <table:table-row table:style-name="ro3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formula="of:=IF([.B113]&gt;0;1;&quot;&quot;)">
            <text:p/>
          </table:table-cell>
        </table:table-row>
        <table:table-row table:style-name="ro3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IF([.B114]&gt;0;1;&quot;&quot;)">
            <text:p/>
          </table:table-cell>
        </table:table-row>
        <table:table-row table:style-name="ro3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table:formula="of:=IF([.B115]&gt;0;1;&quot;&quot;)">
            <text:p/>
          </table:table-cell>
        </table:table-row>
        <table:table-row table:style-name="ro3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formula="of:=IF([.B116]&gt;0;1;&quot;&quot;)">
            <text:p/>
          </table:table-cell>
        </table:table-row>
        <table:table-row table:style-name="ro3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table:formula="of:=IF([.B117]&gt;0;1;&quot;&quot;)">
            <text:p/>
          </table:table-cell>
        </table:table-row>
        <table:table-row table:style-name="ro3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table:formula="of:=IF([.B118]&gt;0;1;&quot;&quot;)">
            <text:p/>
          </table:table-cell>
        </table:table-row>
        <table:table-row table:style-name="ro3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table:formula="of:=IF([.B119]&gt;0;1;&quot;&quot;)">
            <text:p/>
          </table:table-cell>
        </table:table-row>
        <table:table-row table:style-name="ro3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table:formula="of:=IF([.B120]&gt;0;1;&quot;&quot;)">
            <text:p/>
          </table:table-cell>
        </table:table-row>
        <table:table-row table:style-name="ro3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table:formula="of:=IF([.B121]&gt;0;1;&quot;&quot;)">
            <text:p/>
          </table:table-cell>
        </table:table-row>
        <table:table-row table:style-name="ro3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formula="of:=IF([.B122]&gt;0;1;&quot;&quot;)">
            <text:p/>
          </table:table-cell>
        </table:table-row>
        <table:table-row table:style-name="ro3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formula="of:=IF([.B123]&gt;0;1;&quot;&quot;)">
            <text:p/>
          </table:table-cell>
        </table:table-row>
        <table:table-row table:style-name="ro3"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table:formula="of:=IF([.B124]&gt;0;1;&quot;&quot;)" office:value-type="float" office:value="1" calcext:value-type="float">
            <text:p>1</text:p>
          </table:table-cell>
        </table:table-row>
        <table:table-row table:style-name="ro3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table:formula="of:=IF([.B125]&gt;0;1;&quot;&quot;)" office:value-type="float" office:value="1" calcext:value-type="float">
            <text:p>1</text:p>
          </table:table-cell>
        </table:table-row>
        <table:table-row table:style-name="ro3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IF([.B126]&gt;0;1;&quot;&quot;)">
            <text:p/>
          </table:table-cell>
        </table:table-row>
        <table:table-row table:style-name="ro3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table:formula="of:=IF([.B127]&gt;0;1;&quot;&quot;)">
            <text:p/>
          </table:table-cell>
        </table:table-row>
        <table:table-row table:style-name="ro3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table:formula="of:=IF([.B128]&gt;0;1;&quot;&quot;)" office:value-type="float" office:value="1" calcext:value-type="float">
            <text:p>1</text:p>
          </table:table-cell>
        </table:table-row>
        <table:table-row table:style-name="ro3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formula="of:=IF([.B129]&gt;0;1;&quot;&quot;)">
            <text:p/>
          </table:table-cell>
        </table:table-row>
        <table:table-row table:style-name="ro3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IF([.B130]&gt;0;1;&quot;&quot;)">
            <text:p/>
          </table:table-cell>
        </table:table-row>
        <table:table-row table:style-name="ro3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IF([.B131]&gt;0;1;&quot;&quot;)">
            <text:p/>
          </table:table-cell>
        </table:table-row>
        <table:table-row table:style-name="ro3"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table:formula="of:=IF([.B132]&gt;0;1;&quot;&quot;)" office:value-type="float" office:value="1" calcext:value-type="float">
            <text:p>1</text:p>
          </table:table-cell>
        </table:table-row>
        <table:table-row table:style-name="ro3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table:formula="of:=IF([.B133]&gt;0;1;&quot;&quot;)">
            <text:p/>
          </table:table-cell>
        </table:table-row>
        <table:table-row table:style-name="ro3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IF([.B134]&gt;0;1;&quot;&quot;)">
            <text:p/>
          </table:table-cell>
        </table:table-row>
        <table:table-row table:style-name="ro3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IF([.B135]&gt;0;1;&quot;&quot;)">
            <text:p/>
          </table:table-cell>
        </table:table-row>
        <table:table-row table:style-name="ro3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formula="of:=IF([.B136]&gt;0;1;&quot;&quot;)">
            <text:p/>
          </table:table-cell>
        </table:table-row>
        <table:table-row table:style-name="ro3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IF([.B137]&gt;0;1;&quot;&quot;)">
            <text:p/>
          </table:table-cell>
        </table:table-row>
        <table:table-row table:style-name="ro3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IF([.B138]&gt;0;1;&quot;&quot;)">
            <text:p/>
          </table:table-cell>
        </table:table-row>
        <table:table-row table:style-name="ro3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IF([.B139]&gt;0;1;&quot;&quot;)">
            <text:p/>
          </table:table-cell>
        </table:table-row>
        <table:table-row table:style-name="ro3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table:formula="of:=IF([.B140]&gt;0;1;&quot;&quot;)">
            <text:p/>
          </table:table-cell>
        </table:table-row>
        <table:table-row table:style-name="ro3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IF([.B141]&gt;0;1;&quot;&quot;)">
            <text:p/>
          </table:table-cell>
        </table:table-row>
        <table:table-row table:style-name="ro3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IF([.B142]&gt;0;1;&quot;&quot;)">
            <text:p/>
          </table:table-cell>
        </table:table-row>
        <table:table-row table:style-name="ro3"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table:formula="of:=IF([.B143]&gt;0;1;&quot;&quot;)" office:value-type="float" office:value="1" calcext:value-type="float">
            <text:p>1</text:p>
          </table:table-cell>
        </table:table-row>
        <table:table-row table:style-name="ro3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table:formula="of:=IF([.B144]&gt;0;1;&quot;&quot;)">
            <text:p/>
          </table:table-cell>
        </table:table-row>
        <table:table-row table:style-name="ro3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table:formula="of:=IF([.B145]&gt;0;1;&quot;&quot;)">
            <text:p/>
          </table:table-cell>
        </table:table-row>
        <table:table-row table:style-name="ro3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IF([.B146]&gt;0;1;&quot;&quot;)">
            <text:p/>
          </table:table-cell>
        </table:table-row>
        <table:table-row table:style-name="ro3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IF([.B147]&gt;0;1;&quot;&quot;)">
            <text:p/>
          </table:table-cell>
        </table:table-row>
        <table:table-row table:style-name="ro3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IF([.B148]&gt;0;1;&quot;&quot;)">
            <text:p/>
          </table:table-cell>
        </table:table-row>
        <table:table-row table:style-name="ro3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IF([.B149]&gt;0;1;&quot;&quot;)">
            <text:p/>
          </table:table-cell>
        </table:table-row>
        <table:table-row table:style-name="ro3"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table:formula="of:=IF([.B150]&gt;0;1;&quot;&quot;)" office:value-type="float" office:value="1" calcext:value-type="float">
            <text:p>1</text:p>
          </table:table-cell>
        </table:table-row>
        <table:table-row table:style-name="ro3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IF([.B151]&gt;0;1;&quot;&quot;)">
            <text:p/>
          </table:table-cell>
        </table:table-row>
        <table:table-row table:style-name="ro3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table:formula="of:=IF([.B152]&gt;0;1;&quot;&quot;)">
            <text:p/>
          </table:table-cell>
        </table:table-row>
        <table:table-row table:style-name="ro3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IF([.B153]&gt;0;1;&quot;&quot;)">
            <text:p/>
          </table:table-cell>
        </table:table-row>
        <table:table-row table:style-name="ro3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IF([.B154]&gt;0;1;&quot;&quot;)">
            <text:p/>
          </table:table-cell>
        </table:table-row>
        <table:table-row table:style-name="ro3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table:formula="of:=IF([.B155]&gt;0;1;&quot;&quot;)" office:value-type="float" office:value="1" calcext:value-type="float">
            <text:p>1</text:p>
          </table:table-cell>
        </table:table-row>
        <table:table-row table:style-name="ro3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IF([.B156]&gt;0;1;&quot;&quot;)">
            <text:p/>
          </table:table-cell>
        </table:table-row>
        <table:table-row table:style-name="ro3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table:formula="of:=IF([.B157]&gt;0;1;&quot;&quot;)">
            <text:p/>
          </table:table-cell>
        </table:table-row>
        <table:table-row table:style-name="ro3"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table:formula="of:=IF([.B158]&gt;0;1;&quot;&quot;)" office:value-type="float" office:value="1" calcext:value-type="float">
            <text:p>1</text:p>
          </table:table-cell>
        </table:table-row>
        <table:table-row table:style-name="ro3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table:formula="of:=IF([.B159]&gt;0;1;&quot;&quot;)">
            <text:p/>
          </table:table-cell>
        </table:table-row>
        <table:table-row table:style-name="ro3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IF([.B160]&gt;0;1;&quot;&quot;)">
            <text:p/>
          </table:table-cell>
        </table:table-row>
        <table:table-row table:style-name="ro3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IF([.B161]&gt;0;1;&quot;&quot;)">
            <text:p/>
          </table:table-cell>
        </table:table-row>
        <table:table-row table:style-name="ro3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table:formula="of:=IF([.B162]&gt;0;1;&quot;&quot;)">
            <text:p/>
          </table:table-cell>
        </table:table-row>
        <table:table-row table:style-name="ro3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table:formula="of:=IF([.B163]&gt;0;1;&quot;&quot;)">
            <text:p/>
          </table:table-cell>
        </table:table-row>
        <table:table-row table:style-name="ro3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IF([.B164]&gt;0;1;&quot;&quot;)">
            <text:p/>
          </table:table-cell>
        </table:table-row>
        <table:table-row table:style-name="ro3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table:formula="of:=IF([.B165]&gt;0;1;&quot;&quot;)">
            <text:p/>
          </table:table-cell>
        </table:table-row>
        <table:table-row table:style-name="ro3"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table:formula="of:=IF([.B166]&gt;0;1;&quot;&quot;)" office:value-type="float" office:value="1" calcext:value-type="float">
            <text:p>1</text:p>
          </table:table-cell>
        </table:table-row>
        <table:table-row table:style-name="ro3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table:formula="of:=IF([.B167]&gt;0;1;&quot;&quot;)">
            <text:p/>
          </table:table-cell>
        </table:table-row>
        <table:table-row table:style-name="ro3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IF([.B168]&gt;0;1;&quot;&quot;)">
            <text:p/>
          </table:table-cell>
        </table:table-row>
        <table:table-row table:style-name="ro3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formula="of:=IF([.B169]&gt;0;1;&quot;&quot;)">
            <text:p/>
          </table:table-cell>
        </table:table-row>
        <table:table-row table:style-name="ro3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table:formula="of:=IF([.B170]&gt;0;1;&quot;&quot;)">
            <text:p/>
          </table:table-cell>
        </table:table-row>
        <table:table-row table:style-name="ro3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IF([.B171]&gt;0;1;&quot;&quot;)">
            <text:p/>
          </table:table-cell>
        </table:table-row>
        <table:table-row table:style-name="ro3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IF([.B172]&gt;0;1;&quot;&quot;)">
            <text:p/>
          </table:table-cell>
        </table:table-row>
        <table:table-row table:style-name="ro3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IF([.B173]&gt;0;1;&quot;&quot;)">
            <text:p/>
          </table:table-cell>
        </table:table-row>
        <table:table-row table:style-name="ro3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table:formula="of:=IF([.B174]&gt;0;1;&quot;&quot;)">
            <text:p/>
          </table:table-cell>
        </table:table-row>
        <table:table-row table:style-name="ro3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table:formula="of:=IF([.B175]&gt;0;1;&quot;&quot;)" office:value-type="float" office:value="1" calcext:value-type="float">
            <text:p>1</text:p>
          </table:table-cell>
        </table:table-row>
        <table:table-row table:style-name="ro3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formula="of:=IF([.B176]&gt;0;1;&quot;&quot;)">
            <text:p/>
          </table:table-cell>
        </table:table-row>
        <table:table-row table:style-name="ro3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IF([.B177]&gt;0;1;&quot;&quot;)">
            <text:p/>
          </table:table-cell>
        </table:table-row>
        <table:table-row table:style-name="ro3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IF([.B178]&gt;0;1;&quot;&quot;)">
            <text:p/>
          </table:table-cell>
        </table:table-row>
        <table:table-row table:style-name="ro3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IF([.B179]&gt;0;1;&quot;&quot;)">
            <text:p/>
          </table:table-cell>
        </table:table-row>
        <table:table-row table:style-name="ro3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formula="of:=IF([.B180]&gt;0;1;&quot;&quot;)">
            <text:p/>
          </table:table-cell>
        </table:table-row>
        <table:table-row table:style-name="ro3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IF([.B181]&gt;0;1;&quot;&quot;)">
            <text:p/>
          </table:table-cell>
        </table:table-row>
        <table:table-row table:style-name="ro3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IF([.B182]&gt;0;1;&quot;&quot;)">
            <text:p/>
          </table:table-cell>
        </table:table-row>
        <table:table-row table:style-name="ro3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IF([.B183]&gt;0;1;&quot;&quot;)">
            <text:p/>
          </table:table-cell>
        </table:table-row>
        <table:table-row table:style-name="ro3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table:formula="of:=IF([.B184]&gt;0;1;&quot;&quot;)">
            <text:p/>
          </table:table-cell>
        </table:table-row>
        <table:table-row table:style-name="ro3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table:formula="of:=IF([.B185]&gt;0;1;&quot;&quot;)">
            <text:p/>
          </table:table-cell>
        </table:table-row>
        <table:table-row table:style-name="ro3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IF([.B186]&gt;0;1;&quot;&quot;)">
            <text:p/>
          </table:table-cell>
        </table:table-row>
        <table:table-row table:style-name="ro3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IF([.B187]&gt;0;1;&quot;&quot;)">
            <text:p/>
          </table:table-cell>
        </table:table-row>
        <table:table-row table:style-name="ro3"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IF([.B188]&gt;0;1;&quot;&quot;)">
            <text:p/>
          </table:table-cell>
        </table:table-row>
        <table:table-row table:style-name="ro3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table:formula="of:=IF([.B189]&gt;0;1;&quot;&quot;)">
            <text:p/>
          </table:table-cell>
        </table:table-row>
        <table:table-row table:style-name="ro3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formula="of:=IF([.B190]&gt;0;1;&quot;&quot;)">
            <text:p/>
          </table:table-cell>
        </table:table-row>
        <table:table-row table:style-name="ro3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formula="of:=IF([.B191]&gt;0;1;&quot;&quot;)">
            <text:p/>
          </table:table-cell>
        </table:table-row>
        <table:table-row table:style-name="ro3"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table:formula="of:=IF([.B192]&gt;0;1;&quot;&quot;)">
            <text:p/>
          </table:table-cell>
        </table:table-row>
        <table:table-row table:style-name="ro3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table:formula="of:=IF([.B193]&gt;0;1;&quot;&quot;)">
            <text:p/>
          </table:table-cell>
        </table:table-row>
        <table:table-row table:style-name="ro3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table:formula="of:=IF([.B194]&gt;0;1;&quot;&quot;)">
            <text:p/>
          </table:table-cell>
        </table:table-row>
        <table:table-row table:style-name="ro3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IF([.B195]&gt;0;1;&quot;&quot;)">
            <text:p/>
          </table:table-cell>
        </table:table-row>
        <table:table-row table:style-name="ro3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IF([.B196]&gt;0;1;&quot;&quot;)">
            <text:p/>
          </table:table-cell>
        </table:table-row>
        <table:table-row table:style-name="ro3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IF([.B197]&gt;0;1;&quot;&quot;)">
            <text:p/>
          </table:table-cell>
        </table:table-row>
        <table:table-row table:style-name="ro3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IF([.B198]&gt;0;1;&quot;&quot;)">
            <text:p/>
          </table:table-cell>
        </table:table-row>
        <table:table-row table:style-name="ro3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table:formula="of:=IF([.B199]&gt;0;1;&quot;&quot;)">
            <text:p/>
          </table:table-cell>
        </table:table-row>
        <table:table-row table:style-name="ro3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IF([.B200]&gt;0;1;&quot;&quot;)">
            <text:p/>
          </table:table-cell>
        </table:table-row>
        <table:table-row table:style-name="ro3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table:formula="of:=IF([.B201]&gt;0;1;&quot;&quot;)">
            <text:p/>
          </table:table-cell>
        </table:table-row>
        <table:table-row table:style-name="ro3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table:formula="of:=IF([.B202]&gt;0;1;&quot;&quot;)">
            <text:p/>
          </table:table-cell>
        </table:table-row>
        <table:table-row table:style-name="ro3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table:formula="of:=IF([.B203]&gt;0;1;&quot;&quot;)">
            <text:p/>
          </table:table-cell>
        </table:table-row>
        <table:table-row table:style-name="ro3"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table:formula="of:=IF([.B204]&gt;0;1;&quot;&quot;)">
            <text:p/>
          </table:table-cell>
        </table:table-row>
        <table:table-row table:style-name="ro3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IF([.B205]&gt;0;1;&quot;&quot;)">
            <text:p/>
          </table:table-cell>
        </table:table-row>
        <table:table-row table:style-name="ro3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formula="of:=IF([.B206]&gt;0;1;&quot;&quot;)">
            <text:p/>
          </table:table-cell>
        </table:table-row>
        <table:table-row table:style-name="ro3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table:formula="of:=IF([.B207]&gt;0;1;&quot;&quot;)">
            <text:p/>
          </table:table-cell>
        </table:table-row>
        <table:table-row table:style-name="ro3"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IF([.B208]&gt;0;1;&quot;&quot;)">
            <text:p/>
          </table:table-cell>
        </table:table-row>
        <table:table-row table:style-name="ro3"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table:formula="of:=IF([.B209]&gt;0;1;&quot;&quot;)">
            <text:p/>
          </table:table-cell>
        </table:table-row>
        <table:table-row table:style-name="ro3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table:formula="of:=IF([.B210]&gt;0;1;&quot;&quot;)">
            <text:p/>
          </table:table-cell>
        </table:table-row>
        <table:table-row table:style-name="ro3"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IF([.B211]&gt;0;1;&quot;&quot;)">
            <text:p/>
          </table:table-cell>
        </table:table-row>
        <table:table-row table:style-name="ro3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IF([.B212]&gt;0;1;&quot;&quot;)">
            <text:p/>
          </table:table-cell>
        </table:table-row>
        <table:table-row table:style-name="ro3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IF([.B213]&gt;0;1;&quot;&quot;)">
            <text:p/>
          </table:table-cell>
        </table:table-row>
        <table:table-row table:style-name="ro3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IF([.B214]&gt;0;1;&quot;&quot;)">
            <text:p/>
          </table:table-cell>
        </table:table-row>
        <table:table-row table:style-name="ro3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table:formula="of:=IF([.B215]&gt;0;1;&quot;&quot;)">
            <text:p/>
          </table:table-cell>
        </table:table-row>
        <table:table-row table:style-name="ro3"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IF([.B216]&gt;0;1;&quot;&quot;)">
            <text:p/>
          </table:table-cell>
        </table:table-row>
        <table:table-row table:style-name="ro3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IF([.B217]&gt;0;1;&quot;&quot;)">
            <text:p/>
          </table:table-cell>
        </table:table-row>
        <table:table-row table:style-name="ro3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table:formula="of:=IF([.B218]&gt;0;1;&quot;&quot;)">
            <text:p/>
          </table:table-cell>
        </table:table-row>
        <table:table-row table:style-name="ro3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IF([.B219]&gt;0;1;&quot;&quot;)">
            <text:p/>
          </table:table-cell>
        </table:table-row>
        <table:table-row table:style-name="ro3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IF([.B220]&gt;0;1;&quot;&quot;)">
            <text:p/>
          </table:table-cell>
        </table:table-row>
        <table:table-row table:style-name="ro3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IF([.B221]&gt;0;1;&quot;&quot;)">
            <text:p/>
          </table:table-cell>
        </table:table-row>
        <table:table-row table:style-name="ro3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IF([.B222]&gt;0;1;&quot;&quot;)">
            <text:p/>
          </table:table-cell>
        </table:table-row>
        <table:table-row table:style-name="ro3"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  <table:table-cell table:formula="of:=IF([.B223]&gt;0;1;&quot;&quot;)">
            <text:p/>
          </table:table-cell>
        </table:table-row>
        <table:table-row table:style-name="ro3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table:formula="of:=IF([.B224]&gt;0;1;&quot;&quot;)">
            <text:p/>
          </table:table-cell>
        </table:table-row>
        <table:table-row table:style-name="ro3"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IF([.B225]&gt;0;1;&quot;&quot;)">
            <text:p/>
          </table:table-cell>
        </table:table-row>
        <table:table-row table:style-name="ro3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table:formula="of:=IF([.B226]&gt;0;1;&quot;&quot;)">
            <text:p/>
          </table:table-cell>
        </table:table-row>
        <table:table-row table:style-name="ro3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table:formula="of:=IF([.B227]&gt;0;1;&quot;&quot;)">
            <text:p/>
          </table:table-cell>
        </table:table-row>
        <table:table-row table:style-name="ro3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IF([.B228]&gt;0;1;&quot;&quot;)">
            <text:p/>
          </table:table-cell>
        </table:table-row>
        <table:table-row table:style-name="ro3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IF([.B229]&gt;0;1;&quot;&quot;)">
            <text:p/>
          </table:table-cell>
        </table:table-row>
        <table:table-row table:style-name="ro3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table:formula="of:=IF([.B230]&gt;0;1;&quot;&quot;)">
            <text:p/>
          </table:table-cell>
        </table:table-row>
        <table:table-row table:style-name="ro3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IF([.B231]&gt;0;1;&quot;&quot;)">
            <text:p/>
          </table:table-cell>
        </table:table-row>
        <table:table-row table:style-name="ro3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table:formula="of:=IF([.B232]&gt;0;1;&quot;&quot;)">
            <text:p/>
          </table:table-cell>
        </table:table-row>
        <table:table-row table:style-name="ro3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IF([.B233]&gt;0;1;&quot;&quot;)">
            <text:p/>
          </table:table-cell>
        </table:table-row>
        <table:table-row table:style-name="ro3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IF([.B234]&gt;0;1;&quot;&quot;)">
            <text:p/>
          </table:table-cell>
        </table:table-row>
        <table:table-row table:style-name="ro3"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table:formula="of:=IF([.B235]&gt;0;1;&quot;&quot;)">
            <text:p/>
          </table:table-cell>
        </table:table-row>
        <table:table-row table:style-name="ro3"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table:formula="of:=IF([.B236]&gt;0;1;&quot;&quot;)">
            <text:p/>
          </table:table-cell>
        </table:table-row>
        <table:table-row table:style-name="ro3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table:formula="of:=IF([.B237]&gt;0;1;&quot;&quot;)">
            <text:p/>
          </table:table-cell>
        </table:table-row>
        <table:table-row table:style-name="ro3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table:formula="of:=IF([.B238]&gt;0;1;&quot;&quot;)">
            <text:p/>
          </table:table-cell>
        </table:table-row>
        <table:table-row table:style-name="ro3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table:formula="of:=IF([.B239]&gt;0;1;&quot;&quot;)">
            <text:p/>
          </table:table-cell>
        </table:table-row>
        <table:table-row table:style-name="ro3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table:formula="of:=IF([.B240]&gt;0;1;&quot;&quot;)" office:value-type="float" office:value="1" calcext:value-type="float">
            <text:p>1</text:p>
          </table:table-cell>
        </table:table-row>
        <table:table-row table:style-name="ro3"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  <table:table-cell table:formula="of:=IF([.B241]&gt;0;1;&quot;&quot;)">
            <text:p/>
          </table:table-cell>
        </table:table-row>
        <table:table-row table:style-name="ro3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IF([.B242]&gt;0;1;&quot;&quot;)">
            <text:p/>
          </table:table-cell>
        </table:table-row>
        <table:table-row table:style-name="ro3"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table:formula="of:=IF([.B243]&gt;0;1;&quot;&quot;)">
            <text:p/>
          </table:table-cell>
        </table:table-row>
        <table:table-row table:style-name="ro3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table:formula="of:=IF([.B244]&gt;0;1;&quot;&quot;)">
            <text:p/>
          </table:table-cell>
        </table:table-row>
        <table:table-row table:style-name="ro3"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table:formula="of:=IF([.B245]&gt;0;1;&quot;&quot;)">
            <text:p/>
          </table:table-cell>
        </table:table-row>
        <table:table-row table:style-name="ro3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IF([.B246]&gt;0;1;&quot;&quot;)">
            <text:p/>
          </table:table-cell>
        </table:table-row>
        <table:table-row table:style-name="ro3"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table:formula="of:=IF([.B247]&gt;0;1;&quot;&quot;)" office:value-type="float" office:value="1" calcext:value-type="float">
            <text:p>1</text:p>
          </table:table-cell>
        </table:table-row>
        <table:table-row table:style-name="ro3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table:formula="of:=IF([.B248]&gt;0;1;&quot;&quot;)">
            <text:p/>
          </table:table-cell>
        </table:table-row>
        <table:table-row table:style-name="ro3">
          <table:table-cell office:value-type="float" office:value="856" calcext:value-type="float">
            <text:p>856</text:p>
          </table:table-cell>
          <table:table-cell office:value-type="float" office:value="2" calcext:value-type="float">
            <text:p>2</text:p>
          </table:table-cell>
          <table:table-cell table:formula="of:=IF([.B249]&gt;0;1;&quot;&quot;)" office:value-type="float" office:value="1" calcext:value-type="float">
            <text:p>1</text:p>
          </table:table-cell>
        </table:table-row>
        <table:table-row table:style-name="ro3"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formula="of:=IF([.B250]&gt;0;1;&quot;&quot;)">
            <text:p/>
          </table:table-cell>
        </table:table-row>
        <table:table-row table:style-name="ro3"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table:formula="of:=IF([.B251]&gt;0;1;&quot;&quot;)">
            <text:p/>
          </table:table-cell>
        </table:table-row>
        <table:table-row table:style-name="ro3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table:formula="of:=IF([.B252]&gt;0;1;&quot;&quot;)">
            <text:p/>
          </table:table-cell>
        </table:table-row>
        <table:table-row table:style-name="ro3"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  <table:table-cell table:formula="of:=IF([.B253]&gt;0;1;&quot;&quot;)" office:value-type="float" office:value="1" calcext:value-type="float">
            <text:p>1</text:p>
          </table:table-cell>
        </table:table-row>
        <table:table-row table:style-name="ro3"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table:formula="of:=IF([.B254]&gt;0;1;&quot;&quot;)">
            <text:p/>
          </table:table-cell>
        </table:table-row>
        <table:table-row table:style-name="ro3"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IF([.B255]&gt;0;1;&quot;&quot;)">
            <text:p/>
          </table:table-cell>
        </table:table-row>
        <table:table-row table:style-name="ro3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table:formula="of:=IF([.B256]&gt;0;1;&quot;&quot;)">
            <text:p/>
          </table:table-cell>
        </table:table-row>
        <table:table-row table:style-name="ro3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table:formula="of:=IF([.B257]&gt;0;1;&quot;&quot;)">
            <text:p/>
          </table:table-cell>
        </table:table-row>
        <table:table-row table:style-name="ro3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table:formula="of:=IF([.B258]&gt;0;1;&quot;&quot;)">
            <text:p/>
          </table:table-cell>
        </table:table-row>
        <table:table-row table:style-name="ro3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table:formula="of:=IF([.B259]&gt;0;1;&quot;&quot;)">
            <text:p/>
          </table:table-cell>
        </table:table-row>
        <table:table-row table:style-name="ro3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IF([.B260]&gt;0;1;&quot;&quot;)">
            <text:p/>
          </table:table-cell>
        </table:table-row>
        <table:table-row table:style-name="ro3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table:formula="of:=IF([.B261]&gt;0;1;&quot;&quot;)">
            <text:p/>
          </table:table-cell>
        </table:table-row>
        <table:table-row table:style-name="ro3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table:formula="of:=IF([.B262]&gt;0;1;&quot;&quot;)">
            <text:p/>
          </table:table-cell>
        </table:table-row>
        <table:table-row table:style-name="ro3"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table:formula="of:=IF([.B263]&gt;0;1;&quot;&quot;)">
            <text:p/>
          </table:table-cell>
        </table:table-row>
        <table:table-row table:style-name="ro3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table:formula="of:=IF([.B264]&gt;0;1;&quot;&quot;)">
            <text:p/>
          </table:table-cell>
        </table:table-row>
        <table:table-row table:style-name="ro3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table:formula="of:=IF([.B265]&gt;0;1;&quot;&quot;)">
            <text:p/>
          </table:table-cell>
        </table:table-row>
        <table:table-row table:style-name="ro3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table:formula="of:=IF([.B266]&gt;0;1;&quot;&quot;)">
            <text:p/>
          </table:table-cell>
        </table:table-row>
        <table:table-row table:style-name="ro3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 table:formula="of:=IF([.B267]&gt;0;1;&quot;&quot;)">
            <text:p/>
          </table:table-cell>
        </table:table-row>
        <table:table-row table:style-name="ro3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table:formula="of:=IF([.B268]&gt;0;1;&quot;&quot;)">
            <text:p/>
          </table:table-cell>
        </table:table-row>
        <table:table-row table:style-name="ro3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table:formula="of:=IF([.B269]&gt;0;1;&quot;&quot;)">
            <text:p/>
          </table:table-cell>
        </table:table-row>
        <table:table-row table:style-name="ro3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 table:formula="of:=IF([.B270]&gt;0;1;&quot;&quot;)">
            <text:p/>
          </table:table-cell>
        </table:table-row>
        <table:table-row table:style-name="ro3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table:formula="of:=IF([.B271]&gt;0;1;&quot;&quot;)">
            <text:p/>
          </table:table-cell>
        </table:table-row>
        <table:table-row table:style-name="ro3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table:formula="of:=IF([.B272]&gt;0;1;&quot;&quot;)">
            <text:p/>
          </table:table-cell>
        </table:table-row>
        <table:table-row table:style-name="ro3"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  <table:table-cell table:formula="of:=IF([.B273]&gt;0;1;&quot;&quot;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table:formula="of:=IF([.B274]&gt;0;1;&quot;&quot;)">
            <text:p/>
          </table:table-cell>
        </table:table-row>
        <table:table-row table:style-name="ro3"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 table:formula="of:=IF([.B275]&gt;0;1;&quot;&quot;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 table:formula="of:=IF([.B276]&gt;0;1;&quot;&quot;)">
            <text:p/>
          </table:table-cell>
        </table:table-row>
        <table:table-row table:style-name="ro3"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table:formula="of:=IF([.B277]&gt;0;1;&quot;&quot;)">
            <text:p/>
          </table:table-cell>
        </table:table-row>
        <table:table-row table:style-name="ro3"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  <table:table-cell table:formula="of:=IF([.B278]&gt;0;1;&quot;&quot;)">
            <text:p/>
          </table:table-cell>
        </table:table-row>
        <table:table-row table:style-name="ro3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table:formula="of:=IF([.B279]&gt;0;1;&quot;&quot;)">
            <text:p/>
          </table:table-cell>
        </table:table-row>
        <table:table-row table:style-name="ro3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table:formula="of:=IF([.B280]&gt;0;1;&quot;&quot;)">
            <text:p/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table:style-name="ce14" office:value-type="float" office:value="0" calcext:value-type="float">
            <text:p>0</text:p>
          </table:table-cell>
          <table:table-cell table:formula="of:=IF([.B281]&gt;0;1;&quot;&quot;)">
            <text:p/>
          </table:table-cell>
        </table:table-row>
        <table:table-row table:style-name="ro3">
          <table:table-cell table:style-name="ce10" office:value-type="string" calcext:value-type="string">
            <text:p>Итог Результат</text:p>
          </table:table-cell>
          <table:table-cell table:style-name="ce15" office:value-type="float" office:value="24" calcext:value-type="float">
            <text:p>24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'Сводная таблица_Родственные связи_1'.A1:'Сводная таблица_Родственные связи_1'.B282" table:buttons="'Сводная таблица_Родственные связи_1'.A1" table:show-filter-button="false" table:drill-down-on-double-click="false">
          <table:source-cell-range table:cell-range-address="'Родственные связи'.A1:'Родственные связи'.E44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D_ребенка" table:orientation="row" table:used-hierarchy="0" table:function="auto">
            <table:data-pilot-level table:show-empty="false" calcext:repeat-item-labels="false">
              <table:data-pilot-members>
                <table:data-pilot-member table:name="7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9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40" table:display="true" table:show-details="true"/>
                <table:data-pilot-member table:name="45" table:display="true" table:show-details="true"/>
                <table:data-pilot-member table:name="47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5" table:display="true" table:show-details="true"/>
                <table:data-pilot-member table:name="86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101" table:display="true" table:show-details="true"/>
                <table:data-pilot-member table:name="107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5" table:display="true" table:show-details="true"/>
                <table:data-pilot-member table:name="147" table:display="true" table:show-details="true"/>
                <table:data-pilot-member table:name="155" table:display="true" table:show-details="true"/>
                <table:data-pilot-member table:name="161" table:display="true" table:show-details="true"/>
                <table:data-pilot-member table:name="164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9" table:display="true" table:show-details="true"/>
                <table:data-pilot-member table:name="172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82" table:display="true" table:show-details="true"/>
                <table:data-pilot-member table:name="185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7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3" table:display="true" table:show-details="true"/>
                <table:data-pilot-member table:name="215" table:display="true" table:show-details="true"/>
                <table:data-pilot-member table:name="219" table:display="true" table:show-details="true"/>
                <table:data-pilot-member table:name="221" table:display="true" table:show-details="true"/>
                <table:data-pilot-member table:name="225" table:display="true" table:show-details="true"/>
                <table:data-pilot-member table:name="232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6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2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1" table:display="true" table:show-details="true"/>
                <table:data-pilot-member table:name="262" table:display="true" table:show-details="true"/>
                <table:data-pilot-member table:name="269" table:display="true" table:show-details="true"/>
                <table:data-pilot-member table:name="273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81" table:display="true" table:show-details="true"/>
                <table:data-pilot-member table:name="283" table:display="true" table:show-details="true"/>
                <table:data-pilot-member table:name="287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3" table:display="true" table:show-details="true"/>
                <table:data-pilot-member table:name="295" table:display="true" table:show-details="true"/>
                <table:data-pilot-member table:name="300" table:display="true" table:show-details="true"/>
                <table:data-pilot-member table:name="303" table:display="true" table:show-details="true"/>
                <table:data-pilot-member table:name="304" table:display="true" table:show-details="true"/>
                <table:data-pilot-member table:name="311" table:display="true" table:show-details="true"/>
                <table:data-pilot-member table:name="314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9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43" table:display="true" table:show-details="true"/>
                <table:data-pilot-member table:name="347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7" table:display="true" table:show-details="true"/>
                <table:data-pilot-member table:name="372" table:display="true" table:show-details="true"/>
                <table:data-pilot-member table:name="378" table:display="true" table:show-details="true"/>
                <table:data-pilot-member table:name="381" table:display="true" table:show-details="true"/>
                <table:data-pilot-member table:name="383" table:display="true" table:show-details="true"/>
                <table:data-pilot-member table:name="384" table:display="true" table:show-details="true"/>
                <table:data-pilot-member table:name="388" table:display="true" table:show-details="true"/>
                <table:data-pilot-member table:name="389" table:display="true" table:show-details="true"/>
                <table:data-pilot-member table:name="392" table:display="true" table:show-details="true"/>
                <table:data-pilot-member table:name="398" table:display="true" table:show-details="true"/>
                <table:data-pilot-member table:name="403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412" table:display="true" table:show-details="true"/>
                <table:data-pilot-member table:name="414" table:display="true" table:show-details="true"/>
                <table:data-pilot-member table:name="415" table:display="true" table:show-details="true"/>
                <table:data-pilot-member table:name="417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1" table:display="true" table:show-details="true"/>
                <table:data-pilot-member table:name="423" table:display="true" table:show-details="true"/>
                <table:data-pilot-member table:name="425" table:display="true" table:show-details="true"/>
                <table:data-pilot-member table:name="426" table:display="true" table:show-details="true"/>
                <table:data-pilot-member table:name="428" table:display="true" table:show-details="true"/>
                <table:data-pilot-member table:name="430" table:display="true" table:show-details="true"/>
                <table:data-pilot-member table:name="431" table:display="true" table:show-details="true"/>
                <table:data-pilot-member table:name="435" table:display="true" table:show-details="true"/>
                <table:data-pilot-member table:name="437" table:display="true" table:show-details="true"/>
                <table:data-pilot-member table:name="444" table:display="true" table:show-details="true"/>
                <table:data-pilot-member table:name="446" table:display="true" table:show-details="true"/>
                <table:data-pilot-member table:name="448" table:display="true" table:show-details="true"/>
                <table:data-pilot-member table:name="449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52" table:display="true" table:show-details="true"/>
                <table:data-pilot-member table:name="454" table:display="true" table:show-details="true"/>
                <table:data-pilot-member table:name="456" table:display="true" table:show-details="true"/>
                <table:data-pilot-member table:name="458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68" table:display="true" table:show-details="true"/>
                <table:data-pilot-member table:name="471" table:display="true" table:show-details="true"/>
                <table:data-pilot-member table:name="476" table:display="true" table:show-details="true"/>
                <table:data-pilot-member table:name="483" table:display="true" table:show-details="true"/>
                <table:data-pilot-member table:name="489" table:display="true" table:show-details="true"/>
                <table:data-pilot-member table:name="494" table:display="true" table:show-details="true"/>
                <table:data-pilot-member table:name="499" table:display="true" table:show-details="true"/>
                <table:data-pilot-member table:name="504" table:display="true" table:show-details="true"/>
                <table:data-pilot-member table:name="509" table:display="true" table:show-details="true"/>
                <table:data-pilot-member table:name="514" table:display="true" table:show-details="true"/>
                <table:data-pilot-member table:name="520" table:display="true" table:show-details="true"/>
                <table:data-pilot-member table:name="521" table:display="true" table:show-details="true"/>
                <table:data-pilot-member table:name="524" table:display="true" table:show-details="true"/>
                <table:data-pilot-member table:name="525" table:display="true" table:show-details="true"/>
                <table:data-pilot-member table:name="527" table:display="true" table:show-details="true"/>
                <table:data-pilot-member table:name="528" table:display="true" table:show-details="true"/>
                <table:data-pilot-member table:name="529" table:display="true" table:show-details="true"/>
                <table:data-pilot-member table:name="532" table:display="true" table:show-details="true"/>
                <table:data-pilot-member table:name="534" table:display="true" table:show-details="true"/>
                <table:data-pilot-member table:name="539" table:display="true" table:show-details="true"/>
                <table:data-pilot-member table:name="546" table:display="true" table:show-details="true"/>
                <table:data-pilot-member table:name="549" table:display="true" table:show-details="true"/>
                <table:data-pilot-member table:name="551" table:display="true" table:show-details="true"/>
                <table:data-pilot-member table:name="566" table:display="true" table:show-details="true"/>
                <table:data-pilot-member table:name="567" table:display="true" table:show-details="true"/>
                <table:data-pilot-member table:name="568" table:display="true" table:show-details="true"/>
                <table:data-pilot-member table:name="572" table:display="true" table:show-details="true"/>
                <table:data-pilot-member table:name="582" table:display="true" table:show-details="true"/>
                <table:data-pilot-member table:name="584" table:display="true" table:show-details="true"/>
                <table:data-pilot-member table:name="592" table:display="true" table:show-details="true"/>
                <table:data-pilot-member table:name="595" table:display="true" table:show-details="true"/>
                <table:data-pilot-member table:name="596" table:display="true" table:show-details="true"/>
                <table:data-pilot-member table:name="600" table:display="true" table:show-details="true"/>
                <table:data-pilot-member table:name="606" table:display="true" table:show-details="true"/>
                <table:data-pilot-member table:name="610" table:display="true" table:show-details="true"/>
                <table:data-pilot-member table:name="611" table:display="true" table:show-details="true"/>
                <table:data-pilot-member table:name="616" table:display="true" table:show-details="true"/>
                <table:data-pilot-member table:name="618" table:display="true" table:show-details="true"/>
                <table:data-pilot-member table:name="620" table:display="true" table:show-details="true"/>
                <table:data-pilot-member table:name="636" table:display="true" table:show-details="true"/>
                <table:data-pilot-member table:name="639" table:display="true" table:show-details="true"/>
                <table:data-pilot-member table:name="640" table:display="true" table:show-details="true"/>
                <table:data-pilot-member table:name="642" table:display="true" table:show-details="true"/>
                <table:data-pilot-member table:name="645" table:display="true" table:show-details="true"/>
                <table:data-pilot-member table:name="646" table:display="true" table:show-details="true"/>
                <table:data-pilot-member table:name="647" table:display="true" table:show-details="true"/>
                <table:data-pilot-member table:name="650" table:display="true" table:show-details="true"/>
                <table:data-pilot-member table:name="651" table:display="true" table:show-details="true"/>
                <table:data-pilot-member table:name="653" table:display="true" table:show-details="true"/>
                <table:data-pilot-member table:name="656" table:display="true" table:show-details="true"/>
                <table:data-pilot-member table:name="670" table:display="true" table:show-details="true"/>
                <table:data-pilot-member table:name="671" table:display="true" table:show-details="true"/>
                <table:data-pilot-member table:name="672" table:display="true" table:show-details="true"/>
                <table:data-pilot-member table:name="675" table:display="true" table:show-details="true"/>
                <table:data-pilot-member table:name="677" table:display="true" table:show-details="true"/>
                <table:data-pilot-member table:name="678" table:display="true" table:show-details="true"/>
                <table:data-pilot-member table:name="679" table:display="true" table:show-details="true"/>
                <table:data-pilot-member table:name="680" table:display="true" table:show-details="true"/>
                <table:data-pilot-member table:name="685" table:display="true" table:show-details="true"/>
                <table:data-pilot-member table:name="688" table:display="true" table:show-details="true"/>
                <table:data-pilot-member table:name="691" table:display="true" table:show-details="true"/>
                <table:data-pilot-member table:name="694" table:display="true" table:show-details="true"/>
                <table:data-pilot-member table:name="699" table:display="true" table:show-details="true"/>
                <table:data-pilot-member table:name="702" table:display="true" table:show-details="true"/>
                <table:data-pilot-member table:name="703" table:display="true" table:show-details="true"/>
                <table:data-pilot-member table:name="704" table:display="true" table:show-details="true"/>
                <table:data-pilot-member table:name="708" table:display="true" table:show-details="true"/>
                <table:data-pilot-member table:name="711" table:display="true" table:show-details="true"/>
                <table:data-pilot-member table:name="715" table:display="true" table:show-details="true"/>
                <table:data-pilot-member table:name="720" table:display="true" table:show-details="true"/>
                <table:data-pilot-member table:name="725" table:display="true" table:show-details="true"/>
                <table:data-pilot-member table:name="728" table:display="true" table:show-details="true"/>
                <table:data-pilot-member table:name="731" table:display="true" table:show-details="true"/>
                <table:data-pilot-member table:name="733" table:display="true" table:show-details="true"/>
                <table:data-pilot-member table:name="741" table:display="true" table:show-details="true"/>
                <table:data-pilot-member table:name="742" table:display="true" table:show-details="true"/>
                <table:data-pilot-member table:name="747" table:display="true" table:show-details="true"/>
                <table:data-pilot-member table:name="748" table:display="true" table:show-details="true"/>
                <table:data-pilot-member table:name="750" table:display="true" table:show-details="true"/>
                <table:data-pilot-member table:name="751" table:display="true" table:show-details="true"/>
                <table:data-pilot-member table:name="759" table:display="true" table:show-details="true"/>
                <table:data-pilot-member table:name="760" table:display="true" table:show-details="true"/>
                <table:data-pilot-member table:name="765" table:display="true" table:show-details="true"/>
                <table:data-pilot-member table:name="772" table:display="true" table:show-details="true"/>
                <table:data-pilot-member table:name="773" table:display="true" table:show-details="true"/>
                <table:data-pilot-member table:name="776" table:display="true" table:show-details="true"/>
                <table:data-pilot-member table:name="778" table:display="true" table:show-details="true"/>
                <table:data-pilot-member table:name="780" table:display="true" table:show-details="true"/>
                <table:data-pilot-member table:name="782" table:display="true" table:show-details="true"/>
                <table:data-pilot-member table:name="783" table:display="true" table:show-details="true"/>
                <table:data-pilot-member table:name="784" table:display="true" table:show-details="true"/>
                <table:data-pilot-member table:name="786" table:display="true" table:show-details="true"/>
                <table:data-pilot-member table:name="788" table:display="true" table:show-details="true"/>
                <table:data-pilot-member table:name="789" table:display="true" table:show-details="true"/>
                <table:data-pilot-member table:name="794" table:display="true" table:show-details="true"/>
                <table:data-pilot-member table:name="799" table:display="true" table:show-details="true"/>
                <table:data-pilot-member table:name="800" table:display="true" table:show-details="true"/>
                <table:data-pilot-member table:name="801" table:display="true" table:show-details="true"/>
                <table:data-pilot-member table:name="802" table:display="true" table:show-details="true"/>
                <table:data-pilot-member table:name="805" table:display="true" table:show-details="true"/>
                <table:data-pilot-member table:name="808" table:display="true" table:show-details="true"/>
                <table:data-pilot-member table:name="814" table:display="true" table:show-details="true"/>
                <table:data-pilot-member table:name="818" table:display="true" table:show-details="true"/>
                <table:data-pilot-member table:name="832" table:display="true" table:show-details="true"/>
                <table:data-pilot-member table:name="836" table:display="true" table:show-details="true"/>
                <table:data-pilot-member table:name="838" table:display="true" table:show-details="true"/>
                <table:data-pilot-member table:name="839" table:display="true" table:show-details="true"/>
                <table:data-pilot-member table:name="842" table:display="true" table:show-details="true"/>
                <table:data-pilot-member table:name="843" table:display="true" table:show-details="true"/>
                <table:data-pilot-member table:name="848" table:display="true" table:show-details="true"/>
                <table:data-pilot-member table:name="849" table:display="true" table:show-details="true"/>
                <table:data-pilot-member table:name="852" table:display="true" table:show-details="true"/>
                <table:data-pilot-member table:name="856" table:display="true" table:show-details="true"/>
                <table:data-pilot-member table:name="863" table:display="true" table:show-details="true"/>
                <table:data-pilot-member table:name="866" table:display="true" table:show-details="true"/>
                <table:data-pilot-member table:name="868" table:display="true" table:show-details="true"/>
                <table:data-pilot-member table:name="872" table:display="true" table:show-details="true"/>
                <table:data-pilot-member table:name="875" table:display="true" table:show-details="true"/>
                <table:data-pilot-member table:name="876" table:display="true" table:show-details="true"/>
                <table:data-pilot-member table:name="890" table:display="true" table:show-details="true"/>
                <table:data-pilot-member table:name="894" table:display="true" table:show-details="true"/>
                <table:data-pilot-member table:name="896" table:display="true" table:show-details="true"/>
                <table:data-pilot-member table:name="897" table:display="true" table:show-details="true"/>
                <table:data-pilot-member table:name="900" table:display="true" table:show-details="true"/>
                <table:data-pilot-member table:name="905" table:display="true" table:show-details="true"/>
                <table:data-pilot-member table:name="906" table:display="true" table:show-details="true"/>
                <table:data-pilot-member table:name="913" table:display="true" table:show-details="true"/>
                <table:data-pilot-member table:name="917" table:display="true" table:show-details="true"/>
                <table:data-pilot-member table:name="918" table:display="true" table:show-details="true"/>
                <table:data-pilot-member table:name="922" table:display="true" table:show-details="true"/>
                <table:data-pilot-member table:name="929" table:display="true" table:show-details="true"/>
                <table:data-pilot-member table:name="932" table:display="true" table:show-details="true"/>
                <table:data-pilot-member table:name="933" table:display="true" table:show-details="true"/>
                <table:data-pilot-member table:name="937" table:display="true" table:show-details="true"/>
                <table:data-pilot-member table:name="939" table:display="true" table:show-details="true"/>
                <table:data-pilot-member table:name="959" table:display="true" table:show-details="true"/>
                <table:data-pilot-member table:name="962" table:display="true" table:show-details="true"/>
                <table:data-pilot-member table:name="970" table:display="true" table:show-details="true"/>
                <table:data-pilot-member table:name="976" table:display="true" table:show-details="true"/>
                <table:data-pilot-member table:name="982" table:display="true" table:show-details="true"/>
                <table:data-pilot-member table:name="984" table:display="true" table:show-details="true"/>
                <table:data-pilot-member table:name="992" table:display="true" table:show-details="true"/>
                <table:data-pilot-member table:name="997" table:display="true" table:show-details="true"/>
                <table:data-pilot-member table:name="999" table:display="true" table:show-details="true"/>
                <table:data-pilot-member table:name="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Совпадение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р.</number:text>
    </number:number-style>
    <number:number-style style:name="N111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4P2" style:volatile="true">
      <number:text> </number:text>
      <number:fill-character> </number:fill-character>
      <number:text>-р.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 style:data-style-name="N2" text:time-value="19:10:26.28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юди" style:display-name="PageStyle_Люд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Родственные_20_связи" style:display-name="PageStyle_Родственные связ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/>
    <meta:creation-date>2021-09-01T17:49:18</meta:creation-date>
    <dc:date>2022-05-03T19:18:33.459000000</dc:date>
    <meta:generator>LibreOffice/7.3.2.2$Windows_X86_64 LibreOffice_project/49f2b1bff42cfccbd8f788c8dc32c1c309559be0</meta:generator>
    <meta:editing-duration>PT8M7S</meta:editing-duration>
    <meta:editing-cycles>1</meta:editing-cycles>
    <meta:document-statistic meta:table-count="3" meta:cell-count="7093" meta:object-count="0"/>
  </office:meta>
</office:document-meta>
</file>